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riangle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Problem Ty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st objective</text:p>
          </table:table-cell>
          <table:table-cell office:value-type="string" calcext:value-type="string">
            <text:p><text:s/>MIPGap</text:p>
          </table:table-cell>
          <table:table-cell office:value-type="string" calcext:value-type="string">
            <text:p>Runtime(s)</text:p>
          </table:table-cell>
          <table:table-cell office:value-type="string" calcext:value-type="string">
            <text:p>Nodes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3.529" calcext:value-type="float">
            <text:p>123.529</text:p>
          </table:table-cell>
          <table:table-cell office:value-type="float" office:value="4939" calcext:value-type="float">
            <text:p>493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06.367" calcext:value-type="float">
            <text:p>406.367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03.273" calcext:value-type="float">
            <text:p>203.27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16779" calcext:value-type="float">
            <text:p>1.167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.2202" calcext:value-type="float">
            <text:p>4.22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.8307" calcext:value-type="float">
            <text:p>26.830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1.712" calcext:value-type="float">
            <text:p>101.7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475.5" calcext:value-type="float">
            <text:p>3475.5</text:p>
          </table:table-cell>
          <table:table-cell office:value-type="float" office:value="55028" calcext:value-type="float">
            <text:p>5502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813.57" calcext:value-type="float">
            <text:p>5813.57</text:p>
          </table:table-cell>
          <table:table-cell office:value-type="float" office:value="1412" calcext:value-type="float">
            <text:p>141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783.37" calcext:value-type="float">
            <text:p>3783.37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88.06" calcext:value-type="float">
            <text:p>1388.0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.14204" calcext:value-type="float">
            <text:p>5.14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7.479" calcext:value-type="float">
            <text:p>557.47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82.57" calcext:value-type="float">
            <text:p>982.5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2.15" calcext:value-type="float">
            <text:p>1112.1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15.84" calcext:value-type="float">
            <text:p>4515.84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.0681818" calcext:value-type="float">
            <text:p>0.0681818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0710" calcext:value-type="float">
            <text:p>2071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0.148148" calcext:value-type="float">
            <text:p>0.148148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242.62" calcext:value-type="float">
            <text:p>5242.6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5.787" calcext:value-type="float">
            <text:p>125.7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43.45" calcext:value-type="float">
            <text:p>3343.4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93.17" calcext:value-type="float">
            <text:p>3393.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7200.08" calcext:value-type="float">
            <text:p>7200.0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.113208" calcext:value-type="float">
            <text:p>0.113208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803" calcext:value-type="float">
            <text:p>18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.27027" calcext:value-type="float">
            <text:p>0.27027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0.173913" calcext:value-type="float">
            <text:p>0.17391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7200.1" calcext:value-type="float">
            <text:p>7200.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43.291" calcext:value-type="float">
            <text:p>843.2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.112903" calcext:value-type="float">
            <text:p>0.112903</text:p>
          </table:table-cell>
          <table:table-cell office:value-type="float" office:value="7200.29" calcext:value-type="float">
            <text:p>7200.29</text:p>
          </table:table-cell>
          <table:table-cell office:value-type="float" office:value="1857" calcext:value-type="float">
            <text:p>185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0.323529" calcext:value-type="float">
            <text:p>0.323529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702.47" calcext:value-type="float">
            <text:p>3702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59.61" calcext:value-type="float">
            <text:p>2359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.375" calcext:value-type="float">
            <text:p>0.37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.625" calcext:value-type="float">
            <text:p>0.62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0.162162" calcext:value-type="float">
            <text:p>0.162162</text:p>
          </table:table-cell>
          <table:table-cell office:value-type="float" office:value="7200.08" calcext:value-type="float">
            <text:p>7200.0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0.553846" calcext:value-type="float">
            <text:p>0.55384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0.511628" calcext:value-type="float">
            <text:p>0.511628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0.606061" calcext:value-type="float">
            <text:p>0.60606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0.5" calcext:value-type="float">
            <text:p>0.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0.526316" calcext:value-type="float">
            <text:p>0.526316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7200.14" calcext:value-type="float">
            <text:p>7200.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7200.08" calcext:value-type="float">
            <text:p>7200.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.213483" calcext:value-type="float">
            <text:p>0.213483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0.766423" calcext:value-type="float">
            <text:p>0.766423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office:value-type="float" office:value="0.824818" calcext:value-type="float">
            <text:p>0.824818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.2" calcext:value-type="float">
            <text:p>0.2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office:value-type="float" office:value="7200.1" calcext:value-type="float">
            <text:p>720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0.653846" calcext:value-type="float">
            <text:p>0.653846</text:p>
          </table:table-cell>
          <table:table-cell office:value-type="float" office:value="7200.21" calcext:value-type="float">
            <text:p>7200.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0.698529" calcext:value-type="float">
            <text:p>0.698529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office:value-type="float" office:value="0.805755" calcext:value-type="float">
            <text:p>0.80575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0.596154" calcext:value-type="float">
            <text:p>0.596154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7200.19" calcext:value-type="float">
            <text:p>7200.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0.423077" calcext:value-type="float">
            <text:p>0.42307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0.5" calcext:value-type="float">
            <text:p>0.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7200.24" calcext:value-type="float">
            <text:p>7200.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200.1" calcext:value-type="float">
            <text:p>7200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7200.33" calcext:value-type="float">
            <text:p>7200.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.03081" calcext:value-type="float">
            <text:p>2.0308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41807" calcext:value-type="float">
            <text:p>1.418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7068" calcext:value-type="float">
            <text:p>0.7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43605" calcext:value-type="float">
            <text:p>1.436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23899" calcext:value-type="float">
            <text:p>0.4238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946023" calcext:value-type="float">
            <text:p>0.946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.3966" calcext:value-type="float">
            <text:p>19.396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4.111" calcext:value-type="float">
            <text:p>24.1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58742" calcext:value-type="float">
            <text:p>2.587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.11729" calcext:value-type="float">
            <text:p>1.117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.3047" calcext:value-type="float">
            <text:p>2.304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0.6882" calcext:value-type="float">
            <text:p>30.688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.9525" calcext:value-type="float">
            <text:p>10.95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.3424" calcext:value-type="float">
            <text:p>3.3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9068" calcext:value-type="float">
            <text:p>0.29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44204" calcext:value-type="float">
            <text:p>0.6442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.15552" calcext:value-type="float">
            <text:p>6.1555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65.307" calcext:value-type="float">
            <text:p>365.30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32.27" calcext:value-type="float">
            <text:p>1132.2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55.628" calcext:value-type="float">
            <text:p>255.62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53664" calcext:value-type="float">
            <text:p>1.536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2.083" calcext:value-type="float">
            <text:p>252.0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9.0923" calcext:value-type="float">
            <text:p>89.092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1.671" calcext:value-type="float">
            <text:p>501.67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.83646" calcext:value-type="float">
            <text:p>1.836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18.394" calcext:value-type="float">
            <text:p>618.394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6.3063" calcext:value-type="float">
            <text:p>76.3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1.718" calcext:value-type="float">
            <text:p>101.7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73.653" calcext:value-type="float">
            <text:p>873.65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7.5756" calcext:value-type="float">
            <text:p>57.57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79023" calcext:value-type="float">
            <text:p>1.790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9.1823" calcext:value-type="float">
            <text:p>69.18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92.647" calcext:value-type="float">
            <text:p>592.6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.67719" calcext:value-type="float">
            <text:p>3.677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89.563" calcext:value-type="float">
            <text:p>989.56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.2567" calcext:value-type="float">
            <text:p>14.2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9.07" calcext:value-type="float">
            <text:p>219.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58.326" calcext:value-type="float">
            <text:p>458.3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8.121" calcext:value-type="float">
            <text:p>268.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5.905" calcext:value-type="float">
            <text:p>905.90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0.803" calcext:value-type="float">
            <text:p>630.8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21.56" calcext:value-type="float">
            <text:p>2921.5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3.427" calcext:value-type="float">
            <text:p>303.4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1" calcext:value-type="float">
            <text:p>0.1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35094" calcext:value-type="float">
            <text:p>13509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23.219" calcext:value-type="float">
            <text:p>623.219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83.619" calcext:value-type="float">
            <text:p>283.619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.40242" calcext:value-type="float">
            <text:p>6.402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.8064" calcext:value-type="float">
            <text:p>24.806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4.1921" calcext:value-type="float">
            <text:p>44.192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2.315" calcext:value-type="float">
            <text:p>232.31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52872" calcext:value-type="float">
            <text:p>5287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9.31" calcext:value-type="float">
            <text:p>309.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10.72" calcext:value-type="float">
            <text:p>3510.72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99.8" calcext:value-type="float">
            <text:p>1699.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.8153" calcext:value-type="float">
            <text:p>79.81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5.65" calcext:value-type="float">
            <text:p>1025.6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64.59" calcext:value-type="float">
            <text:p>1664.59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43.85" calcext:value-type="float">
            <text:p>4043.85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4556" calcext:value-type="float">
            <text:p>1455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.232558" calcext:value-type="float">
            <text:p>0.232558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0.30303" calcext:value-type="float">
            <text:p>0.3030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71.87" calcext:value-type="float">
            <text:p>1471.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023.08" calcext:value-type="float">
            <text:p>6023.0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114286" calcext:value-type="float">
            <text:p>0.114286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.272727" calcext:value-type="float">
            <text:p>0.272727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7200.19" calcext:value-type="float">
            <text:p>7200.19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0.323529" calcext:value-type="float">
            <text:p>0.323529</text:p>
          </table:table-cell>
          <table:table-cell office:value-type="float" office:value="7200.12" calcext:value-type="float">
            <text:p>7200.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0.217391" calcext:value-type="float">
            <text:p>0.217391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1375" calcext:value-type="float">
            <text:p>0.1375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0.241935" calcext:value-type="float">
            <text:p>0.241935</text:p>
          </table:table-cell>
          <table:table-cell office:value-type="float" office:value="7200.07" calcext:value-type="float">
            <text:p>7200.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0.480769" calcext:value-type="float">
            <text:p>0.480769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0.4375" calcext:value-type="float">
            <text:p>0.437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.375" calcext:value-type="float">
            <text:p>0.375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.375" calcext:value-type="float">
            <text:p>0.37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.5625" calcext:value-type="float">
            <text:p>0.562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0.6875" calcext:value-type="float">
            <text:p>0.687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75" calcext:value-type="float">
            <text:p>0.7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low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roblem Ty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st objective</text:p>
          </table:table-cell>
          <table:table-cell office:value-type="string" calcext:value-type="string">
            <text:p><text:s/>MIPGap</text:p>
          </table:table-cell>
          <table:table-cell office:value-type="string" calcext:value-type="string">
            <text:p>Runtime(s)</text:p>
          </table:table-cell>
          <table:table-cell office:value-type="string" calcext:value-type="string">
            <text:p>Nodes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.49937" calcext:value-type="float">
            <text:p>4.49937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.14944" calcext:value-type="float">
            <text:p>2.149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24873" calcext:value-type="float">
            <text:p>1.24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48279" calcext:value-type="float">
            <text:p>0.3482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38701" calcext:value-type="float">
            <text:p>0.4387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06666" calcext:value-type="float">
            <text:p>1.066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8.3584" calcext:value-type="float">
            <text:p>28.3584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.5662" calcext:value-type="float">
            <text:p>14.5662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.26362" calcext:value-type="float">
            <text:p>7.2636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02097" calcext:value-type="float">
            <text:p>3.02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30101" calcext:value-type="float">
            <text:p>0.230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59185" calcext:value-type="float">
            <text:p>0.9591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68892" calcext:value-type="float">
            <text:p>0.8688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29224" calcext:value-type="float">
            <text:p>4.292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.2338" calcext:value-type="float">
            <text:p>13.233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72.507" calcext:value-type="float">
            <text:p>472.507</text:p>
          </table:table-cell>
          <table:table-cell office:value-type="float" office:value="15602" calcext:value-type="float">
            <text:p>1560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95.7003" calcext:value-type="float">
            <text:p>95.7003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.57096" calcext:value-type="float">
            <text:p>3.570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9.4902" calcext:value-type="float">
            <text:p>29.490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5.4483" calcext:value-type="float">
            <text:p>35.4483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46107" calcext:value-type="float">
            <text:p>0.346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12386" calcext:value-type="float">
            <text:p>1.123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29944" calcext:value-type="float">
            <text:p>1.299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.00777" calcext:value-type="float">
            <text:p>6.0077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7.5596" calcext:value-type="float">
            <text:p>37.559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4.1519" calcext:value-type="float">
            <text:p>54.151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661.11" calcext:value-type="float">
            <text:p>3661.11</text:p>
          </table:table-cell>
          <table:table-cell office:value-type="float" office:value="74636" calcext:value-type="float">
            <text:p>7463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54.994" calcext:value-type="float">
            <text:p>654.994</text:p>
          </table:table-cell>
          <table:table-cell office:value-type="float" office:value="6521" calcext:value-type="float">
            <text:p>652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6.8223" calcext:value-type="float">
            <text:p>86.822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.6395" calcext:value-type="float">
            <text:p>18.63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.3678" calcext:value-type="float">
            <text:p>19.36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94.629" calcext:value-type="float">
            <text:p>194.62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634468" calcext:value-type="float">
            <text:p>0.6344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28509" calcext:value-type="float">
            <text:p>1.285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67004" calcext:value-type="float">
            <text:p>2.67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.6944" calcext:value-type="float">
            <text:p>12.69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8.734" calcext:value-type="float">
            <text:p>128.73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1.248" calcext:value-type="float">
            <text:p>241.248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4.706" calcext:value-type="float">
            <text:p>294.70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.0483871" calcext:value-type="float">
            <text:p>0.048387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54783" calcext:value-type="float">
            <text:p>5478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7004.86" calcext:value-type="float">
            <text:p>7004.86</text:p>
          </table:table-cell>
          <table:table-cell office:value-type="float" office:value="27058" calcext:value-type="float">
            <text:p>2705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30.193" calcext:value-type="float">
            <text:p>430.193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.47751" calcext:value-type="float">
            <text:p>3.477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8.725" calcext:value-type="float">
            <text:p>318.72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6.823" calcext:value-type="float">
            <text:p>166.82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36.816" calcext:value-type="float">
            <text:p>736.816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34235" calcext:value-type="float">
            <text:p>1.34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.4491" calcext:value-type="float">
            <text:p>11.44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.1112" calcext:value-type="float">
            <text:p>14.1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.1296" calcext:value-type="float">
            <text:p>40.129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4.846" calcext:value-type="float">
            <text:p>354.84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49.031" calcext:value-type="float">
            <text:p>449.03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71.379" calcext:value-type="float">
            <text:p>871.37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98.448" calcext:value-type="float">
            <text:p>798.448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0.0422535" calcext:value-type="float">
            <text:p>0.0422535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35811" calcext:value-type="float">
            <text:p>358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.0232558" calcext:value-type="float">
            <text:p>0.0232558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2100" calcext:value-type="float">
            <text:p>1210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18.719" calcext:value-type="float">
            <text:p>118.7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03.169" calcext:value-type="float">
            <text:p>203.16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3.5063" calcext:value-type="float">
            <text:p>33.50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90.058" calcext:value-type="float">
            <text:p>790.058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51.571" calcext:value-type="float">
            <text:p>851.57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619.9" calcext:value-type="float">
            <text:p>2619.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.57781" calcext:value-type="float">
            <text:p>2.57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5.6885" calcext:value-type="float">
            <text:p>35.68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4.7797" calcext:value-type="float">
            <text:p>14.77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9.3784" calcext:value-type="float">
            <text:p>99.378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21.296" calcext:value-type="float">
            <text:p>721.2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52.1" calcext:value-type="float">
            <text:p>1052.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99.92" calcext:value-type="float">
            <text:p>1299.9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97.65" calcext:value-type="float">
            <text:p>2397.6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99.48" calcext:value-type="float">
            <text:p>2699.48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05" calcext:value-type="float">
            <text:p>0.0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27907" calcext:value-type="float">
            <text:p>2790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6" calcext:value-type="float">
            <text:p>0.0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686" calcext:value-type="float">
            <text:p>768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39.75" calcext:value-type="float">
            <text:p>1139.75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12.986" calcext:value-type="float">
            <text:p>912.98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092" calcext:value-type="float">
            <text:p>24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92.08" calcext:value-type="float">
            <text:p>1092.0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37.706" calcext:value-type="float">
            <text:p>437.70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07.4" calcext:value-type="float">
            <text:p>1407.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3.6826" calcext:value-type="float">
            <text:p>33.6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.2017" calcext:value-type="float">
            <text:p>45.20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1.5021" calcext:value-type="float">
            <text:p>91.502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07.801" calcext:value-type="float">
            <text:p>607.8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01.75" calcext:value-type="float">
            <text:p>2801.7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69.91" calcext:value-type="float">
            <text:p>3569.9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365.27" calcext:value-type="float">
            <text:p>5365.27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401.33" calcext:value-type="float">
            <text:p>4401.3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0.625" calcext:value-type="float">
            <text:p>0.62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234.66" calcext:value-type="float">
            <text:p>6234.6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.0561798" calcext:value-type="float">
            <text:p>0.0561798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6856" calcext:value-type="float">
            <text:p>1685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.0727273" calcext:value-type="float">
            <text:p>0.072727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.025" calcext:value-type="float">
            <text:p>0.025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82.516" calcext:value-type="float">
            <text:p>982.51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747.91" calcext:value-type="float">
            <text:p>5747.91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3.594" calcext:value-type="float">
            <text:p>203.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49.016" calcext:value-type="float">
            <text:p>749.0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0.117647" calcext:value-type="float">
            <text:p>0.117647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3.6611" calcext:value-type="float">
            <text:p>43.66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9.6338" calcext:value-type="float">
            <text:p>39.63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.5093" calcext:value-type="float">
            <text:p>35.50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93.78" calcext:value-type="float">
            <text:p>893.7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36.08" calcext:value-type="float">
            <text:p>2636.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office:value-type="float" office:value="9" calcext:value-type="float">
            <text:p>9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86444" calcext:value-type="float">
            <text:p>0.186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0532" calcext:value-type="float">
            <text:p>0.205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886559" calcext:value-type="float">
            <text:p>0.08865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25871" calcext:value-type="float">
            <text:p>0.2258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98567" calcext:value-type="float">
            <text:p>0.0985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00254" calcext:value-type="float">
            <text:p>0.100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186378" calcext:value-type="float">
            <text:p>0.186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12155" calcext:value-type="float">
            <text:p>0.2121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06058" calcext:value-type="float">
            <text:p>0.1060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181163" calcext:value-type="float">
            <text:p>0.1811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295008" calcext:value-type="float">
            <text:p>0.295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493363" calcext:value-type="float">
            <text:p>0.49336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56258" calcext:value-type="float">
            <text:p>0.2562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2821" calcext:value-type="float">
            <text:p>0.428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42467" calcext:value-type="float">
            <text:p>0.1424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49542" calcext:value-type="float">
            <text:p>0.1495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553095" calcext:value-type="float">
            <text:p>0.553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44835" calcext:value-type="float">
            <text:p>0.448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816301" calcext:value-type="float">
            <text:p>0.816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84002" calcext:value-type="float">
            <text:p>0.84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52112" calcext:value-type="float">
            <text:p>0.3521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367272" calcext:value-type="float">
            <text:p>0.3672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98644" calcext:value-type="float">
            <text:p>0.3986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30259" calcext:value-type="float">
            <text:p>0.8302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455966" calcext:value-type="float">
            <text:p>0.4559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66973" calcext:value-type="float">
            <text:p>1.6697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55095" calcext:value-type="float">
            <text:p>0.5550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321926" calcext:value-type="float">
            <text:p>0.3219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4347" calcext:value-type="float">
            <text:p>1.643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60896" calcext:value-type="float">
            <text:p>0.360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10451" calcext:value-type="float">
            <text:p>0.3104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36771" calcext:value-type="float">
            <text:p>0.63677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636544" calcext:value-type="float">
            <text:p>0.6365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779424" calcext:value-type="float">
            <text:p>0.7794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09456" calcext:value-type="float">
            <text:p>1.094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495755" calcext:value-type="float">
            <text:p>0.4957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16409" calcext:value-type="float">
            <text:p>1.164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814684" calcext:value-type="float">
            <text:p>0.8146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4538" calcext:value-type="float">
            <text:p>0.3545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5099" calcext:value-type="float">
            <text:p>0.350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17401" calcext:value-type="float">
            <text:p>0.517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31228" calcext:value-type="float">
            <text:p>0.431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6239" calcext:value-type="float">
            <text:p>1.062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46.968" calcext:value-type="float">
            <text:p>946.968</text:p>
          </table:table-cell>
          <table:table-cell office:value-type="float" office:value="107590" calcext:value-type="float">
            <text:p>10759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.94969" calcext:value-type="float">
            <text:p>4.9496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.66239" calcext:value-type="float">
            <text:p>4.6623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35929" calcext:value-type="float">
            <text:p>0.359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3561" calcext:value-type="float">
            <text:p>1.356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.78374" calcext:value-type="float">
            <text:p>3.7837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.5258" calcext:value-type="float">
            <text:p>15.525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775.86" calcext:value-type="float">
            <text:p>2775.86</text:p>
          </table:table-cell>
          <table:table-cell office:value-type="float" office:value="63955" calcext:value-type="float">
            <text:p>639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00912" calcext:value-type="float">
            <text:p>1.00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9.5208" calcext:value-type="float">
            <text:p>19.52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2.4503" calcext:value-type="float">
            <text:p>32.450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926191" calcext:value-type="float">
            <text:p>0.926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.5887" calcext:value-type="float">
            <text:p>3.58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.3856" calcext:value-type="float">
            <text:p>18.385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.9088" calcext:value-type="float">
            <text:p>36.908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0.365" calcext:value-type="float">
            <text:p>190.365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5" calcext:value-type="float">
            <text:p>0.0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53718" calcext:value-type="float">
            <text:p>5371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0714286" calcext:value-type="float">
            <text:p>0.0714286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18009" calcext:value-type="float">
            <text:p>1800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11.73" calcext:value-type="float">
            <text:p>511.73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2.235" calcext:value-type="float">
            <text:p>112.235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2.2166" calcext:value-type="float">
            <text:p>82.2166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93346" calcext:value-type="float">
            <text:p>2.93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.4887" calcext:value-type="float">
            <text:p>13.488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5.3463" calcext:value-type="float">
            <text:p>35.346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0.294" calcext:value-type="float">
            <text:p>150.29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85.241" calcext:value-type="float">
            <text:p>685.241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14.07" calcext:value-type="float">
            <text:p>1214.07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0571429" calcext:value-type="float">
            <text:p>0.0571429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1780" calcext:value-type="float">
            <text:p>4178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0.0816327" calcext:value-type="float">
            <text:p>0.0816327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492" calcext:value-type="float">
            <text:p>649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24.624" calcext:value-type="float">
            <text:p>824.6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2175" calcext:value-type="float">
            <text:p>217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12.22" calcext:value-type="float">
            <text:p>312.2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60.525" calcext:value-type="float">
            <text:p>660.52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.15028" calcext:value-type="float">
            <text:p>6.15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.5961" calcext:value-type="float">
            <text:p>60.59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2.0289" calcext:value-type="float">
            <text:p>62.028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07.64" calcext:value-type="float">
            <text:p>407.6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076.27" calcext:value-type="float">
            <text:p>1076.2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835.06" calcext:value-type="float">
            <text:p>5835.06</text:p>
          </table:table-cell>
          <table:table-cell office:value-type="float" office:value="3275" calcext:value-type="float">
            <text:p>327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265.83" calcext:value-type="float">
            <text:p>6265.83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0625" calcext:value-type="float">
            <text:p>0.062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5875" calcext:value-type="float">
            <text:p>1587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0.0892857" calcext:value-type="float">
            <text:p>0.089285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3670" calcext:value-type="float">
            <text:p>367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.0888889" calcext:value-type="float">
            <text:p>0.0888889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100.34" calcext:value-type="float">
            <text:p>4100.34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1979" calcext:value-type="float">
            <text:p>197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.981" calcext:value-type="float">
            <text:p>10.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3.111" calcext:value-type="float">
            <text:p>263.1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79.973" calcext:value-type="float">
            <text:p>579.9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334.98" calcext:value-type="float">
            <text:p>1334.9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328.33" calcext:value-type="float">
            <text:p>6328.33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0.4375" calcext:value-type="float">
            <text:p>0.437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641" calcext:value-type="float">
            <text:p>641</text:p>
          </table:table-cell>
        </table:table-row>
      </table:table>
      <table:table table:name="Path" table:style-name="ta1"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Problem Typ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est objective</text:p>
          </table:table-cell>
          <table:table-cell office:value-type="string" calcext:value-type="string">
            <text:p><text:s/>MIPGap</text:p>
          </table:table-cell>
          <table:table-cell office:value-type="string" calcext:value-type="string">
            <text:p>Runtime(s)</text:p>
          </table:table-cell>
          <table:table-cell office:value-type="string" calcext:value-type="string">
            <text:p>Nodes</text:p>
          </table:table-cell>
          <table:table-cell office:value-type="string" calcext:value-type="string">
            <text:p>Lazy cuts</text:p>
          </table:table-cell>
          <table:table-cell office:value-type="string" calcext:value-type="string">
            <text:p>User cuts</text:p>
          </table:table-cell>
          <table:table-cell office:value-type="string" calcext:value-type="string">
            <text:p>Lazy time</text:p>
          </table:table-cell>
          <table:table-cell office:value-type="string" calcext:value-type="string">
            <text:p>User tim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.53572" calcext:value-type="float">
            <text:p>1.53572</text:p>
          </table:table-cell>
          <table:table-cell office:value-type="float" office:value="1008" calcext:value-type="float">
            <text:p>1008</text:p>
          </table:table-cell>
          <table:table-cell office:value-type="float" office:value="813" calcext:value-type="float">
            <text:p>813</text:p>
          </table:table-cell>
          <table:table-cell office:value-type="float" office:value="16750" calcext:value-type="float">
            <text:p>16750</text:p>
          </table:table-cell>
          <table:table-cell office:value-type="float" office:value="0.00626108" calcext:value-type="float">
            <text:p>0.00626108</text:p>
          </table:table-cell>
          <table:table-cell office:value-type="float" office:value="0.137495" calcext:value-type="float">
            <text:p>0.13749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86356" calcext:value-type="float">
            <text:p>0.86356</text:p>
          </table:table-cell>
          <table:table-cell office:value-type="float" office:value="251" calcext:value-type="float">
            <text:p>251</text:p>
          </table:table-cell>
          <table:table-cell office:value-type="float" office:value="1806" calcext:value-type="float">
            <text:p>1806</text:p>
          </table:table-cell>
          <table:table-cell office:value-type="float" office:value="23662" calcext:value-type="float">
            <text:p>23662</text:p>
          </table:table-cell>
          <table:table-cell office:value-type="float" office:value="0.010079" calcext:value-type="float">
            <text:p>0.010079</text:p>
          </table:table-cell>
          <table:table-cell office:value-type="float" office:value="0.0955664" calcext:value-type="float">
            <text:p>0.095566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717188" calcext:value-type="float">
            <text:p>0.717188</text:p>
          </table:table-cell>
          <table:table-cell office:value-type="float" office:value="79" calcext:value-type="float">
            <text:p>79</text:p>
          </table:table-cell>
          <table:table-cell office:value-type="float" office:value="2417" calcext:value-type="float">
            <text:p>2417</text:p>
          </table:table-cell>
          <table:table-cell office:value-type="float" office:value="10737" calcext:value-type="float">
            <text:p>10737</text:p>
          </table:table-cell>
          <table:table-cell office:value-type="float" office:value="0.0121464" calcext:value-type="float">
            <text:p>0.0121464</text:p>
          </table:table-cell>
          <table:table-cell office:value-type="float" office:value="0.0432415" calcext:value-type="float">
            <text:p>0.04324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91351" calcext:value-type="float">
            <text:p>0.091351</text:p>
          </table:table-cell>
          <table:table-cell office:value-type="float" office:value="1" calcext:value-type="float">
            <text:p>1</text:p>
          </table:table-cell>
          <table:table-cell office:value-type="float" office:value="1292" calcext:value-type="float">
            <text:p>1292</text:p>
          </table:table-cell>
          <table:table-cell office:value-type="float" office:value="513" calcext:value-type="float">
            <text:p>513</text:p>
          </table:table-cell>
          <table:table-cell office:value-type="float" office:value="0.0076579" calcext:value-type="float">
            <text:p>0.0076579</text:p>
          </table:table-cell>
          <table:table-cell office:value-type="float" office:value="0.00279009" calcext:value-type="float">
            <text:p>0.0027900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61885" calcext:value-type="float">
            <text:p>0.161885</text:p>
          </table:table-cell>
          <table:table-cell office:value-type="float" office:value="1" calcext:value-type="float">
            <text:p>1</text:p>
          </table:table-cell>
          <table:table-cell office:value-type="float" office:value="1542" calcext:value-type="float">
            <text:p>1542</text:p>
          </table:table-cell>
          <table:table-cell office:value-type="float" office:value="1178" calcext:value-type="float">
            <text:p>1178</text:p>
          </table:table-cell>
          <table:table-cell office:value-type="float" office:value="0.00843555" calcext:value-type="float">
            <text:p>0.00843555</text:p>
          </table:table-cell>
          <table:table-cell office:value-type="float" office:value="0.00569747" calcext:value-type="float">
            <text:p>0.0056974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6092" calcext:value-type="float">
            <text:p>0.56092</text:p>
          </table:table-cell>
          <table:table-cell office:value-type="float" office:value="21" calcext:value-type="float">
            <text:p>21</text:p>
          </table:table-cell>
          <table:table-cell office:value-type="float" office:value="2006" calcext:value-type="float">
            <text:p>2006</text:p>
          </table:table-cell>
          <table:table-cell office:value-type="float" office:value="3379" calcext:value-type="float">
            <text:p>3379</text:p>
          </table:table-cell>
          <table:table-cell office:value-type="float" office:value="0.0100775" calcext:value-type="float">
            <text:p>0.0100775</text:p>
          </table:table-cell>
          <table:table-cell office:value-type="float" office:value="0.0144118" calcext:value-type="float">
            <text:p>0.014411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4653" calcext:value-type="float">
            <text:p>1.64653</text:p>
          </table:table-cell>
          <table:table-cell office:value-type="float" office:value="238" calcext:value-type="float">
            <text:p>238</text:p>
          </table:table-cell>
          <table:table-cell office:value-type="float" office:value="5076" calcext:value-type="float">
            <text:p>5076</text:p>
          </table:table-cell>
          <table:table-cell office:value-type="float" office:value="24169" calcext:value-type="float">
            <text:p>24169</text:p>
          </table:table-cell>
          <table:table-cell office:value-type="float" office:value="0.0214614" calcext:value-type="float">
            <text:p>0.0214614</text:p>
          </table:table-cell>
          <table:table-cell office:value-type="float" office:value="0.116698" calcext:value-type="float">
            <text:p>0.11669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3.7822" calcext:value-type="float">
            <text:p>23.7822</text:p>
          </table:table-cell>
          <table:table-cell office:value-type="float" office:value="12221" calcext:value-type="float">
            <text:p>12221</text:p>
          </table:table-cell>
          <table:table-cell office:value-type="float" office:value="1995" calcext:value-type="float">
            <text:p>1995</text:p>
          </table:table-cell>
          <table:table-cell office:value-type="float" office:value="291023" calcext:value-type="float">
            <text:p>291023</text:p>
          </table:table-cell>
          <table:table-cell office:value-type="float" office:value="0.0202494" calcext:value-type="float">
            <text:p>0.0202494</text:p>
          </table:table-cell>
          <table:table-cell office:value-type="float" office:value="2.77117" calcext:value-type="float">
            <text:p>2.7711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.6384" calcext:value-type="float">
            <text:p>9.6384</text:p>
          </table:table-cell>
          <table:table-cell office:value-type="float" office:value="2514" calcext:value-type="float">
            <text:p>2514</text:p>
          </table:table-cell>
          <table:table-cell office:value-type="float" office:value="3208" calcext:value-type="float">
            <text:p>3208</text:p>
          </table:table-cell>
          <table:table-cell office:value-type="float" office:value="430581" calcext:value-type="float">
            <text:p>430581</text:p>
          </table:table-cell>
          <table:table-cell office:value-type="float" office:value="0.0194356" calcext:value-type="float">
            <text:p>0.0194356</text:p>
          </table:table-cell>
          <table:table-cell office:value-type="float" office:value="1.73742" calcext:value-type="float">
            <text:p>1.737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.87386" calcext:value-type="float">
            <text:p>3.87386</text:p>
          </table:table-cell>
          <table:table-cell office:value-type="float" office:value="478" calcext:value-type="float">
            <text:p>478</text:p>
          </table:table-cell>
          <table:table-cell office:value-type="float" office:value="2673" calcext:value-type="float">
            <text:p>2673</text:p>
          </table:table-cell>
          <table:table-cell office:value-type="float" office:value="132853" calcext:value-type="float">
            <text:p>132853</text:p>
          </table:table-cell>
          <table:table-cell office:value-type="float" office:value="0.0134919" calcext:value-type="float">
            <text:p>0.0134919</text:p>
          </table:table-cell>
          <table:table-cell office:value-type="float" office:value="0.529779" calcext:value-type="float">
            <text:p>0.52977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64605" calcext:value-type="float">
            <text:p>2.64605</text:p>
          </table:table-cell>
          <table:table-cell office:value-type="float" office:value="166" calcext:value-type="float">
            <text:p>166</text:p>
          </table:table-cell>
          <table:table-cell office:value-type="float" office:value="2121" calcext:value-type="float">
            <text:p>2121</text:p>
          </table:table-cell>
          <table:table-cell office:value-type="float" office:value="61062" calcext:value-type="float">
            <text:p>61062</text:p>
          </table:table-cell>
          <table:table-cell office:value-type="float" office:value="0.0118468" calcext:value-type="float">
            <text:p>0.0118468</text:p>
          </table:table-cell>
          <table:table-cell office:value-type="float" office:value="0.263585" calcext:value-type="float">
            <text:p>0.26358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35962" calcext:value-type="float">
            <text:p>0.135962</text:p>
          </table:table-cell>
          <table:table-cell office:value-type="float" office:value="1" calcext:value-type="float">
            <text:p>1</text:p>
          </table:table-cell>
          <table:table-cell office:value-type="float" office:value="2637" calcext:value-type="float">
            <text:p>2637</text:p>
          </table:table-cell>
          <table:table-cell office:value-type="float" office:value="845" calcext:value-type="float">
            <text:p>845</text:p>
          </table:table-cell>
          <table:table-cell office:value-type="float" office:value="0.01419" calcext:value-type="float">
            <text:p>0.01419</text:p>
          </table:table-cell>
          <table:table-cell office:value-type="float" office:value="0.00351741" calcext:value-type="float">
            <text:p>0.003517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43169" calcext:value-type="float">
            <text:p>0.243169</text:p>
          </table:table-cell>
          <table:table-cell office:value-type="float" office:value="6" calcext:value-type="float">
            <text:p>6</text:p>
          </table:table-cell>
          <table:table-cell office:value-type="float" office:value="2765" calcext:value-type="float">
            <text:p>2765</text:p>
          </table:table-cell>
          <table:table-cell office:value-type="float" office:value="2990" calcext:value-type="float">
            <text:p>2990</text:p>
          </table:table-cell>
          <table:table-cell office:value-type="float" office:value="0.0154212" calcext:value-type="float">
            <text:p>0.0154212</text:p>
          </table:table-cell>
          <table:table-cell office:value-type="float" office:value="0.0168165" calcext:value-type="float">
            <text:p>0.016816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927336" calcext:value-type="float">
            <text:p>0.927336</text:p>
          </table:table-cell>
          <table:table-cell office:value-type="float" office:value="28" calcext:value-type="float">
            <text:p>28</text:p>
          </table:table-cell>
          <table:table-cell office:value-type="float" office:value="2764" calcext:value-type="float">
            <text:p>2764</text:p>
          </table:table-cell>
          <table:table-cell office:value-type="float" office:value="8609" calcext:value-type="float">
            <text:p>8609</text:p>
          </table:table-cell>
          <table:table-cell office:value-type="float" office:value="0.0156197" calcext:value-type="float">
            <text:p>0.0156197</text:p>
          </table:table-cell>
          <table:table-cell office:value-type="float" office:value="0.0386294" calcext:value-type="float">
            <text:p>0.038629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.49356" calcext:value-type="float">
            <text:p>6.49356</text:p>
          </table:table-cell>
          <table:table-cell office:value-type="float" office:value="415" calcext:value-type="float">
            <text:p>415</text:p>
          </table:table-cell>
          <table:table-cell office:value-type="float" office:value="2810" calcext:value-type="float">
            <text:p>2810</text:p>
          </table:table-cell>
          <table:table-cell office:value-type="float" office:value="118248" calcext:value-type="float">
            <text:p>118248</text:p>
          </table:table-cell>
          <table:table-cell office:value-type="float" office:value="0.0120052" calcext:value-type="float">
            <text:p>0.0120052</text:p>
          </table:table-cell>
          <table:table-cell office:value-type="float" office:value="0.511961" calcext:value-type="float">
            <text:p>0.51196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.692" calcext:value-type="float">
            <text:p>30.692</text:p>
          </table:table-cell>
          <table:table-cell office:value-type="float" office:value="3495" calcext:value-type="float">
            <text:p>3495</text:p>
          </table:table-cell>
          <table:table-cell office:value-type="float" office:value="6238" calcext:value-type="float">
            <text:p>6238</text:p>
          </table:table-cell>
          <table:table-cell office:value-type="float" office:value="795697" calcext:value-type="float">
            <text:p>795697</text:p>
          </table:table-cell>
          <table:table-cell office:value-type="float" office:value="0.027888" calcext:value-type="float">
            <text:p>0.027888</text:p>
          </table:table-cell>
          <table:table-cell office:value-type="float" office:value="3.66885" calcext:value-type="float">
            <text:p>3.6688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58.635" calcext:value-type="float">
            <text:p>458.635</text:p>
          </table:table-cell>
          <table:table-cell office:value-type="float" office:value="132054" calcext:value-type="float">
            <text:p>132054</text:p>
          </table:table-cell>
          <table:table-cell office:value-type="float" office:value="3125" calcext:value-type="float">
            <text:p>3125</text:p>
          </table:table-cell>
          <table:table-cell office:value-type="float" office:value="2371421" calcext:value-type="float">
            <text:p>2371421</text:p>
          </table:table-cell>
          <table:table-cell office:value-type="float" office:value="0.0335763" calcext:value-type="float">
            <text:p>0.0335763</text:p>
          </table:table-cell>
          <table:table-cell office:value-type="float" office:value="35.0043" calcext:value-type="float">
            <text:p>35.004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1.5029" calcext:value-type="float">
            <text:p>81.5029</text:p>
          </table:table-cell>
          <table:table-cell office:value-type="float" office:value="11165" calcext:value-type="float">
            <text:p>11165</text:p>
          </table:table-cell>
          <table:table-cell office:value-type="float" office:value="5614" calcext:value-type="float">
            <text:p>5614</text:p>
          </table:table-cell>
          <table:table-cell office:value-type="float" office:value="1978329" calcext:value-type="float">
            <text:p>1978329</text:p>
          </table:table-cell>
          <table:table-cell office:value-type="float" office:value="0.0405603" calcext:value-type="float">
            <text:p>0.0405603</text:p>
          </table:table-cell>
          <table:table-cell office:value-type="float" office:value="9.11826" calcext:value-type="float">
            <text:p>9.1182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.38492" calcext:value-type="float">
            <text:p>3.38492</text:p>
          </table:table-cell>
          <table:table-cell office:value-type="float" office:value="63" calcext:value-type="float">
            <text:p>63</text:p>
          </table:table-cell>
          <table:table-cell office:value-type="float" office:value="5034" calcext:value-type="float">
            <text:p>5034</text:p>
          </table:table-cell>
          <table:table-cell office:value-type="float" office:value="53456" calcext:value-type="float">
            <text:p>53456</text:p>
          </table:table-cell>
          <table:table-cell office:value-type="float" office:value="0.0257851" calcext:value-type="float">
            <text:p>0.0257851</text:p>
          </table:table-cell>
          <table:table-cell office:value-type="float" office:value="0.215536" calcext:value-type="float">
            <text:p>0.21553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9.5062" calcext:value-type="float">
            <text:p>29.5062</text:p>
          </table:table-cell>
          <table:table-cell office:value-type="float" office:value="1040" calcext:value-type="float">
            <text:p>1040</text:p>
          </table:table-cell>
          <table:table-cell office:value-type="float" office:value="9451" calcext:value-type="float">
            <text:p>9451</text:p>
          </table:table-cell>
          <table:table-cell office:value-type="float" office:value="475543" calcext:value-type="float">
            <text:p>475543</text:p>
          </table:table-cell>
          <table:table-cell office:value-type="float" office:value="0.0439905" calcext:value-type="float">
            <text:p>0.0439905</text:p>
          </table:table-cell>
          <table:table-cell office:value-type="float" office:value="2.05266" calcext:value-type="float">
            <text:p>2.0526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3.4531" calcext:value-type="float">
            <text:p>33.4531</text:p>
          </table:table-cell>
          <table:table-cell office:value-type="float" office:value="1312" calcext:value-type="float">
            <text:p>1312</text:p>
          </table:table-cell>
          <table:table-cell office:value-type="float" office:value="6507" calcext:value-type="float">
            <text:p>6507</text:p>
          </table:table-cell>
          <table:table-cell office:value-type="float" office:value="590002" calcext:value-type="float">
            <text:p>590002</text:p>
          </table:table-cell>
          <table:table-cell office:value-type="float" office:value="0.0313369" calcext:value-type="float">
            <text:p>0.0313369</text:p>
          </table:table-cell>
          <table:table-cell office:value-type="float" office:value="2.5887" calcext:value-type="float">
            <text:p>2.588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17826" calcext:value-type="float">
            <text:p>1.17826</text:p>
          </table:table-cell>
          <table:table-cell office:value-type="float" office:value="6" calcext:value-type="float">
            <text:p>6</text:p>
          </table:table-cell>
          <table:table-cell office:value-type="float" office:value="4823" calcext:value-type="float">
            <text:p>4823</text:p>
          </table:table-cell>
          <table:table-cell office:value-type="float" office:value="8182" calcext:value-type="float">
            <text:p>8182</text:p>
          </table:table-cell>
          <table:table-cell office:value-type="float" office:value="0.0270962" calcext:value-type="float">
            <text:p>0.0270962</text:p>
          </table:table-cell>
          <table:table-cell office:value-type="float" office:value="0.0532208" calcext:value-type="float">
            <text:p>0.053220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.09441" calcext:value-type="float">
            <text:p>1.09441</text:p>
          </table:table-cell>
          <table:table-cell office:value-type="float" office:value="7" calcext:value-type="float">
            <text:p>7</text:p>
          </table:table-cell>
          <table:table-cell office:value-type="float" office:value="5554" calcext:value-type="float">
            <text:p>5554</text:p>
          </table:table-cell>
          <table:table-cell office:value-type="float" office:value="7815" calcext:value-type="float">
            <text:p>7815</text:p>
          </table:table-cell>
          <table:table-cell office:value-type="float" office:value="0.0262326" calcext:value-type="float">
            <text:p>0.0262326</text:p>
          </table:table-cell>
          <table:table-cell office:value-type="float" office:value="0.0355092" calcext:value-type="float">
            <text:p>0.035509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.62853" calcext:value-type="float">
            <text:p>2.62853</text:p>
          </table:table-cell>
          <table:table-cell office:value-type="float" office:value="30" calcext:value-type="float">
            <text:p>30</text:p>
          </table:table-cell>
          <table:table-cell office:value-type="float" office:value="4754" calcext:value-type="float">
            <text:p>4754</text:p>
          </table:table-cell>
          <table:table-cell office:value-type="float" office:value="12850" calcext:value-type="float">
            <text:p>12850</text:p>
          </table:table-cell>
          <table:table-cell office:value-type="float" office:value="0.0224569" calcext:value-type="float">
            <text:p>0.0224569</text:p>
          </table:table-cell>
          <table:table-cell office:value-type="float" office:value="0.0934072" calcext:value-type="float">
            <text:p>0.093407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.9663" calcext:value-type="float">
            <text:p>18.9663</text:p>
          </table:table-cell>
          <table:table-cell office:value-type="float" office:value="876" calcext:value-type="float">
            <text:p>876</text:p>
          </table:table-cell>
          <table:table-cell office:value-type="float" office:value="5615" calcext:value-type="float">
            <text:p>5615</text:p>
          </table:table-cell>
          <table:table-cell office:value-type="float" office:value="346085" calcext:value-type="float">
            <text:p>346085</text:p>
          </table:table-cell>
          <table:table-cell office:value-type="float" office:value="0.0273694" calcext:value-type="float">
            <text:p>0.0273694</text:p>
          </table:table-cell>
          <table:table-cell office:value-type="float" office:value="1.61405" calcext:value-type="float">
            <text:p>1.614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2.91" calcext:value-type="float">
            <text:p>102.91</text:p>
          </table:table-cell>
          <table:table-cell office:value-type="float" office:value="3450" calcext:value-type="float">
            <text:p>3450</text:p>
          </table:table-cell>
          <table:table-cell office:value-type="float" office:value="6572" calcext:value-type="float">
            <text:p>6572</text:p>
          </table:table-cell>
          <table:table-cell office:value-type="float" office:value="1270211" calcext:value-type="float">
            <text:p>1270211</text:p>
          </table:table-cell>
          <table:table-cell office:value-type="float" office:value="0.0316747" calcext:value-type="float">
            <text:p>0.0316747</text:p>
          </table:table-cell>
          <table:table-cell office:value-type="float" office:value="6.00942" calcext:value-type="float">
            <text:p>6.009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52.13" calcext:value-type="float">
            <text:p>1052.13</text:p>
          </table:table-cell>
          <table:table-cell office:value-type="float" office:value="3467" calcext:value-type="float">
            <text:p>3467</text:p>
          </table:table-cell>
          <table:table-cell office:value-type="float" office:value="11875" calcext:value-type="float">
            <text:p>11875</text:p>
          </table:table-cell>
          <table:table-cell office:value-type="float" office:value="1016606" calcext:value-type="float">
            <text:p>1016606</text:p>
          </table:table-cell>
          <table:table-cell office:value-type="float" office:value="0.0549372" calcext:value-type="float">
            <text:p>0.0549372</text:p>
          </table:table-cell>
          <table:table-cell office:value-type="float" office:value="5.43368" calcext:value-type="float">
            <text:p>5.4336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.0188679" calcext:value-type="float">
            <text:p>0.0188679</text:p>
          </table:table-cell>
          <table:table-cell office:value-type="float" office:value="7200.19" calcext:value-type="float">
            <text:p>7200.19</text:p>
          </table:table-cell>
          <table:table-cell office:value-type="float" office:value="2787430" calcext:value-type="float">
            <text:p>2787430</text:p>
          </table:table-cell>
          <table:table-cell office:value-type="float" office:value="4296" calcext:value-type="float">
            <text:p>4296</text:p>
          </table:table-cell>
          <table:table-cell office:value-type="float" office:value="55648068" calcext:value-type="float">
            <text:p>55648068</text:p>
          </table:table-cell>
          <table:table-cell office:value-type="float" office:value="0.0493055" calcext:value-type="float">
            <text:p>0.0493055</text:p>
          </table:table-cell>
          <table:table-cell office:value-type="float" office:value="944.769" calcext:value-type="float">
            <text:p>944.76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79.881" calcext:value-type="float">
            <text:p>279.881</text:p>
          </table:table-cell>
          <table:table-cell office:value-type="float" office:value="19913" calcext:value-type="float">
            <text:p>19913</text:p>
          </table:table-cell>
          <table:table-cell office:value-type="float" office:value="8282" calcext:value-type="float">
            <text:p>8282</text:p>
          </table:table-cell>
          <table:table-cell office:value-type="float" office:value="1815370" calcext:value-type="float">
            <text:p>1815370</text:p>
          </table:table-cell>
          <table:table-cell office:value-type="float" office:value="0.0589028" calcext:value-type="float">
            <text:p>0.0589028</text:p>
          </table:table-cell>
          <table:table-cell office:value-type="float" office:value="12.171" calcext:value-type="float">
            <text:p>12.17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5.884" calcext:value-type="float">
            <text:p>45.884</text:p>
          </table:table-cell>
          <table:table-cell office:value-type="float" office:value="2173" calcext:value-type="float">
            <text:p>2173</text:p>
          </table:table-cell>
          <table:table-cell office:value-type="float" office:value="8973" calcext:value-type="float">
            <text:p>8973</text:p>
          </table:table-cell>
          <table:table-cell office:value-type="float" office:value="913777" calcext:value-type="float">
            <text:p>913777</text:p>
          </table:table-cell>
          <table:table-cell office:value-type="float" office:value="0.0444683" calcext:value-type="float">
            <text:p>0.0444683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8.3643" calcext:value-type="float">
            <text:p>28.3643</text:p>
          </table:table-cell>
          <table:table-cell office:value-type="float" office:value="614" calcext:value-type="float">
            <text:p>614</text:p>
          </table:table-cell>
          <table:table-cell office:value-type="float" office:value="9786" calcext:value-type="float">
            <text:p>9786</text:p>
          </table:table-cell>
          <table:table-cell office:value-type="float" office:value="435486" calcext:value-type="float">
            <text:p>435486</text:p>
          </table:table-cell>
          <table:table-cell office:value-type="float" office:value="0.0441349" calcext:value-type="float">
            <text:p>0.0441349</text:p>
          </table:table-cell>
          <table:table-cell office:value-type="float" office:value="1.99535" calcext:value-type="float">
            <text:p>1.9953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8.077" calcext:value-type="float">
            <text:p>48.077</text:p>
          </table:table-cell>
          <table:table-cell office:value-type="float" office:value="828" calcext:value-type="float">
            <text:p>828</text:p>
          </table:table-cell>
          <table:table-cell office:value-type="float" office:value="14041" calcext:value-type="float">
            <text:p>14041</text:p>
          </table:table-cell>
          <table:table-cell office:value-type="float" office:value="585891" calcext:value-type="float">
            <text:p>585891</text:p>
          </table:table-cell>
          <table:table-cell office:value-type="float" office:value="0.0627441" calcext:value-type="float">
            <text:p>0.0627441</text:p>
          </table:table-cell>
          <table:table-cell office:value-type="float" office:value="2.86146" calcext:value-type="float">
            <text:p>2.8614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9.758" calcext:value-type="float">
            <text:p>209.758</text:p>
          </table:table-cell>
          <table:table-cell office:value-type="float" office:value="2672" calcext:value-type="float">
            <text:p>2672</text:p>
          </table:table-cell>
          <table:table-cell office:value-type="float" office:value="14351" calcext:value-type="float">
            <text:p>14351</text:p>
          </table:table-cell>
          <table:table-cell office:value-type="float" office:value="1329843" calcext:value-type="float">
            <text:p>1329843</text:p>
          </table:table-cell>
          <table:table-cell office:value-type="float" office:value="0.0763309" calcext:value-type="float">
            <text:p>0.0763309</text:p>
          </table:table-cell>
          <table:table-cell office:value-type="float" office:value="6.76923" calcext:value-type="float">
            <text:p>6.7692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7847" calcext:value-type="float">
            <text:p>1.7847</text:p>
          </table:table-cell>
          <table:table-cell office:value-type="float" office:value="6" calcext:value-type="float">
            <text:p>6</text:p>
          </table:table-cell>
          <table:table-cell office:value-type="float" office:value="6621" calcext:value-type="float">
            <text:p>6621</text:p>
          </table:table-cell>
          <table:table-cell office:value-type="float" office:value="12440" calcext:value-type="float">
            <text:p>12440</text:p>
          </table:table-cell>
          <table:table-cell office:value-type="float" office:value="0.0298105" calcext:value-type="float">
            <text:p>0.0298105</text:p>
          </table:table-cell>
          <table:table-cell office:value-type="float" office:value="0.050834" calcext:value-type="float">
            <text:p>0.05083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.99592" calcext:value-type="float">
            <text:p>2.99592</text:p>
          </table:table-cell>
          <table:table-cell office:value-type="float" office:value="7" calcext:value-type="float">
            <text:p>7</text:p>
          </table:table-cell>
          <table:table-cell office:value-type="float" office:value="7557" calcext:value-type="float">
            <text:p>7557</text:p>
          </table:table-cell>
          <table:table-cell office:value-type="float" office:value="9751" calcext:value-type="float">
            <text:p>9751</text:p>
          </table:table-cell>
          <table:table-cell office:value-type="float" office:value="0.0310713" calcext:value-type="float">
            <text:p>0.0310713</text:p>
          </table:table-cell>
          <table:table-cell office:value-type="float" office:value="0.041547" calcext:value-type="float">
            <text:p>0.04154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.1134" calcext:value-type="float">
            <text:p>12.1134</text:p>
          </table:table-cell>
          <table:table-cell office:value-type="float" office:value="32" calcext:value-type="float">
            <text:p>32</text:p>
          </table:table-cell>
          <table:table-cell office:value-type="float" office:value="9997" calcext:value-type="float">
            <text:p>9997</text:p>
          </table:table-cell>
          <table:table-cell office:value-type="float" office:value="22705" calcext:value-type="float">
            <text:p>22705</text:p>
          </table:table-cell>
          <table:table-cell office:value-type="float" office:value="0.0460457" calcext:value-type="float">
            <text:p>0.0460457</text:p>
          </table:table-cell>
          <table:table-cell office:value-type="float" office:value="0.120371" calcext:value-type="float">
            <text:p>0.12037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.6748" calcext:value-type="float">
            <text:p>58.6748</text:p>
          </table:table-cell>
          <table:table-cell office:value-type="float" office:value="301" calcext:value-type="float">
            <text:p>301</text:p>
          </table:table-cell>
          <table:table-cell office:value-type="float" office:value="9406" calcext:value-type="float">
            <text:p>9406</text:p>
          </table:table-cell>
          <table:table-cell office:value-type="float" office:value="162716" calcext:value-type="float">
            <text:p>162716</text:p>
          </table:table-cell>
          <table:table-cell office:value-type="float" office:value="0.0418923" calcext:value-type="float">
            <text:p>0.0418923</text:p>
          </table:table-cell>
          <table:table-cell office:value-type="float" office:value="0.894633" calcext:value-type="float">
            <text:p>0.89463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5.444" calcext:value-type="float">
            <text:p>285.444</text:p>
          </table:table-cell>
          <table:table-cell office:value-type="float" office:value="6089" calcext:value-type="float">
            <text:p>6089</text:p>
          </table:table-cell>
          <table:table-cell office:value-type="float" office:value="7416" calcext:value-type="float">
            <text:p>7416</text:p>
          </table:table-cell>
          <table:table-cell office:value-type="float" office:value="3411918" calcext:value-type="float">
            <text:p>3411918</text:p>
          </table:table-cell>
          <table:table-cell office:value-type="float" office:value="0.0345682" calcext:value-type="float">
            <text:p>0.0345682</text:p>
          </table:table-cell>
          <table:table-cell office:value-type="float" office:value="16.7106" calcext:value-type="float">
            <text:p>16.710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4290" calcext:value-type="float">
            <text:p>4290</text:p>
          </table:table-cell>
          <table:table-cell office:value-type="float" office:value="12012" calcext:value-type="float">
            <text:p>12012</text:p>
          </table:table-cell>
          <table:table-cell office:value-type="float" office:value="1951000" calcext:value-type="float">
            <text:p>1951000</text:p>
          </table:table-cell>
          <table:table-cell office:value-type="float" office:value="0.0559253" calcext:value-type="float">
            <text:p>0.0559253</text:p>
          </table:table-cell>
          <table:table-cell office:value-type="float" office:value="11.4052" calcext:value-type="float">
            <text:p>11.40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5.017" calcext:value-type="float">
            <text:p>505.017</text:p>
          </table:table-cell>
          <table:table-cell office:value-type="float" office:value="4760" calcext:value-type="float">
            <text:p>4760</text:p>
          </table:table-cell>
          <table:table-cell office:value-type="float" office:value="22421" calcext:value-type="float">
            <text:p>22421</text:p>
          </table:table-cell>
          <table:table-cell office:value-type="float" office:value="2185388" calcext:value-type="float">
            <text:p>2185388</text:p>
          </table:table-cell>
          <table:table-cell office:value-type="float" office:value="0.100834" calcext:value-type="float">
            <text:p>0.100834</text:p>
          </table:table-cell>
          <table:table-cell office:value-type="float" office:value="10.7724" calcext:value-type="float">
            <text:p>10.772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.0645161" calcext:value-type="float">
            <text:p>0.0645161</text:p>
          </table:table-cell>
          <table:table-cell office:value-type="float" office:value="7201.18" calcext:value-type="float">
            <text:p>7201.18</text:p>
          </table:table-cell>
          <table:table-cell office:value-type="float" office:value="1772150" calcext:value-type="float">
            <text:p>1772150</text:p>
          </table:table-cell>
          <table:table-cell office:value-type="float" office:value="5520" calcext:value-type="float">
            <text:p>5520</text:p>
          </table:table-cell>
          <table:table-cell office:value-type="float" office:value="57964723" calcext:value-type="float">
            <text:p>57964723</text:p>
          </table:table-cell>
          <table:table-cell office:value-type="float" office:value="0.068837" calcext:value-type="float">
            <text:p>0.068837</text:p>
          </table:table-cell>
          <table:table-cell office:value-type="float" office:value="1021.46" calcext:value-type="float">
            <text:p>1021.4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429.34" calcext:value-type="float">
            <text:p>3429.34</text:p>
          </table:table-cell>
          <table:table-cell office:value-type="float" office:value="238258" calcext:value-type="float">
            <text:p>238258</text:p>
          </table:table-cell>
          <table:table-cell office:value-type="float" office:value="9477" calcext:value-type="float">
            <text:p>9477</text:p>
          </table:table-cell>
          <table:table-cell office:value-type="float" office:value="19693493" calcext:value-type="float">
            <text:p>19693493</text:p>
          </table:table-cell>
          <table:table-cell office:value-type="float" office:value="0.0715326" calcext:value-type="float">
            <text:p>0.0715326</text:p>
          </table:table-cell>
          <table:table-cell office:value-type="float" office:value="138.992" calcext:value-type="float">
            <text:p>138.99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27.438" calcext:value-type="float">
            <text:p>227.438</text:p>
          </table:table-cell>
          <table:table-cell office:value-type="float" office:value="3222" calcext:value-type="float">
            <text:p>3222</text:p>
          </table:table-cell>
          <table:table-cell office:value-type="float" office:value="17308" calcext:value-type="float">
            <text:p>17308</text:p>
          </table:table-cell>
          <table:table-cell office:value-type="float" office:value="2128679" calcext:value-type="float">
            <text:p>2128679</text:p>
          </table:table-cell>
          <table:table-cell office:value-type="float" office:value="0.0942602" calcext:value-type="float">
            <text:p>0.0942602</text:p>
          </table:table-cell>
          <table:table-cell office:value-type="float" office:value="11.2882" calcext:value-type="float">
            <text:p>11.288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6.5271" calcext:value-type="float">
            <text:p>16.5271</text:p>
          </table:table-cell>
          <table:table-cell office:value-type="float" office:value="194" calcext:value-type="float">
            <text:p>194</text:p>
          </table:table-cell>
          <table:table-cell office:value-type="float" office:value="8499" calcext:value-type="float">
            <text:p>8499</text:p>
          </table:table-cell>
          <table:table-cell office:value-type="float" office:value="207086" calcext:value-type="float">
            <text:p>207086</text:p>
          </table:table-cell>
          <table:table-cell office:value-type="float" office:value="0.0426605" calcext:value-type="float">
            <text:p>0.0426605</text:p>
          </table:table-cell>
          <table:table-cell office:value-type="float" office:value="0.937824" calcext:value-type="float">
            <text:p>0.93782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90.735" calcext:value-type="float">
            <text:p>390.735</text:p>
          </table:table-cell>
          <table:table-cell office:value-type="float" office:value="4585" calcext:value-type="float">
            <text:p>4585</text:p>
          </table:table-cell>
          <table:table-cell office:value-type="float" office:value="11074" calcext:value-type="float">
            <text:p>11074</text:p>
          </table:table-cell>
          <table:table-cell office:value-type="float" office:value="3413258" calcext:value-type="float">
            <text:p>3413258</text:p>
          </table:table-cell>
          <table:table-cell office:value-type="float" office:value="0.0500904" calcext:value-type="float">
            <text:p>0.0500904</text:p>
          </table:table-cell>
          <table:table-cell office:value-type="float" office:value="16.6552" calcext:value-type="float">
            <text:p>16.65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9.228" calcext:value-type="float">
            <text:p>109.228</text:p>
          </table:table-cell>
          <table:table-cell office:value-type="float" office:value="816" calcext:value-type="float">
            <text:p>816</text:p>
          </table:table-cell>
          <table:table-cell office:value-type="float" office:value="10412" calcext:value-type="float">
            <text:p>10412</text:p>
          </table:table-cell>
          <table:table-cell office:value-type="float" office:value="727052" calcext:value-type="float">
            <text:p>727052</text:p>
          </table:table-cell>
          <table:table-cell office:value-type="float" office:value="0.0546781" calcext:value-type="float">
            <text:p>0.0546781</text:p>
          </table:table-cell>
          <table:table-cell office:value-type="float" office:value="3.67416" calcext:value-type="float">
            <text:p>3.6741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71.957" calcext:value-type="float">
            <text:p>871.957</text:p>
          </table:table-cell>
          <table:table-cell office:value-type="float" office:value="4655" calcext:value-type="float">
            <text:p>4655</text:p>
          </table:table-cell>
          <table:table-cell office:value-type="float" office:value="19524" calcext:value-type="float">
            <text:p>19524</text:p>
          </table:table-cell>
          <table:table-cell office:value-type="float" office:value="3169455" calcext:value-type="float">
            <text:p>3169455</text:p>
          </table:table-cell>
          <table:table-cell office:value-type="float" office:value="0.0893758" calcext:value-type="float">
            <text:p>0.0893758</text:p>
          </table:table-cell>
          <table:table-cell office:value-type="float" office:value="16.4431" calcext:value-type="float">
            <text:p>16.443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.70533" calcext:value-type="float">
            <text:p>6.70533</text:p>
          </table:table-cell>
          <table:table-cell office:value-type="float" office:value="7" calcext:value-type="float">
            <text:p>7</text:p>
          </table:table-cell>
          <table:table-cell office:value-type="float" office:value="8506" calcext:value-type="float">
            <text:p>8506</text:p>
          </table:table-cell>
          <table:table-cell office:value-type="float" office:value="18050" calcext:value-type="float">
            <text:p>18050</text:p>
          </table:table-cell>
          <table:table-cell office:value-type="float" office:value="0.0418064" calcext:value-type="float">
            <text:p>0.0418064</text:p>
          </table:table-cell>
          <table:table-cell office:value-type="float" office:value="0.11039" calcext:value-type="float">
            <text:p>0.1103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.2428" calcext:value-type="float">
            <text:p>15.2428</text:p>
          </table:table-cell>
          <table:table-cell office:value-type="float" office:value="39" calcext:value-type="float">
            <text:p>39</text:p>
          </table:table-cell>
          <table:table-cell office:value-type="float" office:value="10088" calcext:value-type="float">
            <text:p>10088</text:p>
          </table:table-cell>
          <table:table-cell office:value-type="float" office:value="55364" calcext:value-type="float">
            <text:p>55364</text:p>
          </table:table-cell>
          <table:table-cell office:value-type="float" office:value="0.054885" calcext:value-type="float">
            <text:p>0.054885</text:p>
          </table:table-cell>
          <table:table-cell office:value-type="float" office:value="0.284048" calcext:value-type="float">
            <text:p>0.28404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.2697" calcext:value-type="float">
            <text:p>23.2697</text:p>
          </table:table-cell>
          <table:table-cell office:value-type="float" office:value="112" calcext:value-type="float">
            <text:p>112</text:p>
          </table:table-cell>
          <table:table-cell office:value-type="float" office:value="8524" calcext:value-type="float">
            <text:p>8524</text:p>
          </table:table-cell>
          <table:table-cell office:value-type="float" office:value="100111" calcext:value-type="float">
            <text:p>100111</text:p>
          </table:table-cell>
          <table:table-cell office:value-type="float" office:value="0.0390971" calcext:value-type="float">
            <text:p>0.0390971</text:p>
          </table:table-cell>
          <table:table-cell office:value-type="float" office:value="0.497387" calcext:value-type="float">
            <text:p>0.49738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4.32" calcext:value-type="float">
            <text:p>174.32</text:p>
          </table:table-cell>
          <table:table-cell office:value-type="float" office:value="871" calcext:value-type="float">
            <text:p>871</text:p>
          </table:table-cell>
          <table:table-cell office:value-type="float" office:value="10494" calcext:value-type="float">
            <text:p>10494</text:p>
          </table:table-cell>
          <table:table-cell office:value-type="float" office:value="707176" calcext:value-type="float">
            <text:p>707176</text:p>
          </table:table-cell>
          <table:table-cell office:value-type="float" office:value="0.0473488" calcext:value-type="float">
            <text:p>0.0473488</text:p>
          </table:table-cell>
          <table:table-cell office:value-type="float" office:value="3.77321" calcext:value-type="float">
            <text:p>3.7732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20.623" calcext:value-type="float">
            <text:p>720.623</text:p>
          </table:table-cell>
          <table:table-cell office:value-type="float" office:value="6368" calcext:value-type="float">
            <text:p>6368</text:p>
          </table:table-cell>
          <table:table-cell office:value-type="float" office:value="10521" calcext:value-type="float">
            <text:p>10521</text:p>
          </table:table-cell>
          <table:table-cell office:value-type="float" office:value="4599634" calcext:value-type="float">
            <text:p>4599634</text:p>
          </table:table-cell>
          <table:table-cell office:value-type="float" office:value="0.0551204" calcext:value-type="float">
            <text:p>0.0551204</text:p>
          </table:table-cell>
          <table:table-cell office:value-type="float" office:value="23.3284" calcext:value-type="float">
            <text:p>23.328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2583" calcext:value-type="float">
            <text:p>2583</text:p>
          </table:table-cell>
          <table:table-cell office:value-type="float" office:value="13386" calcext:value-type="float">
            <text:p>13386</text:p>
          </table:table-cell>
          <table:table-cell office:value-type="float" office:value="2141581" calcext:value-type="float">
            <text:p>2141581</text:p>
          </table:table-cell>
          <table:table-cell office:value-type="float" office:value="0.0580141" calcext:value-type="float">
            <text:p>0.0580141</text:p>
          </table:table-cell>
          <table:table-cell office:value-type="float" office:value="12.2894" calcext:value-type="float">
            <text:p>12.289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7200.47" calcext:value-type="float">
            <text:p>7200.47</text:p>
          </table:table-cell>
          <table:table-cell office:value-type="float" office:value="2516" calcext:value-type="float">
            <text:p>2516</text:p>
          </table:table-cell>
          <table:table-cell office:value-type="float" office:value="20843" calcext:value-type="float">
            <text:p>20843</text:p>
          </table:table-cell>
          <table:table-cell office:value-type="float" office:value="2021359" calcext:value-type="float">
            <text:p>2021359</text:p>
          </table:table-cell>
          <table:table-cell office:value-type="float" office:value="0.0943844" calcext:value-type="float">
            <text:p>0.0943844</text:p>
          </table:table-cell>
          <table:table-cell office:value-type="float" office:value="11.4439" calcext:value-type="float">
            <text:p>11.443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7200.22" calcext:value-type="float">
            <text:p>7200.22</text:p>
          </table:table-cell>
          <table:table-cell office:value-type="float" office:value="2214" calcext:value-type="float">
            <text:p>2214</text:p>
          </table:table-cell>
          <table:table-cell office:value-type="float" office:value="27118" calcext:value-type="float">
            <text:p>27118</text:p>
          </table:table-cell>
          <table:table-cell office:value-type="float" office:value="1716122" calcext:value-type="float">
            <text:p>1716122</text:p>
          </table:table-cell>
          <table:table-cell office:value-type="float" office:value="0.146943" calcext:value-type="float">
            <text:p>0.146943</text:p>
          </table:table-cell>
          <table:table-cell office:value-type="float" office:value="9.59663" calcext:value-type="float">
            <text:p>9.5966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0.0704225" calcext:value-type="float">
            <text:p>0.0704225</text:p>
          </table:table-cell>
          <table:table-cell office:value-type="float" office:value="7200.09" calcext:value-type="float">
            <text:p>7200.09</text:p>
          </table:table-cell>
          <table:table-cell office:value-type="float" office:value="1161150" calcext:value-type="float">
            <text:p>1161150</text:p>
          </table:table-cell>
          <table:table-cell office:value-type="float" office:value="7548" calcext:value-type="float">
            <text:p>7548</text:p>
          </table:table-cell>
          <table:table-cell office:value-type="float" office:value="45547712" calcext:value-type="float">
            <text:p>45547712</text:p>
          </table:table-cell>
          <table:table-cell office:value-type="float" office:value="0.103144" calcext:value-type="float">
            <text:p>0.103144</text:p>
          </table:table-cell>
          <table:table-cell office:value-type="float" office:value="901.251" calcext:value-type="float">
            <text:p>901.25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308.25" calcext:value-type="float">
            <text:p>4308.25</text:p>
          </table:table-cell>
          <table:table-cell office:value-type="float" office:value="204835" calcext:value-type="float">
            <text:p>204835</text:p>
          </table:table-cell>
          <table:table-cell office:value-type="float" office:value="10234" calcext:value-type="float">
            <text:p>10234</text:p>
          </table:table-cell>
          <table:table-cell office:value-type="float" office:value="19226662" calcext:value-type="float">
            <text:p>19226662</text:p>
          </table:table-cell>
          <table:table-cell office:value-type="float" office:value="0.072209" calcext:value-type="float">
            <text:p>0.072209</text:p>
          </table:table-cell>
          <table:table-cell office:value-type="float" office:value="144.694" calcext:value-type="float">
            <text:p>144.69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21.95" calcext:value-type="float">
            <text:p>221.95</text:p>
          </table:table-cell>
          <table:table-cell office:value-type="float" office:value="2472" calcext:value-type="float">
            <text:p>2472</text:p>
          </table:table-cell>
          <table:table-cell office:value-type="float" office:value="12657" calcext:value-type="float">
            <text:p>12657</text:p>
          </table:table-cell>
          <table:table-cell office:value-type="float" office:value="2127308" calcext:value-type="float">
            <text:p>2127308</text:p>
          </table:table-cell>
          <table:table-cell office:value-type="float" office:value="0.074562" calcext:value-type="float">
            <text:p>0.074562</text:p>
          </table:table-cell>
          <table:table-cell office:value-type="float" office:value="10.1834" calcext:value-type="float">
            <text:p>10.183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52.464" calcext:value-type="float">
            <text:p>152.464</text:p>
          </table:table-cell>
          <table:table-cell office:value-type="float" office:value="1273" calcext:value-type="float">
            <text:p>1273</text:p>
          </table:table-cell>
          <table:table-cell office:value-type="float" office:value="14408" calcext:value-type="float">
            <text:p>14408</text:p>
          </table:table-cell>
          <table:table-cell office:value-type="float" office:value="759110" calcext:value-type="float">
            <text:p>759110</text:p>
          </table:table-cell>
          <table:table-cell office:value-type="float" office:value="0.0767058" calcext:value-type="float">
            <text:p>0.0767058</text:p>
          </table:table-cell>
          <table:table-cell office:value-type="float" office:value="3.68484" calcext:value-type="float">
            <text:p>3.6848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9.363" calcext:value-type="float">
            <text:p>119.363</text:p>
          </table:table-cell>
          <table:table-cell office:value-type="float" office:value="636" calcext:value-type="float">
            <text:p>636</text:p>
          </table:table-cell>
          <table:table-cell office:value-type="float" office:value="22619" calcext:value-type="float">
            <text:p>22619</text:p>
          </table:table-cell>
          <table:table-cell office:value-type="float" office:value="728354" calcext:value-type="float">
            <text:p>728354</text:p>
          </table:table-cell>
          <table:table-cell office:value-type="float" office:value="0.106516" calcext:value-type="float">
            <text:p>0.106516</text:p>
          </table:table-cell>
          <table:table-cell office:value-type="float" office:value="3.84691" calcext:value-type="float">
            <text:p>3.846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4.105" calcext:value-type="float">
            <text:p>174.105</text:p>
          </table:table-cell>
          <table:table-cell office:value-type="float" office:value="689" calcext:value-type="float">
            <text:p>689</text:p>
          </table:table-cell>
          <table:table-cell office:value-type="float" office:value="15743" calcext:value-type="float">
            <text:p>15743</text:p>
          </table:table-cell>
          <table:table-cell office:value-type="float" office:value="1126575" calcext:value-type="float">
            <text:p>1126575</text:p>
          </table:table-cell>
          <table:table-cell office:value-type="float" office:value="0.0725233" calcext:value-type="float">
            <text:p>0.0725233</text:p>
          </table:table-cell>
          <table:table-cell office:value-type="float" office:value="5.98031" calcext:value-type="float">
            <text:p>5.9803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503.7" calcext:value-type="float">
            <text:p>1503.7</text:p>
          </table:table-cell>
          <table:table-cell office:value-type="float" office:value="5680" calcext:value-type="float">
            <text:p>5680</text:p>
          </table:table-cell>
          <table:table-cell office:value-type="float" office:value="21768" calcext:value-type="float">
            <text:p>21768</text:p>
          </table:table-cell>
          <table:table-cell office:value-type="float" office:value="6286805" calcext:value-type="float">
            <text:p>6286805</text:p>
          </table:table-cell>
          <table:table-cell office:value-type="float" office:value="0.102007" calcext:value-type="float">
            <text:p>0.102007</text:p>
          </table:table-cell>
          <table:table-cell office:value-type="float" office:value="31.6323" calcext:value-type="float">
            <text:p>31.632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048.56" calcext:value-type="float">
            <text:p>4048.56</text:p>
          </table:table-cell>
          <table:table-cell office:value-type="float" office:value="13281" calcext:value-type="float">
            <text:p>13281</text:p>
          </table:table-cell>
          <table:table-cell office:value-type="float" office:value="16393" calcext:value-type="float">
            <text:p>16393</text:p>
          </table:table-cell>
          <table:table-cell office:value-type="float" office:value="12260749" calcext:value-type="float">
            <text:p>12260749</text:p>
          </table:table-cell>
          <table:table-cell office:value-type="float" office:value="0.0772079" calcext:value-type="float">
            <text:p>0.0772079</text:p>
          </table:table-cell>
          <table:table-cell office:value-type="float" office:value="61.9031" calcext:value-type="float">
            <text:p>61.903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2.0608" calcext:value-type="float">
            <text:p>72.0608</text:p>
          </table:table-cell>
          <table:table-cell office:value-type="float" office:value="63" calcext:value-type="float">
            <text:p>63</text:p>
          </table:table-cell>
          <table:table-cell office:value-type="float" office:value="16796" calcext:value-type="float">
            <text:p>16796</text:p>
          </table:table-cell>
          <table:table-cell office:value-type="float" office:value="153924" calcext:value-type="float">
            <text:p>153924</text:p>
          </table:table-cell>
          <table:table-cell office:value-type="float" office:value="0.099419" calcext:value-type="float">
            <text:p>0.099419</text:p>
          </table:table-cell>
          <table:table-cell office:value-type="float" office:value="0.884142" calcext:value-type="float">
            <text:p>0.8841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8.5622" calcext:value-type="float">
            <text:p>68.5622</text:p>
          </table:table-cell>
          <table:table-cell office:value-type="float" office:value="39" calcext:value-type="float">
            <text:p>39</text:p>
          </table:table-cell>
          <table:table-cell office:value-type="float" office:value="13500" calcext:value-type="float">
            <text:p>13500</text:p>
          </table:table-cell>
          <table:table-cell office:value-type="float" office:value="89220" calcext:value-type="float">
            <text:p>89220</text:p>
          </table:table-cell>
          <table:table-cell office:value-type="float" office:value="0.0638881" calcext:value-type="float">
            <text:p>0.0638881</text:p>
          </table:table-cell>
          <table:table-cell office:value-type="float" office:value="0.506159" calcext:value-type="float">
            <text:p>0.50615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4.5244" calcext:value-type="float">
            <text:p>84.5244</text:p>
          </table:table-cell>
          <table:table-cell office:value-type="float" office:value="85" calcext:value-type="float">
            <text:p>85</text:p>
          </table:table-cell>
          <table:table-cell office:value-type="float" office:value="14902" calcext:value-type="float">
            <text:p>14902</text:p>
          </table:table-cell>
          <table:table-cell office:value-type="float" office:value="89792" calcext:value-type="float">
            <text:p>89792</text:p>
          </table:table-cell>
          <table:table-cell office:value-type="float" office:value="0.0686732" calcext:value-type="float">
            <text:p>0.0686732</text:p>
          </table:table-cell>
          <table:table-cell office:value-type="float" office:value="0.468994" calcext:value-type="float">
            <text:p>0.46899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3.796" calcext:value-type="float">
            <text:p>483.796</text:p>
          </table:table-cell>
          <table:table-cell office:value-type="float" office:value="560" calcext:value-type="float">
            <text:p>560</text:p>
          </table:table-cell>
          <table:table-cell office:value-type="float" office:value="14152" calcext:value-type="float">
            <text:p>14152</text:p>
          </table:table-cell>
          <table:table-cell office:value-type="float" office:value="536062" calcext:value-type="float">
            <text:p>536062</text:p>
          </table:table-cell>
          <table:table-cell office:value-type="float" office:value="0.0628603" calcext:value-type="float">
            <text:p>0.0628603</text:p>
          </table:table-cell>
          <table:table-cell office:value-type="float" office:value="3.23096" calcext:value-type="float">
            <text:p>3.2309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69.86" calcext:value-type="float">
            <text:p>1569.86</text:p>
          </table:table-cell>
          <table:table-cell office:value-type="float" office:value="3278" calcext:value-type="float">
            <text:p>3278</text:p>
          </table:table-cell>
          <table:table-cell office:value-type="float" office:value="13367" calcext:value-type="float">
            <text:p>13367</text:p>
          </table:table-cell>
          <table:table-cell office:value-type="float" office:value="2131265" calcext:value-type="float">
            <text:p>2131265</text:p>
          </table:table-cell>
          <table:table-cell office:value-type="float" office:value="0.0590841" calcext:value-type="float">
            <text:p>0.0590841</text:p>
          </table:table-cell>
          <table:table-cell office:value-type="float" office:value="12.4986" calcext:value-type="float">
            <text:p>12.498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007.68" calcext:value-type="float">
            <text:p>7007.68</text:p>
          </table:table-cell>
          <table:table-cell office:value-type="float" office:value="23589" calcext:value-type="float">
            <text:p>23589</text:p>
          </table:table-cell>
          <table:table-cell office:value-type="float" office:value="13401" calcext:value-type="float">
            <text:p>13401</text:p>
          </table:table-cell>
          <table:table-cell office:value-type="float" office:value="14943762" calcext:value-type="float">
            <text:p>14943762</text:p>
          </table:table-cell>
          <table:table-cell office:value-type="float" office:value="0.0594576" calcext:value-type="float">
            <text:p>0.0594576</text:p>
          </table:table-cell>
          <table:table-cell office:value-type="float" office:value="75.1505" calcext:value-type="float">
            <text:p>75.15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.125" calcext:value-type="float">
            <text:p>0.125</text:p>
          </table:table-cell>
          <table:table-cell office:value-type="float" office:value="7201.24" calcext:value-type="float">
            <text:p>7201.24</text:p>
          </table:table-cell>
          <table:table-cell office:value-type="float" office:value="11162" calcext:value-type="float">
            <text:p>11162</text:p>
          </table:table-cell>
          <table:table-cell office:value-type="float" office:value="22693" calcext:value-type="float">
            <text:p>22693</text:p>
          </table:table-cell>
          <table:table-cell office:value-type="float" office:value="5856575" calcext:value-type="float">
            <text:p>5856575</text:p>
          </table:table-cell>
          <table:table-cell office:value-type="float" office:value="0.107134" calcext:value-type="float">
            <text:p>0.107134</text:p>
          </table:table-cell>
          <table:table-cell office:value-type="float" office:value="32.0621" calcext:value-type="float">
            <text:p>32.062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7201.17" calcext:value-type="float">
            <text:p>7201.17</text:p>
          </table:table-cell>
          <table:table-cell office:value-type="float" office:value="10218" calcext:value-type="float">
            <text:p>10218</text:p>
          </table:table-cell>
          <table:table-cell office:value-type="float" office:value="34169" calcext:value-type="float">
            <text:p>34169</text:p>
          </table:table-cell>
          <table:table-cell office:value-type="float" office:value="6097938" calcext:value-type="float">
            <text:p>6097938</text:p>
          </table:table-cell>
          <table:table-cell office:value-type="float" office:value="0.165808" calcext:value-type="float">
            <text:p>0.165808</text:p>
          </table:table-cell>
          <table:table-cell office:value-type="float" office:value="33.8957" calcext:value-type="float">
            <text:p>33.895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7200.43" calcext:value-type="float">
            <text:p>7200.43</text:p>
          </table:table-cell>
          <table:table-cell office:value-type="float" office:value="2892" calcext:value-type="float">
            <text:p>2892</text:p>
          </table:table-cell>
          <table:table-cell office:value-type="float" office:value="71174" calcext:value-type="float">
            <text:p>71174</text:p>
          </table:table-cell>
          <table:table-cell office:value-type="float" office:value="2262027" calcext:value-type="float">
            <text:p>2262027</text:p>
          </table:table-cell>
          <table:table-cell office:value-type="float" office:value="0.336557" calcext:value-type="float">
            <text:p>0.336557</text:p>
          </table:table-cell>
          <table:table-cell office:value-type="float" office:value="12.7519" calcext:value-type="float">
            <text:p>12.751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0875" calcext:value-type="float">
            <text:p>0.0875</text:p>
          </table:table-cell>
          <table:table-cell office:value-type="float" office:value="7202.86" calcext:value-type="float">
            <text:p>7202.86</text:p>
          </table:table-cell>
          <table:table-cell office:value-type="float" office:value="795790" calcext:value-type="float">
            <text:p>795790</text:p>
          </table:table-cell>
          <table:table-cell office:value-type="float" office:value="8145" calcext:value-type="float">
            <text:p>8145</text:p>
          </table:table-cell>
          <table:table-cell office:value-type="float" office:value="35453643" calcext:value-type="float">
            <text:p>35453643</text:p>
          </table:table-cell>
          <table:table-cell office:value-type="float" office:value="0.118089" calcext:value-type="float">
            <text:p>0.118089</text:p>
          </table:table-cell>
          <table:table-cell office:value-type="float" office:value="793.568" calcext:value-type="float">
            <text:p>793.56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7201.39" calcext:value-type="float">
            <text:p>7201.39</text:p>
          </table:table-cell>
          <table:table-cell office:value-type="float" office:value="119902" calcext:value-type="float">
            <text:p>119902</text:p>
          </table:table-cell>
          <table:table-cell office:value-type="float" office:value="13778" calcext:value-type="float">
            <text:p>13778</text:p>
          </table:table-cell>
          <table:table-cell office:value-type="float" office:value="17093741" calcext:value-type="float">
            <text:p>17093741</text:p>
          </table:table-cell>
          <table:table-cell office:value-type="float" office:value="0.10177" calcext:value-type="float">
            <text:p>0.10177</text:p>
          </table:table-cell>
          <table:table-cell office:value-type="float" office:value="150.026" calcext:value-type="float">
            <text:p>150.02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21.63" calcext:value-type="float">
            <text:p>1121.63</text:p>
          </table:table-cell>
          <table:table-cell office:value-type="float" office:value="9290" calcext:value-type="float">
            <text:p>9290</text:p>
          </table:table-cell>
          <table:table-cell office:value-type="float" office:value="17486" calcext:value-type="float">
            <text:p>17486</text:p>
          </table:table-cell>
          <table:table-cell office:value-type="float" office:value="4788068" calcext:value-type="float">
            <text:p>4788068</text:p>
          </table:table-cell>
          <table:table-cell office:value-type="float" office:value="0.103513" calcext:value-type="float">
            <text:p>0.103513</text:p>
          </table:table-cell>
          <table:table-cell office:value-type="float" office:value="23.4341" calcext:value-type="float">
            <text:p>23.43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56.184" calcext:value-type="float">
            <text:p>656.184</text:p>
          </table:table-cell>
          <table:table-cell office:value-type="float" office:value="2456" calcext:value-type="float">
            <text:p>2456</text:p>
          </table:table-cell>
          <table:table-cell office:value-type="float" office:value="23389" calcext:value-type="float">
            <text:p>23389</text:p>
          </table:table-cell>
          <table:table-cell office:value-type="float" office:value="2206200" calcext:value-type="float">
            <text:p>2206200</text:p>
          </table:table-cell>
          <table:table-cell office:value-type="float" office:value="0.117017" calcext:value-type="float">
            <text:p>0.117017</text:p>
          </table:table-cell>
          <table:table-cell office:value-type="float" office:value="11.0809" calcext:value-type="float">
            <text:p>11.080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9.766" calcext:value-type="float">
            <text:p>169.766</text:p>
          </table:table-cell>
          <table:table-cell office:value-type="float" office:value="939" calcext:value-type="float">
            <text:p>939</text:p>
          </table:table-cell>
          <table:table-cell office:value-type="float" office:value="19919" calcext:value-type="float">
            <text:p>19919</text:p>
          </table:table-cell>
          <table:table-cell office:value-type="float" office:value="2150775" calcext:value-type="float">
            <text:p>2150775</text:p>
          </table:table-cell>
          <table:table-cell office:value-type="float" office:value="0.0933407" calcext:value-type="float">
            <text:p>0.0933407</text:p>
          </table:table-cell>
          <table:table-cell office:value-type="float" office:value="11.5999" calcext:value-type="float">
            <text:p>11.599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35.318" calcext:value-type="float">
            <text:p>635.318</text:p>
          </table:table-cell>
          <table:table-cell office:value-type="float" office:value="2315" calcext:value-type="float">
            <text:p>2315</text:p>
          </table:table-cell>
          <table:table-cell office:value-type="float" office:value="17623" calcext:value-type="float">
            <text:p>17623</text:p>
          </table:table-cell>
          <table:table-cell office:value-type="float" office:value="3093838" calcext:value-type="float">
            <text:p>3093838</text:p>
          </table:table-cell>
          <table:table-cell office:value-type="float" office:value="0.086728" calcext:value-type="float">
            <text:p>0.086728</text:p>
          </table:table-cell>
          <table:table-cell office:value-type="float" office:value="15.8905" calcext:value-type="float">
            <text:p>15.89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1.701" calcext:value-type="float">
            <text:p>271.701</text:p>
          </table:table-cell>
          <table:table-cell office:value-type="float" office:value="486" calcext:value-type="float">
            <text:p>486</text:p>
          </table:table-cell>
          <table:table-cell office:value-type="float" office:value="22877" calcext:value-type="float">
            <text:p>22877</text:p>
          </table:table-cell>
          <table:table-cell office:value-type="float" office:value="834471" calcext:value-type="float">
            <text:p>834471</text:p>
          </table:table-cell>
          <table:table-cell office:value-type="float" office:value="0.103589" calcext:value-type="float">
            <text:p>0.103589</text:p>
          </table:table-cell>
          <table:table-cell office:value-type="float" office:value="4.83541" calcext:value-type="float">
            <text:p>4.8354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77.92" calcext:value-type="float">
            <text:p>1777.92</text:p>
          </table:table-cell>
          <table:table-cell office:value-type="float" office:value="1284" calcext:value-type="float">
            <text:p>1284</text:p>
          </table:table-cell>
          <table:table-cell office:value-type="float" office:value="39428" calcext:value-type="float">
            <text:p>39428</text:p>
          </table:table-cell>
          <table:table-cell office:value-type="float" office:value="1729881" calcext:value-type="float">
            <text:p>1729881</text:p>
          </table:table-cell>
          <table:table-cell office:value-type="float" office:value="0.181106" calcext:value-type="float">
            <text:p>0.181106</text:p>
          </table:table-cell>
          <table:table-cell office:value-type="float" office:value="10.229" calcext:value-type="float">
            <text:p>10.2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27" calcext:value-type="float">
            <text:p>7200.27</text:p>
          </table:table-cell>
          <table:table-cell office:value-type="float" office:value="5929" calcext:value-type="float">
            <text:p>5929</text:p>
          </table:table-cell>
          <table:table-cell office:value-type="float" office:value="31094" calcext:value-type="float">
            <text:p>31094</text:p>
          </table:table-cell>
          <table:table-cell office:value-type="float" office:value="9050987" calcext:value-type="float">
            <text:p>9050987</text:p>
          </table:table-cell>
          <table:table-cell office:value-type="float" office:value="0.145869" calcext:value-type="float">
            <text:p>0.145869</text:p>
          </table:table-cell>
          <table:table-cell office:value-type="float" office:value="50.8566" calcext:value-type="float">
            <text:p>50.856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1.064" calcext:value-type="float">
            <text:p>221.064</text:p>
          </table:table-cell>
          <table:table-cell office:value-type="float" office:value="42" calcext:value-type="float">
            <text:p>42</text:p>
          </table:table-cell>
          <table:table-cell office:value-type="float" office:value="26271" calcext:value-type="float">
            <text:p>26271</text:p>
          </table:table-cell>
          <table:table-cell office:value-type="float" office:value="132983" calcext:value-type="float">
            <text:p>132983</text:p>
          </table:table-cell>
          <table:table-cell office:value-type="float" office:value="0.121537" calcext:value-type="float">
            <text:p>0.121537</text:p>
          </table:table-cell>
          <table:table-cell office:value-type="float" office:value="0.742115" calcext:value-type="float">
            <text:p>0.7421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.1976" calcext:value-type="float">
            <text:p>20.1976</text:p>
          </table:table-cell>
          <table:table-cell office:value-type="float" office:value="12" calcext:value-type="float">
            <text:p>12</text:p>
          </table:table-cell>
          <table:table-cell office:value-type="float" office:value="16093" calcext:value-type="float">
            <text:p>16093</text:p>
          </table:table-cell>
          <table:table-cell office:value-type="float" office:value="27765" calcext:value-type="float">
            <text:p>27765</text:p>
          </table:table-cell>
          <table:table-cell office:value-type="float" office:value="0.0788489" calcext:value-type="float">
            <text:p>0.0788489</text:p>
          </table:table-cell>
          <table:table-cell office:value-type="float" office:value="0.146565" calcext:value-type="float">
            <text:p>0.14656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6.118" calcext:value-type="float">
            <text:p>366.118</text:p>
          </table:table-cell>
          <table:table-cell office:value-type="float" office:value="211" calcext:value-type="float">
            <text:p>211</text:p>
          </table:table-cell>
          <table:table-cell office:value-type="float" office:value="20305" calcext:value-type="float">
            <text:p>20305</text:p>
          </table:table-cell>
          <table:table-cell office:value-type="float" office:value="298243" calcext:value-type="float">
            <text:p>298243</text:p>
          </table:table-cell>
          <table:table-cell office:value-type="float" office:value="0.0939944" calcext:value-type="float">
            <text:p>0.0939944</text:p>
          </table:table-cell>
          <table:table-cell office:value-type="float" office:value="1.7803" calcext:value-type="float">
            <text:p>1.78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31.97" calcext:value-type="float">
            <text:p>1731.97</text:p>
          </table:table-cell>
          <table:table-cell office:value-type="float" office:value="608" calcext:value-type="float">
            <text:p>608</text:p>
          </table:table-cell>
          <table:table-cell office:value-type="float" office:value="23285" calcext:value-type="float">
            <text:p>23285</text:p>
          </table:table-cell>
          <table:table-cell office:value-type="float" office:value="725624" calcext:value-type="float">
            <text:p>725624</text:p>
          </table:table-cell>
          <table:table-cell office:value-type="float" office:value="0.114349" calcext:value-type="float">
            <text:p>0.114349</text:p>
          </table:table-cell>
          <table:table-cell office:value-type="float" office:value="4.45215" calcext:value-type="float">
            <text:p>4.4521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7200.75" calcext:value-type="float">
            <text:p>7200.75</text:p>
          </table:table-cell>
          <table:table-cell office:value-type="float" office:value="4245" calcext:value-type="float">
            <text:p>4245</text:p>
          </table:table-cell>
          <table:table-cell office:value-type="float" office:value="20653" calcext:value-type="float">
            <text:p>20653</text:p>
          </table:table-cell>
          <table:table-cell office:value-type="float" office:value="4891955" calcext:value-type="float">
            <text:p>4891955</text:p>
          </table:table-cell>
          <table:table-cell office:value-type="float" office:value="0.0980155" calcext:value-type="float">
            <text:p>0.0980155</text:p>
          </table:table-cell>
          <table:table-cell office:value-type="float" office:value="28.4891" calcext:value-type="float">
            <text:p>28.48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1.02" calcext:value-type="float">
            <text:p>7201.02</text:p>
          </table:table-cell>
          <table:table-cell office:value-type="float" office:value="4492" calcext:value-type="float">
            <text:p>4492</text:p>
          </table:table-cell>
          <table:table-cell office:value-type="float" office:value="27667" calcext:value-type="float">
            <text:p>27667</text:p>
          </table:table-cell>
          <table:table-cell office:value-type="float" office:value="7426658" calcext:value-type="float">
            <text:p>7426658</text:p>
          </table:table-cell>
          <table:table-cell office:value-type="float" office:value="0.119845" calcext:value-type="float">
            <text:p>0.119845</text:p>
          </table:table-cell>
          <table:table-cell office:value-type="float" office:value="40.7646" calcext:value-type="float">
            <text:p>40.764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7201.04" calcext:value-type="float">
            <text:p>7201.04</text:p>
          </table:table-cell>
          <table:table-cell office:value-type="float" office:value="2978" calcext:value-type="float">
            <text:p>2978</text:p>
          </table:table-cell>
          <table:table-cell office:value-type="float" office:value="38651" calcext:value-type="float">
            <text:p>38651</text:p>
          </table:table-cell>
          <table:table-cell office:value-type="float" office:value="2978208" calcext:value-type="float">
            <text:p>2978208</text:p>
          </table:table-cell>
          <table:table-cell office:value-type="float" office:value="0.162595" calcext:value-type="float">
            <text:p>0.162595</text:p>
          </table:table-cell>
          <table:table-cell office:value-type="float" office:value="18.5349" calcext:value-type="float">
            <text:p>18.534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200.82" calcext:value-type="float">
            <text:p>7200.82</text:p>
          </table:table-cell>
          <table:table-cell office:value-type="float" office:value="2439" calcext:value-type="float">
            <text:p>2439</text:p>
          </table:table-cell>
          <table:table-cell office:value-type="float" office:value="50267" calcext:value-type="float">
            <text:p>50267</text:p>
          </table:table-cell>
          <table:table-cell office:value-type="float" office:value="3520791" calcext:value-type="float">
            <text:p>3520791</text:p>
          </table:table-cell>
          <table:table-cell office:value-type="float" office:value="0.228591" calcext:value-type="float">
            <text:p>0.228591</text:p>
          </table:table-cell>
          <table:table-cell office:value-type="float" office:value="21.3664" calcext:value-type="float">
            <text:p>21.366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7200.16" calcext:value-type="float">
            <text:p>7200.16</text:p>
          </table:table-cell>
          <table:table-cell office:value-type="float" office:value="1987" calcext:value-type="float">
            <text:p>1987</text:p>
          </table:table-cell>
          <table:table-cell office:value-type="float" office:value="50223" calcext:value-type="float">
            <text:p>50223</text:p>
          </table:table-cell>
          <table:table-cell office:value-type="float" office:value="2143703" calcext:value-type="float">
            <text:p>2143703</text:p>
          </table:table-cell>
          <table:table-cell office:value-type="float" office:value="0.233716" calcext:value-type="float">
            <text:p>0.233716</text:p>
          </table:table-cell>
          <table:table-cell office:value-type="float" office:value="13.4194" calcext:value-type="float">
            <text:p>13.419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7200.15" calcext:value-type="float">
            <text:p>7200.15</text:p>
          </table:table-cell>
          <table:table-cell office:value-type="float" office:value="1876" calcext:value-type="float">
            <text:p>1876</text:p>
          </table:table-cell>
          <table:table-cell office:value-type="float" office:value="80436" calcext:value-type="float">
            <text:p>80436</text:p>
          </table:table-cell>
          <table:table-cell office:value-type="float" office:value="1898939" calcext:value-type="float">
            <text:p>1898939</text:p>
          </table:table-cell>
          <table:table-cell office:value-type="float" office:value="0.387439" calcext:value-type="float">
            <text:p>0.387439</text:p>
          </table:table-cell>
          <table:table-cell office:value-type="float" office:value="11.8901" calcext:value-type="float">
            <text:p>11.890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.101124" calcext:value-type="float">
            <text:p>0.101124</text:p>
          </table:table-cell>
          <table:table-cell office:value-type="float" office:value="7200.51" calcext:value-type="float">
            <text:p>7200.51</text:p>
          </table:table-cell>
          <table:table-cell office:value-type="float" office:value="569457" calcext:value-type="float">
            <text:p>569457</text:p>
          </table:table-cell>
          <table:table-cell office:value-type="float" office:value="9436" calcext:value-type="float">
            <text:p>9436</text:p>
          </table:table-cell>
          <table:table-cell office:value-type="float" office:value="28947824" calcext:value-type="float">
            <text:p>28947824</text:p>
          </table:table-cell>
          <table:table-cell office:value-type="float" office:value="0.138211" calcext:value-type="float">
            <text:p>0.138211</text:p>
          </table:table-cell>
          <table:table-cell office:value-type="float" office:value="708.222" calcext:value-type="float">
            <text:p>708.22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.0727273" calcext:value-type="float">
            <text:p>0.0727273</text:p>
          </table:table-cell>
          <table:table-cell office:value-type="float" office:value="7202.4" calcext:value-type="float">
            <text:p>7202.4</text:p>
          </table:table-cell>
          <table:table-cell office:value-type="float" office:value="147072" calcext:value-type="float">
            <text:p>147072</text:p>
          </table:table-cell>
          <table:table-cell office:value-type="float" office:value="13443" calcext:value-type="float">
            <text:p>13443</text:p>
          </table:table-cell>
          <table:table-cell office:value-type="float" office:value="28616587" calcext:value-type="float">
            <text:p>28616587</text:p>
          </table:table-cell>
          <table:table-cell office:value-type="float" office:value="0.0975182" calcext:value-type="float">
            <text:p>0.0975182</text:p>
          </table:table-cell>
          <table:table-cell office:value-type="float" office:value="230.65" calcext:value-type="float">
            <text:p>230.6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497.84" calcext:value-type="float">
            <text:p>4497.84</text:p>
          </table:table-cell>
          <table:table-cell office:value-type="float" office:value="24356" calcext:value-type="float">
            <text:p>24356</text:p>
          </table:table-cell>
          <table:table-cell office:value-type="float" office:value="30045" calcext:value-type="float">
            <text:p>30045</text:p>
          </table:table-cell>
          <table:table-cell office:value-type="float" office:value="6912095" calcext:value-type="float">
            <text:p>6912095</text:p>
          </table:table-cell>
          <table:table-cell office:value-type="float" office:value="0.184844" calcext:value-type="float">
            <text:p>0.184844</text:p>
          </table:table-cell>
          <table:table-cell office:value-type="float" office:value="43.0003" calcext:value-type="float">
            <text:p>43.000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768.88" calcext:value-type="float">
            <text:p>1768.88</text:p>
          </table:table-cell>
          <table:table-cell office:value-type="float" office:value="7605" calcext:value-type="float">
            <text:p>7605</text:p>
          </table:table-cell>
          <table:table-cell office:value-type="float" office:value="28823" calcext:value-type="float">
            <text:p>28823</text:p>
          </table:table-cell>
          <table:table-cell office:value-type="float" office:value="7526443" calcext:value-type="float">
            <text:p>7526443</text:p>
          </table:table-cell>
          <table:table-cell office:value-type="float" office:value="0.144023" calcext:value-type="float">
            <text:p>0.144023</text:p>
          </table:table-cell>
          <table:table-cell office:value-type="float" office:value="37.2012" calcext:value-type="float">
            <text:p>37.201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81.08" calcext:value-type="float">
            <text:p>2781.08</text:p>
          </table:table-cell>
          <table:table-cell office:value-type="float" office:value="4745" calcext:value-type="float">
            <text:p>4745</text:p>
          </table:table-cell>
          <table:table-cell office:value-type="float" office:value="32514" calcext:value-type="float">
            <text:p>32514</text:p>
          </table:table-cell>
          <table:table-cell office:value-type="float" office:value="4991641" calcext:value-type="float">
            <text:p>4991641</text:p>
          </table:table-cell>
          <table:table-cell office:value-type="float" office:value="0.167735" calcext:value-type="float">
            <text:p>0.167735</text:p>
          </table:table-cell>
          <table:table-cell office:value-type="float" office:value="28.2168" calcext:value-type="float">
            <text:p>28.216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17.651" calcext:value-type="float">
            <text:p>717.651</text:p>
          </table:table-cell>
          <table:table-cell office:value-type="float" office:value="1135" calcext:value-type="float">
            <text:p>1135</text:p>
          </table:table-cell>
          <table:table-cell office:value-type="float" office:value="28798" calcext:value-type="float">
            <text:p>28798</text:p>
          </table:table-cell>
          <table:table-cell office:value-type="float" office:value="2318286" calcext:value-type="float">
            <text:p>2318286</text:p>
          </table:table-cell>
          <table:table-cell office:value-type="float" office:value="0.144844" calcext:value-type="float">
            <text:p>0.144844</text:p>
          </table:table-cell>
          <table:table-cell office:value-type="float" office:value="13.2042" calcext:value-type="float">
            <text:p>13.20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481.98" calcext:value-type="float">
            <text:p>4481.98</text:p>
          </table:table-cell>
          <table:table-cell office:value-type="float" office:value="7497" calcext:value-type="float">
            <text:p>7497</text:p>
          </table:table-cell>
          <table:table-cell office:value-type="float" office:value="18742" calcext:value-type="float">
            <text:p>18742</text:p>
          </table:table-cell>
          <table:table-cell office:value-type="float" office:value="10722440" calcext:value-type="float">
            <text:p>10722440</text:p>
          </table:table-cell>
          <table:table-cell office:value-type="float" office:value="0.0874958" calcext:value-type="float">
            <text:p>0.0874958</text:p>
          </table:table-cell>
          <table:table-cell office:value-type="float" office:value="57.7601" calcext:value-type="float">
            <text:p>57.760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72.345" calcext:value-type="float">
            <text:p>772.345</text:p>
          </table:table-cell>
          <table:table-cell office:value-type="float" office:value="740" calcext:value-type="float">
            <text:p>740</text:p>
          </table:table-cell>
          <table:table-cell office:value-type="float" office:value="26246" calcext:value-type="float">
            <text:p>26246</text:p>
          </table:table-cell>
          <table:table-cell office:value-type="float" office:value="1287643" calcext:value-type="float">
            <text:p>1287643</text:p>
          </table:table-cell>
          <table:table-cell office:value-type="float" office:value="0.124325" calcext:value-type="float">
            <text:p>0.124325</text:p>
          </table:table-cell>
          <table:table-cell office:value-type="float" office:value="7.82698" calcext:value-type="float">
            <text:p>7.8269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0.0588235" calcext:value-type="float">
            <text:p>0.0588235</text:p>
          </table:table-cell>
          <table:table-cell office:value-type="float" office:value="7200.55" calcext:value-type="float">
            <text:p>7200.55</text:p>
          </table:table-cell>
          <table:table-cell office:value-type="float" office:value="5579" calcext:value-type="float">
            <text:p>5579</text:p>
          </table:table-cell>
          <table:table-cell office:value-type="float" office:value="29023" calcext:value-type="float">
            <text:p>29023</text:p>
          </table:table-cell>
          <table:table-cell office:value-type="float" office:value="10618074" calcext:value-type="float">
            <text:p>10618074</text:p>
          </table:table-cell>
          <table:table-cell office:value-type="float" office:value="0.12934" calcext:value-type="float">
            <text:p>0.12934</text:p>
          </table:table-cell>
          <table:table-cell office:value-type="float" office:value="57.4392" calcext:value-type="float">
            <text:p>57.439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39" calcext:value-type="float">
            <text:p>7200.39</text:p>
          </table:table-cell>
          <table:table-cell office:value-type="float" office:value="5570" calcext:value-type="float">
            <text:p>5570</text:p>
          </table:table-cell>
          <table:table-cell office:value-type="float" office:value="22555" calcext:value-type="float">
            <text:p>22555</text:p>
          </table:table-cell>
          <table:table-cell office:value-type="float" office:value="11039084" calcext:value-type="float">
            <text:p>11039084</text:p>
          </table:table-cell>
          <table:table-cell office:value-type="float" office:value="0.10921" calcext:value-type="float">
            <text:p>0.10921</text:p>
          </table:table-cell>
          <table:table-cell office:value-type="float" office:value="60.3275" calcext:value-type="float">
            <text:p>60.327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32.258" calcext:value-type="float">
            <text:p>432.258</text:p>
          </table:table-cell>
          <table:table-cell office:value-type="float" office:value="215" calcext:value-type="float">
            <text:p>215</text:p>
          </table:table-cell>
          <table:table-cell office:value-type="float" office:value="32489" calcext:value-type="float">
            <text:p>32489</text:p>
          </table:table-cell>
          <table:table-cell office:value-type="float" office:value="484123" calcext:value-type="float">
            <text:p>484123</text:p>
          </table:table-cell>
          <table:table-cell office:value-type="float" office:value="0.150737" calcext:value-type="float">
            <text:p>0.150737</text:p>
          </table:table-cell>
          <table:table-cell office:value-type="float" office:value="3.11291" calcext:value-type="float">
            <text:p>3.112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67.191" calcext:value-type="float">
            <text:p>567.191</text:p>
          </table:table-cell>
          <table:table-cell office:value-type="float" office:value="47" calcext:value-type="float">
            <text:p>47</text:p>
          </table:table-cell>
          <table:table-cell office:value-type="float" office:value="28044" calcext:value-type="float">
            <text:p>28044</text:p>
          </table:table-cell>
          <table:table-cell office:value-type="float" office:value="139492" calcext:value-type="float">
            <text:p>139492</text:p>
          </table:table-cell>
          <table:table-cell office:value-type="float" office:value="0.122567" calcext:value-type="float">
            <text:p>0.122567</text:p>
          </table:table-cell>
          <table:table-cell office:value-type="float" office:value="0.771452" calcext:value-type="float">
            <text:p>0.7714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0.568" calcext:value-type="float">
            <text:p>310.568</text:p>
          </table:table-cell>
          <table:table-cell office:value-type="float" office:value="130" calcext:value-type="float">
            <text:p>130</text:p>
          </table:table-cell>
          <table:table-cell office:value-type="float" office:value="22445" calcext:value-type="float">
            <text:p>22445</text:p>
          </table:table-cell>
          <table:table-cell office:value-type="float" office:value="222772" calcext:value-type="float">
            <text:p>222772</text:p>
          </table:table-cell>
          <table:table-cell office:value-type="float" office:value="0.104794" calcext:value-type="float">
            <text:p>0.104794</text:p>
          </table:table-cell>
          <table:table-cell office:value-type="float" office:value="1.36107" calcext:value-type="float">
            <text:p>1.3610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86.69" calcext:value-type="float">
            <text:p>1486.69</text:p>
          </table:table-cell>
          <table:table-cell office:value-type="float" office:value="172" calcext:value-type="float">
            <text:p>172</text:p>
          </table:table-cell>
          <table:table-cell office:value-type="float" office:value="33745" calcext:value-type="float">
            <text:p>33745</text:p>
          </table:table-cell>
          <table:table-cell office:value-type="float" office:value="239886" calcext:value-type="float">
            <text:p>239886</text:p>
          </table:table-cell>
          <table:table-cell office:value-type="float" office:value="0.149038" calcext:value-type="float">
            <text:p>0.149038</text:p>
          </table:table-cell>
          <table:table-cell office:value-type="float" office:value="1.33399" calcext:value-type="float">
            <text:p>1.3339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7201.22" calcext:value-type="float">
            <text:p>7201.22</text:p>
          </table:table-cell>
          <table:table-cell office:value-type="float" office:value="3218" calcext:value-type="float">
            <text:p>3218</text:p>
          </table:table-cell>
          <table:table-cell office:value-type="float" office:value="37753" calcext:value-type="float">
            <text:p>37753</text:p>
          </table:table-cell>
          <table:table-cell office:value-type="float" office:value="5333224" calcext:value-type="float">
            <text:p>5333224</text:p>
          </table:table-cell>
          <table:table-cell office:value-type="float" office:value="0.15966" calcext:value-type="float">
            <text:p>0.15966</text:p>
          </table:table-cell>
          <table:table-cell office:value-type="float" office:value="29.1908" calcext:value-type="float">
            <text:p>29.190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0.23" calcext:value-type="float">
            <text:p>7200.23</text:p>
          </table:table-cell>
          <table:table-cell office:value-type="float" office:value="761" calcext:value-type="float">
            <text:p>761</text:p>
          </table:table-cell>
          <table:table-cell office:value-type="float" office:value="40844" calcext:value-type="float">
            <text:p>40844</text:p>
          </table:table-cell>
          <table:table-cell office:value-type="float" office:value="1115001" calcext:value-type="float">
            <text:p>1115001</text:p>
          </table:table-cell>
          <table:table-cell office:value-type="float" office:value="0.186889" calcext:value-type="float">
            <text:p>0.186889</text:p>
          </table:table-cell>
          <table:table-cell office:value-type="float" office:value="7.14042" calcext:value-type="float">
            <text:p>7.140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7201.04" calcext:value-type="float">
            <text:p>7201.04</text:p>
          </table:table-cell>
          <table:table-cell office:value-type="float" office:value="1174" calcext:value-type="float">
            <text:p>1174</text:p>
          </table:table-cell>
          <table:table-cell office:value-type="float" office:value="37497" calcext:value-type="float">
            <text:p>37497</text:p>
          </table:table-cell>
          <table:table-cell office:value-type="float" office:value="1912841" calcext:value-type="float">
            <text:p>1912841</text:p>
          </table:table-cell>
          <table:table-cell office:value-type="float" office:value="0.17409" calcext:value-type="float">
            <text:p>0.17409</text:p>
          </table:table-cell>
          <table:table-cell office:value-type="float" office:value="12.3962" calcext:value-type="float">
            <text:p>12.396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200.71" calcext:value-type="float">
            <text:p>7200.71</text:p>
          </table:table-cell>
          <table:table-cell office:value-type="float" office:value="1607" calcext:value-type="float">
            <text:p>1607</text:p>
          </table:table-cell>
          <table:table-cell office:value-type="float" office:value="36635" calcext:value-type="float">
            <text:p>36635</text:p>
          </table:table-cell>
          <table:table-cell office:value-type="float" office:value="2865134" calcext:value-type="float">
            <text:p>2865134</text:p>
          </table:table-cell>
          <table:table-cell office:value-type="float" office:value="0.163075" calcext:value-type="float">
            <text:p>0.163075</text:p>
          </table:table-cell>
          <table:table-cell office:value-type="float" office:value="17.8287" calcext:value-type="float">
            <text:p>17.828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7200.36" calcext:value-type="float">
            <text:p>7200.36</text:p>
          </table:table-cell>
          <table:table-cell office:value-type="float" office:value="839" calcext:value-type="float">
            <text:p>839</text:p>
          </table:table-cell>
          <table:table-cell office:value-type="float" office:value="55515" calcext:value-type="float">
            <text:p>55515</text:p>
          </table:table-cell>
          <table:table-cell office:value-type="float" office:value="1455535" calcext:value-type="float">
            <text:p>1455535</text:p>
          </table:table-cell>
          <table:table-cell office:value-type="float" office:value="0.273563" calcext:value-type="float">
            <text:p>0.273563</text:p>
          </table:table-cell>
          <table:table-cell office:value-type="float" office:value="9.17882" calcext:value-type="float">
            <text:p>9.1788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7200.49" calcext:value-type="float">
            <text:p>7200.49</text:p>
          </table:table-cell>
          <table:table-cell office:value-type="float" office:value="1316" calcext:value-type="float">
            <text:p>1316</text:p>
          </table:table-cell>
          <table:table-cell office:value-type="float" office:value="59239" calcext:value-type="float">
            <text:p>59239</text:p>
          </table:table-cell>
          <table:table-cell office:value-type="float" office:value="2279561" calcext:value-type="float">
            <text:p>2279561</text:p>
          </table:table-cell>
          <table:table-cell office:value-type="float" office:value="0.272201" calcext:value-type="float">
            <text:p>0.272201</text:p>
          </table:table-cell>
          <table:table-cell office:value-type="float" office:value="14.4964" calcext:value-type="float">
            <text:p>14.496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688" calcext:value-type="float">
            <text:p>688</text:p>
          </table:table-cell>
          <table:table-cell office:value-type="float" office:value="92181" calcext:value-type="float">
            <text:p>92181</text:p>
          </table:table-cell>
          <table:table-cell office:value-type="float" office:value="1133152" calcext:value-type="float">
            <text:p>1133152</text:p>
          </table:table-cell>
          <table:table-cell office:value-type="float" office:value="0.453428" calcext:value-type="float">
            <text:p>0.453428</text:p>
          </table:table-cell>
          <table:table-cell office:value-type="float" office:value="7.19189" calcext:value-type="float">
            <text:p>7.1918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45234" calcext:value-type="float">
            <text:p>0.145234</text:p>
          </table:table-cell>
          <table:table-cell office:value-type="float" office:value="7" calcext:value-type="float">
            <text:p>7</text:p>
          </table:table-cell>
          <table:table-cell office:value-type="float" office:value="386" calcext:value-type="float">
            <text:p>386</text:p>
          </table:table-cell>
          <table:table-cell office:value-type="float" office:value="396" calcext:value-type="float">
            <text:p>396</text:p>
          </table:table-cell>
          <table:table-cell office:value-type="float" office:value="0.00347975" calcext:value-type="float">
            <text:p>0.00347975</text:p>
          </table:table-cell>
          <table:table-cell office:value-type="float" office:value="0.0037645" calcext:value-type="float">
            <text:p>0.003764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52196" calcext:value-type="float">
            <text:p>0.152196</text:p>
          </table:table-cell>
          <table:table-cell office:value-type="float" office:value="3" calcext:value-type="float">
            <text:p>3</text:p>
          </table:table-cell>
          <table:table-cell office:value-type="float" office:value="686" calcext:value-type="float">
            <text:p>686</text:p>
          </table:table-cell>
          <table:table-cell office:value-type="float" office:value="552" calcext:value-type="float">
            <text:p>552</text:p>
          </table:table-cell>
          <table:table-cell office:value-type="float" office:value="0.00459106" calcext:value-type="float">
            <text:p>0.00459106</text:p>
          </table:table-cell>
          <table:table-cell office:value-type="float" office:value="0.00329146" calcext:value-type="float">
            <text:p>0.0032914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702851" calcext:value-type="float">
            <text:p>0.0702851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211" calcext:value-type="float">
            <text:p>211</text:p>
          </table:table-cell>
          <table:table-cell office:value-type="float" office:value="0.00371471" calcext:value-type="float">
            <text:p>0.00371471</text:p>
          </table:table-cell>
          <table:table-cell office:value-type="float" office:value="0.00114153" calcext:value-type="float">
            <text:p>0.0011415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49755" calcext:value-type="float">
            <text:p>0.149755</text:p>
          </table:table-cell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513" calcext:value-type="float">
            <text:p>513</text:p>
          </table:table-cell>
          <table:table-cell office:value-type="float" office:value="0.00491757" calcext:value-type="float">
            <text:p>0.00491757</text:p>
          </table:table-cell>
          <table:table-cell office:value-type="float" office:value="0.00298663" calcext:value-type="float">
            <text:p>0.0029866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566878" calcext:value-type="float">
            <text:p>0.0566878</text:p>
          </table:table-cell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float" office:value="181" calcext:value-type="float">
            <text:p>181</text:p>
          </table:table-cell>
          <table:table-cell office:value-type="float" office:value="0.00474767" calcext:value-type="float">
            <text:p>0.00474767</text:p>
          </table:table-cell>
          <table:table-cell office:value-type="float" office:value="0.000961752" calcext:value-type="float">
            <text:p>0.00096175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107588" calcext:value-type="float">
            <text:p>0.107588</text:p>
          </table:table-cell>
          <table:table-cell office:value-type="float" office:value="15" calcext:value-type="float">
            <text:p>15</text:p>
          </table:table-cell>
          <table:table-cell office:value-type="float" office:value="387" calcext:value-type="float">
            <text:p>387</text:p>
          </table:table-cell>
          <table:table-cell office:value-type="float" office:value="502" calcext:value-type="float">
            <text:p>502</text:p>
          </table:table-cell>
          <table:table-cell office:value-type="float" office:value="0.00371128" calcext:value-type="float">
            <text:p>0.00371128</text:p>
          </table:table-cell>
          <table:table-cell office:value-type="float" office:value="0.00432316" calcext:value-type="float">
            <text:p>0.0043231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1267" calcext:value-type="float">
            <text:p>0.1267</text:p>
          </table:table-cell>
          <table:table-cell office:value-type="float" office:value="3" calcext:value-type="float">
            <text:p>3</text:p>
          </table:table-cell>
          <table:table-cell office:value-type="float" office:value="1107" calcext:value-type="float">
            <text:p>1107</text:p>
          </table:table-cell>
          <table:table-cell office:value-type="float" office:value="684" calcext:value-type="float">
            <text:p>684</text:p>
          </table:table-cell>
          <table:table-cell office:value-type="float" office:value="0.00688465" calcext:value-type="float">
            <text:p>0.00688465</text:p>
          </table:table-cell>
          <table:table-cell office:value-type="float" office:value="0.00429895" calcext:value-type="float">
            <text:p>0.0042989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12621" calcext:value-type="float">
            <text:p>0.212621</text:p>
          </table:table-cell>
          <table:table-cell office:value-type="float" office:value="3" calcext:value-type="float">
            <text:p>3</text:p>
          </table:table-cell>
          <table:table-cell office:value-type="float" office:value="701" calcext:value-type="float">
            <text:p>701</text:p>
          </table:table-cell>
          <table:table-cell office:value-type="float" office:value="941" calcext:value-type="float">
            <text:p>941</text:p>
          </table:table-cell>
          <table:table-cell office:value-type="float" office:value="0.00381101" calcext:value-type="float">
            <text:p>0.00381101</text:p>
          </table:table-cell>
          <table:table-cell office:value-type="float" office:value="0.00404656" calcext:value-type="float">
            <text:p>0.0040465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23416" calcext:value-type="float">
            <text:p>0.123416</text:p>
          </table:table-cell>
          <table:table-cell office:value-type="float" office:value="1" calcext:value-type="float">
            <text:p>1</text:p>
          </table:table-cell>
          <table:table-cell office:value-type="float" office:value="1039" calcext:value-type="float">
            <text:p>1039</text:p>
          </table:table-cell>
          <table:table-cell office:value-type="float" office:value="468" calcext:value-type="float">
            <text:p>468</text:p>
          </table:table-cell>
          <table:table-cell office:value-type="float" office:value="0.00509638" calcext:value-type="float">
            <text:p>0.00509638</text:p>
          </table:table-cell>
          <table:table-cell office:value-type="float" office:value="0.00205391" calcext:value-type="float">
            <text:p>0.0020539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29012" calcext:value-type="float">
            <text:p>0.229012</text:p>
          </table:table-cell>
          <table:table-cell office:value-type="float" office:value="15" calcext:value-type="float">
            <text:p>15</text:p>
          </table:table-cell>
          <table:table-cell office:value-type="float" office:value="2485" calcext:value-type="float">
            <text:p>2485</text:p>
          </table:table-cell>
          <table:table-cell office:value-type="float" office:value="2068" calcext:value-type="float">
            <text:p>2068</text:p>
          </table:table-cell>
          <table:table-cell office:value-type="float" office:value="0.00991086" calcext:value-type="float">
            <text:p>0.00991086</text:p>
          </table:table-cell>
          <table:table-cell office:value-type="float" office:value="0.00786436" calcext:value-type="float">
            <text:p>0.0078643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6254" calcext:value-type="float">
            <text:p>0.16254</text:p>
          </table:table-cell>
          <table:table-cell office:value-type="float" office:value="1" calcext:value-type="float">
            <text:p>1</text:p>
          </table:table-cell>
          <table:table-cell office:value-type="float" office:value="677" calcext:value-type="float">
            <text:p>677</text:p>
          </table:table-cell>
          <table:table-cell office:value-type="float" office:value="358" calcext:value-type="float">
            <text:p>358</text:p>
          </table:table-cell>
          <table:table-cell office:value-type="float" office:value="0.0057237" calcext:value-type="float">
            <text:p>0.0057237</text:p>
          </table:table-cell>
          <table:table-cell office:value-type="float" office:value="0.00266607" calcext:value-type="float">
            <text:p>0.0026660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93942" calcext:value-type="float">
            <text:p>0.293942</text:p>
          </table:table-cell>
          <table:table-cell office:value-type="float" office:value="3" calcext:value-type="float">
            <text:p>3</text:p>
          </table:table-cell>
          <table:table-cell office:value-type="float" office:value="1231" calcext:value-type="float">
            <text:p>1231</text:p>
          </table:table-cell>
          <table:table-cell office:value-type="float" office:value="958" calcext:value-type="float">
            <text:p>958</text:p>
          </table:table-cell>
          <table:table-cell office:value-type="float" office:value="0.00640513" calcext:value-type="float">
            <text:p>0.00640513</text:p>
          </table:table-cell>
          <table:table-cell office:value-type="float" office:value="0.00420151" calcext:value-type="float">
            <text:p>0.0042015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874081" calcext:value-type="float">
            <text:p>0.0874081</text:p>
          </table:table-cell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262" calcext:value-type="float">
            <text:p>262</text:p>
          </table:table-cell>
          <table:table-cell office:value-type="float" office:value="0.00462887" calcext:value-type="float">
            <text:p>0.00462887</text:p>
          </table:table-cell>
          <table:table-cell office:value-type="float" office:value="0.00134881" calcext:value-type="float">
            <text:p>0.0013488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20863" calcext:value-type="float">
            <text:p>0.120863</text:p>
          </table:table-cell>
          <table:table-cell office:value-type="float" office:value="1" calcext:value-type="float">
            <text:p>1</text:p>
          </table:table-cell>
          <table:table-cell office:value-type="float" office:value="1295" calcext:value-type="float">
            <text:p>1295</text:p>
          </table:table-cell>
          <table:table-cell office:value-type="float" office:value="278" calcext:value-type="float">
            <text:p>278</text:p>
          </table:table-cell>
          <table:table-cell office:value-type="float" office:value="0.00722066" calcext:value-type="float">
            <text:p>0.00722066</text:p>
          </table:table-cell>
          <table:table-cell office:value-type="float" office:value="0.00148868" calcext:value-type="float">
            <text:p>0.0014886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789289" calcext:value-type="float">
            <text:p>0.0789289</text:p>
          </table:table-cell>
          <table:table-cell office:value-type="float" office:value="1" calcext:value-type="float">
            <text:p>1</text:p>
          </table:table-cell>
          <table:table-cell office:value-type="float" office:value="1211" calcext:value-type="float">
            <text:p>1211</text:p>
          </table:table-cell>
          <table:table-cell office:value-type="float" office:value="269" calcext:value-type="float">
            <text:p>269</text:p>
          </table:table-cell>
          <table:table-cell office:value-type="float" office:value="0.00634384" calcext:value-type="float">
            <text:p>0.00634384</text:p>
          </table:table-cell>
          <table:table-cell office:value-type="float" office:value="0.00143498" calcext:value-type="float">
            <text:p>0.0014349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901639" calcext:value-type="float">
            <text:p>0.0901639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265" calcext:value-type="float">
            <text:p>265</text:p>
          </table:table-cell>
          <table:table-cell office:value-type="float" office:value="0.00881976" calcext:value-type="float">
            <text:p>0.00881976</text:p>
          </table:table-cell>
          <table:table-cell office:value-type="float" office:value="0.00156155" calcext:value-type="float">
            <text:p>0.0015615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341371" calcext:value-type="float">
            <text:p>0.341371</text:p>
          </table:table-cell>
          <table:table-cell office:value-type="float" office:value="98" calcext:value-type="float">
            <text:p>98</text:p>
          </table:table-cell>
          <table:table-cell office:value-type="float" office:value="1329" calcext:value-type="float">
            <text:p>1329</text:p>
          </table:table-cell>
          <table:table-cell office:value-type="float" office:value="2106" calcext:value-type="float">
            <text:p>2106</text:p>
          </table:table-cell>
          <table:table-cell office:value-type="float" office:value="0.0115409" calcext:value-type="float">
            <text:p>0.0115409</text:p>
          </table:table-cell>
          <table:table-cell office:value-type="float" office:value="0.019566" calcext:value-type="float">
            <text:p>0.01956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471332" calcext:value-type="float">
            <text:p>0.471332</text:p>
          </table:table-cell>
          <table:table-cell office:value-type="float" office:value="39" calcext:value-type="float">
            <text:p>39</text:p>
          </table:table-cell>
          <table:table-cell office:value-type="float" office:value="2297" calcext:value-type="float">
            <text:p>2297</text:p>
          </table:table-cell>
          <table:table-cell office:value-type="float" office:value="3738" calcext:value-type="float">
            <text:p>3738</text:p>
          </table:table-cell>
          <table:table-cell office:value-type="float" office:value="0.0117883" calcext:value-type="float">
            <text:p>0.0117883</text:p>
          </table:table-cell>
          <table:table-cell office:value-type="float" office:value="0.0210521" calcext:value-type="float">
            <text:p>0.021052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74632" calcext:value-type="float">
            <text:p>0.574632</text:p>
          </table:table-cell>
          <table:table-cell office:value-type="float" office:value="78" calcext:value-type="float">
            <text:p>78</text:p>
          </table:table-cell>
          <table:table-cell office:value-type="float" office:value="2589" calcext:value-type="float">
            <text:p>2589</text:p>
          </table:table-cell>
          <table:table-cell office:value-type="float" office:value="15416" calcext:value-type="float">
            <text:p>15416</text:p>
          </table:table-cell>
          <table:table-cell office:value-type="float" office:value="0.0121761" calcext:value-type="float">
            <text:p>0.0121761</text:p>
          </table:table-cell>
          <table:table-cell office:value-type="float" office:value="0.0685935" calcext:value-type="float">
            <text:p>0.068593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382743" calcext:value-type="float">
            <text:p>0.382743</text:p>
          </table:table-cell>
          <table:table-cell office:value-type="float" office:value="30" calcext:value-type="float">
            <text:p>30</text:p>
          </table:table-cell>
          <table:table-cell office:value-type="float" office:value="1692" calcext:value-type="float">
            <text:p>1692</text:p>
          </table:table-cell>
          <table:table-cell office:value-type="float" office:value="7012" calcext:value-type="float">
            <text:p>7012</text:p>
          </table:table-cell>
          <table:table-cell office:value-type="float" office:value="0.00806393" calcext:value-type="float">
            <text:p>0.00806393</text:p>
          </table:table-cell>
          <table:table-cell office:value-type="float" office:value="0.0298299" calcext:value-type="float">
            <text:p>0.029829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4235" calcext:value-type="float">
            <text:p>0.134235</text:p>
          </table:table-cell>
          <table:table-cell office:value-type="float" office:value="1" calcext:value-type="float">
            <text:p>1</text:p>
          </table:table-cell>
          <table:table-cell office:value-type="float" office:value="1740" calcext:value-type="float">
            <text:p>1740</text:p>
          </table:table-cell>
          <table:table-cell office:value-type="float" office:value="468" calcext:value-type="float">
            <text:p>468</text:p>
          </table:table-cell>
          <table:table-cell office:value-type="float" office:value="0.00856983" calcext:value-type="float">
            <text:p>0.00856983</text:p>
          </table:table-cell>
          <table:table-cell office:value-type="float" office:value="0.00240059" calcext:value-type="float">
            <text:p>0.0024005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692222" calcext:value-type="float">
            <text:p>0.692222</text:p>
          </table:table-cell>
          <table:table-cell office:value-type="float" office:value="24" calcext:value-type="float">
            <text:p>24</text:p>
          </table:table-cell>
          <table:table-cell office:value-type="float" office:value="3878" calcext:value-type="float">
            <text:p>3878</text:p>
          </table:table-cell>
          <table:table-cell office:value-type="float" office:value="4276" calcext:value-type="float">
            <text:p>4276</text:p>
          </table:table-cell>
          <table:table-cell office:value-type="float" office:value="0.017382" calcext:value-type="float">
            <text:p>0.017382</text:p>
          </table:table-cell>
          <table:table-cell office:value-type="float" office:value="0.0201951" calcext:value-type="float">
            <text:p>0.020195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31303" calcext:value-type="float">
            <text:p>0.631303</text:p>
          </table:table-cell>
          <table:table-cell office:value-type="float" office:value="15" calcext:value-type="float">
            <text:p>15</text:p>
          </table:table-cell>
          <table:table-cell office:value-type="float" office:value="3608" calcext:value-type="float">
            <text:p>3608</text:p>
          </table:table-cell>
          <table:table-cell office:value-type="float" office:value="4040" calcext:value-type="float">
            <text:p>4040</text:p>
          </table:table-cell>
          <table:table-cell office:value-type="float" office:value="0.0173334" calcext:value-type="float">
            <text:p>0.0173334</text:p>
          </table:table-cell>
          <table:table-cell office:value-type="float" office:value="0.0191944" calcext:value-type="float">
            <text:p>0.019194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523" calcext:value-type="float">
            <text:p>0.99523</text:p>
          </table:table-cell>
          <table:table-cell office:value-type="float" office:value="70" calcext:value-type="float">
            <text:p>70</text:p>
          </table:table-cell>
          <table:table-cell office:value-type="float" office:value="3836" calcext:value-type="float">
            <text:p>3836</text:p>
          </table:table-cell>
          <table:table-cell office:value-type="float" office:value="8427" calcext:value-type="float">
            <text:p>8427</text:p>
          </table:table-cell>
          <table:table-cell office:value-type="float" office:value="0.0191899" calcext:value-type="float">
            <text:p>0.0191899</text:p>
          </table:table-cell>
          <table:table-cell office:value-type="float" office:value="0.0425977" calcext:value-type="float">
            <text:p>0.042597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182686" calcext:value-type="float">
            <text:p>0.182686</text:p>
          </table:table-cell>
          <table:table-cell office:value-type="float" office:value="27" calcext:value-type="float">
            <text:p>27</text:p>
          </table:table-cell>
          <table:table-cell office:value-type="float" office:value="1199" calcext:value-type="float">
            <text:p>1199</text:p>
          </table:table-cell>
          <table:table-cell office:value-type="float" office:value="979" calcext:value-type="float">
            <text:p>979</text:p>
          </table:table-cell>
          <table:table-cell office:value-type="float" office:value="0.00892408" calcext:value-type="float">
            <text:p>0.00892408</text:p>
          </table:table-cell>
          <table:table-cell office:value-type="float" office:value="0.00937321" calcext:value-type="float">
            <text:p>0.0093732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77678" calcext:value-type="float">
            <text:p>0.77678</text:p>
          </table:table-cell>
          <table:table-cell office:value-type="float" office:value="126" calcext:value-type="float">
            <text:p>126</text:p>
          </table:table-cell>
          <table:table-cell office:value-type="float" office:value="2119" calcext:value-type="float">
            <text:p>2119</text:p>
          </table:table-cell>
          <table:table-cell office:value-type="float" office:value="9670" calcext:value-type="float">
            <text:p>9670</text:p>
          </table:table-cell>
          <table:table-cell office:value-type="float" office:value="0.0121958" calcext:value-type="float">
            <text:p>0.0121958</text:p>
          </table:table-cell>
          <table:table-cell office:value-type="float" office:value="0.0532929" calcext:value-type="float">
            <text:p>0.053292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53254" calcext:value-type="float">
            <text:p>0.53254</text:p>
          </table:table-cell>
          <table:table-cell office:value-type="float" office:value="39" calcext:value-type="float">
            <text:p>39</text:p>
          </table:table-cell>
          <table:table-cell office:value-type="float" office:value="2591" calcext:value-type="float">
            <text:p>2591</text:p>
          </table:table-cell>
          <table:table-cell office:value-type="float" office:value="9571" calcext:value-type="float">
            <text:p>9571</text:p>
          </table:table-cell>
          <table:table-cell office:value-type="float" office:value="0.0132062" calcext:value-type="float">
            <text:p>0.0132062</text:p>
          </table:table-cell>
          <table:table-cell office:value-type="float" office:value="0.0431546" calcext:value-type="float">
            <text:p>0.043154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402613" calcext:value-type="float">
            <text:p>0.402613</text:p>
          </table:table-cell>
          <table:table-cell office:value-type="float" office:value="79" calcext:value-type="float">
            <text:p>79</text:p>
          </table:table-cell>
          <table:table-cell office:value-type="float" office:value="2102" calcext:value-type="float">
            <text:p>2102</text:p>
          </table:table-cell>
          <table:table-cell office:value-type="float" office:value="15802" calcext:value-type="float">
            <text:p>15802</text:p>
          </table:table-cell>
          <table:table-cell office:value-type="float" office:value="0.0116412" calcext:value-type="float">
            <text:p>0.0116412</text:p>
          </table:table-cell>
          <table:table-cell office:value-type="float" office:value="0.0756391" calcext:value-type="float">
            <text:p>0.075639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531833" calcext:value-type="float">
            <text:p>0.531833</text:p>
          </table:table-cell>
          <table:table-cell office:value-type="float" office:value="51" calcext:value-type="float">
            <text:p>51</text:p>
          </table:table-cell>
          <table:table-cell office:value-type="float" office:value="5538" calcext:value-type="float">
            <text:p>5538</text:p>
          </table:table-cell>
          <table:table-cell office:value-type="float" office:value="11959" calcext:value-type="float">
            <text:p>11959</text:p>
          </table:table-cell>
          <table:table-cell office:value-type="float" office:value="0.0235535" calcext:value-type="float">
            <text:p>0.0235535</text:p>
          </table:table-cell>
          <table:table-cell office:value-type="float" office:value="0.0614262" calcext:value-type="float">
            <text:p>0.061426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73656" calcext:value-type="float">
            <text:p>0.173656</text:p>
          </table:table-cell>
          <table:table-cell office:value-type="float" office:value="3" calcext:value-type="float">
            <text:p>3</text:p>
          </table:table-cell>
          <table:table-cell office:value-type="float" office:value="1935" calcext:value-type="float">
            <text:p>1935</text:p>
          </table:table-cell>
          <table:table-cell office:value-type="float" office:value="1814" calcext:value-type="float">
            <text:p>1814</text:p>
          </table:table-cell>
          <table:table-cell office:value-type="float" office:value="0.0138804" calcext:value-type="float">
            <text:p>0.0138804</text:p>
          </table:table-cell>
          <table:table-cell office:value-type="float" office:value="0.0139929" calcext:value-type="float">
            <text:p>0.013992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144808" calcext:value-type="float">
            <text:p>0.144808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float" office:value="2038" calcext:value-type="float">
            <text:p>2038</text:p>
          </table:table-cell>
          <table:table-cell office:value-type="float" office:value="0.0126363" calcext:value-type="float">
            <text:p>0.0126363</text:p>
          </table:table-cell>
          <table:table-cell office:value-type="float" office:value="0.0147829" calcext:value-type="float">
            <text:p>0.014782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37481" calcext:value-type="float">
            <text:p>0.237481</text:p>
          </table:table-cell>
          <table:table-cell office:value-type="float" office:value="8" calcext:value-type="float">
            <text:p>8</text:p>
          </table:table-cell>
          <table:table-cell office:value-type="float" office:value="1951" calcext:value-type="float">
            <text:p>1951</text:p>
          </table:table-cell>
          <table:table-cell office:value-type="float" office:value="2347" calcext:value-type="float">
            <text:p>2347</text:p>
          </table:table-cell>
          <table:table-cell office:value-type="float" office:value="0.010713" calcext:value-type="float">
            <text:p>0.010713</text:p>
          </table:table-cell>
          <table:table-cell office:value-type="float" office:value="0.015718" calcext:value-type="float">
            <text:p>0.01571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818735" calcext:value-type="float">
            <text:p>0.818735</text:p>
          </table:table-cell>
          <table:table-cell office:value-type="float" office:value="50" calcext:value-type="float">
            <text:p>50</text:p>
          </table:table-cell>
          <table:table-cell office:value-type="float" office:value="3893" calcext:value-type="float">
            <text:p>3893</text:p>
          </table:table-cell>
          <table:table-cell office:value-type="float" office:value="5314" calcext:value-type="float">
            <text:p>5314</text:p>
          </table:table-cell>
          <table:table-cell office:value-type="float" office:value="0.0187646" calcext:value-type="float">
            <text:p>0.0187646</text:p>
          </table:table-cell>
          <table:table-cell office:value-type="float" office:value="0.029562" calcext:value-type="float">
            <text:p>0.02956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.385261" calcext:value-type="float">
            <text:p>0.385261</text:p>
          </table:table-cell>
          <table:table-cell office:value-type="float" office:value="206" calcext:value-type="float">
            <text:p>206</text:p>
          </table:table-cell>
          <table:table-cell office:value-type="float" office:value="1662" calcext:value-type="float">
            <text:p>1662</text:p>
          </table:table-cell>
          <table:table-cell office:value-type="float" office:value="6770" calcext:value-type="float">
            <text:p>6770</text:p>
          </table:table-cell>
          <table:table-cell office:value-type="float" office:value="0.0145744" calcext:value-type="float">
            <text:p>0.0145744</text:p>
          </table:table-cell>
          <table:table-cell office:value-type="float" office:value="0.0563688" calcext:value-type="float">
            <text:p>0.056368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11062" calcext:value-type="float">
            <text:p>1.11062</text:p>
          </table:table-cell>
          <table:table-cell office:value-type="float" office:value="334" calcext:value-type="float">
            <text:p>334</text:p>
          </table:table-cell>
          <table:table-cell office:value-type="float" office:value="3205" calcext:value-type="float">
            <text:p>3205</text:p>
          </table:table-cell>
          <table:table-cell office:value-type="float" office:value="31705" calcext:value-type="float">
            <text:p>31705</text:p>
          </table:table-cell>
          <table:table-cell office:value-type="float" office:value="0.0178628" calcext:value-type="float">
            <text:p>0.0178628</text:p>
          </table:table-cell>
          <table:table-cell office:value-type="float" office:value="0.156404" calcext:value-type="float">
            <text:p>0.15640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663731" calcext:value-type="float">
            <text:p>0.663731</text:p>
          </table:table-cell>
          <table:table-cell office:value-type="float" office:value="27" calcext:value-type="float">
            <text:p>27</text:p>
          </table:table-cell>
          <table:table-cell office:value-type="float" office:value="2853" calcext:value-type="float">
            <text:p>2853</text:p>
          </table:table-cell>
          <table:table-cell office:value-type="float" office:value="12952" calcext:value-type="float">
            <text:p>12952</text:p>
          </table:table-cell>
          <table:table-cell office:value-type="float" office:value="0.0147117" calcext:value-type="float">
            <text:p>0.0147117</text:p>
          </table:table-cell>
          <table:table-cell office:value-type="float" office:value="0.0559103" calcext:value-type="float">
            <text:p>0.055910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90138" calcext:value-type="float">
            <text:p>0.590138</text:p>
          </table:table-cell>
          <table:table-cell office:value-type="float" office:value="55" calcext:value-type="float">
            <text:p>55</text:p>
          </table:table-cell>
          <table:table-cell office:value-type="float" office:value="2533" calcext:value-type="float">
            <text:p>2533</text:p>
          </table:table-cell>
          <table:table-cell office:value-type="float" office:value="17289" calcext:value-type="float">
            <text:p>17289</text:p>
          </table:table-cell>
          <table:table-cell office:value-type="float" office:value="0.0130357" calcext:value-type="float">
            <text:p>0.0130357</text:p>
          </table:table-cell>
          <table:table-cell office:value-type="float" office:value="0.0738347" calcext:value-type="float">
            <text:p>0.073834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778642" calcext:value-type="float">
            <text:p>0.778642</text:p>
          </table:table-cell>
          <table:table-cell office:value-type="float" office:value="62" calcext:value-type="float">
            <text:p>62</text:p>
          </table:table-cell>
          <table:table-cell office:value-type="float" office:value="4746" calcext:value-type="float">
            <text:p>4746</text:p>
          </table:table-cell>
          <table:table-cell office:value-type="float" office:value="12262" calcext:value-type="float">
            <text:p>12262</text:p>
          </table:table-cell>
          <table:table-cell office:value-type="float" office:value="0.0189177" calcext:value-type="float">
            <text:p>0.0189177</text:p>
          </table:table-cell>
          <table:table-cell office:value-type="float" office:value="0.0580849" calcext:value-type="float">
            <text:p>0.058084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26919" calcext:value-type="float">
            <text:p>0.326919</text:p>
          </table:table-cell>
          <table:table-cell office:value-type="float" office:value="7" calcext:value-type="float">
            <text:p>7</text:p>
          </table:table-cell>
          <table:table-cell office:value-type="float" office:value="3419" calcext:value-type="float">
            <text:p>3419</text:p>
          </table:table-cell>
          <table:table-cell office:value-type="float" office:value="2875" calcext:value-type="float">
            <text:p>2875</text:p>
          </table:table-cell>
          <table:table-cell office:value-type="float" office:value="0.0157582" calcext:value-type="float">
            <text:p>0.0157582</text:p>
          </table:table-cell>
          <table:table-cell office:value-type="float" office:value="0.0160079" calcext:value-type="float">
            <text:p>0.0160079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594448" calcext:value-type="float">
            <text:p>0.594448</text:p>
          </table:table-cell>
          <table:table-cell office:value-type="float" office:value="14" calcext:value-type="float">
            <text:p>14</text:p>
          </table:table-cell>
          <table:table-cell office:value-type="float" office:value="5226" calcext:value-type="float">
            <text:p>5226</text:p>
          </table:table-cell>
          <table:table-cell office:value-type="float" office:value="3780" calcext:value-type="float">
            <text:p>3780</text:p>
          </table:table-cell>
          <table:table-cell office:value-type="float" office:value="0.023249" calcext:value-type="float">
            <text:p>0.023249</text:p>
          </table:table-cell>
          <table:table-cell office:value-type="float" office:value="0.0201033" calcext:value-type="float">
            <text:p>0.020103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437544" calcext:value-type="float">
            <text:p>0.437544</text:p>
          </table:table-cell>
          <table:table-cell office:value-type="float" office:value="12" calcext:value-type="float">
            <text:p>12</text:p>
          </table:table-cell>
          <table:table-cell office:value-type="float" office:value="3842" calcext:value-type="float">
            <text:p>3842</text:p>
          </table:table-cell>
          <table:table-cell office:value-type="float" office:value="4339" calcext:value-type="float">
            <text:p>4339</text:p>
          </table:table-cell>
          <table:table-cell office:value-type="float" office:value="0.0189745" calcext:value-type="float">
            <text:p>0.0189745</text:p>
          </table:table-cell>
          <table:table-cell office:value-type="float" office:value="0.019384" calcext:value-type="float">
            <text:p>0.01938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600847" calcext:value-type="float">
            <text:p>0.600847</text:p>
          </table:table-cell>
          <table:table-cell office:value-type="float" office:value="19" calcext:value-type="float">
            <text:p>19</text:p>
          </table:table-cell>
          <table:table-cell office:value-type="float" office:value="3840" calcext:value-type="float">
            <text:p>3840</text:p>
          </table:table-cell>
          <table:table-cell office:value-type="float" office:value="4614" calcext:value-type="float">
            <text:p>4614</text:p>
          </table:table-cell>
          <table:table-cell office:value-type="float" office:value="0.0193134" calcext:value-type="float">
            <text:p>0.0193134</text:p>
          </table:table-cell>
          <table:table-cell office:value-type="float" office:value="0.0211436" calcext:value-type="float">
            <text:p>0.021143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7268" calcext:value-type="float">
            <text:p>1.07268</text:p>
          </table:table-cell>
          <table:table-cell office:value-type="float" office:value="56" calcext:value-type="float">
            <text:p>56</text:p>
          </table:table-cell>
          <table:table-cell office:value-type="float" office:value="6055" calcext:value-type="float">
            <text:p>6055</text:p>
          </table:table-cell>
          <table:table-cell office:value-type="float" office:value="9643" calcext:value-type="float">
            <text:p>9643</text:p>
          </table:table-cell>
          <table:table-cell office:value-type="float" office:value="0.0253015" calcext:value-type="float">
            <text:p>0.0253015</text:p>
          </table:table-cell>
          <table:table-cell office:value-type="float" office:value="0.0445749" calcext:value-type="float">
            <text:p>0.044574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.025" calcext:value-type="float">
            <text:p>0.025</text:p>
          </table:table-cell>
          <table:table-cell office:value-type="float" office:value="7200.11" calcext:value-type="float">
            <text:p>7200.11</text:p>
          </table:table-cell>
          <table:table-cell office:value-type="float" office:value="1834230" calcext:value-type="float">
            <text:p>1834230</text:p>
          </table:table-cell>
          <table:table-cell office:value-type="float" office:value="976" calcext:value-type="float">
            <text:p>976</text:p>
          </table:table-cell>
          <table:table-cell office:value-type="float" office:value="23919783" calcext:value-type="float">
            <text:p>23919783</text:p>
          </table:table-cell>
          <table:table-cell office:value-type="float" office:value="0.00589526" calcext:value-type="float">
            <text:p>0.00589526</text:p>
          </table:table-cell>
          <table:table-cell office:value-type="float" office:value="248.418" calcext:value-type="float">
            <text:p>248.41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.93613" calcext:value-type="float">
            <text:p>3.93613</text:p>
          </table:table-cell>
          <table:table-cell office:value-type="float" office:value="1098" calcext:value-type="float">
            <text:p>1098</text:p>
          </table:table-cell>
          <table:table-cell office:value-type="float" office:value="1865" calcext:value-type="float">
            <text:p>1865</text:p>
          </table:table-cell>
          <table:table-cell office:value-type="float" office:value="150185" calcext:value-type="float">
            <text:p>150185</text:p>
          </table:table-cell>
          <table:table-cell office:value-type="float" office:value="0.00991966" calcext:value-type="float">
            <text:p>0.00991966</text:p>
          </table:table-cell>
          <table:table-cell office:value-type="float" office:value="0.593634" calcext:value-type="float">
            <text:p>0.59363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.82577" calcext:value-type="float">
            <text:p>3.82577</text:p>
          </table:table-cell>
          <table:table-cell office:value-type="float" office:value="762" calcext:value-type="float">
            <text:p>762</text:p>
          </table:table-cell>
          <table:table-cell office:value-type="float" office:value="3343" calcext:value-type="float">
            <text:p>3343</text:p>
          </table:table-cell>
          <table:table-cell office:value-type="float" office:value="112182" calcext:value-type="float">
            <text:p>112182</text:p>
          </table:table-cell>
          <table:table-cell office:value-type="float" office:value="0.0138987" calcext:value-type="float">
            <text:p>0.0138987</text:p>
          </table:table-cell>
          <table:table-cell office:value-type="float" office:value="0.454434" calcext:value-type="float">
            <text:p>0.45443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37083" calcext:value-type="float">
            <text:p>0.537083</text:p>
          </table:table-cell>
          <table:table-cell office:value-type="float" office:value="13" calcext:value-type="float">
            <text:p>13</text:p>
          </table:table-cell>
          <table:table-cell office:value-type="float" office:value="2346" calcext:value-type="float">
            <text:p>2346</text:p>
          </table:table-cell>
          <table:table-cell office:value-type="float" office:value="7634" calcext:value-type="float">
            <text:p>7634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271366" calcext:value-type="float">
            <text:p>0.027136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51258" calcext:value-type="float">
            <text:p>1.51258</text:p>
          </table:table-cell>
          <table:table-cell office:value-type="float" office:value="95" calcext:value-type="float">
            <text:p>95</text:p>
          </table:table-cell>
          <table:table-cell office:value-type="float" office:value="2156" calcext:value-type="float">
            <text:p>2156</text:p>
          </table:table-cell>
          <table:table-cell office:value-type="float" office:value="20669" calcext:value-type="float">
            <text:p>20669</text:p>
          </table:table-cell>
          <table:table-cell office:value-type="float" office:value="0.010862" calcext:value-type="float">
            <text:p>0.010862</text:p>
          </table:table-cell>
          <table:table-cell office:value-type="float" office:value="0.0810675" calcext:value-type="float">
            <text:p>0.081067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2.8972" calcext:value-type="float">
            <text:p>22.8972</text:p>
          </table:table-cell>
          <table:table-cell office:value-type="float" office:value="4461" calcext:value-type="float">
            <text:p>4461</text:p>
          </table:table-cell>
          <table:table-cell office:value-type="float" office:value="2445" calcext:value-type="float">
            <text:p>2445</text:p>
          </table:table-cell>
          <table:table-cell office:value-type="float" office:value="870956" calcext:value-type="float">
            <text:p>870956</text:p>
          </table:table-cell>
          <table:table-cell office:value-type="float" office:value="0.0107214" calcext:value-type="float">
            <text:p>0.0107214</text:p>
          </table:table-cell>
          <table:table-cell office:value-type="float" office:value="3.55846" calcext:value-type="float">
            <text:p>3.5584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1.707" calcext:value-type="float">
            <text:p>501.707</text:p>
          </table:table-cell>
          <table:table-cell office:value-type="float" office:value="76881" calcext:value-type="float">
            <text:p>76881</text:p>
          </table:table-cell>
          <table:table-cell office:value-type="float" office:value="5529" calcext:value-type="float">
            <text:p>5529</text:p>
          </table:table-cell>
          <table:table-cell office:value-type="float" office:value="11159070" calcext:value-type="float">
            <text:p>11159070</text:p>
          </table:table-cell>
          <table:table-cell office:value-type="float" office:value="0.0223313" calcext:value-type="float">
            <text:p>0.0223313</text:p>
          </table:table-cell>
          <table:table-cell office:value-type="float" office:value="48.2172" calcext:value-type="float">
            <text:p>48.217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6" calcext:value-type="float">
            <text:p>0.06</text:p>
          </table:table-cell>
          <table:table-cell office:value-type="float" office:value="7200.35" calcext:value-type="float">
            <text:p>7200.35</text:p>
          </table:table-cell>
          <table:table-cell office:value-type="float" office:value="3216830" calcext:value-type="float">
            <text:p>3216830</text:p>
          </table:table-cell>
          <table:table-cell office:value-type="float" office:value="4331" calcext:value-type="float">
            <text:p>4331</text:p>
          </table:table-cell>
          <table:table-cell office:value-type="float" office:value="76766268" calcext:value-type="float">
            <text:p>76766268</text:p>
          </table:table-cell>
          <table:table-cell office:value-type="float" office:value="0.0344214" calcext:value-type="float">
            <text:p>0.0344214</text:p>
          </table:table-cell>
          <table:table-cell office:value-type="float" office:value="745.818" calcext:value-type="float">
            <text:p>745.81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.75763" calcext:value-type="float">
            <text:p>1.75763</text:p>
          </table:table-cell>
          <table:table-cell office:value-type="float" office:value="198" calcext:value-type="float">
            <text:p>198</text:p>
          </table:table-cell>
          <table:table-cell office:value-type="float" office:value="1851" calcext:value-type="float">
            <text:p>1851</text:p>
          </table:table-cell>
          <table:table-cell office:value-type="float" office:value="80177" calcext:value-type="float">
            <text:p>80177</text:p>
          </table:table-cell>
          <table:table-cell office:value-type="float" office:value="0.0138732" calcext:value-type="float">
            <text:p>0.0138732</text:p>
          </table:table-cell>
          <table:table-cell office:value-type="float" office:value="0.279817" calcext:value-type="float">
            <text:p>0.27981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5401" calcext:value-type="float">
            <text:p>11.5401</text:p>
          </table:table-cell>
          <table:table-cell office:value-type="float" office:value="1303" calcext:value-type="float">
            <text:p>1303</text:p>
          </table:table-cell>
          <table:table-cell office:value-type="float" office:value="3072" calcext:value-type="float">
            <text:p>3072</text:p>
          </table:table-cell>
          <table:table-cell office:value-type="float" office:value="408534" calcext:value-type="float">
            <text:p>408534</text:p>
          </table:table-cell>
          <table:table-cell office:value-type="float" office:value="0.0110662" calcext:value-type="float">
            <text:p>0.0110662</text:p>
          </table:table-cell>
          <table:table-cell office:value-type="float" office:value="1.52905" calcext:value-type="float">
            <text:p>1.5290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.27859" calcext:value-type="float">
            <text:p>5.27859</text:p>
          </table:table-cell>
          <table:table-cell office:value-type="float" office:value="141" calcext:value-type="float">
            <text:p>141</text:p>
          </table:table-cell>
          <table:table-cell office:value-type="float" office:value="3941" calcext:value-type="float">
            <text:p>3941</text:p>
          </table:table-cell>
          <table:table-cell office:value-type="float" office:value="53499" calcext:value-type="float">
            <text:p>53499</text:p>
          </table:table-cell>
          <table:table-cell office:value-type="float" office:value="0.0177977" calcext:value-type="float">
            <text:p>0.0177977</text:p>
          </table:table-cell>
          <table:table-cell office:value-type="float" office:value="0.208618" calcext:value-type="float">
            <text:p>0.20861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10726" calcext:value-type="float">
            <text:p>1.10726</text:p>
          </table:table-cell>
          <table:table-cell office:value-type="float" office:value="13" calcext:value-type="float">
            <text:p>13</text:p>
          </table:table-cell>
          <table:table-cell office:value-type="float" office:value="4692" calcext:value-type="float">
            <text:p>4692</text:p>
          </table:table-cell>
          <table:table-cell office:value-type="float" office:value="11180" calcext:value-type="float">
            <text:p>11180</text:p>
          </table:table-cell>
          <table:table-cell office:value-type="float" office:value="0.0196708" calcext:value-type="float">
            <text:p>0.0196708</text:p>
          </table:table-cell>
          <table:table-cell office:value-type="float" office:value="0.046406" calcext:value-type="float">
            <text:p>0.04640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.53168" calcext:value-type="float">
            <text:p>5.53168</text:p>
          </table:table-cell>
          <table:table-cell office:value-type="float" office:value="129" calcext:value-type="float">
            <text:p>129</text:p>
          </table:table-cell>
          <table:table-cell office:value-type="float" office:value="4194" calcext:value-type="float">
            <text:p>4194</text:p>
          </table:table-cell>
          <table:table-cell office:value-type="float" office:value="40923" calcext:value-type="float">
            <text:p>40923</text:p>
          </table:table-cell>
          <table:table-cell office:value-type="float" office:value="0.0189055" calcext:value-type="float">
            <text:p>0.0189055</text:p>
          </table:table-cell>
          <table:table-cell office:value-type="float" office:value="0.167579" calcext:value-type="float">
            <text:p>0.16757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1.5175" calcext:value-type="float">
            <text:p>61.5175</text:p>
          </table:table-cell>
          <table:table-cell office:value-type="float" office:value="4145" calcext:value-type="float">
            <text:p>4145</text:p>
          </table:table-cell>
          <table:table-cell office:value-type="float" office:value="4863" calcext:value-type="float">
            <text:p>4863</text:p>
          </table:table-cell>
          <table:table-cell office:value-type="float" office:value="1303957" calcext:value-type="float">
            <text:p>1303957</text:p>
          </table:table-cell>
          <table:table-cell office:value-type="float" office:value="0.0215826" calcext:value-type="float">
            <text:p>0.0215826</text:p>
          </table:table-cell>
          <table:table-cell office:value-type="float" office:value="5.55746" calcext:value-type="float">
            <text:p>5.5574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68.54" calcext:value-type="float">
            <text:p>1468.54</text:p>
          </table:table-cell>
          <table:table-cell office:value-type="float" office:value="96794" calcext:value-type="float">
            <text:p>96794</text:p>
          </table:table-cell>
          <table:table-cell office:value-type="float" office:value="5135" calcext:value-type="float">
            <text:p>5135</text:p>
          </table:table-cell>
          <table:table-cell office:value-type="float" office:value="27017556" calcext:value-type="float">
            <text:p>27017556</text:p>
          </table:table-cell>
          <table:table-cell office:value-type="float" office:value="0.023211" calcext:value-type="float">
            <text:p>0.023211</text:p>
          </table:table-cell>
          <table:table-cell office:value-type="float" office:value="105.587" calcext:value-type="float">
            <text:p>105.58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200.82" calcext:value-type="float">
            <text:p>7200.82</text:p>
          </table:table-cell>
          <table:table-cell office:value-type="float" office:value="242213" calcext:value-type="float">
            <text:p>242213</text:p>
          </table:table-cell>
          <table:table-cell office:value-type="float" office:value="10123" calcext:value-type="float">
            <text:p>10123</text:p>
          </table:table-cell>
          <table:table-cell office:value-type="float" office:value="68562400" calcext:value-type="float">
            <text:p>68562400</text:p>
          </table:table-cell>
          <table:table-cell office:value-type="float" office:value="0.0396768" calcext:value-type="float">
            <text:p>0.0396768</text:p>
          </table:table-cell>
          <table:table-cell office:value-type="float" office:value="280.903" calcext:value-type="float">
            <text:p>280.90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200.54" calcext:value-type="float">
            <text:p>7200.54</text:p>
          </table:table-cell>
          <table:table-cell office:value-type="float" office:value="2541260" calcext:value-type="float">
            <text:p>2541260</text:p>
          </table:table-cell>
          <table:table-cell office:value-type="float" office:value="3642" calcext:value-type="float">
            <text:p>3642</text:p>
          </table:table-cell>
          <table:table-cell office:value-type="float" office:value="107088183" calcext:value-type="float">
            <text:p>107088183</text:p>
          </table:table-cell>
          <table:table-cell office:value-type="float" office:value="0.0440905" calcext:value-type="float">
            <text:p>0.0440905</text:p>
          </table:table-cell>
          <table:table-cell office:value-type="float" office:value="1010.73" calcext:value-type="float">
            <text:p>1010.7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0714286" calcext:value-type="float">
            <text:p>0.0714286</text:p>
          </table:table-cell>
          <table:table-cell office:value-type="float" office:value="7200.61" calcext:value-type="float">
            <text:p>7200.61</text:p>
          </table:table-cell>
          <table:table-cell office:value-type="float" office:value="315555" calcext:value-type="float">
            <text:p>315555</text:p>
          </table:table-cell>
          <table:table-cell office:value-type="float" office:value="9100" calcext:value-type="float">
            <text:p>9100</text:p>
          </table:table-cell>
          <table:table-cell office:value-type="float" office:value="28241081" calcext:value-type="float">
            <text:p>28241081</text:p>
          </table:table-cell>
          <table:table-cell office:value-type="float" office:value="0.0534402" calcext:value-type="float">
            <text:p>0.0534402</text:p>
          </table:table-cell>
          <table:table-cell office:value-type="float" office:value="171.201" calcext:value-type="float">
            <text:p>171.20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94.7549" calcext:value-type="float">
            <text:p>94.7549</text:p>
          </table:table-cell>
          <table:table-cell office:value-type="float" office:value="3044" calcext:value-type="float">
            <text:p>3044</text:p>
          </table:table-cell>
          <table:table-cell office:value-type="float" office:value="11637" calcext:value-type="float">
            <text:p>11637</text:p>
          </table:table-cell>
          <table:table-cell office:value-type="float" office:value="912273" calcext:value-type="float">
            <text:p>912273</text:p>
          </table:table-cell>
          <table:table-cell office:value-type="float" office:value="0.0573821" calcext:value-type="float">
            <text:p>0.0573821</text:p>
          </table:table-cell>
          <table:table-cell office:value-type="float" office:value="3.77927" calcext:value-type="float">
            <text:p>3.7792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12.672" calcext:value-type="float">
            <text:p>112.672</text:p>
          </table:table-cell>
          <table:table-cell office:value-type="float" office:value="2080" calcext:value-type="float">
            <text:p>2080</text:p>
          </table:table-cell>
          <table:table-cell office:value-type="float" office:value="8933" calcext:value-type="float">
            <text:p>8933</text:p>
          </table:table-cell>
          <table:table-cell office:value-type="float" office:value="579963" calcext:value-type="float">
            <text:p>579963</text:p>
          </table:table-cell>
          <table:table-cell office:value-type="float" office:value="0.0388434" calcext:value-type="float">
            <text:p>0.0388434</text:p>
          </table:table-cell>
          <table:table-cell office:value-type="float" office:value="2.68476" calcext:value-type="float">
            <text:p>2.6847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1.1781" calcext:value-type="float">
            <text:p>81.1781</text:p>
          </table:table-cell>
          <table:table-cell office:value-type="float" office:value="1489" calcext:value-type="float">
            <text:p>1489</text:p>
          </table:table-cell>
          <table:table-cell office:value-type="float" office:value="8902" calcext:value-type="float">
            <text:p>8902</text:p>
          </table:table-cell>
          <table:table-cell office:value-type="float" office:value="744609" calcext:value-type="float">
            <text:p>744609</text:p>
          </table:table-cell>
          <table:table-cell office:value-type="float" office:value="0.0359007" calcext:value-type="float">
            <text:p>0.0359007</text:p>
          </table:table-cell>
          <table:table-cell office:value-type="float" office:value="3.21212" calcext:value-type="float">
            <text:p>3.2121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.7496" calcext:value-type="float">
            <text:p>2.7496</text:p>
          </table:table-cell>
          <table:table-cell office:value-type="float" office:value="15" calcext:value-type="float">
            <text:p>15</text:p>
          </table:table-cell>
          <table:table-cell office:value-type="float" office:value="5967" calcext:value-type="float">
            <text:p>5967</text:p>
          </table:table-cell>
          <table:table-cell office:value-type="float" office:value="19455" calcext:value-type="float">
            <text:p>19455</text:p>
          </table:table-cell>
          <table:table-cell office:value-type="float" office:value="0.0247893" calcext:value-type="float">
            <text:p>0.0247893</text:p>
          </table:table-cell>
          <table:table-cell office:value-type="float" office:value="0.0730599" calcext:value-type="float">
            <text:p>0.073059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2.0104" calcext:value-type="float">
            <text:p>32.0104</text:p>
          </table:table-cell>
          <table:table-cell office:value-type="float" office:value="107" calcext:value-type="float">
            <text:p>107</text:p>
          </table:table-cell>
          <table:table-cell office:value-type="float" office:value="6676" calcext:value-type="float">
            <text:p>6676</text:p>
          </table:table-cell>
          <table:table-cell office:value-type="float" office:value="67348" calcext:value-type="float">
            <text:p>67348</text:p>
          </table:table-cell>
          <table:table-cell office:value-type="float" office:value="0.0335023" calcext:value-type="float">
            <text:p>0.0335023</text:p>
          </table:table-cell>
          <table:table-cell office:value-type="float" office:value="0.326654" calcext:value-type="float">
            <text:p>0.32665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6.161" calcext:value-type="float">
            <text:p>406.161</text:p>
          </table:table-cell>
          <table:table-cell office:value-type="float" office:value="12479" calcext:value-type="float">
            <text:p>12479</text:p>
          </table:table-cell>
          <table:table-cell office:value-type="float" office:value="6725" calcext:value-type="float">
            <text:p>6725</text:p>
          </table:table-cell>
          <table:table-cell office:value-type="float" office:value="6172981" calcext:value-type="float">
            <text:p>6172981</text:p>
          </table:table-cell>
          <table:table-cell office:value-type="float" office:value="0.0312541" calcext:value-type="float">
            <text:p>0.0312541</text:p>
          </table:table-cell>
          <table:table-cell office:value-type="float" office:value="25.3365" calcext:value-type="float">
            <text:p>25.33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851.37" calcext:value-type="float">
            <text:p>6851.37</text:p>
          </table:table-cell>
          <table:table-cell office:value-type="float" office:value="129907" calcext:value-type="float">
            <text:p>129907</text:p>
          </table:table-cell>
          <table:table-cell office:value-type="float" office:value="7544" calcext:value-type="float">
            <text:p>7544</text:p>
          </table:table-cell>
          <table:table-cell office:value-type="float" office:value="48238766" calcext:value-type="float">
            <text:p>48238766</text:p>
          </table:table-cell>
          <table:table-cell office:value-type="float" office:value="0.034465" calcext:value-type="float">
            <text:p>0.034465</text:p>
          </table:table-cell>
          <table:table-cell office:value-type="float" office:value="190.329" calcext:value-type="float">
            <text:p>190.32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7201.71" calcext:value-type="float">
            <text:p>7201.71</text:p>
          </table:table-cell>
          <table:table-cell office:value-type="float" office:value="104318" calcext:value-type="float">
            <text:p>104318</text:p>
          </table:table-cell>
          <table:table-cell office:value-type="float" office:value="9315" calcext:value-type="float">
            <text:p>9315</text:p>
          </table:table-cell>
          <table:table-cell office:value-type="float" office:value="54120017" calcext:value-type="float">
            <text:p>54120017</text:p>
          </table:table-cell>
          <table:table-cell office:value-type="float" office:value="0.0415481" calcext:value-type="float">
            <text:p>0.0415481</text:p>
          </table:table-cell>
          <table:table-cell office:value-type="float" office:value="215.7" calcext:value-type="float">
            <text:p>215.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200.22" calcext:value-type="float">
            <text:p>7200.22</text:p>
          </table:table-cell>
          <table:table-cell office:value-type="float" office:value="4497" calcext:value-type="float">
            <text:p>4497</text:p>
          </table:table-cell>
          <table:table-cell office:value-type="float" office:value="19404" calcext:value-type="float">
            <text:p>19404</text:p>
          </table:table-cell>
          <table:table-cell office:value-type="float" office:value="1578416" calcext:value-type="float">
            <text:p>1578416</text:p>
          </table:table-cell>
          <table:table-cell office:value-type="float" office:value="0.0805546" calcext:value-type="float">
            <text:p>0.0805546</text:p>
          </table:table-cell>
          <table:table-cell office:value-type="float" office:value="8.43597" calcext:value-type="float">
            <text:p>8.4359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1" calcext:value-type="float">
            <text:p>0.1</text:p>
          </table:table-cell>
          <table:table-cell office:value-type="float" office:value="7201.64" calcext:value-type="float">
            <text:p>7201.64</text:p>
          </table:table-cell>
          <table:table-cell office:value-type="float" office:value="1552700" calcext:value-type="float">
            <text:p>1552700</text:p>
          </table:table-cell>
          <table:table-cell office:value-type="float" office:value="4962" calcext:value-type="float">
            <text:p>4962</text:p>
          </table:table-cell>
          <table:table-cell office:value-type="float" office:value="68557508" calcext:value-type="float">
            <text:p>68557508</text:p>
          </table:table-cell>
          <table:table-cell office:value-type="float" office:value="0.0566031" calcext:value-type="float">
            <text:p>0.0566031</text:p>
          </table:table-cell>
          <table:table-cell office:value-type="float" office:value="821.908" calcext:value-type="float">
            <text:p>821.90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0.102041" calcext:value-type="float">
            <text:p>0.102041</text:p>
          </table:table-cell>
          <table:table-cell office:value-type="float" office:value="7201.06" calcext:value-type="float">
            <text:p>7201.06</text:p>
          </table:table-cell>
          <table:table-cell office:value-type="float" office:value="244528" calcext:value-type="float">
            <text:p>244528</text:p>
          </table:table-cell>
          <table:table-cell office:value-type="float" office:value="11778" calcext:value-type="float">
            <text:p>11778</text:p>
          </table:table-cell>
          <table:table-cell office:value-type="float" office:value="26980026" calcext:value-type="float">
            <text:p>26980026</text:p>
          </table:table-cell>
          <table:table-cell office:value-type="float" office:value="0.0804395" calcext:value-type="float">
            <text:p>0.0804395</text:p>
          </table:table-cell>
          <table:table-cell office:value-type="float" office:value="177.656" calcext:value-type="float">
            <text:p>177.65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95.436" calcext:value-type="float">
            <text:p>695.436</text:p>
          </table:table-cell>
          <table:table-cell office:value-type="float" office:value="4637" calcext:value-type="float">
            <text:p>4637</text:p>
          </table:table-cell>
          <table:table-cell office:value-type="float" office:value="20040" calcext:value-type="float">
            <text:p>20040</text:p>
          </table:table-cell>
          <table:table-cell office:value-type="float" office:value="1642559" calcext:value-type="float">
            <text:p>1642559</text:p>
          </table:table-cell>
          <table:table-cell office:value-type="float" office:value="0.109079" calcext:value-type="float">
            <text:p>0.109079</text:p>
          </table:table-cell>
          <table:table-cell office:value-type="float" office:value="7.87223" calcext:value-type="float">
            <text:p>7.8722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7201.52" calcext:value-type="float">
            <text:p>7201.52</text:p>
          </table:table-cell>
          <table:table-cell office:value-type="float" office:value="80583" calcext:value-type="float">
            <text:p>80583</text:p>
          </table:table-cell>
          <table:table-cell office:value-type="float" office:value="21794" calcext:value-type="float">
            <text:p>21794</text:p>
          </table:table-cell>
          <table:table-cell office:value-type="float" office:value="33358597" calcext:value-type="float">
            <text:p>33358597</text:p>
          </table:table-cell>
          <table:table-cell office:value-type="float" office:value="0.104171" calcext:value-type="float">
            <text:p>0.104171</text:p>
          </table:table-cell>
          <table:table-cell office:value-type="float" office:value="133.582" calcext:value-type="float">
            <text:p>133.58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8.649" calcext:value-type="float">
            <text:p>148.649</text:p>
          </table:table-cell>
          <table:table-cell office:value-type="float" office:value="875" calcext:value-type="float">
            <text:p>875</text:p>
          </table:table-cell>
          <table:table-cell office:value-type="float" office:value="11848" calcext:value-type="float">
            <text:p>11848</text:p>
          </table:table-cell>
          <table:table-cell office:value-type="float" office:value="466714" calcext:value-type="float">
            <text:p>466714</text:p>
          </table:table-cell>
          <table:table-cell office:value-type="float" office:value="0.0530775" calcext:value-type="float">
            <text:p>0.0530775</text:p>
          </table:table-cell>
          <table:table-cell office:value-type="float" office:value="2.186" calcext:value-type="float">
            <text:p>2.18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20.35" calcext:value-type="float">
            <text:p>1220.35</text:p>
          </table:table-cell>
          <table:table-cell office:value-type="float" office:value="17937" calcext:value-type="float">
            <text:p>17937</text:p>
          </table:table-cell>
          <table:table-cell office:value-type="float" office:value="7111" calcext:value-type="float">
            <text:p>7111</text:p>
          </table:table-cell>
          <table:table-cell office:value-type="float" office:value="10598978" calcext:value-type="float">
            <text:p>10598978</text:p>
          </table:table-cell>
          <table:table-cell office:value-type="float" office:value="0.0372068" calcext:value-type="float">
            <text:p>0.0372068</text:p>
          </table:table-cell>
          <table:table-cell office:value-type="float" office:value="43.2183" calcext:value-type="float">
            <text:p>43.218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4.4881" calcext:value-type="float">
            <text:p>24.4881</text:p>
          </table:table-cell>
          <table:table-cell office:value-type="float" office:value="51" calcext:value-type="float">
            <text:p>51</text:p>
          </table:table-cell>
          <table:table-cell office:value-type="float" office:value="8558" calcext:value-type="float">
            <text:p>8558</text:p>
          </table:table-cell>
          <table:table-cell office:value-type="float" office:value="82528" calcext:value-type="float">
            <text:p>82528</text:p>
          </table:table-cell>
          <table:table-cell office:value-type="float" office:value="0.0435927" calcext:value-type="float">
            <text:p>0.0435927</text:p>
          </table:table-cell>
          <table:table-cell office:value-type="float" office:value="0.427334" calcext:value-type="float">
            <text:p>0.42733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6.5027" calcext:value-type="float">
            <text:p>46.5027</text:p>
          </table:table-cell>
          <table:table-cell office:value-type="float" office:value="149" calcext:value-type="float">
            <text:p>149</text:p>
          </table:table-cell>
          <table:table-cell office:value-type="float" office:value="9780" calcext:value-type="float">
            <text:p>9780</text:p>
          </table:table-cell>
          <table:table-cell office:value-type="float" office:value="88809" calcext:value-type="float">
            <text:p>88809</text:p>
          </table:table-cell>
          <table:table-cell office:value-type="float" office:value="0.0402097" calcext:value-type="float">
            <text:p>0.0402097</text:p>
          </table:table-cell>
          <table:table-cell office:value-type="float" office:value="0.447867" calcext:value-type="float">
            <text:p>0.44786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44.596" calcext:value-type="float">
            <text:p>744.596</text:p>
          </table:table-cell>
          <table:table-cell office:value-type="float" office:value="7308" calcext:value-type="float">
            <text:p>7308</text:p>
          </table:table-cell>
          <table:table-cell office:value-type="float" office:value="10329" calcext:value-type="float">
            <text:p>10329</text:p>
          </table:table-cell>
          <table:table-cell office:value-type="float" office:value="4585174" calcext:value-type="float">
            <text:p>4585174</text:p>
          </table:table-cell>
          <table:table-cell office:value-type="float" office:value="0.047334" calcext:value-type="float">
            <text:p>0.047334</text:p>
          </table:table-cell>
          <table:table-cell office:value-type="float" office:value="19.7581" calcext:value-type="float">
            <text:p>19.758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7203.2" calcext:value-type="float">
            <text:p>7203.2</text:p>
          </table:table-cell>
          <table:table-cell office:value-type="float" office:value="46342" calcext:value-type="float">
            <text:p>46342</text:p>
          </table:table-cell>
          <table:table-cell office:value-type="float" office:value="14225" calcext:value-type="float">
            <text:p>14225</text:p>
          </table:table-cell>
          <table:table-cell office:value-type="float" office:value="34512459" calcext:value-type="float">
            <text:p>34512459</text:p>
          </table:table-cell>
          <table:table-cell office:value-type="float" office:value="0.0672254" calcext:value-type="float">
            <text:p>0.0672254</text:p>
          </table:table-cell>
          <table:table-cell office:value-type="float" office:value="136.565" calcext:value-type="float">
            <text:p>136.5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7203.53" calcext:value-type="float">
            <text:p>7203.53</text:p>
          </table:table-cell>
          <table:table-cell office:value-type="float" office:value="71330" calcext:value-type="float">
            <text:p>71330</text:p>
          </table:table-cell>
          <table:table-cell office:value-type="float" office:value="8319" calcext:value-type="float">
            <text:p>8319</text:p>
          </table:table-cell>
          <table:table-cell office:value-type="float" office:value="58453012" calcext:value-type="float">
            <text:p>58453012</text:p>
          </table:table-cell>
          <table:table-cell office:value-type="float" office:value="0.0384633" calcext:value-type="float">
            <text:p>0.0384633</text:p>
          </table:table-cell>
          <table:table-cell office:value-type="float" office:value="227.727" calcext:value-type="float">
            <text:p>227.72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7200.26" calcext:value-type="float">
            <text:p>7200.26</text:p>
          </table:table-cell>
          <table:table-cell office:value-type="float" office:value="29290" calcext:value-type="float">
            <text:p>29290</text:p>
          </table:table-cell>
          <table:table-cell office:value-type="float" office:value="16415" calcext:value-type="float">
            <text:p>16415</text:p>
          </table:table-cell>
          <table:table-cell office:value-type="float" office:value="21567309" calcext:value-type="float">
            <text:p>21567309</text:p>
          </table:table-cell>
          <table:table-cell office:value-type="float" office:value="0.0775415" calcext:value-type="float">
            <text:p>0.0775415</text:p>
          </table:table-cell>
          <table:table-cell office:value-type="float" office:value="91.322" calcext:value-type="float">
            <text:p>91.32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7200.36" calcext:value-type="float">
            <text:p>7200.36</text:p>
          </table:table-cell>
          <table:table-cell office:value-type="float" office:value="9227" calcext:value-type="float">
            <text:p>9227</text:p>
          </table:table-cell>
          <table:table-cell office:value-type="float" office:value="34225" calcext:value-type="float">
            <text:p>34225</text:p>
          </table:table-cell>
          <table:table-cell office:value-type="float" office:value="5583046" calcext:value-type="float">
            <text:p>5583046</text:p>
          </table:table-cell>
          <table:table-cell office:value-type="float" office:value="0.145885" calcext:value-type="float">
            <text:p>0.145885</text:p>
          </table:table-cell>
          <table:table-cell office:value-type="float" office:value="25.6638" calcext:value-type="float">
            <text:p>25.663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125" calcext:value-type="float">
            <text:p>0.125</text:p>
          </table:table-cell>
          <table:table-cell office:value-type="float" office:value="7201.05" calcext:value-type="float">
            <text:p>7201.05</text:p>
          </table:table-cell>
          <table:table-cell office:value-type="float" office:value="765501" calcext:value-type="float">
            <text:p>765501</text:p>
          </table:table-cell>
          <table:table-cell office:value-type="float" office:value="7303" calcext:value-type="float">
            <text:p>7303</text:p>
          </table:table-cell>
          <table:table-cell office:value-type="float" office:value="34115072" calcext:value-type="float">
            <text:p>34115072</text:p>
          </table:table-cell>
          <table:table-cell office:value-type="float" office:value="0.0759509" calcext:value-type="float">
            <text:p>0.0759509</text:p>
          </table:table-cell>
          <table:table-cell office:value-type="float" office:value="532.758" calcext:value-type="float">
            <text:p>532.75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88" calcext:value-type="float">
            <text:p>7200.88</text:p>
          </table:table-cell>
          <table:table-cell office:value-type="float" office:value="128683" calcext:value-type="float">
            <text:p>128683</text:p>
          </table:table-cell>
          <table:table-cell office:value-type="float" office:value="18328" calcext:value-type="float">
            <text:p>18328</text:p>
          </table:table-cell>
          <table:table-cell office:value-type="float" office:value="16926001" calcext:value-type="float">
            <text:p>16926001</text:p>
          </table:table-cell>
          <table:table-cell office:value-type="float" office:value="0.123415" calcext:value-type="float">
            <text:p>0.123415</text:p>
          </table:table-cell>
          <table:table-cell office:value-type="float" office:value="124.034" calcext:value-type="float">
            <text:p>124.03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7202.59" calcext:value-type="float">
            <text:p>7202.59</text:p>
          </table:table-cell>
          <table:table-cell office:value-type="float" office:value="38250" calcext:value-type="float">
            <text:p>38250</text:p>
          </table:table-cell>
          <table:table-cell office:value-type="float" office:value="21423" calcext:value-type="float">
            <text:p>21423</text:p>
          </table:table-cell>
          <table:table-cell office:value-type="float" office:value="13166335" calcext:value-type="float">
            <text:p>13166335</text:p>
          </table:table-cell>
          <table:table-cell office:value-type="float" office:value="0.134611" calcext:value-type="float">
            <text:p>0.134611</text:p>
          </table:table-cell>
          <table:table-cell office:value-type="float" office:value="65.254" calcext:value-type="float">
            <text:p>65.25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200.49" calcext:value-type="float">
            <text:p>7200.49</text:p>
          </table:table-cell>
          <table:table-cell office:value-type="float" office:value="9791" calcext:value-type="float">
            <text:p>9791</text:p>
          </table:table-cell>
          <table:table-cell office:value-type="float" office:value="36175" calcext:value-type="float">
            <text:p>36175</text:p>
          </table:table-cell>
          <table:table-cell office:value-type="float" office:value="4423760" calcext:value-type="float">
            <text:p>4423760</text:p>
          </table:table-cell>
          <table:table-cell office:value-type="float" office:value="0.173269" calcext:value-type="float">
            <text:p>0.173269</text:p>
          </table:table-cell>
          <table:table-cell office:value-type="float" office:value="23.7664" calcext:value-type="float">
            <text:p>23.766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  <table:table-cell office:value-type="float" office:value="7200.78" calcext:value-type="float">
            <text:p>7200.78</text:p>
          </table:table-cell>
          <table:table-cell office:value-type="float" office:value="6903" calcext:value-type="float">
            <text:p>6903</text:p>
          </table:table-cell>
          <table:table-cell office:value-type="float" office:value="32078" calcext:value-type="float">
            <text:p>32078</text:p>
          </table:table-cell>
          <table:table-cell office:value-type="float" office:value="4942170" calcext:value-type="float">
            <text:p>4942170</text:p>
          </table:table-cell>
          <table:table-cell office:value-type="float" office:value="0.153702" calcext:value-type="float">
            <text:p>0.153702</text:p>
          </table:table-cell>
          <table:table-cell office:value-type="float" office:value="25.2026" calcext:value-type="float">
            <text:p>25.202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0.0769231" calcext:value-type="float">
            <text:p>0.0769231</text:p>
          </table:table-cell>
          <table:table-cell office:value-type="float" office:value="7200.6" calcext:value-type="float">
            <text:p>7200.6</text:p>
          </table:table-cell>
          <table:table-cell office:value-type="float" office:value="6851" calcext:value-type="float">
            <text:p>6851</text:p>
          </table:table-cell>
          <table:table-cell office:value-type="float" office:value="37744" calcext:value-type="float">
            <text:p>37744</text:p>
          </table:table-cell>
          <table:table-cell office:value-type="float" office:value="5511682" calcext:value-type="float">
            <text:p>5511682</text:p>
          </table:table-cell>
          <table:table-cell office:value-type="float" office:value="0.187489" calcext:value-type="float">
            <text:p>0.187489</text:p>
          </table:table-cell>
          <table:table-cell office:value-type="float" office:value="24.9765" calcext:value-type="float">
            <text:p>24.976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7202.13" calcext:value-type="float">
            <text:p>7202.13</text:p>
          </table:table-cell>
          <table:table-cell office:value-type="float" office:value="21000" calcext:value-type="float">
            <text:p>21000</text:p>
          </table:table-cell>
          <table:table-cell office:value-type="float" office:value="13577" calcext:value-type="float">
            <text:p>13577</text:p>
          </table:table-cell>
          <table:table-cell office:value-type="float" office:value="14256621" calcext:value-type="float">
            <text:p>14256621</text:p>
          </table:table-cell>
          <table:table-cell office:value-type="float" office:value="0.0608859" calcext:value-type="float">
            <text:p>0.0608859</text:p>
          </table:table-cell>
          <table:table-cell office:value-type="float" office:value="63.101" calcext:value-type="float">
            <text:p>63.10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6.8585" calcext:value-type="float">
            <text:p>86.8585</text:p>
          </table:table-cell>
          <table:table-cell office:value-type="float" office:value="106" calcext:value-type="float">
            <text:p>106</text:p>
          </table:table-cell>
          <table:table-cell office:value-type="float" office:value="10772" calcext:value-type="float">
            <text:p>10772</text:p>
          </table:table-cell>
          <table:table-cell office:value-type="float" office:value="218150" calcext:value-type="float">
            <text:p>218150</text:p>
          </table:table-cell>
          <table:table-cell office:value-type="float" office:value="0.048272" calcext:value-type="float">
            <text:p>0.048272</text:p>
          </table:table-cell>
          <table:table-cell office:value-type="float" office:value="0.991293" calcext:value-type="float">
            <text:p>0.99129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53.004" calcext:value-type="float">
            <text:p>353.004</text:p>
          </table:table-cell>
          <table:table-cell office:value-type="float" office:value="623" calcext:value-type="float">
            <text:p>623</text:p>
          </table:table-cell>
          <table:table-cell office:value-type="float" office:value="16805" calcext:value-type="float">
            <text:p>16805</text:p>
          </table:table-cell>
          <table:table-cell office:value-type="float" office:value="548483" calcext:value-type="float">
            <text:p>548483</text:p>
          </table:table-cell>
          <table:table-cell office:value-type="float" office:value="0.0776437" calcext:value-type="float">
            <text:p>0.0776437</text:p>
          </table:table-cell>
          <table:table-cell office:value-type="float" office:value="2.83569" calcext:value-type="float">
            <text:p>2.8356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987.59" calcext:value-type="float">
            <text:p>3987.59</text:p>
          </table:table-cell>
          <table:table-cell office:value-type="float" office:value="3373" calcext:value-type="float">
            <text:p>3373</text:p>
          </table:table-cell>
          <table:table-cell office:value-type="float" office:value="16486" calcext:value-type="float">
            <text:p>16486</text:p>
          </table:table-cell>
          <table:table-cell office:value-type="float" office:value="2125721" calcext:value-type="float">
            <text:p>2125721</text:p>
          </table:table-cell>
          <table:table-cell office:value-type="float" office:value="0.0720634" calcext:value-type="float">
            <text:p>0.0720634</text:p>
          </table:table-cell>
          <table:table-cell office:value-type="float" office:value="10.853" calcext:value-type="float">
            <text:p>10.85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01.11" calcext:value-type="float">
            <text:p>7201.11</text:p>
          </table:table-cell>
          <table:table-cell office:value-type="float" office:value="10448" calcext:value-type="float">
            <text:p>10448</text:p>
          </table:table-cell>
          <table:table-cell office:value-type="float" office:value="17431" calcext:value-type="float">
            <text:p>17431</text:p>
          </table:table-cell>
          <table:table-cell office:value-type="float" office:value="9195764" calcext:value-type="float">
            <text:p>9195764</text:p>
          </table:table-cell>
          <table:table-cell office:value-type="float" office:value="0.0738836" calcext:value-type="float">
            <text:p>0.0738836</text:p>
          </table:table-cell>
          <table:table-cell office:value-type="float" office:value="40.1488" calcext:value-type="float">
            <text:p>40.148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.3125" calcext:value-type="float">
            <text:p>0.3125</text:p>
          </table:table-cell>
          <table:table-cell office:value-type="float" office:value="7203.12" calcext:value-type="float">
            <text:p>7203.12</text:p>
          </table:table-cell>
          <table:table-cell office:value-type="float" office:value="15641" calcext:value-type="float">
            <text:p>15641</text:p>
          </table:table-cell>
          <table:table-cell office:value-type="float" office:value="16329" calcext:value-type="float">
            <text:p>16329</text:p>
          </table:table-cell>
          <table:table-cell office:value-type="float" office:value="17567001" calcext:value-type="float">
            <text:p>17567001</text:p>
          </table:table-cell>
          <table:table-cell office:value-type="float" office:value="0.067707" calcext:value-type="float">
            <text:p>0.067707</text:p>
          </table:table-cell>
          <table:table-cell office:value-type="float" office:value="74.3155" calcext:value-type="float">
            <text:p>74.31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0.4375" calcext:value-type="float">
            <text:p>0.4375</text:p>
          </table:table-cell>
          <table:table-cell office:value-type="float" office:value="7205.16" calcext:value-type="float">
            <text:p>7205.16</text:p>
          </table:table-cell>
          <table:table-cell office:value-type="float" office:value="26008" calcext:value-type="float">
            <text:p>26008</text:p>
          </table:table-cell>
          <table:table-cell office:value-type="float" office:value="15123" calcext:value-type="float">
            <text:p>15123</text:p>
          </table:table-cell>
          <table:table-cell office:value-type="float" office:value="28929064" calcext:value-type="float">
            <text:p>28929064</text:p>
          </table:table-cell>
          <table:table-cell office:value-type="float" office:value="0.0687425" calcext:value-type="float">
            <text:p>0.0687425</text:p>
          </table:table-cell>
          <table:table-cell office:value-type="float" office:value="121.486" calcext:value-type="float">
            <text:p>121.48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0.625" calcext:value-type="float">
            <text:p>0.625</text:p>
          </table:table-cell>
          <table:table-cell office:value-type="float" office:value="7201.78" calcext:value-type="float">
            <text:p>7201.78</text:p>
          </table:table-cell>
          <table:table-cell office:value-type="float" office:value="6707" calcext:value-type="float">
            <text:p>6707</text:p>
          </table:table-cell>
          <table:table-cell office:value-type="float" office:value="26228" calcext:value-type="float">
            <text:p>26228</text:p>
          </table:table-cell>
          <table:table-cell office:value-type="float" office:value="6160320" calcext:value-type="float">
            <text:p>6160320</text:p>
          </table:table-cell>
          <table:table-cell office:value-type="float" office:value="0.119962" calcext:value-type="float">
            <text:p>0.119962</text:p>
          </table:table-cell>
          <table:table-cell office:value-type="float" office:value="28.7869" calcext:value-type="float">
            <text:p>28.786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.6</text:p>
          </table:table-cell>
          <table:table-cell office:value-type="float" office:value="7200.44" calcext:value-type="float">
            <text:p>7200.44</text:p>
          </table:table-cell>
          <table:table-cell office:value-type="float" office:value="3549" calcext:value-type="float">
            <text:p>3549</text:p>
          </table:table-cell>
          <table:table-cell office:value-type="float" office:value="48237" calcext:value-type="float">
            <text:p>48237</text:p>
          </table:table-cell>
          <table:table-cell office:value-type="float" office:value="2953038" calcext:value-type="float">
            <text:p>2953038</text:p>
          </table:table-cell>
          <table:table-cell office:value-type="float" office:value="0.218026" calcext:value-type="float">
            <text:p>0.218026</text:p>
          </table:table-cell>
          <table:table-cell office:value-type="float" office:value="14.7823" calcext:value-type="float">
            <text:p>14.7823</text:p>
          </table:table-cell>
        </table:table-row>
      </table:table>
      <table:table table:name="Sheet5" table:style-name="ta1"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.61381" calcext:value-type="float">
            <text:p>6.61381</text:p>
          </table:table-cell>
          <table:table-cell office:value-type="float" office:value="735" calcext:value-type="float">
            <text:p>735</text:p>
          </table:table-cell>
          <table:table-cell office:value-type="float" office:value="895" calcext:value-type="float">
            <text:p>895</text:p>
          </table:table-cell>
          <table:table-cell office:value-type="float" office:value="13107" calcext:value-type="float">
            <text:p>13107</text:p>
          </table:table-cell>
          <table:table-cell office:value-type="float" office:value="0.00684449" calcext:value-type="float">
            <text:p>0.00684449</text:p>
          </table:table-cell>
          <table:table-cell office:value-type="float" office:value="5.43785" calcext:value-type="float">
            <text:p>5.43785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.07508" calcext:value-type="float">
            <text:p>7.07508</text:p>
          </table:table-cell>
          <table:table-cell office:value-type="float" office:value="251" calcext:value-type="float">
            <text:p>251</text:p>
          </table:table-cell>
          <table:table-cell office:value-type="float" office:value="1806" calcext:value-type="float">
            <text:p>1806</text:p>
          </table:table-cell>
          <table:table-cell office:value-type="float" office:value="23662" calcext:value-type="float">
            <text:p>23662</text:p>
          </table:table-cell>
          <table:table-cell office:value-type="float" office:value="0.0098713" calcext:value-type="float">
            <text:p>0.0098713</text:p>
          </table:table-cell>
          <table:table-cell office:value-type="float" office:value="6.09868" calcext:value-type="float">
            <text:p>6.09868</text:p>
          </table:table-cell>
          <table:table-cell office:value-type="float" office:value="10" calcext:value-type="float">
            <text:p>10</text:p>
          </table:table-cell>
          <table:table-cell office:value-type="float" office:value="304" calcext:value-type="float">
            <text:p>30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7.3806" calcext:value-type="float">
            <text:p>17.3806</text:p>
          </table:table-cell>
          <table:table-cell office:value-type="float" office:value="156" calcext:value-type="float">
            <text:p>156</text:p>
          </table:table-cell>
          <table:table-cell office:value-type="float" office:value="2437" calcext:value-type="float">
            <text:p>2437</text:p>
          </table:table-cell>
          <table:table-cell office:value-type="float" office:value="26386" calcext:value-type="float">
            <text:p>26386</text:p>
          </table:table-cell>
          <table:table-cell office:value-type="float" office:value="0.013011" calcext:value-type="float">
            <text:p>0.013011</text:p>
          </table:table-cell>
          <table:table-cell office:value-type="float" office:value="16.2955" calcext:value-type="float">
            <text:p>16.2955</text:p>
          </table:table-cell>
          <table:table-cell office:value-type="float" office:value="10" calcext:value-type="float">
            <text:p>10</text:p>
          </table:table-cell>
          <table:table-cell office:value-type="float" office:value="335" calcext:value-type="float">
            <text:p>335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925169" calcext:value-type="float">
            <text:p>0.0925169</text:p>
          </table:table-cell>
          <table:table-cell office:value-type="float" office:value="1" calcext:value-type="float">
            <text:p>1</text:p>
          </table:table-cell>
          <table:table-cell office:value-type="float" office:value="1292" calcext:value-type="float">
            <text:p>1292</text:p>
          </table:table-cell>
          <table:table-cell office:value-type="float" office:value="513" calcext:value-type="float">
            <text:p>513</text:p>
          </table:table-cell>
          <table:table-cell office:value-type="float" office:value="0.00766137" calcext:value-type="float">
            <text:p>0.00766137</text:p>
          </table:table-cell>
          <table:table-cell office:value-type="float" office:value="0.00256442" calcext:value-type="float">
            <text:p>0.0025644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66846" calcext:value-type="float">
            <text:p>0.166846</text:p>
          </table:table-cell>
          <table:table-cell office:value-type="float" office:value="1" calcext:value-type="float">
            <text:p>1</text:p>
          </table:table-cell>
          <table:table-cell office:value-type="float" office:value="1542" calcext:value-type="float">
            <text:p>1542</text:p>
          </table:table-cell>
          <table:table-cell office:value-type="float" office:value="1178" calcext:value-type="float">
            <text:p>1178</text:p>
          </table:table-cell>
          <table:table-cell office:value-type="float" office:value="0.008515" calcext:value-type="float">
            <text:p>0.008515</text:p>
          </table:table-cell>
          <table:table-cell office:value-type="float" office:value="0.00594561" calcext:value-type="float">
            <text:p>0.0059456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2.1179" calcext:value-type="float">
            <text:p>32.1179</text:p>
          </table:table-cell>
          <table:table-cell office:value-type="float" office:value="21" calcext:value-type="float">
            <text:p>21</text:p>
          </table:table-cell>
          <table:table-cell office:value-type="float" office:value="2006" calcext:value-type="float">
            <text:p>2006</text:p>
          </table:table-cell>
          <table:table-cell office:value-type="float" office:value="3379" calcext:value-type="float">
            <text:p>3379</text:p>
          </table:table-cell>
          <table:table-cell office:value-type="float" office:value="0.0102208" calcext:value-type="float">
            <text:p>0.0102208</text:p>
          </table:table-cell>
          <table:table-cell office:value-type="float" office:value="31.4989" calcext:value-type="float">
            <text:p>31.4989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8.935" calcext:value-type="float">
            <text:p>518.935</text:p>
          </table:table-cell>
          <table:table-cell office:value-type="float" office:value="238" calcext:value-type="float">
            <text:p>238</text:p>
          </table:table-cell>
          <table:table-cell office:value-type="float" office:value="5076" calcext:value-type="float">
            <text:p>5076</text:p>
          </table:table-cell>
          <table:table-cell office:value-type="float" office:value="24169" calcext:value-type="float">
            <text:p>24169</text:p>
          </table:table-cell>
          <table:table-cell office:value-type="float" office:value="0.0217974" calcext:value-type="float">
            <text:p>0.0217974</text:p>
          </table:table-cell>
          <table:table-cell office:value-type="float" office:value="517.329" calcext:value-type="float">
            <text:p>517.329</text:p>
          </table:table-cell>
          <table:table-cell office:value-type="float" office:value="10" calcext:value-type="float">
            <text:p>10</text:p>
          </table:table-cell>
          <table:table-cell office:value-type="float" office:value="559" calcext:value-type="float">
            <text:p>55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36.659" calcext:value-type="float">
            <text:p>136.659</text:p>
          </table:table-cell>
          <table:table-cell office:value-type="float" office:value="11151" calcext:value-type="float">
            <text:p>11151</text:p>
          </table:table-cell>
          <table:table-cell office:value-type="float" office:value="1952" calcext:value-type="float">
            <text:p>1952</text:p>
          </table:table-cell>
          <table:table-cell office:value-type="float" office:value="250726" calcext:value-type="float">
            <text:p>250726</text:p>
          </table:table-cell>
          <table:table-cell office:value-type="float" office:value="0.0199803" calcext:value-type="float">
            <text:p>0.0199803</text:p>
          </table:table-cell>
          <table:table-cell office:value-type="float" office:value="113.456" calcext:value-type="float">
            <text:p>113.456</text:p>
          </table:table-cell>
          <table:table-cell office:value-type="float" office:value="10" calcext:value-type="float">
            <text:p>10</text:p>
          </table:table-cell>
          <table:table-cell office:value-type="float" office:value="1133" calcext:value-type="float">
            <text:p>1133</text:p>
          </table:table-cell>
          <table:table-cell office:value-type="float" office:value="4557" calcext:value-type="float">
            <text:p>455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4.1735" calcext:value-type="float">
            <text:p>94.1735</text:p>
          </table:table-cell>
          <table:table-cell office:value-type="float" office:value="2514" calcext:value-type="float">
            <text:p>2514</text:p>
          </table:table-cell>
          <table:table-cell office:value-type="float" office:value="3208" calcext:value-type="float">
            <text:p>3208</text:p>
          </table:table-cell>
          <table:table-cell office:value-type="float" office:value="430581" calcext:value-type="float">
            <text:p>430581</text:p>
          </table:table-cell>
          <table:table-cell office:value-type="float" office:value="0.0199405" calcext:value-type="float">
            <text:p>0.0199405</text:p>
          </table:table-cell>
          <table:table-cell office:value-type="float" office:value="84.5127" calcext:value-type="float">
            <text:p>84.5127</text:p>
          </table:table-cell>
          <table:table-cell office:value-type="float" office:value="10" calcext:value-type="float">
            <text:p>10</text:p>
          </table:table-cell>
          <table:table-cell office:value-type="float" office:value="5077" calcext:value-type="float">
            <text:p>5077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6.0667" calcext:value-type="float">
            <text:p>46.0667</text:p>
          </table:table-cell>
          <table:table-cell office:value-type="float" office:value="478" calcext:value-type="float">
            <text:p>478</text:p>
          </table:table-cell>
          <table:table-cell office:value-type="float" office:value="2673" calcext:value-type="float">
            <text:p>2673</text:p>
          </table:table-cell>
          <table:table-cell office:value-type="float" office:value="132853" calcext:value-type="float">
            <text:p>132853</text:p>
          </table:table-cell>
          <table:table-cell office:value-type="float" office:value="0.0139729" calcext:value-type="float">
            <text:p>0.0139729</text:p>
          </table:table-cell>
          <table:table-cell office:value-type="float" office:value="42.172" calcext:value-type="float">
            <text:p>42.172</text:p>
          </table:table-cell>
          <table:table-cell office:value-type="float" office:value="10" calcext:value-type="float">
            <text:p>10</text:p>
          </table:table-cell>
          <table:table-cell office:value-type="float" office:value="989" calcext:value-type="float">
            <text:p>98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7.3623" calcext:value-type="float">
            <text:p>37.3623</text:p>
          </table:table-cell>
          <table:table-cell office:value-type="float" office:value="166" calcext:value-type="float">
            <text:p>166</text:p>
          </table:table-cell>
          <table:table-cell office:value-type="float" office:value="2121" calcext:value-type="float">
            <text:p>2121</text:p>
          </table:table-cell>
          <table:table-cell office:value-type="float" office:value="61062" calcext:value-type="float">
            <text:p>61062</text:p>
          </table:table-cell>
          <table:table-cell office:value-type="float" office:value="0.0119187" calcext:value-type="float">
            <text:p>0.0119187</text:p>
          </table:table-cell>
          <table:table-cell office:value-type="float" office:value="34.6422" calcext:value-type="float">
            <text:p>34.6422</text:p>
          </table:table-cell>
          <table:table-cell office:value-type="float" office:value="10" calcext:value-type="float">
            <text:p>10</text:p>
          </table:table-cell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37838" calcext:value-type="float">
            <text:p>0.137838</text:p>
          </table:table-cell>
          <table:table-cell office:value-type="float" office:value="1" calcext:value-type="float">
            <text:p>1</text:p>
          </table:table-cell>
          <table:table-cell office:value-type="float" office:value="2637" calcext:value-type="float">
            <text:p>2637</text:p>
          </table:table-cell>
          <table:table-cell office:value-type="float" office:value="845" calcext:value-type="float">
            <text:p>845</text:p>
          </table:table-cell>
          <table:table-cell office:value-type="float" office:value="0.0143556" calcext:value-type="float">
            <text:p>0.0143556</text:p>
          </table:table-cell>
          <table:table-cell office:value-type="float" office:value="0.00350436" calcext:value-type="float">
            <text:p>0.003504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.4655" calcext:value-type="float">
            <text:p>16.4655</text:p>
          </table:table-cell>
          <table:table-cell office:value-type="float" office:value="6" calcext:value-type="float">
            <text:p>6</text:p>
          </table:table-cell>
          <table:table-cell office:value-type="float" office:value="2765" calcext:value-type="float">
            <text:p>2765</text:p>
          </table:table-cell>
          <table:table-cell office:value-type="float" office:value="2990" calcext:value-type="float">
            <text:p>2990</text:p>
          </table:table-cell>
          <table:table-cell office:value-type="float" office:value="0.0152558" calcext:value-type="float">
            <text:p>0.0152558</text:p>
          </table:table-cell>
          <table:table-cell office:value-type="float" office:value="16.2131" calcext:value-type="float">
            <text:p>16.213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.7432" calcext:value-type="float">
            <text:p>94.7432</text:p>
          </table:table-cell>
          <table:table-cell office:value-type="float" office:value="28" calcext:value-type="float">
            <text:p>28</text:p>
          </table:table-cell>
          <table:table-cell office:value-type="float" office:value="2764" calcext:value-type="float">
            <text:p>2764</text:p>
          </table:table-cell>
          <table:table-cell office:value-type="float" office:value="8609" calcext:value-type="float">
            <text:p>8609</text:p>
          </table:table-cell>
          <table:table-cell office:value-type="float" office:value="0.0140196" calcext:value-type="float">
            <text:p>0.0140196</text:p>
          </table:table-cell>
          <table:table-cell office:value-type="float" office:value="93.8504" calcext:value-type="float">
            <text:p>93.8504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151.37" calcext:value-type="float">
            <text:p>2151.37</text:p>
          </table:table-cell>
          <table:table-cell office:value-type="float" office:value="415" calcext:value-type="float">
            <text:p>415</text:p>
          </table:table-cell>
          <table:table-cell office:value-type="float" office:value="2810" calcext:value-type="float">
            <text:p>2810</text:p>
          </table:table-cell>
          <table:table-cell office:value-type="float" office:value="118248" calcext:value-type="float">
            <text:p>118248</text:p>
          </table:table-cell>
          <table:table-cell office:value-type="float" office:value="0.0162597" calcext:value-type="float">
            <text:p>0.0162597</text:p>
          </table:table-cell>
          <table:table-cell office:value-type="float" office:value="2145.03" calcext:value-type="float">
            <text:p>2145.03</text:p>
          </table:table-cell>
          <table:table-cell office:value-type="float" office:value="10" calcext:value-type="float">
            <text:p>10</text:p>
          </table:table-cell>
          <table:table-cell office:value-type="float" office:value="1249" calcext:value-type="float">
            <text:p>1249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7595.97" calcext:value-type="float">
            <text:p>7595.97</text:p>
          </table:table-cell>
          <table:table-cell office:value-type="float" office:value="517" calcext:value-type="float">
            <text:p>517</text:p>
          </table:table-cell>
          <table:table-cell office:value-type="float" office:value="3950" calcext:value-type="float">
            <text:p>3950</text:p>
          </table:table-cell>
          <table:table-cell office:value-type="float" office:value="179984" calcext:value-type="float">
            <text:p>179984</text:p>
          </table:table-cell>
          <table:table-cell office:value-type="float" office:value="0.0187475" calcext:value-type="float">
            <text:p>0.0187475</text:p>
          </table:table-cell>
          <table:table-cell office:value-type="float" office:value="7588.48" calcext:value-type="float">
            <text:p>7588.48</text:p>
          </table:table-cell>
          <table:table-cell office:value-type="float" office:value="10" calcext:value-type="float">
            <text:p>10</text:p>
          </table:table-cell>
          <table:table-cell office:value-type="float" office:value="2397" calcext:value-type="float">
            <text:p>2397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343.05" calcext:value-type="float">
            <text:p>2343.05</text:p>
          </table:table-cell>
          <table:table-cell office:value-type="float" office:value="152069" calcext:value-type="float">
            <text:p>152069</text:p>
          </table:table-cell>
          <table:table-cell office:value-type="float" office:value="2719" calcext:value-type="float">
            <text:p>2719</text:p>
          </table:table-cell>
          <table:table-cell office:value-type="float" office:value="3150617" calcext:value-type="float">
            <text:p>3150617</text:p>
          </table:table-cell>
          <table:table-cell office:value-type="float" office:value="0.0302116" calcext:value-type="float">
            <text:p>0.0302116</text:p>
          </table:table-cell>
          <table:table-cell office:value-type="float" office:value="1930.25" calcext:value-type="float">
            <text:p>1930.25</text:p>
          </table:table-cell>
          <table:table-cell office:value-type="float" office:value="10" calcext:value-type="float">
            <text:p>10</text:p>
          </table:table-cell>
          <table:table-cell office:value-type="float" office:value="3237" calcext:value-type="float">
            <text:p>3237</text:p>
          </table:table-cell>
          <table:table-cell office:value-type="float" office:value="53284" calcext:value-type="float">
            <text:p>5328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75.318" calcext:value-type="float">
            <text:p>675.318</text:p>
          </table:table-cell>
          <table:table-cell office:value-type="float" office:value="11370" calcext:value-type="float">
            <text:p>11370</text:p>
          </table:table-cell>
          <table:table-cell office:value-type="float" office:value="5614" calcext:value-type="float">
            <text:p>5614</text:p>
          </table:table-cell>
          <table:table-cell office:value-type="float" office:value="1966840" calcext:value-type="float">
            <text:p>1966840</text:p>
          </table:table-cell>
          <table:table-cell office:value-type="float" office:value="0.0371114" calcext:value-type="float">
            <text:p>0.0371114</text:p>
          </table:table-cell>
          <table:table-cell office:value-type="float" office:value="595.475" calcext:value-type="float">
            <text:p>595.475</text:p>
          </table:table-cell>
          <table:table-cell office:value-type="float" office:value="10" calcext:value-type="float">
            <text:p>10</text:p>
          </table:table-cell>
          <table:table-cell office:value-type="float" office:value="16275" calcext:value-type="float">
            <text:p>16275</text:p>
          </table:table-cell>
          <table:table-cell office:value-type="float" office:value="2352" calcext:value-type="float">
            <text:p>235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1.6103" calcext:value-type="float">
            <text:p>21.6103</text:p>
          </table:table-cell>
          <table:table-cell office:value-type="float" office:value="63" calcext:value-type="float">
            <text:p>63</text:p>
          </table:table-cell>
          <table:table-cell office:value-type="float" office:value="5034" calcext:value-type="float">
            <text:p>5034</text:p>
          </table:table-cell>
          <table:table-cell office:value-type="float" office:value="53456" calcext:value-type="float">
            <text:p>53456</text:p>
          </table:table-cell>
          <table:table-cell office:value-type="float" office:value="0.023219" calcext:value-type="float">
            <text:p>0.023219</text:p>
          </table:table-cell>
          <table:table-cell office:value-type="float" office:value="18.1524" calcext:value-type="float">
            <text:p>18.1524</text:p>
          </table:table-cell>
          <table:table-cell office:value-type="float" office:value="10" calcext:value-type="float">
            <text:p>10</text:p>
          </table:table-cell>
          <table:table-cell office:value-type="float" office:value="426" calcext:value-type="float">
            <text:p>4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46.035" calcext:value-type="float">
            <text:p>546.035</text:p>
          </table:table-cell>
          <table:table-cell office:value-type="float" office:value="1040" calcext:value-type="float">
            <text:p>1040</text:p>
          </table:table-cell>
          <table:table-cell office:value-type="float" office:value="9451" calcext:value-type="float">
            <text:p>9451</text:p>
          </table:table-cell>
          <table:table-cell office:value-type="float" office:value="475543" calcext:value-type="float">
            <text:p>475543</text:p>
          </table:table-cell>
          <table:table-cell office:value-type="float" office:value="0.0418695" calcext:value-type="float">
            <text:p>0.0418695</text:p>
          </table:table-cell>
          <table:table-cell office:value-type="float" office:value="517.385" calcext:value-type="float">
            <text:p>517.385</text:p>
          </table:table-cell>
          <table:table-cell office:value-type="float" office:value="10" calcext:value-type="float">
            <text:p>10</text:p>
          </table:table-cell>
          <table:table-cell office:value-type="float" office:value="3594" calcext:value-type="float">
            <text:p>359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77.617" calcext:value-type="float">
            <text:p>677.617</text:p>
          </table:table-cell>
          <table:table-cell office:value-type="float" office:value="1312" calcext:value-type="float">
            <text:p>1312</text:p>
          </table:table-cell>
          <table:table-cell office:value-type="float" office:value="6507" calcext:value-type="float">
            <text:p>6507</text:p>
          </table:table-cell>
          <table:table-cell office:value-type="float" office:value="590002" calcext:value-type="float">
            <text:p>590002</text:p>
          </table:table-cell>
          <table:table-cell office:value-type="float" office:value="0.0303173" calcext:value-type="float">
            <text:p>0.0303173</text:p>
          </table:table-cell>
          <table:table-cell office:value-type="float" office:value="645.003" calcext:value-type="float">
            <text:p>645.003</text:p>
          </table:table-cell>
          <table:table-cell office:value-type="float" office:value="10" calcext:value-type="float">
            <text:p>10</text:p>
          </table:table-cell>
          <table:table-cell office:value-type="float" office:value="4544" calcext:value-type="float">
            <text:p>45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6.2372" calcext:value-type="float">
            <text:p>36.2372</text:p>
          </table:table-cell>
          <table:table-cell office:value-type="float" office:value="6" calcext:value-type="float">
            <text:p>6</text:p>
          </table:table-cell>
          <table:table-cell office:value-type="float" office:value="4823" calcext:value-type="float">
            <text:p>4823</text:p>
          </table:table-cell>
          <table:table-cell office:value-type="float" office:value="8182" calcext:value-type="float">
            <text:p>8182</text:p>
          </table:table-cell>
          <table:table-cell office:value-type="float" office:value="0.0241824" calcext:value-type="float">
            <text:p>0.0241824</text:p>
          </table:table-cell>
          <table:table-cell office:value-type="float" office:value="35.0909" calcext:value-type="float">
            <text:p>35.0909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.0081" calcext:value-type="float">
            <text:p>64.0081</text:p>
          </table:table-cell>
          <table:table-cell office:value-type="float" office:value="7" calcext:value-type="float">
            <text:p>7</text:p>
          </table:table-cell>
          <table:table-cell office:value-type="float" office:value="5554" calcext:value-type="float">
            <text:p>5554</text:p>
          </table:table-cell>
          <table:table-cell office:value-type="float" office:value="7815" calcext:value-type="float">
            <text:p>7815</text:p>
          </table:table-cell>
          <table:table-cell office:value-type="float" office:value="0.0263949" calcext:value-type="float">
            <text:p>0.0263949</text:p>
          </table:table-cell>
          <table:table-cell office:value-type="float" office:value="62.8796" calcext:value-type="float">
            <text:p>62.8796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15.377" calcext:value-type="float">
            <text:p>215.377</text:p>
          </table:table-cell>
          <table:table-cell office:value-type="float" office:value="30" calcext:value-type="float">
            <text:p>30</text:p>
          </table:table-cell>
          <table:table-cell office:value-type="float" office:value="4754" calcext:value-type="float">
            <text:p>4754</text:p>
          </table:table-cell>
          <table:table-cell office:value-type="float" office:value="12850" calcext:value-type="float">
            <text:p>12850</text:p>
          </table:table-cell>
          <table:table-cell office:value-type="float" office:value="0.0245957" calcext:value-type="float">
            <text:p>0.0245957</text:p>
          </table:table-cell>
          <table:table-cell office:value-type="float" office:value="212.933" calcext:value-type="float">
            <text:p>212.933</text:p>
          </table:table-cell>
          <table:table-cell office:value-type="float" office:value="10" calcext:value-type="float">
            <text:p>10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284.7" calcext:value-type="float">
            <text:p>7284.7</text:p>
          </table:table-cell>
          <table:table-cell office:value-type="float" office:value="485" calcext:value-type="float">
            <text:p>485</text:p>
          </table:table-cell>
          <table:table-cell office:value-type="float" office:value="5615" calcext:value-type="float">
            <text:p>5615</text:p>
          </table:table-cell>
          <table:table-cell office:value-type="float" office:value="214800" calcext:value-type="float">
            <text:p>214800</text:p>
          </table:table-cell>
          <table:table-cell office:value-type="float" office:value="0.0272591" calcext:value-type="float">
            <text:p>0.0272591</text:p>
          </table:table-cell>
          <table:table-cell office:value-type="float" office:value="7273.08" calcext:value-type="float">
            <text:p>7273.08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7429.15" calcext:value-type="float">
            <text:p>7429.15</text:p>
          </table:table-cell>
          <table:table-cell office:value-type="float" office:value="270" calcext:value-type="float">
            <text:p>270</text:p>
          </table:table-cell>
          <table:table-cell office:value-type="float" office:value="6572" calcext:value-type="float">
            <text:p>6572</text:p>
          </table:table-cell>
          <table:table-cell office:value-type="float" office:value="155661" calcext:value-type="float">
            <text:p>155661</text:p>
          </table:table-cell>
          <table:table-cell office:value-type="float" office:value="0.0289346" calcext:value-type="float">
            <text:p>0.0289346</text:p>
          </table:table-cell>
          <table:table-cell office:value-type="float" office:value="7414.01" calcext:value-type="float">
            <text:p>7414.01</text:p>
          </table:table-cell>
          <table:table-cell office:value-type="float" office:value="10" calcext:value-type="float">
            <text:p>10</text:p>
          </table:table-cell>
          <table:table-cell office:value-type="float" office:value="1320" calcext:value-type="float">
            <text:p>13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7646.91" calcext:value-type="float">
            <text:p>7646.91</text:p>
          </table:table-cell>
          <table:table-cell office:value-type="float" office:value="105" calcext:value-type="float">
            <text:p>105</text:p>
          </table:table-cell>
          <table:table-cell office:value-type="float" office:value="7186" calcext:value-type="float">
            <text:p>7186</text:p>
          </table:table-cell>
          <table:table-cell office:value-type="float" office:value="64812" calcext:value-type="float">
            <text:p>64812</text:p>
          </table:table-cell>
          <table:table-cell office:value-type="float" office:value="0.0297012" calcext:value-type="float">
            <text:p>0.0297012</text:p>
          </table:table-cell>
          <table:table-cell office:value-type="float" office:value="7641.63" calcext:value-type="float">
            <text:p>7641.63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0.0566038" calcext:value-type="float">
            <text:p>0.0566038</text:p>
          </table:table-cell>
          <table:table-cell office:value-type="float" office:value="7200.89" calcext:value-type="float">
            <text:p>7200.89</text:p>
          </table:table-cell>
          <table:table-cell office:value-type="float" office:value="278796" calcext:value-type="float">
            <text:p>278796</text:p>
          </table:table-cell>
          <table:table-cell office:value-type="float" office:value="4200" calcext:value-type="float">
            <text:p>4200</text:p>
          </table:table-cell>
          <table:table-cell office:value-type="float" office:value="7507230" calcext:value-type="float">
            <text:p>7507230</text:p>
          </table:table-cell>
          <table:table-cell office:value-type="float" office:value="0.0495315" calcext:value-type="float">
            <text:p>0.0495315</text:p>
          </table:table-cell>
          <table:table-cell office:value-type="float" office:value="6477.94" calcext:value-type="float">
            <text:p>6477.94</text:p>
          </table:table-cell>
          <table:table-cell office:value-type="float" office:value="10" calcext:value-type="float">
            <text:p>10</text:p>
          </table:table-cell>
          <table:table-cell office:value-type="float" office:value="3449" calcext:value-type="float">
            <text:p>3449</text:p>
          </table:table-cell>
          <table:table-cell office:value-type="float" office:value="129387" calcext:value-type="float">
            <text:p>129387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22.54" calcext:value-type="float">
            <text:p>1422.54</text:p>
          </table:table-cell>
          <table:table-cell office:value-type="float" office:value="19244" calcext:value-type="float">
            <text:p>19244</text:p>
          </table:table-cell>
          <table:table-cell office:value-type="float" office:value="8077" calcext:value-type="float">
            <text:p>8077</text:p>
          </table:table-cell>
          <table:table-cell office:value-type="float" office:value="1642792" calcext:value-type="float">
            <text:p>1642792</text:p>
          </table:table-cell>
          <table:table-cell office:value-type="float" office:value="0.0493558" calcext:value-type="float">
            <text:p>0.0493558</text:p>
          </table:table-cell>
          <table:table-cell office:value-type="float" office:value="1190.12" calcext:value-type="float">
            <text:p>1190.12</text:p>
          </table:table-cell>
          <table:table-cell office:value-type="float" office:value="10" calcext:value-type="float">
            <text:p>10</text:p>
          </table:table-cell>
          <table:table-cell office:value-type="float" office:value="6168" calcext:value-type="float">
            <text:p>6168</text:p>
          </table:table-cell>
          <table:table-cell office:value-type="float" office:value="4248" calcext:value-type="float">
            <text:p>424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35.13" calcext:value-type="float">
            <text:p>435.13</text:p>
          </table:table-cell>
          <table:table-cell office:value-type="float" office:value="2173" calcext:value-type="float">
            <text:p>2173</text:p>
          </table:table-cell>
          <table:table-cell office:value-type="float" office:value="8973" calcext:value-type="float">
            <text:p>8973</text:p>
          </table:table-cell>
          <table:table-cell office:value-type="float" office:value="913777" calcext:value-type="float">
            <text:p>913777</text:p>
          </table:table-cell>
          <table:table-cell office:value-type="float" office:value="0.0426001" calcext:value-type="float">
            <text:p>0.0426001</text:p>
          </table:table-cell>
          <table:table-cell office:value-type="float" office:value="389.924" calcext:value-type="float">
            <text:p>389.924</text:p>
          </table:table-cell>
          <table:table-cell office:value-type="float" office:value="10" calcext:value-type="float">
            <text:p>10</text:p>
          </table:table-cell>
          <table:table-cell office:value-type="float" office:value="6460" calcext:value-type="float">
            <text:p>646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40.793" calcext:value-type="float">
            <text:p>340.793</text:p>
          </table:table-cell>
          <table:table-cell office:value-type="float" office:value="614" calcext:value-type="float">
            <text:p>614</text:p>
          </table:table-cell>
          <table:table-cell office:value-type="float" office:value="9786" calcext:value-type="float">
            <text:p>9786</text:p>
          </table:table-cell>
          <table:table-cell office:value-type="float" office:value="435486" calcext:value-type="float">
            <text:p>435486</text:p>
          </table:table-cell>
          <table:table-cell office:value-type="float" office:value="0.0429128" calcext:value-type="float">
            <text:p>0.0429128</text:p>
          </table:table-cell>
          <table:table-cell office:value-type="float" office:value="313.644" calcext:value-type="float">
            <text:p>313.644</text:p>
          </table:table-cell>
          <table:table-cell office:value-type="float" office:value="10" calcext:value-type="float">
            <text:p>10</text:p>
          </table:table-cell>
          <table:table-cell office:value-type="float" office:value="2393" calcext:value-type="float">
            <text:p>239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48.211" calcext:value-type="float">
            <text:p>948.211</text:p>
          </table:table-cell>
          <table:table-cell office:value-type="float" office:value="828" calcext:value-type="float">
            <text:p>828</text:p>
          </table:table-cell>
          <table:table-cell office:value-type="float" office:value="14041" calcext:value-type="float">
            <text:p>14041</text:p>
          </table:table-cell>
          <table:table-cell office:value-type="float" office:value="585891" calcext:value-type="float">
            <text:p>585891</text:p>
          </table:table-cell>
          <table:table-cell office:value-type="float" office:value="0.0597657" calcext:value-type="float">
            <text:p>0.0597657</text:p>
          </table:table-cell>
          <table:table-cell office:value-type="float" office:value="902.249" calcext:value-type="float">
            <text:p>902.249</text:p>
          </table:table-cell>
          <table:table-cell office:value-type="float" office:value="10" calcext:value-type="float">
            <text:p>10</text:p>
          </table:table-cell>
          <table:table-cell office:value-type="float" office:value="3806" calcext:value-type="float">
            <text:p>380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40.3" calcext:value-type="float">
            <text:p>3040.3</text:p>
          </table:table-cell>
          <table:table-cell office:value-type="float" office:value="2674" calcext:value-type="float">
            <text:p>2674</text:p>
          </table:table-cell>
          <table:table-cell office:value-type="float" office:value="14351" calcext:value-type="float">
            <text:p>14351</text:p>
          </table:table-cell>
          <table:table-cell office:value-type="float" office:value="1331196" calcext:value-type="float">
            <text:p>1331196</text:p>
          </table:table-cell>
          <table:table-cell office:value-type="float" office:value="0.0732102" calcext:value-type="float">
            <text:p>0.0732102</text:p>
          </table:table-cell>
          <table:table-cell office:value-type="float" office:value="2856.14" calcext:value-type="float">
            <text:p>2856.14</text:p>
          </table:table-cell>
          <table:table-cell office:value-type="float" office:value="10" calcext:value-type="float">
            <text:p>10</text:p>
          </table:table-cell>
          <table:table-cell office:value-type="float" office:value="8410" calcext:value-type="float">
            <text:p>841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50.884" calcext:value-type="float">
            <text:p>150.884</text:p>
          </table:table-cell>
          <table:table-cell office:value-type="float" office:value="6" calcext:value-type="float">
            <text:p>6</text:p>
          </table:table-cell>
          <table:table-cell office:value-type="float" office:value="6621" calcext:value-type="float">
            <text:p>6621</text:p>
          </table:table-cell>
          <table:table-cell office:value-type="float" office:value="12440" calcext:value-type="float">
            <text:p>12440</text:p>
          </table:table-cell>
          <table:table-cell office:value-type="float" office:value="0.0291615" calcext:value-type="float">
            <text:p>0.0291615</text:p>
          </table:table-cell>
          <table:table-cell office:value-type="float" office:value="149.115" calcext:value-type="float">
            <text:p>149.115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3.446" calcext:value-type="float">
            <text:p>233.446</text:p>
          </table:table-cell>
          <table:table-cell office:value-type="float" office:value="7" calcext:value-type="float">
            <text:p>7</text:p>
          </table:table-cell>
          <table:table-cell office:value-type="float" office:value="7557" calcext:value-type="float">
            <text:p>7557</text:p>
          </table:table-cell>
          <table:table-cell office:value-type="float" office:value="9751" calcext:value-type="float">
            <text:p>9751</text:p>
          </table:table-cell>
          <table:table-cell office:value-type="float" office:value="0.0310318" calcext:value-type="float">
            <text:p>0.0310318</text:p>
          </table:table-cell>
          <table:table-cell office:value-type="float" office:value="230.515" calcext:value-type="float">
            <text:p>230.515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46.922" calcext:value-type="float">
            <text:p>646.922</text:p>
          </table:table-cell>
          <table:table-cell office:value-type="float" office:value="32" calcext:value-type="float">
            <text:p>32</text:p>
          </table:table-cell>
          <table:table-cell office:value-type="float" office:value="9997" calcext:value-type="float">
            <text:p>9997</text:p>
          </table:table-cell>
          <table:table-cell office:value-type="float" office:value="22705" calcext:value-type="float">
            <text:p>22705</text:p>
          </table:table-cell>
          <table:table-cell office:value-type="float" office:value="0.0471542" calcext:value-type="float">
            <text:p>0.0471542</text:p>
          </table:table-cell>
          <table:table-cell office:value-type="float" office:value="635.104" calcext:value-type="float">
            <text:p>635.104</text:p>
          </table:table-cell>
          <table:table-cell office:value-type="float" office:value="10" calcext:value-type="float">
            <text:p>10</text:p>
          </table:table-cell>
          <table:table-cell office:value-type="float" office:value="206" calcext:value-type="float">
            <text:p>2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068.61" calcext:value-type="float">
            <text:p>7068.61</text:p>
          </table:table-cell>
          <table:table-cell office:value-type="float" office:value="301" calcext:value-type="float">
            <text:p>301</text:p>
          </table:table-cell>
          <table:table-cell office:value-type="float" office:value="9406" calcext:value-type="float">
            <text:p>9406</text:p>
          </table:table-cell>
          <table:table-cell office:value-type="float" office:value="162716" calcext:value-type="float">
            <text:p>162716</text:p>
          </table:table-cell>
          <table:table-cell office:value-type="float" office:value="0.0454513" calcext:value-type="float">
            <text:p>0.0454513</text:p>
          </table:table-cell>
          <table:table-cell office:value-type="float" office:value="7010.7" calcext:value-type="float">
            <text:p>7010.7</text:p>
          </table:table-cell>
          <table:table-cell office:value-type="float" office:value="10" calcext:value-type="float">
            <text:p>10</text:p>
          </table:table-cell>
          <table:table-cell office:value-type="float" office:value="1100" calcext:value-type="float">
            <text:p>11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7422.81" calcext:value-type="float">
            <text:p>7422.81</text:p>
          </table:table-cell>
          <table:table-cell office:value-type="float" office:value="91" calcext:value-type="float">
            <text:p>91</text:p>
          </table:table-cell>
          <table:table-cell office:value-type="float" office:value="7416" calcext:value-type="float">
            <text:p>7416</text:p>
          </table:table-cell>
          <table:table-cell office:value-type="float" office:value="93196" calcext:value-type="float">
            <text:p>93196</text:p>
          </table:table-cell>
          <table:table-cell office:value-type="float" office:value="0.0368361" calcext:value-type="float">
            <text:p>0.0368361</text:p>
          </table:table-cell>
          <table:table-cell office:value-type="float" office:value="7410.56" calcext:value-type="float">
            <text:p>7410.56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0.0806452" calcext:value-type="float">
            <text:p>0.0806452</text:p>
          </table:table-cell>
          <table:table-cell office:value-type="float" office:value="7239.94" calcext:value-type="float">
            <text:p>7239.94</text:p>
          </table:table-cell>
          <table:table-cell office:value-type="float" office:value="200155" calcext:value-type="float">
            <text:p>200155</text:p>
          </table:table-cell>
          <table:table-cell office:value-type="float" office:value="5449" calcext:value-type="float">
            <text:p>5449</text:p>
          </table:table-cell>
          <table:table-cell office:value-type="float" office:value="7123218" calcext:value-type="float">
            <text:p>7123218</text:p>
          </table:table-cell>
          <table:table-cell office:value-type="float" office:value="0.0628576" calcext:value-type="float">
            <text:p>0.0628576</text:p>
          </table:table-cell>
          <table:table-cell office:value-type="float" office:value="6340.75" calcext:value-type="float">
            <text:p>6340.75</text:p>
          </table:table-cell>
          <table:table-cell office:value-type="float" office:value="10" calcext:value-type="float">
            <text:p>10</text:p>
          </table:table-cell>
          <table:table-cell office:value-type="float" office:value="2626" calcext:value-type="float">
            <text:p>2626</text:p>
          </table:table-cell>
          <table:table-cell office:value-type="float" office:value="99182" calcext:value-type="float">
            <text:p>9918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0.0526316" calcext:value-type="float">
            <text:p>0.0526316</text:p>
          </table:table-cell>
          <table:table-cell office:value-type="float" office:value="7280.76" calcext:value-type="float">
            <text:p>7280.76</text:p>
          </table:table-cell>
          <table:table-cell office:value-type="float" office:value="71917" calcext:value-type="float">
            <text:p>71917</text:p>
          </table:table-cell>
          <table:table-cell office:value-type="float" office:value="9477" calcext:value-type="float">
            <text:p>9477</text:p>
          </table:table-cell>
          <table:table-cell office:value-type="float" office:value="7538870" calcext:value-type="float">
            <text:p>7538870</text:p>
          </table:table-cell>
          <table:table-cell office:value-type="float" office:value="0.0660937" calcext:value-type="float">
            <text:p>0.0660937</text:p>
          </table:table-cell>
          <table:table-cell office:value-type="float" office:value="5905.57" calcext:value-type="float">
            <text:p>5905.57</text:p>
          </table:table-cell>
          <table:table-cell office:value-type="float" office:value="10" calcext:value-type="float">
            <text:p>10</text:p>
          </table:table-cell>
          <table:table-cell office:value-type="float" office:value="16971" calcext:value-type="float">
            <text:p>16971</text:p>
          </table:table-cell>
          <table:table-cell office:value-type="float" office:value="11632" calcext:value-type="float">
            <text:p>1163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370.15" calcext:value-type="float">
            <text:p>1370.15</text:p>
          </table:table-cell>
          <table:table-cell office:value-type="float" office:value="3747" calcext:value-type="float">
            <text:p>3747</text:p>
          </table:table-cell>
          <table:table-cell office:value-type="float" office:value="17236" calcext:value-type="float">
            <text:p>17236</text:p>
          </table:table-cell>
          <table:table-cell office:value-type="float" office:value="2149560" calcext:value-type="float">
            <text:p>2149560</text:p>
          </table:table-cell>
          <table:table-cell office:value-type="float" office:value="0.0772261" calcext:value-type="float">
            <text:p>0.0772261</text:p>
          </table:table-cell>
          <table:table-cell office:value-type="float" office:value="1083.12" calcext:value-type="float">
            <text:p>1083.12</text:p>
          </table:table-cell>
          <table:table-cell office:value-type="float" office:value="10" calcext:value-type="float">
            <text:p>10</text:p>
          </table:table-cell>
          <table:table-cell office:value-type="float" office:value="12037" calcext:value-type="float">
            <text:p>120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05.971" calcext:value-type="float">
            <text:p>105.971</text:p>
          </table:table-cell>
          <table:table-cell office:value-type="float" office:value="194" calcext:value-type="float">
            <text:p>194</text:p>
          </table:table-cell>
          <table:table-cell office:value-type="float" office:value="8499" calcext:value-type="float">
            <text:p>8499</text:p>
          </table:table-cell>
          <table:table-cell office:value-type="float" office:value="207086" calcext:value-type="float">
            <text:p>207086</text:p>
          </table:table-cell>
          <table:table-cell office:value-type="float" office:value="0.0430529" calcext:value-type="float">
            <text:p>0.0430529</text:p>
          </table:table-cell>
          <table:table-cell office:value-type="float" office:value="89.9084" calcext:value-type="float">
            <text:p>89.9084</text:p>
          </table:table-cell>
          <table:table-cell office:value-type="float" office:value="10" calcext:value-type="float">
            <text:p>10</text:p>
          </table:table-cell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397.54" calcext:value-type="float">
            <text:p>3397.54</text:p>
          </table:table-cell>
          <table:table-cell office:value-type="float" office:value="4585" calcext:value-type="float">
            <text:p>4585</text:p>
          </table:table-cell>
          <table:table-cell office:value-type="float" office:value="11074" calcext:value-type="float">
            <text:p>11074</text:p>
          </table:table-cell>
          <table:table-cell office:value-type="float" office:value="3413258" calcext:value-type="float">
            <text:p>3413258</text:p>
          </table:table-cell>
          <table:table-cell office:value-type="float" office:value="0.0538237" calcext:value-type="float">
            <text:p>0.0538237</text:p>
          </table:table-cell>
          <table:table-cell office:value-type="float" office:value="2981.38" calcext:value-type="float">
            <text:p>2981.38</text:p>
          </table:table-cell>
          <table:table-cell office:value-type="float" office:value="10" calcext:value-type="float">
            <text:p>10</text:p>
          </table:table-cell>
          <table:table-cell office:value-type="float" office:value="18572" calcext:value-type="float">
            <text:p>1857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70.93" calcext:value-type="float">
            <text:p>1370.93</text:p>
          </table:table-cell>
          <table:table-cell office:value-type="float" office:value="816" calcext:value-type="float">
            <text:p>816</text:p>
          </table:table-cell>
          <table:table-cell office:value-type="float" office:value="10412" calcext:value-type="float">
            <text:p>10412</text:p>
          </table:table-cell>
          <table:table-cell office:value-type="float" office:value="727052" calcext:value-type="float">
            <text:p>727052</text:p>
          </table:table-cell>
          <table:table-cell office:value-type="float" office:value="0.0515357" calcext:value-type="float">
            <text:p>0.0515357</text:p>
          </table:table-cell>
          <table:table-cell office:value-type="float" office:value="1262.59" calcext:value-type="float">
            <text:p>1262.59</text:p>
          </table:table-cell>
          <table:table-cell office:value-type="float" office:value="10" calcext:value-type="float">
            <text:p>10</text:p>
          </table:table-cell>
          <table:table-cell office:value-type="float" office:value="3992" calcext:value-type="float">
            <text:p>39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.0714286" calcext:value-type="float">
            <text:p>0.0714286</text:p>
          </table:table-cell>
          <table:table-cell office:value-type="float" office:value="7391.21" calcext:value-type="float">
            <text:p>7391.21</text:p>
          </table:table-cell>
          <table:table-cell office:value-type="float" office:value="3299" calcext:value-type="float">
            <text:p>3299</text:p>
          </table:table-cell>
          <table:table-cell office:value-type="float" office:value="19524" calcext:value-type="float">
            <text:p>19524</text:p>
          </table:table-cell>
          <table:table-cell office:value-type="float" office:value="2395349" calcext:value-type="float">
            <text:p>2395349</text:p>
          </table:table-cell>
          <table:table-cell office:value-type="float" office:value="0.09427" calcext:value-type="float">
            <text:p>0.09427</text:p>
          </table:table-cell>
          <table:table-cell office:value-type="float" office:value="6853.5" calcext:value-type="float">
            <text:p>6853.5</text:p>
          </table:table-cell>
          <table:table-cell office:value-type="float" office:value="10" calcext:value-type="float">
            <text:p>10</text:p>
          </table:table-cell>
          <table:table-cell office:value-type="float" office:value="14349" calcext:value-type="float">
            <text:p>1434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8.298" calcext:value-type="float">
            <text:p>178.298</text:p>
          </table:table-cell>
          <table:table-cell office:value-type="float" office:value="7" calcext:value-type="float">
            <text:p>7</text:p>
          </table:table-cell>
          <table:table-cell office:value-type="float" office:value="8506" calcext:value-type="float">
            <text:p>8506</text:p>
          </table:table-cell>
          <table:table-cell office:value-type="float" office:value="18050" calcext:value-type="float">
            <text:p>18050</text:p>
          </table:table-cell>
          <table:table-cell office:value-type="float" office:value="0.03816" calcext:value-type="float">
            <text:p>0.03816</text:p>
          </table:table-cell>
          <table:table-cell office:value-type="float" office:value="171.763" calcext:value-type="float">
            <text:p>171.763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14.61" calcext:value-type="float">
            <text:p>1214.61</text:p>
          </table:table-cell>
          <table:table-cell office:value-type="float" office:value="39" calcext:value-type="float">
            <text:p>39</text:p>
          </table:table-cell>
          <table:table-cell office:value-type="float" office:value="10088" calcext:value-type="float">
            <text:p>10088</text:p>
          </table:table-cell>
          <table:table-cell office:value-type="float" office:value="55364" calcext:value-type="float">
            <text:p>55364</text:p>
          </table:table-cell>
          <table:table-cell office:value-type="float" office:value="0.047475" calcext:value-type="float">
            <text:p>0.047475</text:p>
          </table:table-cell>
          <table:table-cell office:value-type="float" office:value="1199.55" calcext:value-type="float">
            <text:p>1199.55</text:p>
          </table:table-cell>
          <table:table-cell office:value-type="float" office:value="10" calcext:value-type="float">
            <text:p>1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233.45" calcext:value-type="float">
            <text:p>3233.45</text:p>
          </table:table-cell>
          <table:table-cell office:value-type="float" office:value="112" calcext:value-type="float">
            <text:p>112</text:p>
          </table:table-cell>
          <table:table-cell office:value-type="float" office:value="8524" calcext:value-type="float">
            <text:p>8524</text:p>
          </table:table-cell>
          <table:table-cell office:value-type="float" office:value="100111" calcext:value-type="float">
            <text:p>100111</text:p>
          </table:table-cell>
          <table:table-cell office:value-type="float" office:value="0.0376154" calcext:value-type="float">
            <text:p>0.0376154</text:p>
          </table:table-cell>
          <table:table-cell office:value-type="float" office:value="3210.49" calcext:value-type="float">
            <text:p>3210.49</text:p>
          </table:table-cell>
          <table:table-cell office:value-type="float" office:value="10" calcext:value-type="float">
            <text:p>10</text:p>
          </table:table-cell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 office:value-type="float" office:value="7367.46" calcext:value-type="float">
            <text:p>7367.46</text:p>
          </table:table-cell>
          <table:table-cell office:value-type="float" office:value="64" calcext:value-type="float">
            <text:p>64</text:p>
          </table:table-cell>
          <table:table-cell office:value-type="float" office:value="10494" calcext:value-type="float">
            <text:p>10494</text:p>
          </table:table-cell>
          <table:table-cell office:value-type="float" office:value="92248" calcext:value-type="float">
            <text:p>92248</text:p>
          </table:table-cell>
          <table:table-cell office:value-type="float" office:value="0.04814" calcext:value-type="float">
            <text:p>0.04814</text:p>
          </table:table-cell>
          <table:table-cell office:value-type="float" office:value="7332.59" calcext:value-type="float">
            <text:p>7332.59</text:p>
          </table:table-cell>
          <table:table-cell office:value-type="float" office:value="10" calcext:value-type="float">
            <text:p>10</text:p>
          </table:table-cell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8880.56" calcext:value-type="float">
            <text:p>8880.56</text:p>
          </table:table-cell>
          <table:table-cell office:value-type="float" office:value="39" calcext:value-type="float">
            <text:p>39</text:p>
          </table:table-cell>
          <table:table-cell office:value-type="float" office:value="10361" calcext:value-type="float">
            <text:p>10361</text:p>
          </table:table-cell>
          <table:table-cell office:value-type="float" office:value="59382" calcext:value-type="float">
            <text:p>59382</text:p>
          </table:table-cell>
          <table:table-cell office:value-type="float" office:value="0.0510498" calcext:value-type="float">
            <text:p>0.0510498</text:p>
          </table:table-cell>
          <table:table-cell office:value-type="float" office:value="8859.89" calcext:value-type="float">
            <text:p>8859.89</text:p>
          </table:table-cell>
          <table:table-cell office:value-type="float" office:value="10" calcext:value-type="float">
            <text:p>10</text:p>
          </table:table-cell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.625" calcext:value-type="float">
            <text:p>0.625</text:p>
          </table:table-cell>
          <table:table-cell office:value-type="float" office:value="7714.65" calcext:value-type="float">
            <text:p>7714.65</text:p>
          </table:table-cell>
          <table:table-cell office:value-type="float" office:value="27" calcext:value-type="float">
            <text:p>27</text:p>
          </table:table-cell>
          <table:table-cell office:value-type="float" office:value="10143" calcext:value-type="float">
            <text:p>10143</text:p>
          </table:table-cell>
          <table:table-cell office:value-type="float" office:value="42669" calcext:value-type="float">
            <text:p>42669</text:p>
          </table:table-cell>
          <table:table-cell office:value-type="float" office:value="0.0514562" calcext:value-type="float">
            <text:p>0.0514562</text:p>
          </table:table-cell>
          <table:table-cell office:value-type="float" office:value="7700.27" calcext:value-type="float">
            <text:p>7700.27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448.07" calcext:value-type="float">
            <text:p>1448.07</text:p>
          </table:table-cell>
          <table:table-cell office:value-type="float" office:value="689" calcext:value-type="float">
            <text:p>689</text:p>
          </table:table-cell>
          <table:table-cell office:value-type="float" office:value="15743" calcext:value-type="float">
            <text:p>15743</text:p>
          </table:table-cell>
          <table:table-cell office:value-type="float" office:value="1126575" calcext:value-type="float">
            <text:p>1126575</text:p>
          </table:table-cell>
          <table:table-cell office:value-type="float" office:value="0.0721084" calcext:value-type="float">
            <text:p>0.0721084</text:p>
          </table:table-cell>
          <table:table-cell office:value-type="float" office:value="1274.5" calcext:value-type="float">
            <text:p>1274.5</text:p>
          </table:table-cell>
          <table:table-cell office:value-type="float" office:value="10" calcext:value-type="float">
            <text:p>10</text:p>
          </table:table-cell>
          <table:table-cell office:value-type="float" office:value="5482" calcext:value-type="float">
            <text:p>54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0.0625" calcext:value-type="float">
            <text:p>0.0625</text:p>
          </table:table-cell>
          <table:table-cell office:value-type="float" office:value="7253.86" calcext:value-type="float">
            <text:p>7253.86</text:p>
          </table:table-cell>
          <table:table-cell office:value-type="float" office:value="2621" calcext:value-type="float">
            <text:p>2621</text:p>
          </table:table-cell>
          <table:table-cell office:value-type="float" office:value="21768" calcext:value-type="float">
            <text:p>21768</text:p>
          </table:table-cell>
          <table:table-cell office:value-type="float" office:value="3427051" calcext:value-type="float">
            <text:p>3427051</text:p>
          </table:table-cell>
          <table:table-cell office:value-type="float" office:value="0.0992793" calcext:value-type="float">
            <text:p>0.0992793</text:p>
          </table:table-cell>
          <table:table-cell office:value-type="float" office:value="6455.96" calcext:value-type="float">
            <text:p>6455.96</text:p>
          </table:table-cell>
          <table:table-cell office:value-type="float" office:value="10" calcext:value-type="float">
            <text:p>10</text:p>
          </table:table-cell>
          <table:table-cell office:value-type="float" office:value="15050" calcext:value-type="float">
            <text:p>1505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0.2" calcext:value-type="float">
            <text:p>0.2</text:p>
          </table:table-cell>
          <table:table-cell office:value-type="float" office:value="7286.55" calcext:value-type="float">
            <text:p>7286.55</text:p>
          </table:table-cell>
          <table:table-cell office:value-type="float" office:value="1615" calcext:value-type="float">
            <text:p>1615</text:p>
          </table:table-cell>
          <table:table-cell office:value-type="float" office:value="16393" calcext:value-type="float">
            <text:p>16393</text:p>
          </table:table-cell>
          <table:table-cell office:value-type="float" office:value="2254333" calcext:value-type="float">
            <text:p>2254333</text:p>
          </table:table-cell>
          <table:table-cell office:value-type="float" office:value="0.0813055" calcext:value-type="float">
            <text:p>0.0813055</text:p>
          </table:table-cell>
          <table:table-cell office:value-type="float" office:value="6763.05" calcext:value-type="float">
            <text:p>6763.05</text:p>
          </table:table-cell>
          <table:table-cell office:value-type="float" office:value="10" calcext:value-type="float">
            <text:p>10</text:p>
          </table:table-cell>
          <table:table-cell office:value-type="float" office:value="10992" calcext:value-type="float">
            <text:p>109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872.99" calcext:value-type="float">
            <text:p>1872.99</text:p>
          </table:table-cell>
          <table:table-cell office:value-type="float" office:value="63" calcext:value-type="float">
            <text:p>63</text:p>
          </table:table-cell>
          <table:table-cell office:value-type="float" office:value="16796" calcext:value-type="float">
            <text:p>16796</text:p>
          </table:table-cell>
          <table:table-cell office:value-type="float" office:value="153924" calcext:value-type="float">
            <text:p>153924</text:p>
          </table:table-cell>
          <table:table-cell office:value-type="float" office:value="0.0743598" calcext:value-type="float">
            <text:p>0.0743598</text:p>
          </table:table-cell>
          <table:table-cell office:value-type="float" office:value="1800.37" calcext:value-type="float">
            <text:p>1800.37</text:p>
          </table:table-cell>
          <table:table-cell office:value-type="float" office:value="10" calcext:value-type="float">
            <text:p>10</text:p>
          </table:table-cell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86.439" calcext:value-type="float">
            <text:p>886.439</text:p>
          </table:table-cell>
          <table:table-cell office:value-type="float" office:value="39" calcext:value-type="float">
            <text:p>39</text:p>
          </table:table-cell>
          <table:table-cell office:value-type="float" office:value="13500" calcext:value-type="float">
            <text:p>13500</text:p>
          </table:table-cell>
          <table:table-cell office:value-type="float" office:value="89220" calcext:value-type="float">
            <text:p>89220</text:p>
          </table:table-cell>
          <table:table-cell office:value-type="float" office:value="0.0635656" calcext:value-type="float">
            <text:p>0.0635656</text:p>
          </table:table-cell>
          <table:table-cell office:value-type="float" office:value="818.487" calcext:value-type="float">
            <text:p>818.487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48.5" calcext:value-type="float">
            <text:p>2648.5</text:p>
          </table:table-cell>
          <table:table-cell office:value-type="float" office:value="85" calcext:value-type="float">
            <text:p>85</text:p>
          </table:table-cell>
          <table:table-cell office:value-type="float" office:value="14902" calcext:value-type="float">
            <text:p>14902</text:p>
          </table:table-cell>
          <table:table-cell office:value-type="float" office:value="89792" calcext:value-type="float">
            <text:p>89792</text:p>
          </table:table-cell>
          <table:table-cell office:value-type="float" office:value="0.0675426" calcext:value-type="float">
            <text:p>0.0675426</text:p>
          </table:table-cell>
          <table:table-cell office:value-type="float" office:value="2564.07" calcext:value-type="float">
            <text:p>2564.07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8293.59" calcext:value-type="float">
            <text:p>8293.59</text:p>
          </table:table-cell>
          <table:table-cell office:value-type="float" office:value="52" calcext:value-type="float">
            <text:p>52</text:p>
          </table:table-cell>
          <table:table-cell office:value-type="float" office:value="14152" calcext:value-type="float">
            <text:p>14152</text:p>
          </table:table-cell>
          <table:table-cell office:value-type="float" office:value="86026" calcext:value-type="float">
            <text:p>86026</text:p>
          </table:table-cell>
          <table:table-cell office:value-type="float" office:value="0.0624994" calcext:value-type="float">
            <text:p>0.0624994</text:p>
          </table:table-cell>
          <table:table-cell office:value-type="float" office:value="8229.26" calcext:value-type="float">
            <text:p>8229.26</text:p>
          </table:table-cell>
          <table:table-cell office:value-type="float" office:value="10" calcext:value-type="float">
            <text:p>10</text:p>
          </table:table-cell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717.83" calcext:value-type="float">
            <text:p>7717.83</text:p>
          </table:table-cell>
          <table:table-cell office:value-type="float" office:value="51" calcext:value-type="float">
            <text:p>51</text:p>
          </table:table-cell>
          <table:table-cell office:value-type="float" office:value="13367" calcext:value-type="float">
            <text:p>13367</text:p>
          </table:table-cell>
          <table:table-cell office:value-type="float" office:value="91841" calcext:value-type="float">
            <text:p>91841</text:p>
          </table:table-cell>
          <table:table-cell office:value-type="float" office:value="0.0592127" calcext:value-type="float">
            <text:p>0.0592127</text:p>
          </table:table-cell>
          <table:table-cell office:value-type="float" office:value="7612.19" calcext:value-type="float">
            <text:p>7612.19</text:p>
          </table:table-cell>
          <table:table-cell office:value-type="float" office:value="10" calcext:value-type="float">
            <text:p>10</text:p>
          </table:table-cell>
          <table:table-cell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305.05" calcext:value-type="float">
            <text:p>7305.05</text:p>
          </table:table-cell>
          <table:table-cell office:value-type="float" office:value="83" calcext:value-type="float">
            <text:p>83</text:p>
          </table:table-cell>
          <table:table-cell office:value-type="float" office:value="13401" calcext:value-type="float">
            <text:p>13401</text:p>
          </table:table-cell>
          <table:table-cell office:value-type="float" office:value="126454" calcext:value-type="float">
            <text:p>126454</text:p>
          </table:table-cell>
          <table:table-cell office:value-type="float" office:value="0.0555335" calcext:value-type="float">
            <text:p>0.0555335</text:p>
          </table:table-cell>
          <table:table-cell office:value-type="float" office:value="7097.3" calcext:value-type="float">
            <text:p>7097.3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7257.42" calcext:value-type="float">
            <text:p>7257.42</text:p>
          </table:table-cell>
          <table:table-cell office:value-type="float" office:value="7" calcext:value-type="float">
            <text:p>7</text:p>
          </table:table-cell>
          <table:table-cell office:value-type="float" office:value="13387" calcext:value-type="float">
            <text:p>13387</text:p>
          </table:table-cell>
          <table:table-cell office:value-type="float" office:value="17193" calcext:value-type="float">
            <text:p>17193</text:p>
          </table:table-cell>
          <table:table-cell office:value-type="float" office:value="0.0563452" calcext:value-type="float">
            <text:p>0.0563452</text:p>
          </table:table-cell>
          <table:table-cell office:value-type="float" office:value="7227.44" calcext:value-type="float">
            <text:p>7227.44</text:p>
          </table:table-cell>
          <table:table-cell office:value-type="float" office:value="10" calcext:value-type="float">
            <text:p>10</text:p>
          </table:table-cell>
          <table:table-cell office:value-type="float" office:value="180" calcext:value-type="float">
            <text:p>18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8761.2" calcext:value-type="float">
            <text:p>8761.2</text:p>
          </table:table-cell>
          <table:table-cell office:value-type="float" office:value="51" calcext:value-type="float">
            <text:p>51</text:p>
          </table:table-cell>
          <table:table-cell office:value-type="float" office:value="17241" calcext:value-type="float">
            <text:p>17241</text:p>
          </table:table-cell>
          <table:table-cell office:value-type="float" office:value="84305" calcext:value-type="float">
            <text:p>84305</text:p>
          </table:table-cell>
          <table:table-cell office:value-type="float" office:value="0.0862014" calcext:value-type="float">
            <text:p>0.0862014</text:p>
          </table:table-cell>
          <table:table-cell office:value-type="float" office:value="8654.22" calcext:value-type="float">
            <text:p>8654.22</text:p>
          </table:table-cell>
          <table:table-cell office:value-type="float" office:value="10" calcext:value-type="float">
            <text:p>10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0.0985915" calcext:value-type="float">
            <text:p>0.0985915</text:p>
          </table:table-cell>
          <table:table-cell office:value-type="float" office:value="7226.68" calcext:value-type="float">
            <text:p>7226.68</text:p>
          </table:table-cell>
          <table:table-cell office:value-type="float" office:value="151954" calcext:value-type="float">
            <text:p>151954</text:p>
          </table:table-cell>
          <table:table-cell office:value-type="float" office:value="6787" calcext:value-type="float">
            <text:p>6787</text:p>
          </table:table-cell>
          <table:table-cell office:value-type="float" office:value="6199981" calcext:value-type="float">
            <text:p>6199981</text:p>
          </table:table-cell>
          <table:table-cell office:value-type="float" office:value="0.0909491" calcext:value-type="float">
            <text:p>0.0909491</text:p>
          </table:table-cell>
          <table:table-cell office:value-type="float" office:value="6218.85" calcext:value-type="float">
            <text:p>6218.85</text:p>
          </table:table-cell>
          <table:table-cell office:value-type="float" office:value="10" calcext:value-type="float">
            <text:p>10</text:p>
          </table:table-cell>
          <table:table-cell office:value-type="float" office:value="1852" calcext:value-type="float">
            <text:p>1852</text:p>
          </table:table-cell>
          <table:table-cell office:value-type="float" office:value="68091" calcext:value-type="float">
            <text:p>6809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0.0465116" calcext:value-type="float">
            <text:p>0.0465116</text:p>
          </table:table-cell>
          <table:table-cell office:value-type="float" office:value="7311.76" calcext:value-type="float">
            <text:p>7311.76</text:p>
          </table:table-cell>
          <table:table-cell office:value-type="float" office:value="56495" calcext:value-type="float">
            <text:p>56495</text:p>
          </table:table-cell>
          <table:table-cell office:value-type="float" office:value="10514" calcext:value-type="float">
            <text:p>10514</text:p>
          </table:table-cell>
          <table:table-cell office:value-type="float" office:value="7376703" calcext:value-type="float">
            <text:p>7376703</text:p>
          </table:table-cell>
          <table:table-cell office:value-type="float" office:value="0.0689935" calcext:value-type="float">
            <text:p>0.0689935</text:p>
          </table:table-cell>
          <table:table-cell office:value-type="float" office:value="5650.17" calcext:value-type="float">
            <text:p>5650.17</text:p>
          </table:table-cell>
          <table:table-cell office:value-type="float" office:value="10" calcext:value-type="float">
            <text:p>10</text:p>
          </table:table-cell>
          <table:table-cell office:value-type="float" office:value="13420" calcext:value-type="float">
            <text:p>13420</text:p>
          </table:table-cell>
          <table:table-cell office:value-type="float" office:value="11205" calcext:value-type="float">
            <text:p>1120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60.726" calcext:value-type="float">
            <text:p>960.726</text:p>
          </table:table-cell>
          <table:table-cell office:value-type="float" office:value="2062" calcext:value-type="float">
            <text:p>2062</text:p>
          </table:table-cell>
          <table:table-cell office:value-type="float" office:value="13733" calcext:value-type="float">
            <text:p>13733</text:p>
          </table:table-cell>
          <table:table-cell office:value-type="float" office:value="2016419" calcext:value-type="float">
            <text:p>2016419</text:p>
          </table:table-cell>
          <table:table-cell office:value-type="float" office:value="0.0731801" calcext:value-type="float">
            <text:p>0.0731801</text:p>
          </table:table-cell>
          <table:table-cell office:value-type="float" office:value="784.23" calcext:value-type="float">
            <text:p>784.23</text:p>
          </table:table-cell>
          <table:table-cell office:value-type="float" office:value="10" calcext:value-type="float">
            <text:p>10</text:p>
          </table:table-cell>
          <table:table-cell office:value-type="float" office:value="12473" calcext:value-type="float">
            <text:p>124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184.66" calcext:value-type="float">
            <text:p>1184.66</text:p>
          </table:table-cell>
          <table:table-cell office:value-type="float" office:value="1902" calcext:value-type="float">
            <text:p>1902</text:p>
          </table:table-cell>
          <table:table-cell office:value-type="float" office:value="19356" calcext:value-type="float">
            <text:p>19356</text:p>
          </table:table-cell>
          <table:table-cell office:value-type="float" office:value="1105556" calcext:value-type="float">
            <text:p>1105556</text:p>
          </table:table-cell>
          <table:table-cell office:value-type="float" office:value="0.092924" calcext:value-type="float">
            <text:p>0.092924</text:p>
          </table:table-cell>
          <table:table-cell office:value-type="float" office:value="976.457" calcext:value-type="float">
            <text:p>976.457</text:p>
          </table:table-cell>
          <table:table-cell office:value-type="float" office:value="10" calcext:value-type="float">
            <text:p>10</text:p>
          </table:table-cell>
          <table:table-cell office:value-type="float" office:value="5434" calcext:value-type="float">
            <text:p>54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41.047" calcext:value-type="float">
            <text:p>741.047</text:p>
          </table:table-cell>
          <table:table-cell office:value-type="float" office:value="636" calcext:value-type="float">
            <text:p>636</text:p>
          </table:table-cell>
          <table:table-cell office:value-type="float" office:value="22619" calcext:value-type="float">
            <text:p>22619</text:p>
          </table:table-cell>
          <table:table-cell office:value-type="float" office:value="728354" calcext:value-type="float">
            <text:p>728354</text:p>
          </table:table-cell>
          <table:table-cell office:value-type="float" office:value="0.106994" calcext:value-type="float">
            <text:p>0.106994</text:p>
          </table:table-cell>
          <table:table-cell office:value-type="float" office:value="620.55" calcext:value-type="float">
            <text:p>620.55</text:p>
          </table:table-cell>
          <table:table-cell office:value-type="float" office:value="10" calcext:value-type="float">
            <text:p>10</text:p>
          </table:table-cell>
          <table:table-cell office:value-type="float" office:value="2725" calcext:value-type="float">
            <text:p>272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1" calcext:value-type="float">
            <text:p>0.1</text:p>
          </table:table-cell>
          <table:table-cell office:value-type="float" office:value="7229.9" calcext:value-type="float">
            <text:p>7229.9</text:p>
          </table:table-cell>
          <table:table-cell office:value-type="float" office:value="115604" calcext:value-type="float">
            <text:p>115604</text:p>
          </table:table-cell>
          <table:table-cell office:value-type="float" office:value="7979" calcext:value-type="float">
            <text:p>7979</text:p>
          </table:table-cell>
          <table:table-cell office:value-type="float" office:value="5128198" calcext:value-type="float">
            <text:p>5128198</text:p>
          </table:table-cell>
          <table:table-cell office:value-type="float" office:value="0.104654" calcext:value-type="float">
            <text:p>0.104654</text:p>
          </table:table-cell>
          <table:table-cell office:value-type="float" office:value="6017.37" calcext:value-type="float">
            <text:p>6017.37</text:p>
          </table:table-cell>
          <table:table-cell office:value-type="float" office:value="10" calcext:value-type="float">
            <text:p>10</text:p>
          </table:table-cell>
          <table:table-cell office:value-type="float" office:value="2863" calcext:value-type="float">
            <text:p>2863</text:p>
          </table:table-cell>
          <table:table-cell office:value-type="float" office:value="48293" calcext:value-type="float">
            <text:p>4829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60.579" calcext:value-type="float">
            <text:p>360.579</text:p>
          </table:table-cell>
          <table:table-cell office:value-type="float" office:value="12" calcext:value-type="float">
            <text:p>12</text:p>
          </table:table-cell>
          <table:table-cell office:value-type="float" office:value="16093" calcext:value-type="float">
            <text:p>16093</text:p>
          </table:table-cell>
          <table:table-cell office:value-type="float" office:value="27765" calcext:value-type="float">
            <text:p>27765</text:p>
          </table:table-cell>
          <table:table-cell office:value-type="float" office:value="0.0775129" calcext:value-type="float">
            <text:p>0.0775129</text:p>
          </table:table-cell>
          <table:table-cell office:value-type="float" office:value="340.91" calcext:value-type="float">
            <text:p>340.91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0.95" calcext:value-type="float">
            <text:p>0.95</text:p>
          </table:table-cell>
          <table:table-cell office:value-type="float" office:value="8431.19" calcext:value-type="float">
            <text:p>8431.19</text:p>
          </table:table-cell>
          <table:table-cell office:value-type="float" office:value="51" calcext:value-type="float">
            <text:p>51</text:p>
          </table:table-cell>
          <table:table-cell office:value-type="float" office:value="15744" calcext:value-type="float">
            <text:p>15744</text:p>
          </table:table-cell>
          <table:table-cell office:value-type="float" office:value="163131" calcext:value-type="float">
            <text:p>163131</text:p>
          </table:table-cell>
          <table:table-cell office:value-type="float" office:value="0.0798027" calcext:value-type="float">
            <text:p>0.0798027</text:p>
          </table:table-cell>
          <table:table-cell office:value-type="float" office:value="8298.55" calcext:value-type="float">
            <text:p>8298.55</text:p>
          </table:table-cell>
          <table:table-cell office:value-type="float" office:value="10" calcext:value-type="float">
            <text:p>10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7358.11" calcext:value-type="float">
            <text:p>7358.11</text:p>
          </table:table-cell>
          <table:table-cell office:value-type="float" office:value="51" calcext:value-type="float">
            <text:p>51</text:p>
          </table:table-cell>
          <table:table-cell office:value-type="float" office:value="23285" calcext:value-type="float">
            <text:p>23285</text:p>
          </table:table-cell>
          <table:table-cell office:value-type="float" office:value="136963" calcext:value-type="float">
            <text:p>136963</text:p>
          </table:table-cell>
          <table:table-cell office:value-type="float" office:value="0.100439" calcext:value-type="float">
            <text:p>0.100439</text:p>
          </table:table-cell>
          <table:table-cell office:value-type="float" office:value="7096.13" calcext:value-type="float">
            <text:p>7096.13</text:p>
          </table:table-cell>
          <table:table-cell office:value-type="float" office:value="10" calcext:value-type="float">
            <text:p>10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office:value-type="float" office:value="7466.62" calcext:value-type="float">
            <text:p>7466.62</text:p>
          </table:table-cell>
          <table:table-cell office:value-type="float" office:value="107" calcext:value-type="float">
            <text:p>107</text:p>
          </table:table-cell>
          <table:table-cell office:value-type="float" office:value="20653" calcext:value-type="float">
            <text:p>20653</text:p>
          </table:table-cell>
          <table:table-cell office:value-type="float" office:value="214565" calcext:value-type="float">
            <text:p>214565</text:p>
          </table:table-cell>
          <table:table-cell office:value-type="float" office:value="0.100691" calcext:value-type="float">
            <text:p>0.100691</text:p>
          </table:table-cell>
          <table:table-cell office:value-type="float" office:value="6778.73" calcext:value-type="float">
            <text:p>6778.73</text:p>
          </table:table-cell>
          <table:table-cell office:value-type="float" office:value="10" calcext:value-type="float">
            <text:p>10</text:p>
          </table:table-cell>
          <table:table-cell office:value-type="float" office:value="1163" calcext:value-type="float">
            <text:p>11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8996.01" calcext:value-type="float">
            <text:p>8996.01</text:p>
          </table:table-cell>
          <table:table-cell office:value-type="float" office:value="71" calcext:value-type="float">
            <text:p>71</text:p>
          </table:table-cell>
          <table:table-cell office:value-type="float" office:value="27667" calcext:value-type="float">
            <text:p>27667</text:p>
          </table:table-cell>
          <table:table-cell office:value-type="float" office:value="177710" calcext:value-type="float">
            <text:p>177710</text:p>
          </table:table-cell>
          <table:table-cell office:value-type="float" office:value="0.117462" calcext:value-type="float">
            <text:p>0.117462</text:p>
          </table:table-cell>
          <table:table-cell office:value-type="float" office:value="8558.91" calcext:value-type="float">
            <text:p>8558.91</text:p>
          </table:table-cell>
          <table:table-cell office:value-type="float" office:value="10" calcext:value-type="float">
            <text:p>10</text:p>
          </table:table-cell>
          <table:table-cell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80" calcext:value-type="float">
            <text:p>180</text:p>
          </table:table-cell>
          <table:table-cell office:value-type="float" office:value="0.983333" calcext:value-type="float">
            <text:p>0.983333</text:p>
          </table:table-cell>
          <table:table-cell office:value-type="float" office:value="7284.58" calcext:value-type="float">
            <text:p>7284.58</text:p>
          </table:table-cell>
          <table:table-cell office:value-type="float" office:value="7" calcext:value-type="float">
            <text:p>7</text:p>
          </table:table-cell>
          <table:table-cell office:value-type="float" office:value="14051" calcext:value-type="float">
            <text:p>14051</text:p>
          </table:table-cell>
          <table:table-cell office:value-type="float" office:value="24611" calcext:value-type="float">
            <text:p>24611</text:p>
          </table:table-cell>
          <table:table-cell office:value-type="float" office:value="0.0745765" calcext:value-type="float">
            <text:p>0.0745765</text:p>
          </table:table-cell>
          <table:table-cell office:value-type="float" office:value="7276.74" calcext:value-type="float">
            <text:p>7276.74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.1" calcext:value-type="float">
            <text:p>0.1</text:p>
          </table:table-cell>
          <table:table-cell office:value-type="float" office:value="7248.63" calcext:value-type="float">
            <text:p>7248.63</text:p>
          </table:table-cell>
          <table:table-cell office:value-type="float" office:value="32524" calcext:value-type="float">
            <text:p>32524</text:p>
          </table:table-cell>
          <table:table-cell office:value-type="float" office:value="13778" calcext:value-type="float">
            <text:p>13778</text:p>
          </table:table-cell>
          <table:table-cell office:value-type="float" office:value="5474119" calcext:value-type="float">
            <text:p>5474119</text:p>
          </table:table-cell>
          <table:table-cell office:value-type="float" office:value="0.098845" calcext:value-type="float">
            <text:p>0.098845</text:p>
          </table:table-cell>
          <table:table-cell office:value-type="float" office:value="4787.07" calcext:value-type="float">
            <text:p>4787.07</text:p>
          </table:table-cell>
          <table:table-cell office:value-type="float" office:value="10" calcext:value-type="float">
            <text:p>10</text:p>
          </table:table-cell>
          <table:table-cell office:value-type="float" office:value="11718" calcext:value-type="float">
            <text:p>11718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638.38" calcext:value-type="float">
            <text:p>3638.38</text:p>
          </table:table-cell>
          <table:table-cell office:value-type="float" office:value="8776" calcext:value-type="float">
            <text:p>8776</text:p>
          </table:table-cell>
          <table:table-cell office:value-type="float" office:value="17486" calcext:value-type="float">
            <text:p>17486</text:p>
          </table:table-cell>
          <table:table-cell office:value-type="float" office:value="4671247" calcext:value-type="float">
            <text:p>4671247</text:p>
          </table:table-cell>
          <table:table-cell office:value-type="float" office:value="0.0982829" calcext:value-type="float">
            <text:p>0.0982829</text:p>
          </table:table-cell>
          <table:table-cell office:value-type="float" office:value="2429.29" calcext:value-type="float">
            <text:p>2429.29</text:p>
          </table:table-cell>
          <table:table-cell office:value-type="float" office:value="10" calcext:value-type="float">
            <text:p>10</text:p>
          </table:table-cell>
          <table:table-cell office:value-type="float" office:value="25515" calcext:value-type="float">
            <text:p>255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6915.5" calcext:value-type="float">
            <text:p>6915.5</text:p>
          </table:table-cell>
          <table:table-cell office:value-type="float" office:value="8326" calcext:value-type="float">
            <text:p>8326</text:p>
          </table:table-cell>
          <table:table-cell office:value-type="float" office:value="23390" calcext:value-type="float">
            <text:p>23390</text:p>
          </table:table-cell>
          <table:table-cell office:value-type="float" office:value="3561967" calcext:value-type="float">
            <text:p>3561967</text:p>
          </table:table-cell>
          <table:table-cell office:value-type="float" office:value="0.114984" calcext:value-type="float">
            <text:p>0.114984</text:p>
          </table:table-cell>
          <table:table-cell office:value-type="float" office:value="4891.97" calcext:value-type="float">
            <text:p>4891.97</text:p>
          </table:table-cell>
          <table:table-cell office:value-type="float" office:value="10" calcext:value-type="float">
            <text:p>10</text:p>
          </table:table-cell>
          <table:table-cell office:value-type="float" office:value="13870" calcext:value-type="float">
            <text:p>1387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14.77" calcext:value-type="float">
            <text:p>1614.77</text:p>
          </table:table-cell>
          <table:table-cell office:value-type="float" office:value="939" calcext:value-type="float">
            <text:p>939</text:p>
          </table:table-cell>
          <table:table-cell office:value-type="float" office:value="19919" calcext:value-type="float">
            <text:p>19919</text:p>
          </table:table-cell>
          <table:table-cell office:value-type="float" office:value="2150775" calcext:value-type="float">
            <text:p>2150775</text:p>
          </table:table-cell>
          <table:table-cell office:value-type="float" office:value="0.0886976" calcext:value-type="float">
            <text:p>0.0886976</text:p>
          </table:table-cell>
          <table:table-cell office:value-type="float" office:value="1447.22" calcext:value-type="float">
            <text:p>1447.22</text:p>
          </table:table-cell>
          <table:table-cell office:value-type="float" office:value="10" calcext:value-type="float">
            <text:p>10</text:p>
          </table:table-cell>
          <table:table-cell office:value-type="float" office:value="8412" calcext:value-type="float">
            <text:p>84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45.98" calcext:value-type="float">
            <text:p>3045.98</text:p>
          </table:table-cell>
          <table:table-cell office:value-type="float" office:value="2315" calcext:value-type="float">
            <text:p>2315</text:p>
          </table:table-cell>
          <table:table-cell office:value-type="float" office:value="17623" calcext:value-type="float">
            <text:p>17623</text:p>
          </table:table-cell>
          <table:table-cell office:value-type="float" office:value="3093838" calcext:value-type="float">
            <text:p>3093838</text:p>
          </table:table-cell>
          <table:table-cell office:value-type="float" office:value="0.080387" calcext:value-type="float">
            <text:p>0.080387</text:p>
          </table:table-cell>
          <table:table-cell office:value-type="float" office:value="2393.34" calcext:value-type="float">
            <text:p>2393.34</text:p>
          </table:table-cell>
          <table:table-cell office:value-type="float" office:value="10" calcext:value-type="float">
            <text:p>10</text:p>
          </table:table-cell>
          <table:table-cell office:value-type="float" office:value="12259" calcext:value-type="float">
            <text:p>122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244.11" calcext:value-type="float">
            <text:p>1244.11</text:p>
          </table:table-cell>
          <table:table-cell office:value-type="float" office:value="486" calcext:value-type="float">
            <text:p>486</text:p>
          </table:table-cell>
          <table:table-cell office:value-type="float" office:value="22877" calcext:value-type="float">
            <text:p>22877</text:p>
          </table:table-cell>
          <table:table-cell office:value-type="float" office:value="834471" calcext:value-type="float">
            <text:p>834471</text:p>
          </table:table-cell>
          <table:table-cell office:value-type="float" office:value="0.104881" calcext:value-type="float">
            <text:p>0.104881</text:p>
          </table:table-cell>
          <table:table-cell office:value-type="float" office:value="973.44" calcext:value-type="float">
            <text:p>973.44</text:p>
          </table:table-cell>
          <table:table-cell office:value-type="float" office:value="10" calcext:value-type="float">
            <text:p>10</text:p>
          </table:table-cell>
          <table:table-cell office:value-type="float" office:value="2895" calcext:value-type="float">
            <text:p>2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.0625" calcext:value-type="float">
            <text:p>0.0625</text:p>
          </table:table-cell>
          <table:table-cell office:value-type="float" office:value="7200.26" calcext:value-type="float">
            <text:p>7200.26</text:p>
          </table:table-cell>
          <table:table-cell office:value-type="float" office:value="1248" calcext:value-type="float">
            <text:p>1248</text:p>
          </table:table-cell>
          <table:table-cell office:value-type="float" office:value="39428" calcext:value-type="float">
            <text:p>39428</text:p>
          </table:table-cell>
          <table:table-cell office:value-type="float" office:value="1715278" calcext:value-type="float">
            <text:p>1715278</text:p>
          </table:table-cell>
          <table:table-cell office:value-type="float" office:value="0.167559" calcext:value-type="float">
            <text:p>0.167559</text:p>
          </table:table-cell>
          <table:table-cell office:value-type="float" office:value="5404.1" calcext:value-type="float">
            <text:p>5404.1</text:p>
          </table:table-cell>
          <table:table-cell office:value-type="float" office:value="10" calcext:value-type="float">
            <text:p>10</text:p>
          </table:table-cell>
          <table:table-cell office:value-type="float" office:value="7100" calcext:value-type="float">
            <text:p>71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7223.6" calcext:value-type="float">
            <text:p>7223.6</text:p>
          </table:table-cell>
          <table:table-cell office:value-type="float" office:value="403" calcext:value-type="float">
            <text:p>403</text:p>
          </table:table-cell>
          <table:table-cell office:value-type="float" office:value="29533" calcext:value-type="float">
            <text:p>29533</text:p>
          </table:table-cell>
          <table:table-cell office:value-type="float" office:value="1012741" calcext:value-type="float">
            <text:p>1012741</text:p>
          </table:table-cell>
          <table:table-cell office:value-type="float" office:value="0.143504" calcext:value-type="float">
            <text:p>0.143504</text:p>
          </table:table-cell>
          <table:table-cell office:value-type="float" office:value="6877.77" calcext:value-type="float">
            <text:p>6877.77</text:p>
          </table:table-cell>
          <table:table-cell office:value-type="float" office:value="10" calcext:value-type="float">
            <text:p>10</text:p>
          </table:table-cell>
          <table:table-cell office:value-type="float" office:value="3939" calcext:value-type="float">
            <text:p>39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21.41" calcext:value-type="float">
            <text:p>1021.41</text:p>
          </table:table-cell>
          <table:table-cell office:value-type="float" office:value="42" calcext:value-type="float">
            <text:p>42</text:p>
          </table:table-cell>
          <table:table-cell office:value-type="float" office:value="26271" calcext:value-type="float">
            <text:p>26271</text:p>
          </table:table-cell>
          <table:table-cell office:value-type="float" office:value="132983" calcext:value-type="float">
            <text:p>132983</text:p>
          </table:table-cell>
          <table:table-cell office:value-type="float" office:value="0.129738" calcext:value-type="float">
            <text:p>0.129738</text:p>
          </table:table-cell>
          <table:table-cell office:value-type="float" office:value="805.121" calcext:value-type="float">
            <text:p>805.121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0.123596" calcext:value-type="float">
            <text:p>0.123596</text:p>
          </table:table-cell>
          <table:table-cell office:value-type="float" office:value="7289.47" calcext:value-type="float">
            <text:p>7289.47</text:p>
          </table:table-cell>
          <table:table-cell office:value-type="float" office:value="91583" calcext:value-type="float">
            <text:p>91583</text:p>
          </table:table-cell>
          <table:table-cell office:value-type="float" office:value="9778" calcext:value-type="float">
            <text:p>9778</text:p>
          </table:table-cell>
          <table:table-cell office:value-type="float" office:value="5265772" calcext:value-type="float">
            <text:p>5265772</text:p>
          </table:table-cell>
          <table:table-cell office:value-type="float" office:value="0.127539" calcext:value-type="float">
            <text:p>0.127539</text:p>
          </table:table-cell>
          <table:table-cell office:value-type="float" office:value="5866.16" calcext:value-type="float">
            <text:p>5866.16</text:p>
          </table:table-cell>
          <table:table-cell office:value-type="float" office:value="10" calcext:value-type="float">
            <text:p>10</text:p>
          </table:table-cell>
          <table:table-cell office:value-type="float" office:value="2395" calcext:value-type="float">
            <text:p>2395</text:p>
          </table:table-cell>
          <table:table-cell office:value-type="float" office:value="36328" calcext:value-type="float">
            <text:p>36328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.0909091" calcext:value-type="float">
            <text:p>0.0909091</text:p>
          </table:table-cell>
          <table:table-cell office:value-type="float" office:value="7344.92" calcext:value-type="float">
            <text:p>7344.92</text:p>
          </table:table-cell>
          <table:table-cell office:value-type="float" office:value="29837" calcext:value-type="float">
            <text:p>29837</text:p>
          </table:table-cell>
          <table:table-cell office:value-type="float" office:value="13113" calcext:value-type="float">
            <text:p>13113</text:p>
          </table:table-cell>
          <table:table-cell office:value-type="float" office:value="7172696" calcext:value-type="float">
            <text:p>7172696</text:p>
          </table:table-cell>
          <table:table-cell office:value-type="float" office:value="0.0955882" calcext:value-type="float">
            <text:p>0.0955882</text:p>
          </table:table-cell>
          <table:table-cell office:value-type="float" office:value="5243.98" calcext:value-type="float">
            <text:p>5243.98</text:p>
          </table:table-cell>
          <table:table-cell office:value-type="float" office:value="10" calcext:value-type="float">
            <text:p>10</text:p>
          </table:table-cell>
          <table:table-cell office:value-type="float" office:value="17940" calcext:value-type="float">
            <text:p>17940</text:p>
          </table:table-cell>
          <table:table-cell office:value-type="float" office:value="3344" calcext:value-type="float">
            <text:p>3344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0.0731707" calcext:value-type="float">
            <text:p>0.0731707</text:p>
          </table:table-cell>
          <table:table-cell office:value-type="float" office:value="7254.87" calcext:value-type="float">
            <text:p>7254.87</text:p>
          </table:table-cell>
          <table:table-cell office:value-type="float" office:value="10456" calcext:value-type="float">
            <text:p>10456</text:p>
          </table:table-cell>
          <table:table-cell office:value-type="float" office:value="29480" calcext:value-type="float">
            <text:p>29480</text:p>
          </table:table-cell>
          <table:table-cell office:value-type="float" office:value="4770360" calcext:value-type="float">
            <text:p>4770360</text:p>
          </table:table-cell>
          <table:table-cell office:value-type="float" office:value="0.176684" calcext:value-type="float">
            <text:p>0.176684</text:p>
          </table:table-cell>
          <table:table-cell office:value-type="float" office:value="4534.32" calcext:value-type="float">
            <text:p>4534.32</text:p>
          </table:table-cell>
          <table:table-cell office:value-type="float" office:value="10" calcext:value-type="float">
            <text:p>10</text:p>
          </table:table-cell>
          <table:table-cell office:value-type="float" office:value="12784" calcext:value-type="float">
            <text:p>127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876.41" calcext:value-type="float">
            <text:p>5876.41</text:p>
          </table:table-cell>
          <table:table-cell office:value-type="float" office:value="7605" calcext:value-type="float">
            <text:p>7605</text:p>
          </table:table-cell>
          <table:table-cell office:value-type="float" office:value="28823" calcext:value-type="float">
            <text:p>28823</text:p>
          </table:table-cell>
          <table:table-cell office:value-type="float" office:value="7526443" calcext:value-type="float">
            <text:p>7526443</text:p>
          </table:table-cell>
          <table:table-cell office:value-type="float" office:value="0.148331" calcext:value-type="float">
            <text:p>0.148331</text:p>
          </table:table-cell>
          <table:table-cell office:value-type="float" office:value="4050.88" calcext:value-type="float">
            <text:p>4050.88</text:p>
          </table:table-cell>
          <table:table-cell office:value-type="float" office:value="10" calcext:value-type="float">
            <text:p>10</text:p>
          </table:table-cell>
          <table:table-cell office:value-type="float" office:value="35575" calcext:value-type="float">
            <text:p>355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6838.01" calcext:value-type="float">
            <text:p>6838.01</text:p>
          </table:table-cell>
          <table:table-cell office:value-type="float" office:value="3369" calcext:value-type="float">
            <text:p>3369</text:p>
          </table:table-cell>
          <table:table-cell office:value-type="float" office:value="32514" calcext:value-type="float">
            <text:p>32514</text:p>
          </table:table-cell>
          <table:table-cell office:value-type="float" office:value="4363416" calcext:value-type="float">
            <text:p>4363416</text:p>
          </table:table-cell>
          <table:table-cell office:value-type="float" office:value="0.158827" calcext:value-type="float">
            <text:p>0.158827</text:p>
          </table:table-cell>
          <table:table-cell office:value-type="float" office:value="4458.63" calcext:value-type="float">
            <text:p>4458.63</text:p>
          </table:table-cell>
          <table:table-cell office:value-type="float" office:value="10" calcext:value-type="float">
            <text:p>10</text:p>
          </table:table-cell>
          <table:table-cell office:value-type="float" office:value="14521" calcext:value-type="float">
            <text:p>145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20.1" calcext:value-type="float">
            <text:p>3020.1</text:p>
          </table:table-cell>
          <table:table-cell office:value-type="float" office:value="1135" calcext:value-type="float">
            <text:p>1135</text:p>
          </table:table-cell>
          <table:table-cell office:value-type="float" office:value="28798" calcext:value-type="float">
            <text:p>28798</text:p>
          </table:table-cell>
          <table:table-cell office:value-type="float" office:value="2318286" calcext:value-type="float">
            <text:p>2318286</text:p>
          </table:table-cell>
          <table:table-cell office:value-type="float" office:value="0.136959" calcext:value-type="float">
            <text:p>0.136959</text:p>
          </table:table-cell>
          <table:table-cell office:value-type="float" office:value="2280.83" calcext:value-type="float">
            <text:p>2280.83</text:p>
          </table:table-cell>
          <table:table-cell office:value-type="float" office:value="10" calcext:value-type="float">
            <text:p>10</text:p>
          </table:table-cell>
          <table:table-cell office:value-type="float" office:value="8526" calcext:value-type="float">
            <text:p>85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1835" calcext:value-type="float">
            <text:p>1835</text:p>
          </table:table-cell>
          <table:table-cell office:value-type="float" office:value="18742" calcext:value-type="float">
            <text:p>18742</text:p>
          </table:table-cell>
          <table:table-cell office:value-type="float" office:value="5642498" calcext:value-type="float">
            <text:p>5642498</text:p>
          </table:table-cell>
          <table:table-cell office:value-type="float" office:value="0.0876144" calcext:value-type="float">
            <text:p>0.0876144</text:p>
          </table:table-cell>
          <table:table-cell office:value-type="float" office:value="5959.49" calcext:value-type="float">
            <text:p>5959.49</text:p>
          </table:table-cell>
          <table:table-cell office:value-type="float" office:value="10" calcext:value-type="float">
            <text:p>10</text:p>
          </table:table-cell>
          <table:table-cell office:value-type="float" office:value="17378" calcext:value-type="float">
            <text:p>17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091.89" calcext:value-type="float">
            <text:p>2091.89</text:p>
          </table:table-cell>
          <table:table-cell office:value-type="float" office:value="584" calcext:value-type="float">
            <text:p>584</text:p>
          </table:table-cell>
          <table:table-cell office:value-type="float" office:value="28237" calcext:value-type="float">
            <text:p>28237</text:p>
          </table:table-cell>
          <table:table-cell office:value-type="float" office:value="967717" calcext:value-type="float">
            <text:p>967717</text:p>
          </table:table-cell>
          <table:table-cell office:value-type="float" office:value="0.136788" calcext:value-type="float">
            <text:p>0.136788</text:p>
          </table:table-cell>
          <table:table-cell office:value-type="float" office:value="1482.02" calcext:value-type="float">
            <text:p>1482.02</text:p>
          </table:table-cell>
          <table:table-cell office:value-type="float" office:value="10" calcext:value-type="float">
            <text:p>10</text:p>
          </table:table-cell>
          <table:table-cell office:value-type="float" office:value="3229" calcext:value-type="float">
            <text:p>32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7560.08" calcext:value-type="float">
            <text:p>7560.08</text:p>
          </table:table-cell>
          <table:table-cell office:value-type="float" office:value="229" calcext:value-type="float">
            <text:p>229</text:p>
          </table:table-cell>
          <table:table-cell office:value-type="float" office:value="29023" calcext:value-type="float">
            <text:p>29023</text:p>
          </table:table-cell>
          <table:table-cell office:value-type="float" office:value="910479" calcext:value-type="float">
            <text:p>910479</text:p>
          </table:table-cell>
          <table:table-cell office:value-type="float" office:value="0.129067" calcext:value-type="float">
            <text:p>0.129067</text:p>
          </table:table-cell>
          <table:table-cell office:value-type="float" office:value="7269.37" calcext:value-type="float">
            <text:p>7269.37</text:p>
          </table:table-cell>
          <table:table-cell office:value-type="float" office:value="10" calcext:value-type="float">
            <text:p>10</text:p>
          </table:table-cell>
          <table:table-cell office:value-type="float" office:value="2637" calcext:value-type="float">
            <text:p>2637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7870.53" calcext:value-type="float">
            <text:p>7870.53</text:p>
          </table:table-cell>
          <table:table-cell office:value-type="float" office:value="259" calcext:value-type="float">
            <text:p>259</text:p>
          </table:table-cell>
          <table:table-cell office:value-type="float" office:value="20643" calcext:value-type="float">
            <text:p>20643</text:p>
          </table:table-cell>
          <table:table-cell office:value-type="float" office:value="825502" calcext:value-type="float">
            <text:p>825502</text:p>
          </table:table-cell>
          <table:table-cell office:value-type="float" office:value="0.101191" calcext:value-type="float">
            <text:p>0.101191</text:p>
          </table:table-cell>
          <table:table-cell office:value-type="float" office:value="7478.86" calcext:value-type="float">
            <text:p>7478.86</text:p>
          </table:table-cell>
          <table:table-cell office:value-type="float" office:value="10" calcext:value-type="float">
            <text:p>10</text:p>
          </table:table-cell>
          <table:table-cell office:value-type="float" office:value="2847" calcext:value-type="float">
            <text:p>2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8693.81" calcext:value-type="float">
            <text:p>8693.81</text:p>
          </table:table-cell>
          <table:table-cell office:value-type="float" office:value="116" calcext:value-type="float">
            <text:p>116</text:p>
          </table:table-cell>
          <table:table-cell office:value-type="float" office:value="27392" calcext:value-type="float">
            <text:p>27392</text:p>
          </table:table-cell>
          <table:table-cell office:value-type="float" office:value="416207" calcext:value-type="float">
            <text:p>416207</text:p>
          </table:table-cell>
          <table:table-cell office:value-type="float" office:value="0.12922" calcext:value-type="float">
            <text:p>0.12922</text:p>
          </table:table-cell>
          <table:table-cell office:value-type="float" office:value="8376.04" calcext:value-type="float">
            <text:p>8376.04</text:p>
          </table:table-cell>
          <table:table-cell office:value-type="float" office:value="10" calcext:value-type="float">
            <text:p>10</text:p>
          </table:table-cell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92.5" calcext:value-type="float">
            <text:p>1992.5</text:p>
          </table:table-cell>
          <table:table-cell office:value-type="float" office:value="47" calcext:value-type="float">
            <text:p>47</text:p>
          </table:table-cell>
          <table:table-cell office:value-type="float" office:value="28044" calcext:value-type="float">
            <text:p>28044</text:p>
          </table:table-cell>
          <table:table-cell office:value-type="float" office:value="139492" calcext:value-type="float">
            <text:p>139492</text:p>
          </table:table-cell>
          <table:table-cell office:value-type="float" office:value="0.130141" calcext:value-type="float">
            <text:p>0.130141</text:p>
          </table:table-cell>
          <table:table-cell office:value-type="float" office:value="1441.33" calcext:value-type="float">
            <text:p>1441.33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199" calcext:value-type="float">
            <text:p>199</text:p>
          </table:table-cell>
          <table:table-cell office:value-type="float" office:value="0.969849" calcext:value-type="float">
            <text:p>0.969849</text:p>
          </table:table-cell>
          <table:table-cell office:value-type="float" office:value="7418.81" calcext:value-type="float">
            <text:p>7418.81</text:p>
          </table:table-cell>
          <table:table-cell office:value-type="float" office:value="43" calcext:value-type="float">
            <text:p>43</text:p>
          </table:table-cell>
          <table:table-cell office:value-type="float" office:value="35978" calcext:value-type="float">
            <text:p>35978</text:p>
          </table:table-cell>
          <table:table-cell office:value-type="float" office:value="130734" calcext:value-type="float">
            <text:p>130734</text:p>
          </table:table-cell>
          <table:table-cell office:value-type="float" office:value="0.181105" calcext:value-type="float">
            <text:p>0.181105</text:p>
          </table:table-cell>
          <table:table-cell office:value-type="float" office:value="6600.04" calcext:value-type="float">
            <text:p>6600.04</text:p>
          </table:table-cell>
          <table:table-cell office:value-type="float" office:value="10" calcext:value-type="float">
            <text:p>10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193" calcext:value-type="float">
            <text:p>193</text:p>
          </table:table-cell>
          <table:table-cell office:value-type="float" office:value="0.979275" calcext:value-type="float">
            <text:p>0.979275</text:p>
          </table:table-cell>
          <table:table-cell office:value-type="float" office:value="7246.7" calcext:value-type="float">
            <text:p>7246.7</text:p>
          </table:table-cell>
          <table:table-cell office:value-type="float" office:value="7" calcext:value-type="float">
            <text:p>7</text:p>
          </table:table-cell>
          <table:table-cell office:value-type="float" office:value="17422" calcext:value-type="float">
            <text:p>17422</text:p>
          </table:table-cell>
          <table:table-cell office:value-type="float" office:value="29680" calcext:value-type="float">
            <text:p>29680</text:p>
          </table:table-cell>
          <table:table-cell office:value-type="float" office:value="0.0812138" calcext:value-type="float">
            <text:p>0.0812138</text:p>
          </table:table-cell>
          <table:table-cell office:value-type="float" office:value="7219.41" calcext:value-type="float">
            <text:p>7219.41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191925" calcext:value-type="float">
            <text:p>0.191925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337" calcext:value-type="float">
            <text:p>337</text:p>
          </table:table-cell>
          <table:table-cell office:value-type="float" office:value="0.00220133" calcext:value-type="float">
            <text:p>0.00220133</text:p>
          </table:table-cell>
          <table:table-cell office:value-type="float" office:value="0.120797" calcext:value-type="float">
            <text:p>0.12079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979519" calcext:value-type="float">
            <text:p>0.979519</text:p>
          </table:table-cell>
          <table:table-cell office:value-type="float" office:value="15" calcext:value-type="float">
            <text:p>15</text:p>
          </table:table-cell>
          <table:table-cell office:value-type="float" office:value="844" calcext:value-type="float">
            <text:p>844</text:p>
          </table:table-cell>
          <table:table-cell office:value-type="float" office:value="860" calcext:value-type="float">
            <text:p>860</text:p>
          </table:table-cell>
          <table:table-cell office:value-type="float" office:value="0.00409856" calcext:value-type="float">
            <text:p>0.00409856</text:p>
          </table:table-cell>
          <table:table-cell office:value-type="float" office:value="0.842426" calcext:value-type="float">
            <text:p>0.84242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6426" calcext:value-type="float">
            <text:p>0.06426</text:p>
          </table:table-cell>
          <table:table-cell office:value-type="float" office:value="1" calcext:value-type="float">
            <text:p>1</text:p>
          </table:table-cell>
          <table:table-cell office:value-type="float" office:value="630" calcext:value-type="float">
            <text:p>630</text:p>
          </table:table-cell>
          <table:table-cell office:value-type="float" office:value="211" calcext:value-type="float">
            <text:p>211</text:p>
          </table:table-cell>
          <table:table-cell office:value-type="float" office:value="0.0034117" calcext:value-type="float">
            <text:p>0.0034117</text:p>
          </table:table-cell>
          <table:table-cell office:value-type="float" office:value="0.00108199" calcext:value-type="float">
            <text:p>0.0010819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.02449" calcext:value-type="float">
            <text:p>5.02449</text:p>
          </table:table-cell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 office:value-type="float" office:value="630" calcext:value-type="float">
            <text:p>630</text:p>
          </table:table-cell>
          <table:table-cell office:value-type="float" office:value="0.00436482" calcext:value-type="float">
            <text:p>0.00436482</text:p>
          </table:table-cell>
          <table:table-cell office:value-type="float" office:value="4.88247" calcext:value-type="float">
            <text:p>4.8824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660861" calcext:value-type="float">
            <text:p>0.0660861</text:p>
          </table:table-cell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  <table:table-cell office:value-type="float" office:value="181" calcext:value-type="float">
            <text:p>181</text:p>
          </table:table-cell>
          <table:table-cell office:value-type="float" office:value="0.00567194" calcext:value-type="float">
            <text:p>0.00567194</text:p>
          </table:table-cell>
          <table:table-cell office:value-type="float" office:value="0.00109877" calcext:value-type="float">
            <text:p>0.0010987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365075" calcext:value-type="float">
            <text:p>0.365075</text:p>
          </table:table-cell>
          <table:table-cell office:value-type="float" office:value="15" calcext:value-type="float">
            <text:p>15</text:p>
          </table:table-cell>
          <table:table-cell office:value-type="float" office:value="387" calcext:value-type="float">
            <text:p>387</text:p>
          </table:table-cell>
          <table:table-cell office:value-type="float" office:value="496" calcext:value-type="float">
            <text:p>496</text:p>
          </table:table-cell>
          <table:table-cell office:value-type="float" office:value="0.0036566" calcext:value-type="float">
            <text:p>0.0036566</text:p>
          </table:table-cell>
          <table:table-cell office:value-type="float" office:value="0.268701" calcext:value-type="float">
            <text:p>0.2687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934451" calcext:value-type="float">
            <text:p>0.934451</text:p>
          </table:table-cell>
          <table:table-cell office:value-type="float" office:value="3" calcext:value-type="float">
            <text:p>3</text:p>
          </table:table-cell>
          <table:table-cell office:value-type="float" office:value="1107" calcext:value-type="float">
            <text:p>1107</text:p>
          </table:table-cell>
          <table:table-cell office:value-type="float" office:value="684" calcext:value-type="float">
            <text:p>684</text:p>
          </table:table-cell>
          <table:table-cell office:value-type="float" office:value="0.00646359" calcext:value-type="float">
            <text:p>0.00646359</text:p>
          </table:table-cell>
          <table:table-cell office:value-type="float" office:value="0.822234" calcext:value-type="float">
            <text:p>0.82223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.90221" calcext:value-type="float">
            <text:p>7.90221</text:p>
          </table:table-cell>
          <table:table-cell office:value-type="float" office:value="39" calcext:value-type="float">
            <text:p>39</text:p>
          </table:table-cell>
          <table:table-cell office:value-type="float" office:value="1832" calcext:value-type="float">
            <text:p>1832</text:p>
          </table:table-cell>
          <table:table-cell office:value-type="float" office:value="3282" calcext:value-type="float">
            <text:p>3282</text:p>
          </table:table-cell>
          <table:table-cell office:value-type="float" office:value="0.00718516" calcext:value-type="float">
            <text:p>0.00718516</text:p>
          </table:table-cell>
          <table:table-cell office:value-type="float" office:value="7.48671" calcext:value-type="float">
            <text:p>7.48671</text:p>
          </table:table-cell>
          <table:table-cell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22667" calcext:value-type="float">
            <text:p>0.122667</text:p>
          </table:table-cell>
          <table:table-cell office:value-type="float" office:value="1" calcext:value-type="float">
            <text:p>1</text:p>
          </table:table-cell>
          <table:table-cell office:value-type="float" office:value="1039" calcext:value-type="float">
            <text:p>1039</text:p>
          </table:table-cell>
          <table:table-cell office:value-type="float" office:value="468" calcext:value-type="float">
            <text:p>468</text:p>
          </table:table-cell>
          <table:table-cell office:value-type="float" office:value="0.00505184" calcext:value-type="float">
            <text:p>0.00505184</text:p>
          </table:table-cell>
          <table:table-cell office:value-type="float" office:value="0.00207178" calcext:value-type="float">
            <text:p>0.0020717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.34216" calcext:value-type="float">
            <text:p>9.34216</text:p>
          </table:table-cell>
          <table:table-cell office:value-type="float" office:value="15" calcext:value-type="float">
            <text:p>15</text:p>
          </table:table-cell>
          <table:table-cell office:value-type="float" office:value="2485" calcext:value-type="float">
            <text:p>2485</text:p>
          </table:table-cell>
          <table:table-cell office:value-type="float" office:value="2068" calcext:value-type="float">
            <text:p>2068</text:p>
          </table:table-cell>
          <table:table-cell office:value-type="float" office:value="0.0103763" calcext:value-type="float">
            <text:p>0.0103763</text:p>
          </table:table-cell>
          <table:table-cell office:value-type="float" office:value="9.11661" calcext:value-type="float">
            <text:p>9.11661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393131" calcext:value-type="float">
            <text:p>0.393131</text:p>
          </table:table-cell>
          <table:table-cell office:value-type="float" office:value="1" calcext:value-type="float">
            <text:p>1</text:p>
          </table:table-cell>
          <table:table-cell office:value-type="float" office:value="676" calcext:value-type="float">
            <text:p>676</text:p>
          </table:table-cell>
          <table:table-cell office:value-type="float" office:value="356" calcext:value-type="float">
            <text:p>356</text:p>
          </table:table-cell>
          <table:table-cell office:value-type="float" office:value="0.00538067" calcext:value-type="float">
            <text:p>0.00538067</text:p>
          </table:table-cell>
          <table:table-cell office:value-type="float" office:value="0.20278" calcext:value-type="float">
            <text:p>0.2027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.44782" calcext:value-type="float">
            <text:p>4.44782</text:p>
          </table:table-cell>
          <table:table-cell office:value-type="float" office:value="83" calcext:value-type="float">
            <text:p>83</text:p>
          </table:table-cell>
          <table:table-cell office:value-type="float" office:value="1315" calcext:value-type="float">
            <text:p>1315</text:p>
          </table:table-cell>
          <table:table-cell office:value-type="float" office:value="3911" calcext:value-type="float">
            <text:p>3911</text:p>
          </table:table-cell>
          <table:table-cell office:value-type="float" office:value="0.00710033" calcext:value-type="float">
            <text:p>0.00710033</text:p>
          </table:table-cell>
          <table:table-cell office:value-type="float" office:value="3.87033" calcext:value-type="float">
            <text:p>3.8703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96184" calcext:value-type="float">
            <text:p>0.096184</text:p>
          </table:table-cell>
          <table:table-cell office:value-type="float" office:value="1" calcext:value-type="float">
            <text:p>1</text:p>
          </table:table-cell>
          <table:table-cell office:value-type="float" office:value="815" calcext:value-type="float">
            <text:p>815</text:p>
          </table:table-cell>
          <table:table-cell office:value-type="float" office:value="262" calcext:value-type="float">
            <text:p>262</text:p>
          </table:table-cell>
          <table:table-cell office:value-type="float" office:value="0.00534434" calcext:value-type="float">
            <text:p>0.00534434</text:p>
          </table:table-cell>
          <table:table-cell office:value-type="float" office:value="0.00148223" calcext:value-type="float">
            <text:p>0.001482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13089" calcext:value-type="float">
            <text:p>0.113089</text:p>
          </table:table-cell>
          <table:table-cell office:value-type="float" office:value="1" calcext:value-type="float">
            <text:p>1</text:p>
          </table:table-cell>
          <table:table-cell office:value-type="float" office:value="1295" calcext:value-type="float">
            <text:p>1295</text:p>
          </table:table-cell>
          <table:table-cell office:value-type="float" office:value="278" calcext:value-type="float">
            <text:p>278</text:p>
          </table:table-cell>
          <table:table-cell office:value-type="float" office:value="0.00666206" calcext:value-type="float">
            <text:p>0.00666206</text:p>
          </table:table-cell>
          <table:table-cell office:value-type="float" office:value="0.00142438" calcext:value-type="float">
            <text:p>0.001424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882609" calcext:value-type="float">
            <text:p>0.0882609</text:p>
          </table:table-cell>
          <table:table-cell office:value-type="float" office:value="1" calcext:value-type="float">
            <text:p>1</text:p>
          </table:table-cell>
          <table:table-cell office:value-type="float" office:value="1211" calcext:value-type="float">
            <text:p>1211</text:p>
          </table:table-cell>
          <table:table-cell office:value-type="float" office:value="269" calcext:value-type="float">
            <text:p>269</text:p>
          </table:table-cell>
          <table:table-cell office:value-type="float" office:value="0.00718651" calcext:value-type="float">
            <text:p>0.00718651</text:p>
          </table:table-cell>
          <table:table-cell office:value-type="float" office:value="0.00159274" calcext:value-type="float">
            <text:p>0.0015927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90167" calcext:value-type="float">
            <text:p>0.090167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265" calcext:value-type="float">
            <text:p>265</text:p>
          </table:table-cell>
          <table:table-cell office:value-type="float" office:value="0.00873435" calcext:value-type="float">
            <text:p>0.00873435</text:p>
          </table:table-cell>
          <table:table-cell office:value-type="float" office:value="0.00156669" calcext:value-type="float">
            <text:p>0.0015666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.48065" calcext:value-type="float">
            <text:p>1.48065</text:p>
          </table:table-cell>
          <table:table-cell office:value-type="float" office:value="98" calcext:value-type="float">
            <text:p>98</text:p>
          </table:table-cell>
          <table:table-cell office:value-type="float" office:value="1329" calcext:value-type="float">
            <text:p>1329</text:p>
          </table:table-cell>
          <table:table-cell office:value-type="float" office:value="2106" calcext:value-type="float">
            <text:p>2106</text:p>
          </table:table-cell>
          <table:table-cell office:value-type="float" office:value="0.0115383" calcext:value-type="float">
            <text:p>0.0115383</text:p>
          </table:table-cell>
          <table:table-cell office:value-type="float" office:value="1.16355" calcext:value-type="float">
            <text:p>1.1635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.92755" calcext:value-type="float">
            <text:p>2.92755</text:p>
          </table:table-cell>
          <table:table-cell office:value-type="float" office:value="39" calcext:value-type="float">
            <text:p>39</text:p>
          </table:table-cell>
          <table:table-cell office:value-type="float" office:value="2297" calcext:value-type="float">
            <text:p>2297</text:p>
          </table:table-cell>
          <table:table-cell office:value-type="float" office:value="3738" calcext:value-type="float">
            <text:p>3738</text:p>
          </table:table-cell>
          <table:table-cell office:value-type="float" office:value="0.0124627" calcext:value-type="float">
            <text:p>0.0124627</text:p>
          </table:table-cell>
          <table:table-cell office:value-type="float" office:value="2.31946" calcext:value-type="float">
            <text:p>2.3194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.195" calcext:value-type="float">
            <text:p>17.195</text:p>
          </table:table-cell>
          <table:table-cell office:value-type="float" office:value="78" calcext:value-type="float">
            <text:p>78</text:p>
          </table:table-cell>
          <table:table-cell office:value-type="float" office:value="2589" calcext:value-type="float">
            <text:p>2589</text:p>
          </table:table-cell>
          <table:table-cell office:value-type="float" office:value="15416" calcext:value-type="float">
            <text:p>15416</text:p>
          </table:table-cell>
          <table:table-cell office:value-type="float" office:value="0.0122878" calcext:value-type="float">
            <text:p>0.0122878</text:p>
          </table:table-cell>
          <table:table-cell office:value-type="float" office:value="16.6154" calcext:value-type="float">
            <text:p>16.6154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.7035" calcext:value-type="float">
            <text:p>13.7035</text:p>
          </table:table-cell>
          <table:table-cell office:value-type="float" office:value="30" calcext:value-type="float">
            <text:p>30</text:p>
          </table:table-cell>
          <table:table-cell office:value-type="float" office:value="1692" calcext:value-type="float">
            <text:p>1692</text:p>
          </table:table-cell>
          <table:table-cell office:value-type="float" office:value="7012" calcext:value-type="float">
            <text:p>7012</text:p>
          </table:table-cell>
          <table:table-cell office:value-type="float" office:value="0.00908232" calcext:value-type="float">
            <text:p>0.00908232</text:p>
          </table:table-cell>
          <table:table-cell office:value-type="float" office:value="13.2401" calcext:value-type="float">
            <text:p>13.2401</text:p>
          </table:table-cell>
          <table:table-cell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34569" calcext:value-type="float">
            <text:p>0.134569</text:p>
          </table:table-cell>
          <table:table-cell office:value-type="float" office:value="1" calcext:value-type="float">
            <text:p>1</text:p>
          </table:table-cell>
          <table:table-cell office:value-type="float" office:value="1740" calcext:value-type="float">
            <text:p>1740</text:p>
          </table:table-cell>
          <table:table-cell office:value-type="float" office:value="468" calcext:value-type="float">
            <text:p>468</text:p>
          </table:table-cell>
          <table:table-cell office:value-type="float" office:value="0.00857448" calcext:value-type="float">
            <text:p>0.00857448</text:p>
          </table:table-cell>
          <table:table-cell office:value-type="float" office:value="0.002426" calcext:value-type="float">
            <text:p>0.0024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.7851" calcext:value-type="float">
            <text:p>51.7851</text:p>
          </table:table-cell>
          <table:table-cell office:value-type="float" office:value="24" calcext:value-type="float">
            <text:p>24</text:p>
          </table:table-cell>
          <table:table-cell office:value-type="float" office:value="3878" calcext:value-type="float">
            <text:p>3878</text:p>
          </table:table-cell>
          <table:table-cell office:value-type="float" office:value="4276" calcext:value-type="float">
            <text:p>4276</text:p>
          </table:table-cell>
          <table:table-cell office:value-type="float" office:value="0.0178019" calcext:value-type="float">
            <text:p>0.0178019</text:p>
          </table:table-cell>
          <table:table-cell office:value-type="float" office:value="50.9939" calcext:value-type="float">
            <text:p>50.9939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0.367" calcext:value-type="float">
            <text:p>90.367</text:p>
          </table:table-cell>
          <table:table-cell office:value-type="float" office:value="15" calcext:value-type="float">
            <text:p>15</text:p>
          </table:table-cell>
          <table:table-cell office:value-type="float" office:value="3608" calcext:value-type="float">
            <text:p>3608</text:p>
          </table:table-cell>
          <table:table-cell office:value-type="float" office:value="4040" calcext:value-type="float">
            <text:p>4040</text:p>
          </table:table-cell>
          <table:table-cell office:value-type="float" office:value="0.0175614" calcext:value-type="float">
            <text:p>0.0175614</text:p>
          </table:table-cell>
          <table:table-cell office:value-type="float" office:value="89.7367" calcext:value-type="float">
            <text:p>89.7367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8.44" calcext:value-type="float">
            <text:p>168.44</text:p>
          </table:table-cell>
          <table:table-cell office:value-type="float" office:value="70" calcext:value-type="float">
            <text:p>70</text:p>
          </table:table-cell>
          <table:table-cell office:value-type="float" office:value="3836" calcext:value-type="float">
            <text:p>3836</text:p>
          </table:table-cell>
          <table:table-cell office:value-type="float" office:value="8427" calcext:value-type="float">
            <text:p>8427</text:p>
          </table:table-cell>
          <table:table-cell office:value-type="float" office:value="0.0176866" calcext:value-type="float">
            <text:p>0.0176866</text:p>
          </table:table-cell>
          <table:table-cell office:value-type="float" office:value="167.464" calcext:value-type="float">
            <text:p>167.464</text:p>
          </table:table-cell>
          <table:table-cell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751678" calcext:value-type="float">
            <text:p>0.751678</text:p>
          </table:table-cell>
          <table:table-cell office:value-type="float" office:value="27" calcext:value-type="float">
            <text:p>27</text:p>
          </table:table-cell>
          <table:table-cell office:value-type="float" office:value="1199" calcext:value-type="float">
            <text:p>1199</text:p>
          </table:table-cell>
          <table:table-cell office:value-type="float" office:value="979" calcext:value-type="float">
            <text:p>979</text:p>
          </table:table-cell>
          <table:table-cell office:value-type="float" office:value="0.00952457" calcext:value-type="float">
            <text:p>0.00952457</text:p>
          </table:table-cell>
          <table:table-cell office:value-type="float" office:value="0.562163" calcext:value-type="float">
            <text:p>0.56216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.8338" calcext:value-type="float">
            <text:p>10.8338</text:p>
          </table:table-cell>
          <table:table-cell office:value-type="float" office:value="126" calcext:value-type="float">
            <text:p>126</text:p>
          </table:table-cell>
          <table:table-cell office:value-type="float" office:value="2119" calcext:value-type="float">
            <text:p>2119</text:p>
          </table:table-cell>
          <table:table-cell office:value-type="float" office:value="9670" calcext:value-type="float">
            <text:p>9670</text:p>
          </table:table-cell>
          <table:table-cell office:value-type="float" office:value="0.0122012" calcext:value-type="float">
            <text:p>0.0122012</text:p>
          </table:table-cell>
          <table:table-cell office:value-type="float" office:value="9.88456" calcext:value-type="float">
            <text:p>9.88456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.8508" calcext:value-type="float">
            <text:p>10.8508</text:p>
          </table:table-cell>
          <table:table-cell office:value-type="float" office:value="39" calcext:value-type="float">
            <text:p>39</text:p>
          </table:table-cell>
          <table:table-cell office:value-type="float" office:value="2348" calcext:value-type="float">
            <text:p>2348</text:p>
          </table:table-cell>
          <table:table-cell office:value-type="float" office:value="9571" calcext:value-type="float">
            <text:p>9571</text:p>
          </table:table-cell>
          <table:table-cell office:value-type="float" office:value="0.0125193" calcext:value-type="float">
            <text:p>0.0125193</text:p>
          </table:table-cell>
          <table:table-cell office:value-type="float" office:value="10.242" calcext:value-type="float">
            <text:p>10.242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.0791" calcext:value-type="float">
            <text:p>28.0791</text:p>
          </table:table-cell>
          <table:table-cell office:value-type="float" office:value="79" calcext:value-type="float">
            <text:p>79</text:p>
          </table:table-cell>
          <table:table-cell office:value-type="float" office:value="2102" calcext:value-type="float">
            <text:p>2102</text:p>
          </table:table-cell>
          <table:table-cell office:value-type="float" office:value="15802" calcext:value-type="float">
            <text:p>15802</text:p>
          </table:table-cell>
          <table:table-cell office:value-type="float" office:value="0.0113715" calcext:value-type="float">
            <text:p>0.0113715</text:p>
          </table:table-cell>
          <table:table-cell office:value-type="float" office:value="27.6136" calcext:value-type="float">
            <text:p>27.6136</text:p>
          </table:table-cell>
          <table:table-cell office:value-type="float" office:value="10" calcext:value-type="float">
            <text:p>10</text:p>
          </table:table-cell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.6873" calcext:value-type="float">
            <text:p>51.6873</text:p>
          </table:table-cell>
          <table:table-cell office:value-type="float" office:value="51" calcext:value-type="float">
            <text:p>51</text:p>
          </table:table-cell>
          <table:table-cell office:value-type="float" office:value="5538" calcext:value-type="float">
            <text:p>5538</text:p>
          </table:table-cell>
          <table:table-cell office:value-type="float" office:value="11959" calcext:value-type="float">
            <text:p>11959</text:p>
          </table:table-cell>
          <table:table-cell office:value-type="float" office:value="0.0230378" calcext:value-type="float">
            <text:p>0.0230378</text:p>
          </table:table-cell>
          <table:table-cell office:value-type="float" office:value="51.2311" calcext:value-type="float">
            <text:p>51.2311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.8829" calcext:value-type="float">
            <text:p>20.8829</text:p>
          </table:table-cell>
          <table:table-cell office:value-type="float" office:value="3" calcext:value-type="float">
            <text:p>3</text:p>
          </table:table-cell>
          <table:table-cell office:value-type="float" office:value="1935" calcext:value-type="float">
            <text:p>1935</text:p>
          </table:table-cell>
          <table:table-cell office:value-type="float" office:value="1814" calcext:value-type="float">
            <text:p>1814</text:p>
          </table:table-cell>
          <table:table-cell office:value-type="float" office:value="0.0104315" calcext:value-type="float">
            <text:p>0.0104315</text:p>
          </table:table-cell>
          <table:table-cell office:value-type="float" office:value="20.7257" calcext:value-type="float">
            <text:p>20.72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4.6291" calcext:value-type="float">
            <text:p>54.6291</text:p>
          </table:table-cell>
          <table:table-cell office:value-type="float" office:value="3" calcext:value-type="float">
            <text:p>3</text:p>
          </table:table-cell>
          <table:table-cell office:value-type="float" office:value="1951" calcext:value-type="float">
            <text:p>1951</text:p>
          </table:table-cell>
          <table:table-cell office:value-type="float" office:value="2038" calcext:value-type="float">
            <text:p>2038</text:p>
          </table:table-cell>
          <table:table-cell office:value-type="float" office:value="0.0117898" calcext:value-type="float">
            <text:p>0.0117898</text:p>
          </table:table-cell>
          <table:table-cell office:value-type="float" office:value="54.4842" calcext:value-type="float">
            <text:p>54.484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0.665" calcext:value-type="float">
            <text:p>160.665</text:p>
          </table:table-cell>
          <table:table-cell office:value-type="float" office:value="8" calcext:value-type="float">
            <text:p>8</text:p>
          </table:table-cell>
          <table:table-cell office:value-type="float" office:value="1951" calcext:value-type="float">
            <text:p>1951</text:p>
          </table:table-cell>
          <table:table-cell office:value-type="float" office:value="2347" calcext:value-type="float">
            <text:p>2347</text:p>
          </table:table-cell>
          <table:table-cell office:value-type="float" office:value="0.0108551" calcext:value-type="float">
            <text:p>0.0108551</text:p>
          </table:table-cell>
          <table:table-cell office:value-type="float" office:value="160.422" calcext:value-type="float">
            <text:p>160.422</text:p>
          </table:table-cell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7.239" calcext:value-type="float">
            <text:p>377.239</text:p>
          </table:table-cell>
          <table:table-cell office:value-type="float" office:value="50" calcext:value-type="float">
            <text:p>50</text:p>
          </table:table-cell>
          <table:table-cell office:value-type="float" office:value="3893" calcext:value-type="float">
            <text:p>3893</text:p>
          </table:table-cell>
          <table:table-cell office:value-type="float" office:value="5314" calcext:value-type="float">
            <text:p>5314</text:p>
          </table:table-cell>
          <table:table-cell office:value-type="float" office:value="0.018545" calcext:value-type="float">
            <text:p>0.018545</text:p>
          </table:table-cell>
          <table:table-cell office:value-type="float" office:value="376.515" calcext:value-type="float">
            <text:p>376.515</text:p>
          </table:table-cell>
          <table:table-cell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.1033" calcext:value-type="float">
            <text:p>3.1033</text:p>
          </table:table-cell>
          <table:table-cell office:value-type="float" office:value="135" calcext:value-type="float">
            <text:p>135</text:p>
          </table:table-cell>
          <table:table-cell office:value-type="float" office:value="1685" calcext:value-type="float">
            <text:p>1685</text:p>
          </table:table-cell>
          <table:table-cell office:value-type="float" office:value="6327" calcext:value-type="float">
            <text:p>6327</text:p>
          </table:table-cell>
          <table:table-cell office:value-type="float" office:value="0.0137765" calcext:value-type="float">
            <text:p>0.0137765</text:p>
          </table:table-cell>
          <table:table-cell office:value-type="float" office:value="2.80088" calcext:value-type="float">
            <text:p>2.80088</text:p>
          </table:table-cell>
          <table:table-cell office:value-type="float" office:value="10" calcext:value-type="float">
            <text:p>10</text:p>
          </table:table-cell>
          <table:table-cell office:value-type="float" office:value="412" calcext:value-type="float">
            <text:p>41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.0508" calcext:value-type="float">
            <text:p>13.0508</text:p>
          </table:table-cell>
          <table:table-cell office:value-type="float" office:value="276" calcext:value-type="float">
            <text:p>276</text:p>
          </table:table-cell>
          <table:table-cell office:value-type="float" office:value="2959" calcext:value-type="float">
            <text:p>2959</text:p>
          </table:table-cell>
          <table:table-cell office:value-type="float" office:value="32326" calcext:value-type="float">
            <text:p>32326</text:p>
          </table:table-cell>
          <table:table-cell office:value-type="float" office:value="0.0165293" calcext:value-type="float">
            <text:p>0.0165293</text:p>
          </table:table-cell>
          <table:table-cell office:value-type="float" office:value="12.1025" calcext:value-type="float">
            <text:p>12.1025</text:p>
          </table:table-cell>
          <table:table-cell office:value-type="float" office:value="10" calcext:value-type="float">
            <text:p>10</text:p>
          </table:table-cell>
          <table:table-cell office:value-type="float" office:value="538" calcext:value-type="float">
            <text:p>53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.78951" calcext:value-type="float">
            <text:p>6.78951</text:p>
          </table:table-cell>
          <table:table-cell office:value-type="float" office:value="27" calcext:value-type="float">
            <text:p>27</text:p>
          </table:table-cell>
          <table:table-cell office:value-type="float" office:value="2853" calcext:value-type="float">
            <text:p>2853</text:p>
          </table:table-cell>
          <table:table-cell office:value-type="float" office:value="12952" calcext:value-type="float">
            <text:p>12952</text:p>
          </table:table-cell>
          <table:table-cell office:value-type="float" office:value="0.0160923" calcext:value-type="float">
            <text:p>0.0160923</text:p>
          </table:table-cell>
          <table:table-cell office:value-type="float" office:value="6.13656" calcext:value-type="float">
            <text:p>6.13656</text:p>
          </table:table-cell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.9479" calcext:value-type="float">
            <text:p>17.9479</text:p>
          </table:table-cell>
          <table:table-cell office:value-type="float" office:value="55" calcext:value-type="float">
            <text:p>55</text:p>
          </table:table-cell>
          <table:table-cell office:value-type="float" office:value="2533" calcext:value-type="float">
            <text:p>2533</text:p>
          </table:table-cell>
          <table:table-cell office:value-type="float" office:value="17289" calcext:value-type="float">
            <text:p>17289</text:p>
          </table:table-cell>
          <table:table-cell office:value-type="float" office:value="0.0118975" calcext:value-type="float">
            <text:p>0.0118975</text:p>
          </table:table-cell>
          <table:table-cell office:value-type="float" office:value="17.3436" calcext:value-type="float">
            <text:p>17.3436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.1729" calcext:value-type="float">
            <text:p>37.1729</text:p>
          </table:table-cell>
          <table:table-cell office:value-type="float" office:value="62" calcext:value-type="float">
            <text:p>62</text:p>
          </table:table-cell>
          <table:table-cell office:value-type="float" office:value="4746" calcext:value-type="float">
            <text:p>4746</text:p>
          </table:table-cell>
          <table:table-cell office:value-type="float" office:value="12262" calcext:value-type="float">
            <text:p>12262</text:p>
          </table:table-cell>
          <table:table-cell office:value-type="float" office:value="0.0187146" calcext:value-type="float">
            <text:p>0.0187146</text:p>
          </table:table-cell>
          <table:table-cell office:value-type="float" office:value="36.4374" calcext:value-type="float">
            <text:p>36.4374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1.4279" calcext:value-type="float">
            <text:p>51.4279</text:p>
          </table:table-cell>
          <table:table-cell office:value-type="float" office:value="7" calcext:value-type="float">
            <text:p>7</text:p>
          </table:table-cell>
          <table:table-cell office:value-type="float" office:value="3419" calcext:value-type="float">
            <text:p>3419</text:p>
          </table:table-cell>
          <table:table-cell office:value-type="float" office:value="2875" calcext:value-type="float">
            <text:p>2875</text:p>
          </table:table-cell>
          <table:table-cell office:value-type="float" office:value="0.0161855" calcext:value-type="float">
            <text:p>0.0161855</text:p>
          </table:table-cell>
          <table:table-cell office:value-type="float" office:value="51.0101" calcext:value-type="float">
            <text:p>51.010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5.364" calcext:value-type="float">
            <text:p>105.364</text:p>
          </table:table-cell>
          <table:table-cell office:value-type="float" office:value="14" calcext:value-type="float">
            <text:p>14</text:p>
          </table:table-cell>
          <table:table-cell office:value-type="float" office:value="5226" calcext:value-type="float">
            <text:p>5226</text:p>
          </table:table-cell>
          <table:table-cell office:value-type="float" office:value="3780" calcext:value-type="float">
            <text:p>3780</text:p>
          </table:table-cell>
          <table:table-cell office:value-type="float" office:value="0.0220009" calcext:value-type="float">
            <text:p>0.0220009</text:p>
          </table:table-cell>
          <table:table-cell office:value-type="float" office:value="104.756" calcext:value-type="float">
            <text:p>104.756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7.568" calcext:value-type="float">
            <text:p>217.568</text:p>
          </table:table-cell>
          <table:table-cell office:value-type="float" office:value="12" calcext:value-type="float">
            <text:p>12</text:p>
          </table:table-cell>
          <table:table-cell office:value-type="float" office:value="3842" calcext:value-type="float">
            <text:p>3842</text:p>
          </table:table-cell>
          <table:table-cell office:value-type="float" office:value="4339" calcext:value-type="float">
            <text:p>4339</text:p>
          </table:table-cell>
          <table:table-cell office:value-type="float" office:value="0.0190819" calcext:value-type="float">
            <text:p>0.0190819</text:p>
          </table:table-cell>
          <table:table-cell office:value-type="float" office:value="217.133" calcext:value-type="float">
            <text:p>217.133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23.194" calcext:value-type="float">
            <text:p>823.194</text:p>
          </table:table-cell>
          <table:table-cell office:value-type="float" office:value="19" calcext:value-type="float">
            <text:p>19</text:p>
          </table:table-cell>
          <table:table-cell office:value-type="float" office:value="3840" calcext:value-type="float">
            <text:p>3840</text:p>
          </table:table-cell>
          <table:table-cell office:value-type="float" office:value="4614" calcext:value-type="float">
            <text:p>4614</text:p>
          </table:table-cell>
          <table:table-cell office:value-type="float" office:value="0.0193391" calcext:value-type="float">
            <text:p>0.0193391</text:p>
          </table:table-cell>
          <table:table-cell office:value-type="float" office:value="822.61" calcext:value-type="float">
            <text:p>822.61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6.68" calcext:value-type="float">
            <text:p>1156.68</text:p>
          </table:table-cell>
          <table:table-cell office:value-type="float" office:value="56" calcext:value-type="float">
            <text:p>56</text:p>
          </table:table-cell>
          <table:table-cell office:value-type="float" office:value="6055" calcext:value-type="float">
            <text:p>6055</text:p>
          </table:table-cell>
          <table:table-cell office:value-type="float" office:value="9643" calcext:value-type="float">
            <text:p>9643</text:p>
          </table:table-cell>
          <table:table-cell office:value-type="float" office:value="0.0251446" calcext:value-type="float">
            <text:p>0.0251446</text:p>
          </table:table-cell>
          <table:table-cell office:value-type="float" office:value="1155.62" calcext:value-type="float">
            <text:p>1155.62</text:p>
          </table:table-cell>
          <table:table-cell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tarting</text:p>
          </table:table-cell>
          <table:table-cell office:value-type="string" calcext:value-type="string">
            <text:p>path+tree</text:p>
          </table:table-cell>
          <table:table-cell office:value-type="string" calcext:value-type="string">
            <text:p>formulation..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497.18" calcext:value-type="float">
            <text:p>5497.18</text:p>
          </table:table-cell>
          <table:table-cell office:value-type="float" office:value="605227" calcext:value-type="float">
            <text:p>605227</text:p>
          </table:table-cell>
          <table:table-cell office:value-type="float" office:value="976" calcext:value-type="float">
            <text:p>976</text:p>
          </table:table-cell>
          <table:table-cell office:value-type="float" office:value="3750793" calcext:value-type="float">
            <text:p>3750793</text:p>
          </table:table-cell>
          <table:table-cell office:value-type="float" office:value="0.00640934" calcext:value-type="float">
            <text:p>0.00640934</text:p>
          </table:table-cell>
          <table:table-cell office:value-type="float" office:value="3832.85" calcext:value-type="float">
            <text:p>3832.85</text:p>
          </table:table-cell>
          <table:table-cell office:value-type="float" office:value="10" calcext:value-type="float">
            <text:p>10</text:p>
          </table:table-cell>
          <table:table-cell office:value-type="float" office:value="1329" calcext:value-type="float">
            <text:p>1329</text:p>
          </table:table-cell>
          <table:table-cell office:value-type="float" office:value="393356" calcext:value-type="float">
            <text:p>39335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6.8862" calcext:value-type="float">
            <text:p>46.8862</text:p>
          </table:table-cell>
          <table:table-cell office:value-type="float" office:value="1098" calcext:value-type="float">
            <text:p>1098</text:p>
          </table:table-cell>
          <table:table-cell office:value-type="float" office:value="1865" calcext:value-type="float">
            <text:p>1865</text:p>
          </table:table-cell>
          <table:table-cell office:value-type="float" office:value="150185" calcext:value-type="float">
            <text:p>150185</text:p>
          </table:table-cell>
          <table:table-cell office:value-type="float" office:value="0.0100638" calcext:value-type="float">
            <text:p>0.0100638</text:p>
          </table:table-cell>
          <table:table-cell office:value-type="float" office:value="42.6089" calcext:value-type="float">
            <text:p>42.6089</text:p>
          </table:table-cell>
          <table:table-cell office:value-type="float" office:value="10" calcext:value-type="float">
            <text:p>10</text:p>
          </table:table-cell>
          <table:table-cell office:value-type="float" office:value="1871" calcext:value-type="float">
            <text:p>187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5.522" calcext:value-type="float">
            <text:p>115.522</text:p>
          </table:table-cell>
          <table:table-cell office:value-type="float" office:value="762" calcext:value-type="float">
            <text:p>762</text:p>
          </table:table-cell>
          <table:table-cell office:value-type="float" office:value="3343" calcext:value-type="float">
            <text:p>3343</text:p>
          </table:table-cell>
          <table:table-cell office:value-type="float" office:value="112182" calcext:value-type="float">
            <text:p>112182</text:p>
          </table:table-cell>
          <table:table-cell office:value-type="float" office:value="0.0151123" calcext:value-type="float">
            <text:p>0.0151123</text:p>
          </table:table-cell>
          <table:table-cell office:value-type="float" office:value="111.271" calcext:value-type="float">
            <text:p>111.271</text:p>
          </table:table-cell>
          <table:table-cell office:value-type="float" office:value="10" calcext:value-type="float">
            <text:p>10</text:p>
          </table:table-cell>
          <table:table-cell office:value-type="float" office:value="1115" calcext:value-type="float">
            <text:p>111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.186" calcext:value-type="float">
            <text:p>12.186</text:p>
          </table:table-cell>
          <table:table-cell office:value-type="float" office:value="13" calcext:value-type="float">
            <text:p>13</text:p>
          </table:table-cell>
          <table:table-cell office:value-type="float" office:value="2346" calcext:value-type="float">
            <text:p>2346</text:p>
          </table:table-cell>
          <table:table-cell office:value-type="float" office:value="7634" calcext:value-type="float">
            <text:p>7634</text:p>
          </table:table-cell>
          <table:table-cell office:value-type="float" office:value="0.0109398" calcext:value-type="float">
            <text:p>0.0109398</text:p>
          </table:table-cell>
          <table:table-cell office:value-type="float" office:value="11.5696" calcext:value-type="float">
            <text:p>11.5696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5.2012" calcext:value-type="float">
            <text:p>65.2012</text:p>
          </table:table-cell>
          <table:table-cell office:value-type="float" office:value="95" calcext:value-type="float">
            <text:p>95</text:p>
          </table:table-cell>
          <table:table-cell office:value-type="float" office:value="2156" calcext:value-type="float">
            <text:p>2156</text:p>
          </table:table-cell>
          <table:table-cell office:value-type="float" office:value="20669" calcext:value-type="float">
            <text:p>20669</text:p>
          </table:table-cell>
          <table:table-cell office:value-type="float" office:value="0.0107688" calcext:value-type="float">
            <text:p>0.0107688</text:p>
          </table:table-cell>
          <table:table-cell office:value-type="float" office:value="63.5649" calcext:value-type="float">
            <text:p>63.5649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802.91" calcext:value-type="float">
            <text:p>4802.91</text:p>
          </table:table-cell>
          <table:table-cell office:value-type="float" office:value="4461" calcext:value-type="float">
            <text:p>4461</text:p>
          </table:table-cell>
          <table:table-cell office:value-type="float" office:value="2445" calcext:value-type="float">
            <text:p>2445</text:p>
          </table:table-cell>
          <table:table-cell office:value-type="float" office:value="870956" calcext:value-type="float">
            <text:p>870956</text:p>
          </table:table-cell>
          <table:table-cell office:value-type="float" office:value="0.0117469" calcext:value-type="float">
            <text:p>0.0117469</text:p>
          </table:table-cell>
          <table:table-cell office:value-type="float" office:value="4781.29" calcext:value-type="float">
            <text:p>4781.29</text:p>
          </table:table-cell>
          <table:table-cell office:value-type="float" office:value="10" calcext:value-type="float">
            <text:p>10</text:p>
          </table:table-cell>
          <table:table-cell office:value-type="float" office:value="9860" calcext:value-type="float">
            <text:p>9860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7292.16" calcext:value-type="float">
            <text:p>7292.16</text:p>
          </table:table-cell>
          <table:table-cell office:value-type="float" office:value="2753" calcext:value-type="float">
            <text:p>2753</text:p>
          </table:table-cell>
          <table:table-cell office:value-type="float" office:value="5529" calcext:value-type="float">
            <text:p>5529</text:p>
          </table:table-cell>
          <table:table-cell office:value-type="float" office:value="664061" calcext:value-type="float">
            <text:p>664061</text:p>
          </table:table-cell>
          <table:table-cell office:value-type="float" office:value="0.0235364" calcext:value-type="float">
            <text:p>0.0235364</text:p>
          </table:table-cell>
          <table:table-cell office:value-type="float" office:value="7263.31" calcext:value-type="float">
            <text:p>7263.31</text:p>
          </table:table-cell>
          <table:table-cell office:value-type="float" office:value="10" calcext:value-type="float">
            <text:p>10</text:p>
          </table:table-cell>
          <table:table-cell office:value-type="float" office:value="8798" calcext:value-type="float">
            <text:p>8798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2.4117" calcext:value-type="float">
            <text:p>92.4117</text:p>
          </table:table-cell>
          <table:table-cell office:value-type="float" office:value="141" calcext:value-type="float">
            <text:p>141</text:p>
          </table:table-cell>
          <table:table-cell office:value-type="float" office:value="3941" calcext:value-type="float">
            <text:p>3941</text:p>
          </table:table-cell>
          <table:table-cell office:value-type="float" office:value="53499" calcext:value-type="float">
            <text:p>53499</text:p>
          </table:table-cell>
          <table:table-cell office:value-type="float" office:value="0.0167048" calcext:value-type="float">
            <text:p>0.0167048</text:p>
          </table:table-cell>
          <table:table-cell office:value-type="float" office:value="87.3447" calcext:value-type="float">
            <text:p>87.3447</text:p>
          </table:table-cell>
          <table:table-cell office:value-type="float" office:value="10" calcext:value-type="float">
            <text:p>1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8.7558" calcext:value-type="float">
            <text:p>28.7558</text:p>
          </table:table-cell>
          <table:table-cell office:value-type="float" office:value="13" calcext:value-type="float">
            <text:p>13</text:p>
          </table:table-cell>
          <table:table-cell office:value-type="float" office:value="4692" calcext:value-type="float">
            <text:p>4692</text:p>
          </table:table-cell>
          <table:table-cell office:value-type="float" office:value="11180" calcext:value-type="float">
            <text:p>11180</text:p>
          </table:table-cell>
          <table:table-cell office:value-type="float" office:value="0.0184862" calcext:value-type="float">
            <text:p>0.0184862</text:p>
          </table:table-cell>
          <table:table-cell office:value-type="float" office:value="27.7272" calcext:value-type="float">
            <text:p>27.7272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26.636" calcext:value-type="float">
            <text:p>226.636</text:p>
          </table:table-cell>
          <table:table-cell office:value-type="float" office:value="129" calcext:value-type="float">
            <text:p>129</text:p>
          </table:table-cell>
          <table:table-cell office:value-type="float" office:value="4194" calcext:value-type="float">
            <text:p>4194</text:p>
          </table:table-cell>
          <table:table-cell office:value-type="float" office:value="40923" calcext:value-type="float">
            <text:p>40923</text:p>
          </table:table-cell>
          <table:table-cell office:value-type="float" office:value="0.0190244" calcext:value-type="float">
            <text:p>0.0190244</text:p>
          </table:table-cell>
          <table:table-cell office:value-type="float" office:value="221.057" calcext:value-type="float">
            <text:p>221.057</text:p>
          </table:table-cell>
          <table:table-cell office:value-type="float" office:value="10" calcext:value-type="float">
            <text:p>10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.2</text:p>
          </table:table-cell>
          <table:table-cell office:value-type="float" office:value="7382.66" calcext:value-type="float">
            <text:p>7382.66</text:p>
          </table:table-cell>
          <table:table-cell office:value-type="float" office:value="2616" calcext:value-type="float">
            <text:p>2616</text:p>
          </table:table-cell>
          <table:table-cell office:value-type="float" office:value="4863" calcext:value-type="float">
            <text:p>4863</text:p>
          </table:table-cell>
          <table:table-cell office:value-type="float" office:value="884855" calcext:value-type="float">
            <text:p>884855</text:p>
          </table:table-cell>
          <table:table-cell office:value-type="float" office:value="0.0218068" calcext:value-type="float">
            <text:p>0.0218068</text:p>
          </table:table-cell>
          <table:table-cell office:value-type="float" office:value="7340.56" calcext:value-type="float">
            <text:p>7340.56</text:p>
          </table:table-cell>
          <table:table-cell office:value-type="float" office:value="10" calcext:value-type="float">
            <text:p>10</text:p>
          </table:table-cell>
          <table:table-cell office:value-type="float" office:value="7686" calcext:value-type="float">
            <text:p>768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7272.09" calcext:value-type="float">
            <text:p>7272.09</text:p>
          </table:table-cell>
          <table:table-cell office:value-type="float" office:value="1186" calcext:value-type="float">
            <text:p>1186</text:p>
          </table:table-cell>
          <table:table-cell office:value-type="float" office:value="5135" calcext:value-type="float">
            <text:p>5135</text:p>
          </table:table-cell>
          <table:table-cell office:value-type="float" office:value="517900" calcext:value-type="float">
            <text:p>517900</text:p>
          </table:table-cell>
          <table:table-cell office:value-type="float" office:value="0.0212011" calcext:value-type="float">
            <text:p>0.0212011</text:p>
          </table:table-cell>
          <table:table-cell office:value-type="float" office:value="7239.8" calcext:value-type="float">
            <text:p>7239.8</text:p>
          </table:table-cell>
          <table:table-cell office:value-type="float" office:value="10" calcext:value-type="float">
            <text:p>10</text:p>
          </table:table-cell>
          <table:table-cell office:value-type="float" office:value="4992" calcext:value-type="float">
            <text:p>499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.7" calcext:value-type="float">
            <text:p>0.7</text:p>
          </table:table-cell>
          <table:table-cell office:value-type="float" office:value="7207.58" calcext:value-type="float">
            <text:p>7207.58</text:p>
          </table:table-cell>
          <table:table-cell office:value-type="float" office:value="472" calcext:value-type="float">
            <text:p>472</text:p>
          </table:table-cell>
          <table:table-cell office:value-type="float" office:value="10123" calcext:value-type="float">
            <text:p>10123</text:p>
          </table:table-cell>
          <table:table-cell office:value-type="float" office:value="227549" calcext:value-type="float">
            <text:p>227549</text:p>
          </table:table-cell>
          <table:table-cell office:value-type="float" office:value="0.0396527" calcext:value-type="float">
            <text:p>0.0396527</text:p>
          </table:table-cell>
          <table:table-cell office:value-type="float" office:value="7187.02" calcext:value-type="float">
            <text:p>7187.02</text:p>
          </table:table-cell>
          <table:table-cell office:value-type="float" office:value="10" calcext:value-type="float">
            <text:p>10</text:p>
          </table:table-cell>
          <table:table-cell office:value-type="float" office:value="2743" calcext:value-type="float">
            <text:p>274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0.08" calcext:value-type="float">
            <text:p>0.08</text:p>
          </table:table-cell>
          <table:table-cell office:value-type="float" office:value="7216.47" calcext:value-type="float">
            <text:p>7216.47</text:p>
          </table:table-cell>
          <table:table-cell office:value-type="float" office:value="441060" calcext:value-type="float">
            <text:p>441060</text:p>
          </table:table-cell>
          <table:table-cell office:value-type="float" office:value="4045" calcext:value-type="float">
            <text:p>4045</text:p>
          </table:table-cell>
          <table:table-cell office:value-type="float" office:value="12271704" calcext:value-type="float">
            <text:p>12271704</text:p>
          </table:table-cell>
          <table:table-cell office:value-type="float" office:value="0.0341213" calcext:value-type="float">
            <text:p>0.0341213</text:p>
          </table:table-cell>
          <table:table-cell office:value-type="float" office:value="6193.5" calcext:value-type="float">
            <text:p>6193.5</text:p>
          </table:table-cell>
          <table:table-cell office:value-type="float" office:value="10" calcext:value-type="float">
            <text:p>10</text:p>
          </table:table-cell>
          <table:table-cell office:value-type="float" office:value="7301" calcext:value-type="float">
            <text:p>7301</text:p>
          </table:table-cell>
          <table:table-cell office:value-type="float" office:value="445124" calcext:value-type="float">
            <text:p>44512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.9526" calcext:value-type="float">
            <text:p>12.9526</text:p>
          </table:table-cell>
          <table:table-cell office:value-type="float" office:value="198" calcext:value-type="float">
            <text:p>198</text:p>
          </table:table-cell>
          <table:table-cell office:value-type="float" office:value="1851" calcext:value-type="float">
            <text:p>1851</text:p>
          </table:table-cell>
          <table:table-cell office:value-type="float" office:value="80177" calcext:value-type="float">
            <text:p>80177</text:p>
          </table:table-cell>
          <table:table-cell office:value-type="float" office:value="0.0141165" calcext:value-type="float">
            <text:p>0.0141165</text:p>
          </table:table-cell>
          <table:table-cell office:value-type="float" office:value="11.2562" calcext:value-type="float">
            <text:p>11.2562</text:p>
          </table:table-cell>
          <table:table-cell office:value-type="float" office:value="10" calcext:value-type="float">
            <text:p>10</text:p>
          </table:table-cell>
          <table:table-cell office:value-type="float" office:value="644" calcext:value-type="float">
            <text:p>64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30.524" calcext:value-type="float">
            <text:p>230.524</text:p>
          </table:table-cell>
          <table:table-cell office:value-type="float" office:value="1303" calcext:value-type="float">
            <text:p>1303</text:p>
          </table:table-cell>
          <table:table-cell office:value-type="float" office:value="3072" calcext:value-type="float">
            <text:p>3072</text:p>
          </table:table-cell>
          <table:table-cell office:value-type="float" office:value="408534" calcext:value-type="float">
            <text:p>408534</text:p>
          </table:table-cell>
          <table:table-cell office:value-type="float" office:value="0.0149605" calcext:value-type="float">
            <text:p>0.0149605</text:p>
          </table:table-cell>
          <table:table-cell office:value-type="float" office:value="218.251" calcext:value-type="float">
            <text:p>218.251</text:p>
          </table:table-cell>
          <table:table-cell office:value-type="float" office:value="10" calcext:value-type="float">
            <text:p>10</text:p>
          </table:table-cell>
          <table:table-cell office:value-type="float" office:value="3223" calcext:value-type="float">
            <text:p>322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.1" calcext:value-type="float">
            <text:p>0.1</text:p>
          </table:table-cell>
          <table:table-cell office:value-type="float" office:value="7205.23" calcext:value-type="float">
            <text:p>7205.23</text:p>
          </table:table-cell>
          <table:table-cell office:value-type="float" office:value="285913" calcext:value-type="float">
            <text:p>285913</text:p>
          </table:table-cell>
          <table:table-cell office:value-type="float" office:value="4073" calcext:value-type="float">
            <text:p>4073</text:p>
          </table:table-cell>
          <table:table-cell office:value-type="float" office:value="11223195" calcext:value-type="float">
            <text:p>11223195</text:p>
          </table:table-cell>
          <table:table-cell office:value-type="float" office:value="0.046044" calcext:value-type="float">
            <text:p>0.046044</text:p>
          </table:table-cell>
          <table:table-cell office:value-type="float" office:value="6365.21" calcext:value-type="float">
            <text:p>6365.21</text:p>
          </table:table-cell>
          <table:table-cell office:value-type="float" office:value="10" calcext:value-type="float">
            <text:p>10</text:p>
          </table:table-cell>
          <table:table-cell office:value-type="float" office:value="3533" calcext:value-type="float">
            <text:p>3533</text:p>
          </table:table-cell>
          <table:table-cell office:value-type="float" office:value="375516" calcext:value-type="float">
            <text:p>37551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0.119048" calcext:value-type="float">
            <text:p>0.119048</text:p>
          </table:table-cell>
          <table:table-cell office:value-type="float" office:value="7275.7" calcext:value-type="float">
            <text:p>7275.7</text:p>
          </table:table-cell>
          <table:table-cell office:value-type="float" office:value="62251" calcext:value-type="float">
            <text:p>62251</text:p>
          </table:table-cell>
          <table:table-cell office:value-type="float" office:value="9100" calcext:value-type="float">
            <text:p>9100</text:p>
          </table:table-cell>
          <table:table-cell office:value-type="float" office:value="5499586" calcext:value-type="float">
            <text:p>5499586</text:p>
          </table:table-cell>
          <table:table-cell office:value-type="float" office:value="0.051655" calcext:value-type="float">
            <text:p>0.051655</text:p>
          </table:table-cell>
          <table:table-cell office:value-type="float" office:value="5301.21" calcext:value-type="float">
            <text:p>5301.21</text:p>
          </table:table-cell>
          <table:table-cell office:value-type="float" office:value="10" calcext:value-type="float">
            <text:p>10</text:p>
          </table:table-cell>
          <table:table-cell office:value-type="float" office:value="7676" calcext:value-type="float">
            <text:p>7676</text:p>
          </table:table-cell>
          <table:table-cell office:value-type="float" office:value="50499" calcext:value-type="float">
            <text:p>5049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06.031" calcext:value-type="float">
            <text:p>806.031</text:p>
          </table:table-cell>
          <table:table-cell office:value-type="float" office:value="3044" calcext:value-type="float">
            <text:p>3044</text:p>
          </table:table-cell>
          <table:table-cell office:value-type="float" office:value="11637" calcext:value-type="float">
            <text:p>11637</text:p>
          </table:table-cell>
          <table:table-cell office:value-type="float" office:value="912273" calcext:value-type="float">
            <text:p>912273</text:p>
          </table:table-cell>
          <table:table-cell office:value-type="float" office:value="0.0562431" calcext:value-type="float">
            <text:p>0.0562431</text:p>
          </table:table-cell>
          <table:table-cell office:value-type="float" office:value="709.112" calcext:value-type="float">
            <text:p>709.112</text:p>
          </table:table-cell>
          <table:table-cell office:value-type="float" office:value="10" calcext:value-type="float">
            <text:p>10</text:p>
          </table:table-cell>
          <table:table-cell office:value-type="float" office:value="5056" calcext:value-type="float">
            <text:p>505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658.84" calcext:value-type="float">
            <text:p>1658.84</text:p>
          </table:table-cell>
          <table:table-cell office:value-type="float" office:value="2148" calcext:value-type="float">
            <text:p>2148</text:p>
          </table:table-cell>
          <table:table-cell office:value-type="float" office:value="8484" calcext:value-type="float">
            <text:p>8484</text:p>
          </table:table-cell>
          <table:table-cell office:value-type="float" office:value="628623" calcext:value-type="float">
            <text:p>628623</text:p>
          </table:table-cell>
          <table:table-cell office:value-type="float" office:value="0.0356861" calcext:value-type="float">
            <text:p>0.0356861</text:p>
          </table:table-cell>
          <table:table-cell office:value-type="float" office:value="1528.03" calcext:value-type="float">
            <text:p>1528.03</text:p>
          </table:table-cell>
          <table:table-cell office:value-type="float" office:value="10" calcext:value-type="float">
            <text:p>10</text:p>
          </table:table-cell>
          <table:table-cell office:value-type="float" office:value="1942" calcext:value-type="float">
            <text:p>19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65.81" calcext:value-type="float">
            <text:p>1465.81</text:p>
          </table:table-cell>
          <table:table-cell office:value-type="float" office:value="1489" calcext:value-type="float">
            <text:p>1489</text:p>
          </table:table-cell>
          <table:table-cell office:value-type="float" office:value="8902" calcext:value-type="float">
            <text:p>8902</text:p>
          </table:table-cell>
          <table:table-cell office:value-type="float" office:value="744609" calcext:value-type="float">
            <text:p>744609</text:p>
          </table:table-cell>
          <table:table-cell office:value-type="float" office:value="0.0347642" calcext:value-type="float">
            <text:p>0.0347642</text:p>
          </table:table-cell>
          <table:table-cell office:value-type="float" office:value="1387.17" calcext:value-type="float">
            <text:p>1387.17</text:p>
          </table:table-cell>
          <table:table-cell office:value-type="float" office:value="10" calcext:value-type="float">
            <text:p>10</text:p>
          </table:table-cell>
          <table:table-cell office:value-type="float" office:value="4840" calcext:value-type="float">
            <text:p>484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7.7441" calcext:value-type="float">
            <text:p>57.7441</text:p>
          </table:table-cell>
          <table:table-cell office:value-type="float" office:value="15" calcext:value-type="float">
            <text:p>15</text:p>
          </table:table-cell>
          <table:table-cell office:value-type="float" office:value="5967" calcext:value-type="float">
            <text:p>5967</text:p>
          </table:table-cell>
          <table:table-cell office:value-type="float" office:value="19455" calcext:value-type="float">
            <text:p>19455</text:p>
          </table:table-cell>
          <table:table-cell office:value-type="float" office:value="0.0239171" calcext:value-type="float">
            <text:p>0.0239171</text:p>
          </table:table-cell>
          <table:table-cell office:value-type="float" office:value="55.0149" calcext:value-type="float">
            <text:p>55.0149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55.49" calcext:value-type="float">
            <text:p>555.49</text:p>
          </table:table-cell>
          <table:table-cell office:value-type="float" office:value="111" calcext:value-type="float">
            <text:p>111</text:p>
          </table:table-cell>
          <table:table-cell office:value-type="float" office:value="6676" calcext:value-type="float">
            <text:p>6676</text:p>
          </table:table-cell>
          <table:table-cell office:value-type="float" office:value="68442" calcext:value-type="float">
            <text:p>68442</text:p>
          </table:table-cell>
          <table:table-cell office:value-type="float" office:value="0.0325769" calcext:value-type="float">
            <text:p>0.0325769</text:p>
          </table:table-cell>
          <table:table-cell office:value-type="float" office:value="516.642" calcext:value-type="float">
            <text:p>516.642</text:p>
          </table:table-cell>
          <table:table-cell office:value-type="float" office:value="10" calcext:value-type="float">
            <text:p>10</text:p>
          </table:table-cell>
          <table:table-cell office:value-type="float" office:value="542" calcext:value-type="float">
            <text:p>5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7505.32" calcext:value-type="float">
            <text:p>7505.32</text:p>
          </table:table-cell>
          <table:table-cell office:value-type="float" office:value="1039" calcext:value-type="float">
            <text:p>1039</text:p>
          </table:table-cell>
          <table:table-cell office:value-type="float" office:value="6725" calcext:value-type="float">
            <text:p>6725</text:p>
          </table:table-cell>
          <table:table-cell office:value-type="float" office:value="648969" calcext:value-type="float">
            <text:p>648969</text:p>
          </table:table-cell>
          <table:table-cell office:value-type="float" office:value="0.0294294" calcext:value-type="float">
            <text:p>0.0294294</text:p>
          </table:table-cell>
          <table:table-cell office:value-type="float" office:value="7455.33" calcext:value-type="float">
            <text:p>7455.33</text:p>
          </table:table-cell>
          <table:table-cell office:value-type="float" office:value="10" calcext:value-type="float">
            <text:p>10</text:p>
          </table:table-cell>
          <table:table-cell office:value-type="float" office:value="4852" calcext:value-type="float">
            <text:p>485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7310.65" calcext:value-type="float">
            <text:p>7310.65</text:p>
          </table:table-cell>
          <table:table-cell office:value-type="float" office:value="363" calcext:value-type="float">
            <text:p>363</text:p>
          </table:table-cell>
          <table:table-cell office:value-type="float" office:value="5883" calcext:value-type="float">
            <text:p>5883</text:p>
          </table:table-cell>
          <table:table-cell office:value-type="float" office:value="284371" calcext:value-type="float">
            <text:p>284371</text:p>
          </table:table-cell>
          <table:table-cell office:value-type="float" office:value="0.0278956" calcext:value-type="float">
            <text:p>0.0278956</text:p>
          </table:table-cell>
          <table:table-cell office:value-type="float" office:value="7291.85" calcext:value-type="float">
            <text:p>7291.85</text:p>
          </table:table-cell>
          <table:table-cell office:value-type="float" office:value="10" calcext:value-type="float">
            <text:p>10</text:p>
          </table:table-cell>
          <table:table-cell office:value-type="float" office:value="1975" calcext:value-type="float">
            <text:p>197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7426.25" calcext:value-type="float">
            <text:p>7426.25</text:p>
          </table:table-cell>
          <table:table-cell office:value-type="float" office:value="328" calcext:value-type="float">
            <text:p>328</text:p>
          </table:table-cell>
          <table:table-cell office:value-type="float" office:value="9315" calcext:value-type="float">
            <text:p>9315</text:p>
          </table:table-cell>
          <table:table-cell office:value-type="float" office:value="263232" calcext:value-type="float">
            <text:p>263232</text:p>
          </table:table-cell>
          <table:table-cell office:value-type="float" office:value="0.0406525" calcext:value-type="float">
            <text:p>0.0406525</text:p>
          </table:table-cell>
          <table:table-cell office:value-type="float" office:value="7396.47" calcext:value-type="float">
            <text:p>7396.47</text:p>
          </table:table-cell>
          <table:table-cell office:value-type="float" office:value="10" calcext:value-type="float">
            <text:p>10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0.75" calcext:value-type="float">
            <text:p>0.75</text:p>
          </table:table-cell>
          <table:table-cell office:value-type="float" office:value="8115.8" calcext:value-type="float">
            <text:p>8115.8</text:p>
          </table:table-cell>
          <table:table-cell office:value-type="float" office:value="161" calcext:value-type="float">
            <text:p>161</text:p>
          </table:table-cell>
          <table:table-cell office:value-type="float" office:value="8879" calcext:value-type="float">
            <text:p>8879</text:p>
          </table:table-cell>
          <table:table-cell office:value-type="float" office:value="123346" calcext:value-type="float">
            <text:p>123346</text:p>
          </table:table-cell>
          <table:table-cell office:value-type="float" office:value="0.0359265" calcext:value-type="float">
            <text:p>0.0359265</text:p>
          </table:table-cell>
          <table:table-cell office:value-type="float" office:value="8100.75" calcext:value-type="float">
            <text:p>8100.75</text:p>
          </table:table-cell>
          <table:table-cell office:value-type="float" office:value="10" calcext:value-type="float">
            <text:p>10</text:p>
          </table:table-cell>
          <table:table-cell office:value-type="float" office:value="960" calcext:value-type="float">
            <text:p>96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0.128571" calcext:value-type="float">
            <text:p>0.128571</text:p>
          </table:table-cell>
          <table:table-cell office:value-type="float" office:value="7217.53" calcext:value-type="float">
            <text:p>7217.53</text:p>
          </table:table-cell>
          <table:table-cell office:value-type="float" office:value="199512" calcext:value-type="float">
            <text:p>199512</text:p>
          </table:table-cell>
          <table:table-cell office:value-type="float" office:value="4757" calcext:value-type="float">
            <text:p>4757</text:p>
          </table:table-cell>
          <table:table-cell office:value-type="float" office:value="8825705" calcext:value-type="float">
            <text:p>8825705</text:p>
          </table:table-cell>
          <table:table-cell office:value-type="float" office:value="0.0511902" calcext:value-type="float">
            <text:p>0.0511902</text:p>
          </table:table-cell>
          <table:table-cell office:value-type="float" office:value="6274.13" calcext:value-type="float">
            <text:p>6274.13</text:p>
          </table:table-cell>
          <table:table-cell office:value-type="float" office:value="10" calcext:value-type="float">
            <text:p>10</text:p>
          </table:table-cell>
          <table:table-cell office:value-type="float" office:value="3681" calcext:value-type="float">
            <text:p>3681</text:p>
          </table:table-cell>
          <table:table-cell office:value-type="float" office:value="332366" calcext:value-type="float">
            <text:p>332366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0.122449" calcext:value-type="float">
            <text:p>0.122449</text:p>
          </table:table-cell>
          <table:table-cell office:value-type="float" office:value="7301.2" calcext:value-type="float">
            <text:p>7301.2</text:p>
          </table:table-cell>
          <table:table-cell office:value-type="float" office:value="47069" calcext:value-type="float">
            <text:p>47069</text:p>
          </table:table-cell>
          <table:table-cell office:value-type="float" office:value="11778" calcext:value-type="float">
            <text:p>11778</text:p>
          </table:table-cell>
          <table:table-cell office:value-type="float" office:value="5844759" calcext:value-type="float">
            <text:p>5844759</text:p>
          </table:table-cell>
          <table:table-cell office:value-type="float" office:value="0.0774457" calcext:value-type="float">
            <text:p>0.0774457</text:p>
          </table:table-cell>
          <table:table-cell office:value-type="float" office:value="5437.42" calcext:value-type="float">
            <text:p>5437.42</text:p>
          </table:table-cell>
          <table:table-cell office:value-type="float" office:value="10" calcext:value-type="float">
            <text:p>10</text:p>
          </table:table-cell>
          <table:table-cell office:value-type="float" office:value="10523" calcext:value-type="float">
            <text:p>10523</text:p>
          </table:table-cell>
          <table:table-cell office:value-type="float" office:value="67948" calcext:value-type="float">
            <text:p>6794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623.94" calcext:value-type="float">
            <text:p>4623.94</text:p>
          </table:table-cell>
          <table:table-cell office:value-type="float" office:value="9967" calcext:value-type="float">
            <text:p>9967</text:p>
          </table:table-cell>
          <table:table-cell office:value-type="float" office:value="18068" calcext:value-type="float">
            <text:p>18068</text:p>
          </table:table-cell>
          <table:table-cell office:value-type="float" office:value="2961234" calcext:value-type="float">
            <text:p>2961234</text:p>
          </table:table-cell>
          <table:table-cell office:value-type="float" office:value="0.0985112" calcext:value-type="float">
            <text:p>0.0985112</text:p>
          </table:table-cell>
          <table:table-cell office:value-type="float" office:value="3227.88" calcext:value-type="float">
            <text:p>3227.88</text:p>
          </table:table-cell>
          <table:table-cell office:value-type="float" office:value="10" calcext:value-type="float">
            <text:p>10</text:p>
          </table:table-cell>
          <table:table-cell office:value-type="float" office:value="13796" calcext:value-type="float">
            <text:p>13796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7502.38" calcext:value-type="float">
            <text:p>7502.38</text:p>
          </table:table-cell>
          <table:table-cell office:value-type="float" office:value="4580" calcext:value-type="float">
            <text:p>4580</text:p>
          </table:table-cell>
          <table:table-cell office:value-type="float" office:value="21794" calcext:value-type="float">
            <text:p>21794</text:p>
          </table:table-cell>
          <table:table-cell office:value-type="float" office:value="2183984" calcext:value-type="float">
            <text:p>2183984</text:p>
          </table:table-cell>
          <table:table-cell office:value-type="float" office:value="0.105039" calcext:value-type="float">
            <text:p>0.105039</text:p>
          </table:table-cell>
          <table:table-cell office:value-type="float" office:value="6872.86" calcext:value-type="float">
            <text:p>6872.86</text:p>
          </table:table-cell>
          <table:table-cell office:value-type="float" office:value="10" calcext:value-type="float">
            <text:p>10</text:p>
          </table:table-cell>
          <table:table-cell office:value-type="float" office:value="7926" calcext:value-type="float">
            <text:p>792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29.31" calcext:value-type="float">
            <text:p>1429.31</text:p>
          </table:table-cell>
          <table:table-cell office:value-type="float" office:value="875" calcext:value-type="float">
            <text:p>875</text:p>
          </table:table-cell>
          <table:table-cell office:value-type="float" office:value="11848" calcext:value-type="float">
            <text:p>11848</text:p>
          </table:table-cell>
          <table:table-cell office:value-type="float" office:value="466714" calcext:value-type="float">
            <text:p>466714</text:p>
          </table:table-cell>
          <table:table-cell office:value-type="float" office:value="0.0496513" calcext:value-type="float">
            <text:p>0.0496513</text:p>
          </table:table-cell>
          <table:table-cell office:value-type="float" office:value="1281.1" calcext:value-type="float">
            <text:p>1281.1</text:p>
          </table:table-cell>
          <table:table-cell office:value-type="float" office:value="10" calcext:value-type="float">
            <text:p>10</text:p>
          </table:table-cell>
          <table:table-cell office:value-type="float" office:value="2333" calcext:value-type="float">
            <text:p>2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7318.21" calcext:value-type="float">
            <text:p>7318.21</text:p>
          </table:table-cell>
          <table:table-cell office:value-type="float" office:value="2514" calcext:value-type="float">
            <text:p>2514</text:p>
          </table:table-cell>
          <table:table-cell office:value-type="float" office:value="7111" calcext:value-type="float">
            <text:p>7111</text:p>
          </table:table-cell>
          <table:table-cell office:value-type="float" office:value="2108624" calcext:value-type="float">
            <text:p>2108624</text:p>
          </table:table-cell>
          <table:table-cell office:value-type="float" office:value="0.0370385" calcext:value-type="float">
            <text:p>0.0370385</text:p>
          </table:table-cell>
          <table:table-cell office:value-type="float" office:value="7039.57" calcext:value-type="float">
            <text:p>7039.57</text:p>
          </table:table-cell>
          <table:table-cell office:value-type="float" office:value="10" calcext:value-type="float">
            <text:p>10</text:p>
          </table:table-cell>
          <table:table-cell office:value-type="float" office:value="13503" calcext:value-type="float">
            <text:p>1350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05.865" calcext:value-type="float">
            <text:p>605.865</text:p>
          </table:table-cell>
          <table:table-cell office:value-type="float" office:value="51" calcext:value-type="float">
            <text:p>51</text:p>
          </table:table-cell>
          <table:table-cell office:value-type="float" office:value="8558" calcext:value-type="float">
            <text:p>8558</text:p>
          </table:table-cell>
          <table:table-cell office:value-type="float" office:value="82528" calcext:value-type="float">
            <text:p>82528</text:p>
          </table:table-cell>
          <table:table-cell office:value-type="float" office:value="0.0384381" calcext:value-type="float">
            <text:p>0.0384381</text:p>
          </table:table-cell>
          <table:table-cell office:value-type="float" office:value="581.863" calcext:value-type="float">
            <text:p>581.863</text:p>
          </table:table-cell>
          <table:table-cell office:value-type="float" office:value="10" calcext:value-type="float">
            <text:p>10</text:p>
          </table:table-cell>
          <table:table-cell office:value-type="float" office:value="490" calcext:value-type="float">
            <text:p>49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43.68" calcext:value-type="float">
            <text:p>1143.68</text:p>
          </table:table-cell>
          <table:table-cell office:value-type="float" office:value="149" calcext:value-type="float">
            <text:p>149</text:p>
          </table:table-cell>
          <table:table-cell office:value-type="float" office:value="9780" calcext:value-type="float">
            <text:p>9780</text:p>
          </table:table-cell>
          <table:table-cell office:value-type="float" office:value="88809" calcext:value-type="float">
            <text:p>88809</text:p>
          </table:table-cell>
          <table:table-cell office:value-type="float" office:value="0.038638" calcext:value-type="float">
            <text:p>0.038638</text:p>
          </table:table-cell>
          <table:table-cell office:value-type="float" office:value="1097.87" calcext:value-type="float">
            <text:p>1097.87</text:p>
          </table:table-cell>
          <table:table-cell office:value-type="float" office:value="10" calcext:value-type="float">
            <text:p>10</text:p>
          </table:table-cell>
          <table:table-cell office:value-type="float" office:value="681" calcext:value-type="float">
            <text:p>6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7304.6" calcext:value-type="float">
            <text:p>7304.6</text:p>
          </table:table-cell>
          <table:table-cell office:value-type="float" office:value="569" calcext:value-type="float">
            <text:p>569</text:p>
          </table:table-cell>
          <table:table-cell office:value-type="float" office:value="10329" calcext:value-type="float">
            <text:p>10329</text:p>
          </table:table-cell>
          <table:table-cell office:value-type="float" office:value="449435" calcext:value-type="float">
            <text:p>449435</text:p>
          </table:table-cell>
          <table:table-cell office:value-type="float" office:value="0.0401753" calcext:value-type="float">
            <text:p>0.0401753</text:p>
          </table:table-cell>
          <table:table-cell office:value-type="float" office:value="7194.53" calcext:value-type="float">
            <text:p>7194.53</text:p>
          </table:table-cell>
          <table:table-cell office:value-type="float" office:value="10" calcext:value-type="float">
            <text:p>10</text:p>
          </table:table-cell>
          <table:table-cell office:value-type="float" office:value="3197" calcext:value-type="float">
            <text:p>31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7398.65" calcext:value-type="float">
            <text:p>7398.65</text:p>
          </table:table-cell>
          <table:table-cell office:value-type="float" office:value="220" calcext:value-type="float">
            <text:p>220</text:p>
          </table:table-cell>
          <table:table-cell office:value-type="float" office:value="14225" calcext:value-type="float">
            <text:p>14225</text:p>
          </table:table-cell>
          <table:table-cell office:value-type="float" office:value="209863" calcext:value-type="float">
            <text:p>209863</text:p>
          </table:table-cell>
          <table:table-cell office:value-type="float" office:value="0.0666401" calcext:value-type="float">
            <text:p>0.0666401</text:p>
          </table:table-cell>
          <table:table-cell office:value-type="float" office:value="7242.04" calcext:value-type="float">
            <text:p>7242.04</text:p>
          </table:table-cell>
          <table:table-cell office:value-type="float" office:value="10" calcext:value-type="float">
            <text:p>10</text:p>
          </table:table-cell>
          <table:table-cell office:value-type="float" office:value="1497" calcext:value-type="float">
            <text:p>149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7230.61" calcext:value-type="float">
            <text:p>7230.61</text:p>
          </table:table-cell>
          <table:table-cell office:value-type="float" office:value="180" calcext:value-type="float">
            <text:p>180</text:p>
          </table:table-cell>
          <table:table-cell office:value-type="float" office:value="8319" calcext:value-type="float">
            <text:p>8319</text:p>
          </table:table-cell>
          <table:table-cell office:value-type="float" office:value="186982" calcext:value-type="float">
            <text:p>186982</text:p>
          </table:table-cell>
          <table:table-cell office:value-type="float" office:value="0.036718" calcext:value-type="float">
            <text:p>0.036718</text:p>
          </table:table-cell>
          <table:table-cell office:value-type="float" office:value="7133.25" calcext:value-type="float">
            <text:p>7133.25</text:p>
          </table:table-cell>
          <table:table-cell office:value-type="float" office:value="10" calcext:value-type="float">
            <text:p>10</text:p>
          </table:table-cell>
          <table:table-cell office:value-type="float" office:value="1255" calcext:value-type="float">
            <text:p>12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8831.46" calcext:value-type="float">
            <text:p>8831.46</text:p>
          </table:table-cell>
          <table:table-cell office:value-type="float" office:value="59" calcext:value-type="float">
            <text:p>59</text:p>
          </table:table-cell>
          <table:table-cell office:value-type="float" office:value="11839" calcext:value-type="float">
            <text:p>11839</text:p>
          </table:table-cell>
          <table:table-cell office:value-type="float" office:value="72141" calcext:value-type="float">
            <text:p>72141</text:p>
          </table:table-cell>
          <table:table-cell office:value-type="float" office:value="0.0497565" calcext:value-type="float">
            <text:p>0.0497565</text:p>
          </table:table-cell>
          <table:table-cell office:value-type="float" office:value="8765.21" calcext:value-type="float">
            <text:p>8765.21</text:p>
          </table:table-cell>
          <table:table-cell office:value-type="float" office:value="10" calcext:value-type="float">
            <text:p>10</text:p>
          </table:table-cell>
          <table:table-cell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0.978571" calcext:value-type="float">
            <text:p>0.978571</text:p>
          </table:table-cell>
          <table:table-cell office:value-type="float" office:value="7627.22" calcext:value-type="float">
            <text:p>7627.22</text:p>
          </table:table-cell>
          <table:table-cell office:value-type="float" office:value="39" calcext:value-type="float">
            <text:p>39</text:p>
          </table:table-cell>
          <table:table-cell office:value-type="float" office:value="9491" calcext:value-type="float">
            <text:p>9491</text:p>
          </table:table-cell>
          <table:table-cell office:value-type="float" office:value="51043" calcext:value-type="float">
            <text:p>51043</text:p>
          </table:table-cell>
          <table:table-cell office:value-type="float" office:value="0.0439202" calcext:value-type="float">
            <text:p>0.0439202</text:p>
          </table:table-cell>
          <table:table-cell office:value-type="float" office:value="7599.44" calcext:value-type="float">
            <text:p>7599.44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.125" calcext:value-type="float">
            <text:p>0.125</text:p>
          </table:table-cell>
          <table:table-cell office:value-type="float" office:value="7206.36" calcext:value-type="float">
            <text:p>7206.36</text:p>
          </table:table-cell>
          <table:table-cell office:value-type="float" office:value="135725" calcext:value-type="float">
            <text:p>135725</text:p>
          </table:table-cell>
          <table:table-cell office:value-type="float" office:value="7592" calcext:value-type="float">
            <text:p>7592</text:p>
          </table:table-cell>
          <table:table-cell office:value-type="float" office:value="6374594" calcext:value-type="float">
            <text:p>6374594</text:p>
          </table:table-cell>
          <table:table-cell office:value-type="float" office:value="0.0811347" calcext:value-type="float">
            <text:p>0.0811347</text:p>
          </table:table-cell>
          <table:table-cell office:value-type="float" office:value="5549.11" calcext:value-type="float">
            <text:p>5549.11</text:p>
          </table:table-cell>
          <table:table-cell office:value-type="float" office:value="10" calcext:value-type="float">
            <text:p>10</text:p>
          </table:table-cell>
          <table:table-cell office:value-type="float" office:value="4542" calcext:value-type="float">
            <text:p>4542</text:p>
          </table:table-cell>
          <table:table-cell office:value-type="float" office:value="267159" calcext:value-type="float">
            <text:p>26715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7201.73" calcext:value-type="float">
            <text:p>7201.73</text:p>
          </table:table-cell>
          <table:table-cell office:value-type="float" office:value="31722" calcext:value-type="float">
            <text:p>31722</text:p>
          </table:table-cell>
          <table:table-cell office:value-type="float" office:value="17607" calcext:value-type="float">
            <text:p>17607</text:p>
          </table:table-cell>
          <table:table-cell office:value-type="float" office:value="4859534" calcext:value-type="float">
            <text:p>4859534</text:p>
          </table:table-cell>
          <table:table-cell office:value-type="float" office:value="0.115797" calcext:value-type="float">
            <text:p>0.115797</text:p>
          </table:table-cell>
          <table:table-cell office:value-type="float" office:value="4971.9" calcext:value-type="float">
            <text:p>4971.9</text:p>
          </table:table-cell>
          <table:table-cell office:value-type="float" office:value="10" calcext:value-type="float">
            <text:p>10</text:p>
          </table:table-cell>
          <table:table-cell office:value-type="float" office:value="9005" calcext:value-type="float">
            <text:p>9005</text:p>
          </table:table-cell>
          <table:table-cell office:value-type="float" office:value="55809" calcext:value-type="float">
            <text:p>55809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.155556" calcext:value-type="float">
            <text:p>0.155556</text:p>
          </table:table-cell>
          <table:table-cell office:value-type="float" office:value="7295.31" calcext:value-type="float">
            <text:p>7295.31</text:p>
          </table:table-cell>
          <table:table-cell office:value-type="float" office:value="8697" calcext:value-type="float">
            <text:p>8697</text:p>
          </table:table-cell>
          <table:table-cell office:value-type="float" office:value="21423" calcext:value-type="float">
            <text:p>21423</text:p>
          </table:table-cell>
          <table:table-cell office:value-type="float" office:value="4800175" calcext:value-type="float">
            <text:p>4800175</text:p>
          </table:table-cell>
          <table:table-cell office:value-type="float" office:value="0.103315" calcext:value-type="float">
            <text:p>0.103315</text:p>
          </table:table-cell>
          <table:table-cell office:value-type="float" office:value="5370.27" calcext:value-type="float">
            <text:p>5370.27</text:p>
          </table:table-cell>
          <table:table-cell office:value-type="float" office:value="10" calcext:value-type="float">
            <text:p>10</text:p>
          </table:table-cell>
          <table:table-cell office:value-type="float" office:value="15520" calcext:value-type="float">
            <text:p>15520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.225" calcext:value-type="float">
            <text:p>0.225</text:p>
          </table:table-cell>
          <table:table-cell office:value-type="float" office:value="7277.46" calcext:value-type="float">
            <text:p>7277.46</text:p>
          </table:table-cell>
          <table:table-cell office:value-type="float" office:value="2776" calcext:value-type="float">
            <text:p>2776</text:p>
          </table:table-cell>
          <table:table-cell office:value-type="float" office:value="35539" calcext:value-type="float">
            <text:p>35539</text:p>
          </table:table-cell>
          <table:table-cell office:value-type="float" office:value="3170010" calcext:value-type="float">
            <text:p>3170010</text:p>
          </table:table-cell>
          <table:table-cell office:value-type="float" office:value="0.159057" calcext:value-type="float">
            <text:p>0.159057</text:p>
          </table:table-cell>
          <table:table-cell office:value-type="float" office:value="5483.03" calcext:value-type="float">
            <text:p>5483.03</text:p>
          </table:table-cell>
          <table:table-cell office:value-type="float" office:value="10" calcext:value-type="float">
            <text:p>10</text:p>
          </table:table-cell>
          <table:table-cell office:value-type="float" office:value="13725" calcext:value-type="float">
            <text:p>1372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15625" calcext:value-type="float">
            <text:p>0.15625</text:p>
          </table:table-cell>
          <table:table-cell office:value-type="float" office:value="7316.13" calcext:value-type="float">
            <text:p>7316.13</text:p>
          </table:table-cell>
          <table:table-cell office:value-type="float" office:value="2013" calcext:value-type="float">
            <text:p>2013</text:p>
          </table:table-cell>
          <table:table-cell office:value-type="float" office:value="31140" calcext:value-type="float">
            <text:p>31140</text:p>
          </table:table-cell>
          <table:table-cell office:value-type="float" office:value="2993794" calcext:value-type="float">
            <text:p>2993794</text:p>
          </table:table-cell>
          <table:table-cell office:value-type="float" office:value="0.137908" calcext:value-type="float">
            <text:p>0.137908</text:p>
          </table:table-cell>
          <table:table-cell office:value-type="float" office:value="5689.85" calcext:value-type="float">
            <text:p>5689.85</text:p>
          </table:table-cell>
          <table:table-cell office:value-type="float" office:value="10" calcext:value-type="float">
            <text:p>10</text:p>
          </table:table-cell>
          <table:table-cell office:value-type="float" office:value="13078" calcext:value-type="float">
            <text:p>13078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0.37931" calcext:value-type="float">
            <text:p>0.37931</text:p>
          </table:table-cell>
          <table:table-cell office:value-type="float" office:value="7319.79" calcext:value-type="float">
            <text:p>7319.79</text:p>
          </table:table-cell>
          <table:table-cell office:value-type="float" office:value="1202" calcext:value-type="float">
            <text:p>1202</text:p>
          </table:table-cell>
          <table:table-cell office:value-type="float" office:value="36705" calcext:value-type="float">
            <text:p>36705</text:p>
          </table:table-cell>
          <table:table-cell office:value-type="float" office:value="1668306" calcext:value-type="float">
            <text:p>1668306</text:p>
          </table:table-cell>
          <table:table-cell office:value-type="float" office:value="0.168665" calcext:value-type="float">
            <text:p>0.168665</text:p>
          </table:table-cell>
          <table:table-cell office:value-type="float" office:value="6237.08" calcext:value-type="float">
            <text:p>6237.08</text:p>
          </table:table-cell>
          <table:table-cell office:value-type="float" office:value="10" calcext:value-type="float">
            <text:p>10</text:p>
          </table:table-cell>
          <table:table-cell office:value-type="float" office:value="7611" calcext:value-type="float">
            <text:p>7611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7217.94" calcext:value-type="float">
            <text:p>7217.94</text:p>
          </table:table-cell>
          <table:table-cell office:value-type="float" office:value="935" calcext:value-type="float">
            <text:p>935</text:p>
          </table:table-cell>
          <table:table-cell office:value-type="float" office:value="13577" calcext:value-type="float">
            <text:p>13577</text:p>
          </table:table-cell>
          <table:table-cell office:value-type="float" office:value="1480239" calcext:value-type="float">
            <text:p>1480239</text:p>
          </table:table-cell>
          <table:table-cell office:value-type="float" office:value="0.061798" calcext:value-type="float">
            <text:p>0.061798</text:p>
          </table:table-cell>
          <table:table-cell office:value-type="float" office:value="6865.2" calcext:value-type="float">
            <text:p>6865.2</text:p>
          </table:table-cell>
          <table:table-cell office:value-type="float" office:value="10" calcext:value-type="float">
            <text:p>10</text:p>
          </table:table-cell>
          <table:table-cell office:value-type="float" office:value="7083" calcext:value-type="float">
            <text:p>70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953.73" calcext:value-type="float">
            <text:p>1953.73</text:p>
          </table:table-cell>
          <table:table-cell office:value-type="float" office:value="106" calcext:value-type="float">
            <text:p>106</text:p>
          </table:table-cell>
          <table:table-cell office:value-type="float" office:value="10772" calcext:value-type="float">
            <text:p>10772</text:p>
          </table:table-cell>
          <table:table-cell office:value-type="float" office:value="218150" calcext:value-type="float">
            <text:p>218150</text:p>
          </table:table-cell>
          <table:table-cell office:value-type="float" office:value="0.0463972" calcext:value-type="float">
            <text:p>0.0463972</text:p>
          </table:table-cell>
          <table:table-cell office:value-type="float" office:value="1867.52" calcext:value-type="float">
            <text:p>1867.52</text:p>
          </table:table-cell>
          <table:table-cell office:value-type="float" office:value="10" calcext:value-type="float">
            <text:p>10</text:p>
          </table:table-cell>
          <table:table-cell office:value-type="float" office:value="1040" calcext:value-type="float">
            <text:p>10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0.93125" calcext:value-type="float">
            <text:p>0.93125</text:p>
          </table:table-cell>
          <table:table-cell office:value-type="float" office:value="7251.02" calcext:value-type="float">
            <text:p>7251.02</text:p>
          </table:table-cell>
          <table:table-cell office:value-type="float" office:value="219" calcext:value-type="float">
            <text:p>219</text:p>
          </table:table-cell>
          <table:table-cell office:value-type="float" office:value="12553" calcext:value-type="float">
            <text:p>12553</text:p>
          </table:table-cell>
          <table:table-cell office:value-type="float" office:value="411533" calcext:value-type="float">
            <text:p>411533</text:p>
          </table:table-cell>
          <table:table-cell office:value-type="float" office:value="0.061079" calcext:value-type="float">
            <text:p>0.061079</text:p>
          </table:table-cell>
          <table:table-cell office:value-type="float" office:value="7104.08" calcext:value-type="float">
            <text:p>7104.08</text:p>
          </table:table-cell>
          <table:table-cell office:value-type="float" office:value="10" calcext:value-type="float">
            <text:p>10</text:p>
          </table:table-cell>
          <table:table-cell office:value-type="float" office:value="1998" calcext:value-type="float">
            <text:p>19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0.1875" calcext:value-type="float">
            <text:p>0.1875</text:p>
          </table:table-cell>
          <table:table-cell office:value-type="float" office:value="7272.74" calcext:value-type="float">
            <text:p>7272.74</text:p>
          </table:table-cell>
          <table:table-cell office:value-type="float" office:value="199" calcext:value-type="float">
            <text:p>199</text:p>
          </table:table-cell>
          <table:table-cell office:value-type="float" office:value="14848" calcext:value-type="float">
            <text:p>14848</text:p>
          </table:table-cell>
          <table:table-cell office:value-type="float" office:value="229044" calcext:value-type="float">
            <text:p>229044</text:p>
          </table:table-cell>
          <table:table-cell office:value-type="float" office:value="0.0699776" calcext:value-type="float">
            <text:p>0.0699776</text:p>
          </table:table-cell>
          <table:table-cell office:value-type="float" office:value="6846.42" calcext:value-type="float">
            <text:p>6846.42</text:p>
          </table:table-cell>
          <table:table-cell office:value-type="float" office:value="10" calcext:value-type="float">
            <text:p>10</text:p>
          </table:table-cell>
          <table:table-cell office:value-type="float" office:value="1204" calcext:value-type="float">
            <text:p>12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0.3125" calcext:value-type="float">
            <text:p>0.3125</text:p>
          </table:table-cell>
          <table:table-cell office:value-type="float" office:value="7706.37" calcext:value-type="float">
            <text:p>7706.37</text:p>
          </table:table-cell>
          <table:table-cell office:value-type="float" office:value="107" calcext:value-type="float">
            <text:p>107</text:p>
          </table:table-cell>
          <table:table-cell office:value-type="float" office:value="17431" calcext:value-type="float">
            <text:p>17431</text:p>
          </table:table-cell>
          <table:table-cell office:value-type="float" office:value="150771" calcext:value-type="float">
            <text:p>150771</text:p>
          </table:table-cell>
          <table:table-cell office:value-type="float" office:value="0.0664884" calcext:value-type="float">
            <text:p>0.0664884</text:p>
          </table:table-cell>
          <table:table-cell office:value-type="float" office:value="7453.77" calcext:value-type="float">
            <text:p>7453.77</text:p>
          </table:table-cell>
          <table:table-cell office:value-type="float" office:value="10" calcext:value-type="float">
            <text:p>10</text:p>
          </table:table-cell>
          <table:table-cell office:value-type="float" office:value="991" calcext:value-type="float">
            <text:p>99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.5</text:p>
          </table:table-cell>
          <table:table-cell office:value-type="float" office:value="7365.7" calcext:value-type="float">
            <text:p>7365.7</text:p>
          </table:table-cell>
          <table:table-cell office:value-type="float" office:value="51" calcext:value-type="float">
            <text:p>51</text:p>
          </table:table-cell>
          <table:table-cell office:value-type="float" office:value="16329" calcext:value-type="float">
            <text:p>16329</text:p>
          </table:table-cell>
          <table:table-cell office:value-type="float" office:value="86118" calcext:value-type="float">
            <text:p>86118</text:p>
          </table:table-cell>
          <table:table-cell office:value-type="float" office:value="0.0783181" calcext:value-type="float">
            <text:p>0.0783181</text:p>
          </table:table-cell>
          <table:table-cell office:value-type="float" office:value="7215.39" calcext:value-type="float">
            <text:p>7215.39</text:p>
          </table:table-cell>
          <table:table-cell office:value-type="float" office:value="10" calcext:value-type="float">
            <text:p>10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16" calcext:value-type="float">
            <text:p>16</text:p>
          </table:table-cell>
          <table:table-cell office:value-type="float" office:value="0.5625" calcext:value-type="float">
            <text:p>0.5625</text:p>
          </table:table-cell>
          <table:table-cell office:value-type="float" office:value="7318.86" calcext:value-type="float">
            <text:p>7318.86</text:p>
          </table:table-cell>
          <table:table-cell office:value-type="float" office:value="83" calcext:value-type="float">
            <text:p>83</text:p>
          </table:table-cell>
          <table:table-cell office:value-type="float" office:value="15123" calcext:value-type="float">
            <text:p>15123</text:p>
          </table:table-cell>
          <table:table-cell office:value-type="float" office:value="120945" calcext:value-type="float">
            <text:p>120945</text:p>
          </table:table-cell>
          <table:table-cell office:value-type="float" office:value="0.0651104" calcext:value-type="float">
            <text:p>0.0651104</text:p>
          </table:table-cell>
          <table:table-cell office:value-type="float" office:value="7111.28" calcext:value-type="float">
            <text:p>7111.28</text:p>
          </table:table-cell>
          <table:table-cell office:value-type="float" office:value="10" calcext:value-type="float">
            <text:p>10</text:p>
          </table:table-cell>
          <table:table-cell office:value-type="float" office:value="794" calcext:value-type="float">
            <text:p>7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160" calcext:value-type="float">
            <text:p>160</text:p>
          </table:table-cell>
          <table:table-cell office:value-type="float" office:value="0.9875" calcext:value-type="float">
            <text:p>0.9875</text:p>
          </table:table-cell>
          <table:table-cell office:value-type="float" office:value="7905.4" calcext:value-type="float">
            <text:p>7905.4</text:p>
          </table:table-cell>
          <table:table-cell office:value-type="float" office:value="27" calcext:value-type="float">
            <text:p>27</text:p>
          </table:table-cell>
          <table:table-cell office:value-type="float" office:value="8943" calcext:value-type="float">
            <text:p>8943</text:p>
          </table:table-cell>
          <table:table-cell office:value-type="float" office:value="53982" calcext:value-type="float">
            <text:p>53982</text:p>
          </table:table-cell>
          <table:table-cell office:value-type="float" office:value="0.0414693" calcext:value-type="float">
            <text:p>0.0414693</text:p>
          </table:table-cell>
          <table:table-cell office:value-type="float" office:value="7872.17" calcext:value-type="float">
            <text:p>7872.17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0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1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1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1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2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3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4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5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6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7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8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planar-grid/planar-grid-10-9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1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2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3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4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4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4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series-parallel/series-parallel-10-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1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2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3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4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5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50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51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52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53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54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6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7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8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  <table:table-row table:style-name="ro1">
          <table:table-cell table:formula="of:==&gt;" office:value-type="string" office:string-value="" calcext:value-type="error">
            <text:p>Err:510</text:p>
          </table:table-cell>
          <table:table-cell office:value-type="string" calcext:value-type="string">
            <text:p>./toroidal-grid/toroidal-grid-10-9.out</text:p>
          </table:table-cell>
          <table:table-cell office:value-type="string" calcext:value-type="string">
            <text:p>&lt;==</text:p>
          </table:table-cell>
          <table:table-cell table:number-columns-repeated="12"/>
        </table:table-row>
      </table:table>
      <table:table table:name="Comparison" table:style-name="ta1"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2" table:default-cell-style-name="ce4"/>
        <table:table-column table:style-name="co2" table:default-cell-style-name="ce2"/>
        <table:table-column table:style-name="co2" table:default-cell-style-name="Default"/>
        <table:table-column table:style-name="co2" table:number-columns-repeated="2" table:default-cell-style-name="ce4"/>
        <table:table-column table:style-name="co2" table:default-cell-style-name="ce2"/>
        <table:table-column table:style-name="co2" table:default-cell-style-name="Default"/>
        <table:table-column table:style-name="co2" table:number-columns-repeated="2" table:default-cell-style-name="ce4"/>
        <table:table-column table:style-name="co2" table:default-cell-style-name="ce2"/>
        <table:table-column table:style-name="co2" table:default-cell-style-name="Default"/>
        <table:table-column table:style-name="co2" table:number-columns-repeated="2" table:default-cell-style-name="ce4"/>
        <table:table-row table:style-name="ro1">
          <table:table-cell table:number-columns-repeated="5"/>
          <table:table-cell office:value-type="string" calcext:value-type="string">
            <text:p>Best Objective</text:p>
          </table:table-cell>
          <table:table-cell table:number-columns-repeated="3"/>
          <table:table-cell office:value-type="string" calcext:value-type="string">
            <text:p>MIPGap</text:p>
          </table:table-cell>
          <table:table-cell table:number-columns-repeated="3"/>
          <table:table-cell office:value-type="string" calcext:value-type="string">
            <text:p>Runtime(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oblem Type</text:p>
          </table:table-cell>
          <table:table-cell table:style-name="ce3" office:value-type="string" calcext:value-type="string">
            <text:p>n</text:p>
          </table:table-cell>
          <table:table-cell table:style-name="ce1"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style-name="ce3" office:value-type="string" calcext:value-type="string">
            <text:p>Triangle</text:p>
          </table:table-cell>
          <table:table-cell table:style-name="ce1" office:value-type="string" calcext:value-type="string">
            <text:p>Flow</text:p>
          </table:table-cell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Tree</text:p>
          </table:table-cell>
          <table:table-cell table:style-name="ce3" office:value-type="string" calcext:value-type="string">
            <text:p>Triangle</text:p>
          </table:table-cell>
          <table:table-cell table:style-name="ce1" office:value-type="string" calcext:value-type="string">
            <text:p>Flow</text:p>
          </table:table-cell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Tree</text:p>
          </table:table-cell>
          <table:table-cell table:style-name="ce3" office:value-type="string" calcext:value-type="string">
            <text:p>Triangle</text:p>
          </table:table-cell>
          <table:table-cell table:style-name="ce1" office:value-type="string" calcext:value-type="string">
            <text:p>Flow</text:p>
          </table:table-cell>
          <table:table-cell table:style-name="ce5" office:value-type="string" calcext:value-type="string">
            <text:p>Path</text:p>
          </table:table-cell>
          <table:table-cell table:style-name="ce5" office:value-type="string" calcext:value-type="string">
            <text:p>Tree</text:p>
          </table:table-cell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6" calcext:value-type="float">
            <text:p>26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23.529" calcext:value-type="float">
            <text:p>123.529</text:p>
          </table:table-cell>
          <table:table-cell office:value-type="float" office:value="4.49937" calcext:value-type="float">
            <text:p>4.49937</text:p>
          </table:table-cell>
          <table:table-cell office:value-type="float" office:value="1.53572" calcext:value-type="float">
            <text:p>1.5357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06.367" calcext:value-type="float">
            <text:p>406.367</text:p>
          </table:table-cell>
          <table:table-cell office:value-type="float" office:value="2.14944" calcext:value-type="float">
            <text:p>2.14944</text:p>
          </table:table-cell>
          <table:table-cell office:value-type="float" office:value="0.86356" calcext:value-type="float">
            <text:p>0.8635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03.273" calcext:value-type="float">
            <text:p>203.273</text:p>
          </table:table-cell>
          <table:table-cell office:value-type="float" office:value="1.24873" calcext:value-type="float">
            <text:p>1.24873</text:p>
          </table:table-cell>
          <table:table-cell office:value-type="float" office:value="0.717188" calcext:value-type="float">
            <text:p>0.71718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.16779" calcext:value-type="float">
            <text:p>1.16779</text:p>
          </table:table-cell>
          <table:table-cell office:value-type="float" office:value="0.13" calcext:value-type="float">
            <text:p>0.13</text:p>
          </table:table-cell>
          <table:table-cell office:value-type="float" office:value="0.091351" calcext:value-type="float">
            <text:p>0.09135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.2202" calcext:value-type="float">
            <text:p>4.2202</text:p>
          </table:table-cell>
          <table:table-cell office:value-type="float" office:value="0.348279" calcext:value-type="float">
            <text:p>0.348279</text:p>
          </table:table-cell>
          <table:table-cell office:value-type="float" office:value="0.161885" calcext:value-type="float">
            <text:p>0.16188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6.8307" calcext:value-type="float">
            <text:p>26.8307</text:p>
          </table:table-cell>
          <table:table-cell office:value-type="float" office:value="0.438701" calcext:value-type="float">
            <text:p>0.438701</text:p>
          </table:table-cell>
          <table:table-cell office:value-type="float" office:value="0.56092" calcext:value-type="float">
            <text:p>0.5609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01.712" calcext:value-type="float">
            <text:p>101.712</text:p>
          </table:table-cell>
          <table:table-cell office:value-type="float" office:value="1.06666" calcext:value-type="float">
            <text:p>1.06666</text:p>
          </table:table-cell>
          <table:table-cell office:value-type="float" office:value="1.64653" calcext:value-type="float">
            <text:p>1.6465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475.5" calcext:value-type="float">
            <text:p>3475.5</text:p>
          </table:table-cell>
          <table:table-cell office:value-type="float" office:value="28.3584" calcext:value-type="float">
            <text:p>28.3584</text:p>
          </table:table-cell>
          <table:table-cell office:value-type="float" office:value="23.7822" calcext:value-type="float">
            <text:p>23.782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813.57" calcext:value-type="float">
            <text:p>5813.57</text:p>
          </table:table-cell>
          <table:table-cell office:value-type="float" office:value="14.5662" calcext:value-type="float">
            <text:p>14.5662</text:p>
          </table:table-cell>
          <table:table-cell office:value-type="float" office:value="9.6384" calcext:value-type="float">
            <text:p>9.638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783.37" calcext:value-type="float">
            <text:p>3783.37</text:p>
          </table:table-cell>
          <table:table-cell office:value-type="float" office:value="7.26362" calcext:value-type="float">
            <text:p>7.26362</text:p>
          </table:table-cell>
          <table:table-cell office:value-type="float" office:value="3.87386" calcext:value-type="float">
            <text:p>3.8738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388.06" calcext:value-type="float">
            <text:p>1388.06</text:p>
          </table:table-cell>
          <table:table-cell office:value-type="float" office:value="3.02097" calcext:value-type="float">
            <text:p>3.02097</text:p>
          </table:table-cell>
          <table:table-cell office:value-type="float" office:value="2.64605" calcext:value-type="float">
            <text:p>2.6460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.14204" calcext:value-type="float">
            <text:p>5.14204</text:p>
          </table:table-cell>
          <table:table-cell office:value-type="float" office:value="0.230101" calcext:value-type="float">
            <text:p>0.230101</text:p>
          </table:table-cell>
          <table:table-cell office:value-type="float" office:value="0.135962" calcext:value-type="float">
            <text:p>0.13596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57.479" calcext:value-type="float">
            <text:p>557.479</text:p>
          </table:table-cell>
          <table:table-cell office:value-type="float" office:value="0.959185" calcext:value-type="float">
            <text:p>0.959185</text:p>
          </table:table-cell>
          <table:table-cell office:value-type="float" office:value="0.243169" calcext:value-type="float">
            <text:p>0.243169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982.57" calcext:value-type="float">
            <text:p>982.57</text:p>
          </table:table-cell>
          <table:table-cell office:value-type="float" office:value="0.868892" calcext:value-type="float">
            <text:p>0.868892</text:p>
          </table:table-cell>
          <table:table-cell office:value-type="float" office:value="0.927336" calcext:value-type="float">
            <text:p>0.92733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112.15" calcext:value-type="float">
            <text:p>1112.15</text:p>
          </table:table-cell>
          <table:table-cell office:value-type="float" office:value="4.29224" calcext:value-type="float">
            <text:p>4.29224</text:p>
          </table:table-cell>
          <table:table-cell office:value-type="float" office:value="6.49356" calcext:value-type="float">
            <text:p>6.4935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515.84" calcext:value-type="float">
            <text:p>4515.84</text:p>
          </table:table-cell>
          <table:table-cell office:value-type="float" office:value="13.2338" calcext:value-type="float">
            <text:p>13.2338</text:p>
          </table:table-cell>
          <table:table-cell office:value-type="float" office:value="30.692" calcext:value-type="float">
            <text:p>30.69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/>
          <table:table-cell office:value-type="float" office:value="0.0681818" calcext:value-type="float">
            <text:p>0.068181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472.507" calcext:value-type="float">
            <text:p>472.507</text:p>
          </table:table-cell>
          <table:table-cell office:value-type="float" office:value="458.635" calcext:value-type="float">
            <text:p>458.63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/>
          <table:table-cell office:value-type="float" office:value="0.148148" calcext:value-type="float">
            <text:p>0.1481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95.7003" calcext:value-type="float">
            <text:p>95.7003</text:p>
          </table:table-cell>
          <table:table-cell office:value-type="float" office:value="81.5029" calcext:value-type="float">
            <text:p>81.5029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242.62" calcext:value-type="float">
            <text:p>5242.62</text:p>
          </table:table-cell>
          <table:table-cell office:value-type="float" office:value="3.57096" calcext:value-type="float">
            <text:p>3.57096</text:p>
          </table:table-cell>
          <table:table-cell office:value-type="float" office:value="3.38492" calcext:value-type="float">
            <text:p>3.3849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29.4902" calcext:value-type="float">
            <text:p>29.4902</text:p>
          </table:table-cell>
          <table:table-cell office:value-type="float" office:value="29.5062" calcext:value-type="float">
            <text:p>29.506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35.4483" calcext:value-type="float">
            <text:p>35.4483</text:p>
          </table:table-cell>
          <table:table-cell office:value-type="float" office:value="33.4531" calcext:value-type="float">
            <text:p>33.453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25.787" calcext:value-type="float">
            <text:p>125.787</text:p>
          </table:table-cell>
          <table:table-cell office:value-type="float" office:value="0.346107" calcext:value-type="float">
            <text:p>0.346107</text:p>
          </table:table-cell>
          <table:table-cell office:value-type="float" office:value="1.17826" calcext:value-type="float">
            <text:p>1.1782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343.45" calcext:value-type="float">
            <text:p>3343.45</text:p>
          </table:table-cell>
          <table:table-cell office:value-type="float" office:value="1.12386" calcext:value-type="float">
            <text:p>1.12386</text:p>
          </table:table-cell>
          <table:table-cell office:value-type="float" office:value="1.09441" calcext:value-type="float">
            <text:p>1.0944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393.17" calcext:value-type="float">
            <text:p>3393.17</text:p>
          </table:table-cell>
          <table:table-cell office:value-type="float" office:value="1.29944" calcext:value-type="float">
            <text:p>1.29944</text:p>
          </table:table-cell>
          <table:table-cell office:value-type="float" office:value="2.62853" calcext:value-type="float">
            <text:p>2.6285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6.00777" calcext:value-type="float">
            <text:p>6.00777</text:p>
          </table:table-cell>
          <table:table-cell office:value-type="float" office:value="18.9663" calcext:value-type="float">
            <text:p>18.966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8" calcext:value-type="float">
            <text:p>7200.08</text:p>
          </table:table-cell>
          <table:table-cell office:value-type="float" office:value="37.5596" calcext:value-type="float">
            <text:p>37.5596</text:p>
          </table:table-cell>
          <table:table-cell office:value-type="float" office:value="102.91" calcext:value-type="float">
            <text:p>102.9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54.1519" calcext:value-type="float">
            <text:p>54.1519</text:p>
          </table:table-cell>
          <table:table-cell office:value-type="float" office:value="1052.13" calcext:value-type="float">
            <text:p>1052.1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3" calcext:value-type="float">
            <text:p>53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/>
          <table:table-cell office:value-type="float" office:value="0.113208" calcext:value-type="float">
            <text:p>0.11320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188679" calcext:value-type="float">
            <text:p>0.0188679</text:p>
          </table:table-cell>
          <table:table-cell table:style-name="Default"/>
          <table:table-cell office:value-type="float" office:value="7200.07" calcext:value-type="float">
            <text:p>7200.07</text:p>
          </table:table-cell>
          <table:table-cell office:value-type="float" office:value="3661.11" calcext:value-type="float">
            <text:p>3661.11</text:p>
          </table:table-cell>
          <table:table-cell office:value-type="float" office:value="7200.19" calcext:value-type="float">
            <text:p>7200.19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  <table:table-cell office:value-type="float" office:value="0.27027" calcext:value-type="float">
            <text:p>0.2702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6" calcext:value-type="float">
            <text:p>7200.06</text:p>
          </table:table-cell>
          <table:table-cell office:value-type="float" office:value="654.994" calcext:value-type="float">
            <text:p>654.994</text:p>
          </table:table-cell>
          <table:table-cell office:value-type="float" office:value="279.881" calcext:value-type="float">
            <text:p>279.88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/>
          <table:table-cell office:value-type="float" office:value="0.173913" calcext:value-type="float">
            <text:p>0.17391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86.8223" calcext:value-type="float">
            <text:p>86.8223</text:p>
          </table:table-cell>
          <table:table-cell office:value-type="float" office:value="45.884" calcext:value-type="float">
            <text:p>45.88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18.6395" calcext:value-type="float">
            <text:p>18.6395</text:p>
          </table:table-cell>
          <table:table-cell office:value-type="float" office:value="28.3643" calcext:value-type="float">
            <text:p>28.364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19.3678" calcext:value-type="float">
            <text:p>19.3678</text:p>
          </table:table-cell>
          <table:table-cell office:value-type="float" office:value="48.077" calcext:value-type="float">
            <text:p>48.077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/>
          <table:table-cell office:value-type="float" office:value="0.357143" calcext:value-type="float">
            <text:p>0.3571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1" calcext:value-type="float">
            <text:p>7200.1</text:p>
          </table:table-cell>
          <table:table-cell office:value-type="float" office:value="194.629" calcext:value-type="float">
            <text:p>194.629</text:p>
          </table:table-cell>
          <table:table-cell office:value-type="float" office:value="209.758" calcext:value-type="float">
            <text:p>209.75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843.291" calcext:value-type="float">
            <text:p>843.291</text:p>
          </table:table-cell>
          <table:table-cell office:value-type="float" office:value="0.634468" calcext:value-type="float">
            <text:p>0.634468</text:p>
          </table:table-cell>
          <table:table-cell office:value-type="float" office:value="1.7847" calcext:value-type="float">
            <text:p>1.7847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office:value-type="float" office:value="0.142857" calcext:value-type="float">
            <text:p>0.1428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1.28509" calcext:value-type="float">
            <text:p>1.28509</text:p>
          </table:table-cell>
          <table:table-cell office:value-type="float" office:value="2.99592" calcext:value-type="float">
            <text:p>2.9959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office:value-type="float" office:value="0.285714" calcext:value-type="float">
            <text:p>0.28571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2.67004" calcext:value-type="float">
            <text:p>2.67004</text:p>
          </table:table-cell>
          <table:table-cell office:value-type="float" office:value="12.1134" calcext:value-type="float">
            <text:p>12.113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office:value-type="float" office:value="0.428571" calcext:value-type="float">
            <text:p>0.4285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12.6944" calcext:value-type="float">
            <text:p>12.6944</text:p>
          </table:table-cell>
          <table:table-cell office:value-type="float" office:value="58.6748" calcext:value-type="float">
            <text:p>58.674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office:value-type="float" office:value="0.571429" calcext:value-type="float">
            <text:p>0.5714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128.734" calcext:value-type="float">
            <text:p>128.734</text:p>
          </table:table-cell>
          <table:table-cell office:value-type="float" office:value="285.444" calcext:value-type="float">
            <text:p>285.44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office:value-type="float" office:value="0.714286" calcext:value-type="float">
            <text:p>0.71428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85714" calcext:value-type="float">
            <text:p>0.285714</text:p>
          </table:table-cell>
          <table:table-cell table:style-name="Default"/>
          <table:table-cell office:value-type="float" office:value="7200.07" calcext:value-type="float">
            <text:p>7200.07</text:p>
          </table:table-cell>
          <table:table-cell office:value-type="float" office:value="241.248" calcext:value-type="float">
            <text:p>241.248</text:p>
          </table:table-cell>
          <table:table-cell office:value-type="float" office:value="7200.05" calcext:value-type="float">
            <text:p>7200.0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70" calcext:value-type="float">
            <text:p>70</text:p>
          </table:table-cell>
          <table:table-cell office:value-type="float" office:value="123" calcext:value-type="float">
            <text:p>123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294.706" calcext:value-type="float">
            <text:p>294.706</text:p>
          </table:table-cell>
          <table:table-cell office:value-type="float" office:value="505.017" calcext:value-type="float">
            <text:p>505.017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2" calcext:value-type="float">
            <text:p>62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/>
          <table:table-cell office:value-type="float" office:value="0.112903" calcext:value-type="float">
            <text:p>0.112903</text:p>
          </table:table-cell>
          <table:table-cell office:value-type="float" office:value="0.0483871" calcext:value-type="float">
            <text:p>0.0483871</text:p>
          </table:table-cell>
          <table:table-cell table:style-name="Default" office:value-type="float" office:value="0.0645161" calcext:value-type="float">
            <text:p>0.0645161</text:p>
          </table:table-cell>
          <table:table-cell table:style-name="Default"/>
          <table:table-cell office:value-type="float" office:value="7200.29" calcext:value-type="float">
            <text:p>7200.29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1.18" calcext:value-type="float">
            <text:p>7201.1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/>
          <table:table-cell office:value-type="float" office:value="0.619048" calcext:value-type="float">
            <text:p>0.6190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7004.86" calcext:value-type="float">
            <text:p>7004.86</text:p>
          </table:table-cell>
          <table:table-cell office:value-type="float" office:value="3429.34" calcext:value-type="float">
            <text:p>3429.3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/>
          <table:table-cell office:value-type="float" office:value="0.323529" calcext:value-type="float">
            <text:p>0.3235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6" calcext:value-type="float">
            <text:p>7200.06</text:p>
          </table:table-cell>
          <table:table-cell office:value-type="float" office:value="430.193" calcext:value-type="float">
            <text:p>430.193</text:p>
          </table:table-cell>
          <table:table-cell office:value-type="float" office:value="227.438" calcext:value-type="float">
            <text:p>227.43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702.47" calcext:value-type="float">
            <text:p>3702.47</text:p>
          </table:table-cell>
          <table:table-cell office:value-type="float" office:value="3.47751" calcext:value-type="float">
            <text:p>3.47751</text:p>
          </table:table-cell>
          <table:table-cell office:value-type="float" office:value="16.5271" calcext:value-type="float">
            <text:p>16.527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/>
          <table:table-cell office:value-type="float" office:value="0.166667" calcext:value-type="float">
            <text:p>0.166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5" calcext:value-type="float">
            <text:p>7200.05</text:p>
          </table:table-cell>
          <table:table-cell office:value-type="float" office:value="318.725" calcext:value-type="float">
            <text:p>318.725</text:p>
          </table:table-cell>
          <table:table-cell office:value-type="float" office:value="390.735" calcext:value-type="float">
            <text:p>390.73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office:value-type="float" office:value="0.294118" calcext:value-type="float">
            <text:p>0.29411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166.823" calcext:value-type="float">
            <text:p>166.823</text:p>
          </table:table-cell>
          <table:table-cell office:value-type="float" office:value="109.228" calcext:value-type="float">
            <text:p>109.22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/>
          <table:table-cell office:value-type="float" office:value="0.285714" calcext:value-type="float">
            <text:p>0.28571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736.816" calcext:value-type="float">
            <text:p>736.816</text:p>
          </table:table-cell>
          <table:table-cell office:value-type="float" office:value="871.957" calcext:value-type="float">
            <text:p>871.957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359.61" calcext:value-type="float">
            <text:p>2359.61</text:p>
          </table:table-cell>
          <table:table-cell office:value-type="float" office:value="1.34235" calcext:value-type="float">
            <text:p>1.34235</text:p>
          </table:table-cell>
          <table:table-cell office:value-type="float" office:value="6.70533" calcext:value-type="float">
            <text:p>6.7053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11.4491" calcext:value-type="float">
            <text:p>11.4491</text:p>
          </table:table-cell>
          <table:table-cell office:value-type="float" office:value="15.2428" calcext:value-type="float">
            <text:p>15.242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14.1112" calcext:value-type="float">
            <text:p>14.1112</text:p>
          </table:table-cell>
          <table:table-cell office:value-type="float" office:value="23.2697" calcext:value-type="float">
            <text:p>23.2697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40.1296" calcext:value-type="float">
            <text:p>40.1296</text:p>
          </table:table-cell>
          <table:table-cell office:value-type="float" office:value="174.32" calcext:value-type="float">
            <text:p>174.3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office:value-type="float" office:value="0.625" calcext:value-type="float">
            <text:p>0.6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354.846" calcext:value-type="float">
            <text:p>354.846</text:p>
          </table:table-cell>
          <table:table-cell office:value-type="float" office:value="720.623" calcext:value-type="float">
            <text:p>720.62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449.031" calcext:value-type="float">
            <text:p>449.031</text:p>
          </table:table-cell>
          <table:table-cell office:value-type="float" office:value="7200.06" calcext:value-type="float">
            <text:p>7200.0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85714" calcext:value-type="float">
            <text:p>0.285714</text:p>
          </table:table-cell>
          <table:table-cell table:style-name="Default"/>
          <table:table-cell office:value-type="float" office:value="7200.09" calcext:value-type="float">
            <text:p>7200.09</text:p>
          </table:table-cell>
          <table:table-cell office:value-type="float" office:value="871.379" calcext:value-type="float">
            <text:p>871.379</text:p>
          </table:table-cell>
          <table:table-cell office:value-type="float" office:value="7200.47" calcext:value-type="float">
            <text:p>7200.47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80" calcext:value-type="float">
            <text:p>80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798.448" calcext:value-type="float">
            <text:p>798.448</text:p>
          </table:table-cell>
          <table:table-cell office:value-type="float" office:value="7200.22" calcext:value-type="float">
            <text:p>7200.2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/>
          <table:table-cell office:value-type="float" office:value="0.162162" calcext:value-type="float">
            <text:p>0.162162</text:p>
          </table:table-cell>
          <table:table-cell office:value-type="float" office:value="0.0422535" calcext:value-type="float">
            <text:p>0.0422535</text:p>
          </table:table-cell>
          <table:table-cell table:style-name="Default" office:value-type="float" office:value="0.0704225" calcext:value-type="float">
            <text:p>0.0704225</text:p>
          </table:table-cell>
          <table:table-cell table:style-name="Default"/>
          <table:table-cell office:value-type="float" office:value="7200.08" calcext:value-type="float">
            <text:p>7200.08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7200.09" calcext:value-type="float">
            <text:p>7200.09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43" calcext:value-type="float">
            <text:p>43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/>
          <table:table-cell office:value-type="float" office:value="0.553846" calcext:value-type="float">
            <text:p>0.553846</text:p>
          </table:table-cell>
          <table:table-cell office:value-type="float" office:value="0.0232558" calcext:value-type="float">
            <text:p>0.023255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7200.02" calcext:value-type="float">
            <text:p>7200.02</text:p>
          </table:table-cell>
          <table:table-cell office:value-type="float" office:value="4308.25" calcext:value-type="float">
            <text:p>4308.2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/>
          <table:table-cell office:value-type="float" office:value="0.511628" calcext:value-type="float">
            <text:p>0.51162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118.719" calcext:value-type="float">
            <text:p>118.719</text:p>
          </table:table-cell>
          <table:table-cell office:value-type="float" office:value="221.95" calcext:value-type="float">
            <text:p>221.9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203.169" calcext:value-type="float">
            <text:p>203.169</text:p>
          </table:table-cell>
          <table:table-cell office:value-type="float" office:value="152.464" calcext:value-type="float">
            <text:p>152.46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/>
          <table:table-cell office:value-type="float" office:value="0.606061" calcext:value-type="float">
            <text:p>0.60606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33.5063" calcext:value-type="float">
            <text:p>33.5063</text:p>
          </table:table-cell>
          <table:table-cell office:value-type="float" office:value="119.363" calcext:value-type="float">
            <text:p>119.36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790.058" calcext:value-type="float">
            <text:p>790.058</text:p>
          </table:table-cell>
          <table:table-cell office:value-type="float" office:value="174.105" calcext:value-type="float">
            <text:p>174.10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office:value-type="float" office:value="0.526316" calcext:value-type="float">
            <text:p>0.52631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7" calcext:value-type="float">
            <text:p>7200.07</text:p>
          </table:table-cell>
          <table:table-cell office:value-type="float" office:value="851.571" calcext:value-type="float">
            <text:p>851.571</text:p>
          </table:table-cell>
          <table:table-cell office:value-type="float" office:value="1503.7" calcext:value-type="float">
            <text:p>1503.7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office:value-type="float" office:value="0.555556" calcext:value-type="float">
            <text:p>0.5555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2619.9" calcext:value-type="float">
            <text:p>2619.9</text:p>
          </table:table-cell>
          <table:table-cell office:value-type="float" office:value="4048.56" calcext:value-type="float">
            <text:p>4048.5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office:value-type="float" office:value="0.222222" calcext:value-type="float">
            <text:p>0.2222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14" calcext:value-type="float">
            <text:p>7200.14</text:p>
          </table:table-cell>
          <table:table-cell office:value-type="float" office:value="2.57781" calcext:value-type="float">
            <text:p>2.57781</text:p>
          </table:table-cell>
          <table:table-cell office:value-type="float" office:value="72.0608" calcext:value-type="float">
            <text:p>72.060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7" calcext:value-type="float">
            <text:p>7200.07</text:p>
          </table:table-cell>
          <table:table-cell office:value-type="float" office:value="35.6885" calcext:value-type="float">
            <text:p>35.6885</text:p>
          </table:table-cell>
          <table:table-cell office:value-type="float" office:value="68.5622" calcext:value-type="float">
            <text:p>68.562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office:value-type="float" office:value="0.444444" calcext:value-type="float">
            <text:p>0.44444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14.7797" calcext:value-type="float">
            <text:p>14.7797</text:p>
          </table:table-cell>
          <table:table-cell office:value-type="float" office:value="84.5244" calcext:value-type="float">
            <text:p>84.524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99.3784" calcext:value-type="float">
            <text:p>99.3784</text:p>
          </table:table-cell>
          <table:table-cell office:value-type="float" office:value="483.796" calcext:value-type="float">
            <text:p>483.79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721.296" calcext:value-type="float">
            <text:p>721.296</text:p>
          </table:table-cell>
          <table:table-cell office:value-type="float" office:value="1569.86" calcext:value-type="float">
            <text:p>1569.8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1052.1" calcext:value-type="float">
            <text:p>1052.1</text:p>
          </table:table-cell>
          <table:table-cell office:value-type="float" office:value="7007.68" calcext:value-type="float">
            <text:p>7007.6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office:value-type="float" office:value="0.777778" calcext:value-type="float">
            <text:p>0.7777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1299.92" calcext:value-type="float">
            <text:p>1299.92</text:p>
          </table:table-cell>
          <table:table-cell office:value-type="float" office:value="7201.24" calcext:value-type="float">
            <text:p>7201.2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office:value-type="float" office:value="0.777778" calcext:value-type="float">
            <text:p>0.7777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85714" calcext:value-type="float">
            <text:p>0.285714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2397.65" calcext:value-type="float">
            <text:p>2397.65</text:p>
          </table:table-cell>
          <table:table-cell office:value-type="float" office:value="7201.17" calcext:value-type="float">
            <text:p>7201.17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90" calcext:value-type="float">
            <text:p>90</text:p>
          </table:table-cell>
          <table:table-cell office:value-type="float" office:value="161" calcext:value-type="float">
            <text:p>16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.833333" calcext:value-type="float">
            <text:p>0.8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 office:value-type="float" office:value="7200.08" calcext:value-type="float">
            <text:p>7200.08</text:p>
          </table:table-cell>
          <table:table-cell office:value-type="float" office:value="2699.48" calcext:value-type="float">
            <text:p>2699.48</text:p>
          </table:table-cell>
          <table:table-cell office:value-type="float" office:value="7200.43" calcext:value-type="float">
            <text:p>7200.4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80" calcext:value-type="float">
            <text:p>8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/>
          <table:table-cell office:value-type="float" office:value="0.213483" calcext:value-type="float">
            <text:p>0.213483</text:p>
          </table:table-cell>
          <table:table-cell office:value-type="float" office:value="0.05" calcext:value-type="float">
            <text:p>0.05</text:p>
          </table:table-cell>
          <table:table-cell table:style-name="Default" office:value-type="float" office:value="0.0875" calcext:value-type="float">
            <text:p>0.0875</text:p>
          </table:table-cell>
          <table:table-cell table:style-name="Default"/>
          <table:table-cell office:value-type="float" office:value="7200.09" calcext:value-type="float">
            <text:p>7200.09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02.86" calcext:value-type="float">
            <text:p>7202.8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137" calcext:value-type="float">
            <text:p>137</text:p>
          </table:table-cell>
          <table:table-cell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office:value-type="float" office:value="0.766423" calcext:value-type="float">
            <text:p>0.766423</text:p>
          </table:table-cell>
          <table:table-cell office:value-type="float" office:value="0.06" calcext:value-type="float">
            <text:p>0.06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1.39" calcext:value-type="float">
            <text:p>7201.39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137" calcext:value-type="float">
            <text:p>137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/>
          <table:table-cell office:value-type="float" office:value="0.824818" calcext:value-type="float">
            <text:p>0.82481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6" calcext:value-type="float">
            <text:p>7200.06</text:p>
          </table:table-cell>
          <table:table-cell office:value-type="float" office:value="1139.75" calcext:value-type="float">
            <text:p>1139.75</text:p>
          </table:table-cell>
          <table:table-cell office:value-type="float" office:value="1121.63" calcext:value-type="float">
            <text:p>1121.6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9" calcext:value-type="float">
            <text:p>7200.09</text:p>
          </table:table-cell>
          <table:table-cell office:value-type="float" office:value="912.986" calcext:value-type="float">
            <text:p>912.986</text:p>
          </table:table-cell>
          <table:table-cell office:value-type="float" office:value="656.184" calcext:value-type="float">
            <text:p>656.18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24.092" calcext:value-type="float">
            <text:p>24.092</text:p>
          </table:table-cell>
          <table:table-cell office:value-type="float" office:value="169.766" calcext:value-type="float">
            <text:p>169.76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1" calcext:value-type="float">
            <text:p>7200.1</text:p>
          </table:table-cell>
          <table:table-cell office:value-type="float" office:value="1092.08" calcext:value-type="float">
            <text:p>1092.08</text:p>
          </table:table-cell>
          <table:table-cell office:value-type="float" office:value="635.318" calcext:value-type="float">
            <text:p>635.31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437.706" calcext:value-type="float">
            <text:p>437.706</text:p>
          </table:table-cell>
          <table:table-cell office:value-type="float" office:value="271.701" calcext:value-type="float">
            <text:p>271.70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1407.4" calcext:value-type="float">
            <text:p>1407.4</text:p>
          </table:table-cell>
          <table:table-cell office:value-type="float" office:value="1777.92" calcext:value-type="float">
            <text:p>1777.9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office:value-type="float" office:value="0.653846" calcext:value-type="float">
            <text:p>0.653846</text:p>
          </table:table-cell>
          <table:table-cell office:value-type="float" office:value="0.1875" calcext:value-type="float">
            <text:p>0.1875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/>
          <table:table-cell office:value-type="float" office:value="7200.21" calcext:value-type="float">
            <text:p>7200.2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00.27" calcext:value-type="float">
            <text:p>7200.27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33.6826" calcext:value-type="float">
            <text:p>33.6826</text:p>
          </table:table-cell>
          <table:table-cell office:value-type="float" office:value="221.064" calcext:value-type="float">
            <text:p>221.06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45.2017" calcext:value-type="float">
            <text:p>45.2017</text:p>
          </table:table-cell>
          <table:table-cell office:value-type="float" office:value="20.1976" calcext:value-type="float">
            <text:p>20.197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91.5021" calcext:value-type="float">
            <text:p>91.5021</text:p>
          </table:table-cell>
          <table:table-cell office:value-type="float" office:value="366.118" calcext:value-type="float">
            <text:p>366.11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607.801" calcext:value-type="float">
            <text:p>607.801</text:p>
          </table:table-cell>
          <table:table-cell office:value-type="float" office:value="1731.97" calcext:value-type="float">
            <text:p>1731.97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2801.75" calcext:value-type="float">
            <text:p>2801.75</text:p>
          </table:table-cell>
          <table:table-cell office:value-type="float" office:value="7200.75" calcext:value-type="float">
            <text:p>7200.7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3569.91" calcext:value-type="float">
            <text:p>3569.91</text:p>
          </table:table-cell>
          <table:table-cell office:value-type="float" office:value="7201.02" calcext:value-type="float">
            <text:p>7201.0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22222" calcext:value-type="float">
            <text:p>0.222222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5365.27" calcext:value-type="float">
            <text:p>5365.27</text:p>
          </table:table-cell>
          <table:table-cell office:value-type="float" office:value="7201.04" calcext:value-type="float">
            <text:p>7201.0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4401.33" calcext:value-type="float">
            <text:p>4401.33</text:p>
          </table:table-cell>
          <table:table-cell office:value-type="float" office:value="7200.82" calcext:value-type="float">
            <text:p>7200.8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office:value-type="float" office:value="0.888889" calcext:value-type="float">
            <text:p>0.888889</text:p>
          </table:table-cell>
          <table:table-cell office:value-type="float" office:value="0.625" calcext:value-type="float">
            <text:p>0.625</text:p>
          </table:table-cell>
          <table:table-cell table:style-name="Default" office:value-type="float" office:value="0.428571" calcext:value-type="float">
            <text:p>0.428571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0.16" calcext:value-type="float">
            <text:p>7200.1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office:value-type="float" office:value="0.833333" calcext:value-type="float">
            <text:p>0.8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6234.66" calcext:value-type="float">
            <text:p>6234.66</text:p>
          </table:table-cell>
          <table:table-cell office:value-type="float" office:value="7200.15" calcext:value-type="float">
            <text:p>7200.1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float" office:value="89" calcext:value-type="float">
            <text:p>89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/>
          <table:table-cell office:value-type="float" office:value="0.214286" calcext:value-type="float">
            <text:p>0.214286</text:p>
          </table:table-cell>
          <table:table-cell office:value-type="float" office:value="0.0561798" calcext:value-type="float">
            <text:p>0.0561798</text:p>
          </table:table-cell>
          <table:table-cell table:style-name="Default" office:value-type="float" office:value="0.101124" calcext:value-type="float">
            <text:p>0.101124</text:p>
          </table:table-cell>
          <table:table-cell table:style-name="Default"/>
          <table:table-cell office:value-type="float" office:value="7200.06" calcext:value-type="float">
            <text:p>7200.06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7200.51" calcext:value-type="float">
            <text:p>7200.5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" calcext:value-type="float">
            <text:p>10</text:p>
          </table:table-cell>
          <table:table-cell office:value-type="float" office:value="136" calcext:value-type="float">
            <text:p>136</text:p>
          </table:table-cell>
          <table:table-cell office:value-type="float" office:value="55" calcext:value-type="float">
            <text:p>5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/>
          <table:table-cell office:value-type="float" office:value="0.698529" calcext:value-type="float">
            <text:p>0.698529</text:p>
          </table:table-cell>
          <table:table-cell office:value-type="float" office:value="0.0727273" calcext:value-type="float">
            <text:p>0.0727273</text:p>
          </table:table-cell>
          <table:table-cell table:style-name="Default" office:value-type="float" office:value="0.0727273" calcext:value-type="float">
            <text:p>0.0727273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2.4" calcext:value-type="float">
            <text:p>7202.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5" calcext:value-type="float">
            <text:p>15</text:p>
          </table:table-cell>
          <table:table-cell office:value-type="float" office:value="139" calcext:value-type="float">
            <text:p>139</text:p>
          </table:table-cell>
          <table:table-cell office:value-type="float" office:value="40" calcext:value-type="float">
            <text:p>4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/>
          <table:table-cell office:value-type="float" office:value="0.805755" calcext:value-type="float">
            <text:p>0.805755</text:p>
          </table:table-cell>
          <table:table-cell office:value-type="float" office:value="0.025" calcext:value-type="float">
            <text:p>0.02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7200.06" calcext:value-type="float">
            <text:p>7200.06</text:p>
          </table:table-cell>
          <table:table-cell office:value-type="float" office:value="4497.84" calcext:value-type="float">
            <text:p>4497.8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table:style-name="Default" office:value-type="float" office:value="31" calcext:value-type="float">
            <text:p>31</text:p>
          </table:table-cell>
          <table:table-cell table:style-name="Default"/>
          <table:table-cell office:value-type="float" office:value="0.596154" calcext:value-type="float">
            <text:p>0.59615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7" calcext:value-type="float">
            <text:p>7200.07</text:p>
          </table:table-cell>
          <table:table-cell office:value-type="float" office:value="982.516" calcext:value-type="float">
            <text:p>982.516</text:p>
          </table:table-cell>
          <table:table-cell office:value-type="float" office:value="1768.88" calcext:value-type="float">
            <text:p>1768.8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/>
          <table:table-cell office:value-type="float" office:value="0.866667" calcext:value-type="float">
            <text:p>0.866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19" calcext:value-type="float">
            <text:p>7200.19</text:p>
          </table:table-cell>
          <table:table-cell office:value-type="float" office:value="5747.91" calcext:value-type="float">
            <text:p>5747.91</text:p>
          </table:table-cell>
          <table:table-cell office:value-type="float" office:value="2781.08" calcext:value-type="float">
            <text:p>2781.0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  <table:table-cell office:value-type="float" office:value="0.423077" calcext:value-type="float">
            <text:p>0.42307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203.594" calcext:value-type="float">
            <text:p>203.594</text:p>
          </table:table-cell>
          <table:table-cell office:value-type="float" office:value="717.651" calcext:value-type="float">
            <text:p>717.65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  <table:table-cell office:value-type="float" office:value="0.48" calcext:value-type="float">
            <text:p>0.48</text:p>
          </table:table-cell>
          <table:table-cell office:value-type="float" office:value="0.0952381" calcext:value-type="float">
            <text:p>0.095238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4481.98" calcext:value-type="float">
            <text:p>4481.9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749.016" calcext:value-type="float">
            <text:p>749.016</text:p>
          </table:table-cell>
          <table:table-cell office:value-type="float" office:value="772.345" calcext:value-type="float">
            <text:p>772.34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/>
          <table:table-cell office:value-type="float" office:value="0.521739" calcext:value-type="float">
            <text:p>0.521739</text:p>
          </table:table-cell>
          <table:table-cell office:value-type="float" office:value="0.117647" calcext:value-type="float">
            <text:p>0.117647</text:p>
          </table:table-cell>
          <table:table-cell table:style-name="Default" office:value-type="float" office:value="0.0588235" calcext:value-type="float">
            <text:p>0.0588235</text:p>
          </table:table-cell>
          <table:table-cell table:style-name="Default"/>
          <table:table-cell office:value-type="float" office:value="7200.24" calcext:value-type="float">
            <text:p>7200.2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0.55" calcext:value-type="float">
            <text:p>7200.55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office:value-type="float" office:value="0.571429" calcext:value-type="float">
            <text:p>0.571429</text:p>
          </table:table-cell>
          <table:table-cell office:value-type="float" office:value="0.1875" calcext:value-type="float">
            <text:p>0.1875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/>
          <table:table-cell office:value-type="float" office:value="7200.1" calcext:value-type="float">
            <text:p>7200.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00.39" calcext:value-type="float">
            <text:p>7200.39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office:value-type="float" office:value="0.272727" calcext:value-type="float">
            <text:p>0.27272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5" calcext:value-type="float">
            <text:p>7200.05</text:p>
          </table:table-cell>
          <table:table-cell office:value-type="float" office:value="43.6611" calcext:value-type="float">
            <text:p>43.6611</text:p>
          </table:table-cell>
          <table:table-cell office:value-type="float" office:value="432.258" calcext:value-type="float">
            <text:p>432.25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416667" calcext:value-type="float">
            <text:p>0.416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39.6338" calcext:value-type="float">
            <text:p>39.6338</text:p>
          </table:table-cell>
          <table:table-cell office:value-type="float" office:value="567.191" calcext:value-type="float">
            <text:p>567.19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5" calcext:value-type="float">
            <text:p>7200.05</text:p>
          </table:table-cell>
          <table:table-cell office:value-type="float" office:value="35.5093" calcext:value-type="float">
            <text:p>35.5093</text:p>
          </table:table-cell>
          <table:table-cell office:value-type="float" office:value="310.568" calcext:value-type="float">
            <text:p>310.568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545455" calcext:value-type="float">
            <text:p>0.54545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893.78" calcext:value-type="float">
            <text:p>893.78</text:p>
          </table:table-cell>
          <table:table-cell office:value-type="float" office:value="1486.69" calcext:value-type="float">
            <text:p>1486.69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583333" calcext:value-type="float">
            <text:p>0.58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2636.08" calcext:value-type="float">
            <text:p>2636.08</text:p>
          </table:table-cell>
          <table:table-cell office:value-type="float" office:value="7201.22" calcext:value-type="float">
            <text:p>7201.22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636364" calcext:value-type="float">
            <text:p>0.636364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 office:value-type="float" office:value="7200.33" calcext:value-type="float">
            <text:p>7200.3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0.23" calcext:value-type="float">
            <text:p>7200.23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1.04" calcext:value-type="float">
            <text:p>7201.04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0" calcext:value-type="float">
            <text:p>9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818182" calcext:value-type="float">
            <text:p>0.818182</text:p>
          </table:table-cell>
          <table:table-cell office:value-type="float" office:value="0.222222" calcext:value-type="float">
            <text:p>0.22222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00.71" calcext:value-type="float">
            <text:p>7200.71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818182" calcext:value-type="float">
            <text:p>0.818182</text:p>
          </table:table-cell>
          <table:table-cell office:value-type="float" office:value="0.555556" calcext:value-type="float">
            <text:p>0.555556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7200.05" calcext:value-type="float">
            <text:p>7200.05</text:p>
          </table:table-cell>
          <table:table-cell office:value-type="float" office:value="7200.36" calcext:value-type="float">
            <text:p>7200.36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office:value-type="float" office:value="0.909091" calcext:value-type="float">
            <text:p>0.909091</text:p>
          </table:table-cell>
          <table:table-cell office:value-type="float" office:value="0.571429" calcext:value-type="float">
            <text:p>0.571429</text:p>
          </table:table-cell>
          <table:table-cell table:style-name="Default" office:value-type="float" office:value="0.571429" calcext:value-type="float">
            <text:p>0.571429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0.49" calcext:value-type="float">
            <text:p>7200.49</text:p>
          </table:table-cell>
          <table:table-cell/>
        </table:table-row>
        <table:table-row table:style-name="ro1">
          <table:table-cell office:value-type="string" calcext:value-type="string">
            <text:p>planar-grid</text:p>
          </table:table-cell>
          <table:table-cell office:value-type="float" office:value="110" calcext:value-type="float">
            <text:p>110</text:p>
          </table:table-cell>
          <table:table-cell office:value-type="float" office:value="199" calcext:value-type="float">
            <text:p>199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office:value-type="float" office:value="0.833333" calcext:value-type="float">
            <text:p>0.833333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0.75" calcext:value-type="float">
            <text:p>0.75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table:number-columns-repeated="2" office:value-type="float" office:value="7200.06" calcext:value-type="float">
            <text:p>7200.06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.03081" calcext:value-type="float">
            <text:p>2.03081</text:p>
          </table:table-cell>
          <table:table-cell office:value-type="float" office:value="0.186444" calcext:value-type="float">
            <text:p>0.186444</text:p>
          </table:table-cell>
          <table:table-cell office:value-type="float" office:value="0.145234" calcext:value-type="float">
            <text:p>0.145234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.41807" calcext:value-type="float">
            <text:p>1.41807</text:p>
          </table:table-cell>
          <table:table-cell office:value-type="float" office:value="0.20532" calcext:value-type="float">
            <text:p>0.20532</text:p>
          </table:table-cell>
          <table:table-cell office:value-type="float" office:value="0.152196" calcext:value-type="float">
            <text:p>0.152196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0.7068" calcext:value-type="float">
            <text:p>0.7068</text:p>
          </table:table-cell>
          <table:table-cell office:value-type="float" office:value="0.0886559" calcext:value-type="float">
            <text:p>0.0886559</text:p>
          </table:table-cell>
          <table:table-cell office:value-type="float" office:value="0.0702851" calcext:value-type="float">
            <text:p>0.0702851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.43605" calcext:value-type="float">
            <text:p>1.43605</text:p>
          </table:table-cell>
          <table:table-cell office:value-type="float" office:value="0.225871" calcext:value-type="float">
            <text:p>0.225871</text:p>
          </table:table-cell>
          <table:table-cell office:value-type="float" office:value="0.149755" calcext:value-type="float">
            <text:p>0.149755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0.423899" calcext:value-type="float">
            <text:p>0.423899</text:p>
          </table:table-cell>
          <table:table-cell office:value-type="float" office:value="0.098567" calcext:value-type="float">
            <text:p>0.098567</text:p>
          </table:table-cell>
          <table:table-cell office:value-type="float" office:value="0.0566878" calcext:value-type="float">
            <text:p>0.0566878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0.946023" calcext:value-type="float">
            <text:p>0.946023</text:p>
          </table:table-cell>
          <table:table-cell office:value-type="float" office:value="0.100254" calcext:value-type="float">
            <text:p>0.100254</text:p>
          </table:table-cell>
          <table:table-cell office:value-type="float" office:value="0.107588" calcext:value-type="float">
            <text:p>0.107588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9.3966" calcext:value-type="float">
            <text:p>19.3966</text:p>
          </table:table-cell>
          <table:table-cell office:value-type="float" office:value="0.186378" calcext:value-type="float">
            <text:p>0.186378</text:p>
          </table:table-cell>
          <table:table-cell office:value-type="float" office:value="0.1267" calcext:value-type="float">
            <text:p>0.1267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4.111" calcext:value-type="float">
            <text:p>24.111</text:p>
          </table:table-cell>
          <table:table-cell office:value-type="float" office:value="0.212155" calcext:value-type="float">
            <text:p>0.212155</text:p>
          </table:table-cell>
          <table:table-cell office:value-type="float" office:value="0.212621" calcext:value-type="float">
            <text:p>0.212621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.58742" calcext:value-type="float">
            <text:p>2.58742</text:p>
          </table:table-cell>
          <table:table-cell office:value-type="float" office:value="0.106058" calcext:value-type="float">
            <text:p>0.106058</text:p>
          </table:table-cell>
          <table:table-cell office:value-type="float" office:value="0.123416" calcext:value-type="float">
            <text:p>0.123416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.11729" calcext:value-type="float">
            <text:p>1.11729</text:p>
          </table:table-cell>
          <table:table-cell office:value-type="float" office:value="0.181163" calcext:value-type="float">
            <text:p>0.181163</text:p>
          </table:table-cell>
          <table:table-cell office:value-type="float" office:value="0.229012" calcext:value-type="float">
            <text:p>0.229012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.3047" calcext:value-type="float">
            <text:p>2.3047</text:p>
          </table:table-cell>
          <table:table-cell office:value-type="float" office:value="0.295008" calcext:value-type="float">
            <text:p>0.295008</text:p>
          </table:table-cell>
          <table:table-cell office:value-type="float" office:value="0.16254" calcext:value-type="float">
            <text:p>0.16254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0.6882" calcext:value-type="float">
            <text:p>30.6882</text:p>
          </table:table-cell>
          <table:table-cell office:value-type="float" office:value="0.493363" calcext:value-type="float">
            <text:p>0.493363</text:p>
          </table:table-cell>
          <table:table-cell office:value-type="float" office:value="0.293942" calcext:value-type="float">
            <text:p>0.293942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0.9525" calcext:value-type="float">
            <text:p>10.9525</text:p>
          </table:table-cell>
          <table:table-cell office:value-type="float" office:value="0.256258" calcext:value-type="float">
            <text:p>0.256258</text:p>
          </table:table-cell>
          <table:table-cell office:value-type="float" office:value="0.0874081" calcext:value-type="float">
            <text:p>0.0874081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.3424" calcext:value-type="float">
            <text:p>3.3424</text:p>
          </table:table-cell>
          <table:table-cell office:value-type="float" office:value="0.42821" calcext:value-type="float">
            <text:p>0.42821</text:p>
          </table:table-cell>
          <table:table-cell office:value-type="float" office:value="0.120863" calcext:value-type="float">
            <text:p>0.120863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0.29068" calcext:value-type="float">
            <text:p>0.29068</text:p>
          </table:table-cell>
          <table:table-cell office:value-type="float" office:value="0.142467" calcext:value-type="float">
            <text:p>0.142467</text:p>
          </table:table-cell>
          <table:table-cell office:value-type="float" office:value="0.0789289" calcext:value-type="float">
            <text:p>0.0789289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0.644204" calcext:value-type="float">
            <text:p>0.644204</text:p>
          </table:table-cell>
          <table:table-cell office:value-type="float" office:value="0.149542" calcext:value-type="float">
            <text:p>0.149542</text:p>
          </table:table-cell>
          <table:table-cell office:value-type="float" office:value="0.0901639" calcext:value-type="float">
            <text:p>0.0901639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.15552" calcext:value-type="float">
            <text:p>6.15552</text:p>
          </table:table-cell>
          <table:table-cell office:value-type="float" office:value="0.553095" calcext:value-type="float">
            <text:p>0.553095</text:p>
          </table:table-cell>
          <table:table-cell office:value-type="float" office:value="0.341371" calcext:value-type="float">
            <text:p>0.341371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65.307" calcext:value-type="float">
            <text:p>365.307</text:p>
          </table:table-cell>
          <table:table-cell office:value-type="float" office:value="0.44835" calcext:value-type="float">
            <text:p>0.44835</text:p>
          </table:table-cell>
          <table:table-cell office:value-type="float" office:value="0.471332" calcext:value-type="float">
            <text:p>0.471332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132.27" calcext:value-type="float">
            <text:p>1132.27</text:p>
          </table:table-cell>
          <table:table-cell office:value-type="float" office:value="0.816301" calcext:value-type="float">
            <text:p>0.816301</text:p>
          </table:table-cell>
          <table:table-cell office:value-type="float" office:value="0.574632" calcext:value-type="float">
            <text:p>0.574632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55.628" calcext:value-type="float">
            <text:p>255.628</text:p>
          </table:table-cell>
          <table:table-cell office:value-type="float" office:value="0.84002" calcext:value-type="float">
            <text:p>0.84002</text:p>
          </table:table-cell>
          <table:table-cell office:value-type="float" office:value="0.382743" calcext:value-type="float">
            <text:p>0.382743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.53664" calcext:value-type="float">
            <text:p>1.53664</text:p>
          </table:table-cell>
          <table:table-cell office:value-type="float" office:value="0.352112" calcext:value-type="float">
            <text:p>0.352112</text:p>
          </table:table-cell>
          <table:table-cell office:value-type="float" office:value="0.134235" calcext:value-type="float">
            <text:p>0.134235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52.083" calcext:value-type="float">
            <text:p>252.083</text:p>
          </table:table-cell>
          <table:table-cell office:value-type="float" office:value="0.367272" calcext:value-type="float">
            <text:p>0.367272</text:p>
          </table:table-cell>
          <table:table-cell office:value-type="float" office:value="0.692222" calcext:value-type="float">
            <text:p>0.692222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89.0923" calcext:value-type="float">
            <text:p>89.0923</text:p>
          </table:table-cell>
          <table:table-cell office:value-type="float" office:value="0.398644" calcext:value-type="float">
            <text:p>0.398644</text:p>
          </table:table-cell>
          <table:table-cell office:value-type="float" office:value="0.631303" calcext:value-type="float">
            <text:p>0.631303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01.671" calcext:value-type="float">
            <text:p>501.671</text:p>
          </table:table-cell>
          <table:table-cell office:value-type="float" office:value="0.830259" calcext:value-type="float">
            <text:p>0.830259</text:p>
          </table:table-cell>
          <table:table-cell office:value-type="float" office:value="0.99523" calcext:value-type="float">
            <text:p>0.99523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.83646" calcext:value-type="float">
            <text:p>1.83646</text:p>
          </table:table-cell>
          <table:table-cell office:value-type="float" office:value="0.455966" calcext:value-type="float">
            <text:p>0.455966</text:p>
          </table:table-cell>
          <table:table-cell office:value-type="float" office:value="0.182686" calcext:value-type="float">
            <text:p>0.182686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18.394" calcext:value-type="float">
            <text:p>618.394</text:p>
          </table:table-cell>
          <table:table-cell office:value-type="float" office:value="1.66973" calcext:value-type="float">
            <text:p>1.66973</text:p>
          </table:table-cell>
          <table:table-cell office:value-type="float" office:value="0.77678" calcext:value-type="float">
            <text:p>0.77678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6.3063" calcext:value-type="float">
            <text:p>76.3063</text:p>
          </table:table-cell>
          <table:table-cell office:value-type="float" office:value="0.555095" calcext:value-type="float">
            <text:p>0.555095</text:p>
          </table:table-cell>
          <table:table-cell office:value-type="float" office:value="0.53254" calcext:value-type="float">
            <text:p>0.53254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01.718" calcext:value-type="float">
            <text:p>101.718</text:p>
          </table:table-cell>
          <table:table-cell office:value-type="float" office:value="0.321926" calcext:value-type="float">
            <text:p>0.321926</text:p>
          </table:table-cell>
          <table:table-cell office:value-type="float" office:value="0.402613" calcext:value-type="float">
            <text:p>0.402613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873.653" calcext:value-type="float">
            <text:p>873.653</text:p>
          </table:table-cell>
          <table:table-cell office:value-type="float" office:value="1.64347" calcext:value-type="float">
            <text:p>1.64347</text:p>
          </table:table-cell>
          <table:table-cell office:value-type="float" office:value="0.531833" calcext:value-type="float">
            <text:p>0.531833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7.5756" calcext:value-type="float">
            <text:p>57.5756</text:p>
          </table:table-cell>
          <table:table-cell office:value-type="float" office:value="0.360896" calcext:value-type="float">
            <text:p>0.360896</text:p>
          </table:table-cell>
          <table:table-cell office:value-type="float" office:value="0.173656" calcext:value-type="float">
            <text:p>0.173656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.79023" calcext:value-type="float">
            <text:p>1.79023</text:p>
          </table:table-cell>
          <table:table-cell office:value-type="float" office:value="0.310451" calcext:value-type="float">
            <text:p>0.310451</text:p>
          </table:table-cell>
          <table:table-cell office:value-type="float" office:value="0.144808" calcext:value-type="float">
            <text:p>0.144808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9.1823" calcext:value-type="float">
            <text:p>69.1823</text:p>
          </table:table-cell>
          <table:table-cell office:value-type="float" office:value="0.636771" calcext:value-type="float">
            <text:p>0.636771</text:p>
          </table:table-cell>
          <table:table-cell office:value-type="float" office:value="0.237481" calcext:value-type="float">
            <text:p>0.237481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592.647" calcext:value-type="float">
            <text:p>592.647</text:p>
          </table:table-cell>
          <table:table-cell office:value-type="float" office:value="0.636544" calcext:value-type="float">
            <text:p>0.636544</text:p>
          </table:table-cell>
          <table:table-cell office:value-type="float" office:value="0.818735" calcext:value-type="float">
            <text:p>0.818735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8" calcext:value-type="float">
            <text:p>28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.67719" calcext:value-type="float">
            <text:p>3.67719</text:p>
          </table:table-cell>
          <table:table-cell office:value-type="float" office:value="0.779424" calcext:value-type="float">
            <text:p>0.779424</text:p>
          </table:table-cell>
          <table:table-cell office:value-type="float" office:value="0.385261" calcext:value-type="float">
            <text:p>0.385261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989.563" calcext:value-type="float">
            <text:p>989.563</text:p>
          </table:table-cell>
          <table:table-cell office:value-type="float" office:value="1.09456" calcext:value-type="float">
            <text:p>1.09456</text:p>
          </table:table-cell>
          <table:table-cell office:value-type="float" office:value="1.11062" calcext:value-type="float">
            <text:p>1.11062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4.2567" calcext:value-type="float">
            <text:p>14.2567</text:p>
          </table:table-cell>
          <table:table-cell office:value-type="float" office:value="0.495755" calcext:value-type="float">
            <text:p>0.495755</text:p>
          </table:table-cell>
          <table:table-cell office:value-type="float" office:value="0.663731" calcext:value-type="float">
            <text:p>0.663731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19.07" calcext:value-type="float">
            <text:p>219.07</text:p>
          </table:table-cell>
          <table:table-cell office:value-type="float" office:value="1.16409" calcext:value-type="float">
            <text:p>1.16409</text:p>
          </table:table-cell>
          <table:table-cell office:value-type="float" office:value="0.590138" calcext:value-type="float">
            <text:p>0.590138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58.326" calcext:value-type="float">
            <text:p>458.326</text:p>
          </table:table-cell>
          <table:table-cell office:value-type="float" office:value="0.814684" calcext:value-type="float">
            <text:p>0.814684</text:p>
          </table:table-cell>
          <table:table-cell office:value-type="float" office:value="0.778642" calcext:value-type="float">
            <text:p>0.778642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68.121" calcext:value-type="float">
            <text:p>268.121</text:p>
          </table:table-cell>
          <table:table-cell office:value-type="float" office:value="0.354538" calcext:value-type="float">
            <text:p>0.354538</text:p>
          </table:table-cell>
          <table:table-cell office:value-type="float" office:value="0.326919" calcext:value-type="float">
            <text:p>0.326919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905.905" calcext:value-type="float">
            <text:p>905.905</text:p>
          </table:table-cell>
          <table:table-cell office:value-type="float" office:value="0.35099" calcext:value-type="float">
            <text:p>0.35099</text:p>
          </table:table-cell>
          <table:table-cell office:value-type="float" office:value="0.594448" calcext:value-type="float">
            <text:p>0.594448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30.803" calcext:value-type="float">
            <text:p>630.803</text:p>
          </table:table-cell>
          <table:table-cell office:value-type="float" office:value="0.517401" calcext:value-type="float">
            <text:p>0.517401</text:p>
          </table:table-cell>
          <table:table-cell office:value-type="float" office:value="0.437544" calcext:value-type="float">
            <text:p>0.437544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921.56" calcext:value-type="float">
            <text:p>2921.56</text:p>
          </table:table-cell>
          <table:table-cell office:value-type="float" office:value="0.431228" calcext:value-type="float">
            <text:p>0.431228</text:p>
          </table:table-cell>
          <table:table-cell office:value-type="float" office:value="0.600847" calcext:value-type="float">
            <text:p>0.600847</text:p>
          </table:table-cell>
          <table:table-cell/>
        </table:table-row>
        <table:table-row table:style-name="ro1">
          <table:table-cell office:value-type="string" calcext:value-type="string">
            <text:p>series-parallel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03.427" calcext:value-type="float">
            <text:p>303.427</text:p>
          </table:table-cell>
          <table:table-cell office:value-type="float" office:value="1.06239" calcext:value-type="float">
            <text:p>1.06239</text:p>
          </table:table-cell>
          <table:table-cell office:value-type="float" office:value="1.07268" calcext:value-type="float">
            <text:p>1.07268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25" calcext:value-type="float">
            <text:p>0.025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946.968" calcext:value-type="float">
            <text:p>946.968</text:p>
          </table:table-cell>
          <table:table-cell office:value-type="float" office:value="7200.11" calcext:value-type="float">
            <text:p>7200.11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23.219" calcext:value-type="float">
            <text:p>623.219</text:p>
          </table:table-cell>
          <table:table-cell office:value-type="float" office:value="4.94969" calcext:value-type="float">
            <text:p>4.94969</text:p>
          </table:table-cell>
          <table:table-cell office:value-type="float" office:value="3.93613" calcext:value-type="float">
            <text:p>3.93613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83.619" calcext:value-type="float">
            <text:p>283.619</text:p>
          </table:table-cell>
          <table:table-cell office:value-type="float" office:value="4.66239" calcext:value-type="float">
            <text:p>4.66239</text:p>
          </table:table-cell>
          <table:table-cell office:value-type="float" office:value="3.82577" calcext:value-type="float">
            <text:p>3.82577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.40242" calcext:value-type="float">
            <text:p>6.40242</text:p>
          </table:table-cell>
          <table:table-cell office:value-type="float" office:value="0.35929" calcext:value-type="float">
            <text:p>0.35929</text:p>
          </table:table-cell>
          <table:table-cell office:value-type="float" office:value="0.537083" calcext:value-type="float">
            <text:p>0.537083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4.8064" calcext:value-type="float">
            <text:p>24.8064</text:p>
          </table:table-cell>
          <table:table-cell office:value-type="float" office:value="1.3561" calcext:value-type="float">
            <text:p>1.3561</text:p>
          </table:table-cell>
          <table:table-cell office:value-type="float" office:value="1.51258" calcext:value-type="float">
            <text:p>1.51258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4.1921" calcext:value-type="float">
            <text:p>44.1921</text:p>
          </table:table-cell>
          <table:table-cell office:value-type="float" office:value="3.78374" calcext:value-type="float">
            <text:p>3.78374</text:p>
          </table:table-cell>
          <table:table-cell office:value-type="float" office:value="22.8972" calcext:value-type="float">
            <text:p>22.8972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232.315" calcext:value-type="float">
            <text:p>232.315</text:p>
          </table:table-cell>
          <table:table-cell office:value-type="float" office:value="15.5258" calcext:value-type="float">
            <text:p>15.5258</text:p>
          </table:table-cell>
          <table:table-cell office:value-type="float" office:value="501.707" calcext:value-type="float">
            <text:p>501.707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2775.86" calcext:value-type="float">
            <text:p>2775.86</text:p>
          </table:table-cell>
          <table:table-cell office:value-type="float" office:value="7200.35" calcext:value-type="float">
            <text:p>7200.35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09.31" calcext:value-type="float">
            <text:p>309.31</text:p>
          </table:table-cell>
          <table:table-cell office:value-type="float" office:value="1.00912" calcext:value-type="float">
            <text:p>1.00912</text:p>
          </table:table-cell>
          <table:table-cell office:value-type="float" office:value="1.75763" calcext:value-type="float">
            <text:p>1.75763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3510.72" calcext:value-type="float">
            <text:p>3510.72</text:p>
          </table:table-cell>
          <table:table-cell office:value-type="float" office:value="19.5208" calcext:value-type="float">
            <text:p>19.5208</text:p>
          </table:table-cell>
          <table:table-cell office:value-type="float" office:value="11.5401" calcext:value-type="float">
            <text:p>11.5401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699.8" calcext:value-type="float">
            <text:p>1699.8</text:p>
          </table:table-cell>
          <table:table-cell office:value-type="float" office:value="32.4503" calcext:value-type="float">
            <text:p>32.4503</text:p>
          </table:table-cell>
          <table:table-cell office:value-type="float" office:value="5.27859" calcext:value-type="float">
            <text:p>5.27859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9.8153" calcext:value-type="float">
            <text:p>79.8153</text:p>
          </table:table-cell>
          <table:table-cell office:value-type="float" office:value="0.926191" calcext:value-type="float">
            <text:p>0.926191</text:p>
          </table:table-cell>
          <table:table-cell office:value-type="float" office:value="1.10726" calcext:value-type="float">
            <text:p>1.10726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025.65" calcext:value-type="float">
            <text:p>1025.65</text:p>
          </table:table-cell>
          <table:table-cell office:value-type="float" office:value="3.5887" calcext:value-type="float">
            <text:p>3.5887</text:p>
          </table:table-cell>
          <table:table-cell office:value-type="float" office:value="5.53168" calcext:value-type="float">
            <text:p>5.53168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664.59" calcext:value-type="float">
            <text:p>1664.59</text:p>
          </table:table-cell>
          <table:table-cell office:value-type="float" office:value="18.3856" calcext:value-type="float">
            <text:p>18.3856</text:p>
          </table:table-cell>
          <table:table-cell office:value-type="float" office:value="61.5175" calcext:value-type="float">
            <text:p>61.5175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4043.85" calcext:value-type="float">
            <text:p>4043.85</text:p>
          </table:table-cell>
          <table:table-cell office:value-type="float" office:value="36.9088" calcext:value-type="float">
            <text:p>36.9088</text:p>
          </table:table-cell>
          <table:table-cell office:value-type="float" office:value="1468.54" calcext:value-type="float">
            <text:p>1468.54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190.365" calcext:value-type="float">
            <text:p>190.365</text:p>
          </table:table-cell>
          <table:table-cell office:value-type="float" office:value="7200.82" calcext:value-type="float">
            <text:p>7200.82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/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style-name="Default" office:value-type="float" office:value="0.0833333" calcext:value-type="float">
            <text:p>0.0833333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7200.54" calcext:value-type="float">
            <text:p>7200.54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/>
          <table:table-cell office:value-type="float" office:value="0.232558" calcext:value-type="float">
            <text:p>0.232558</text:p>
          </table:table-cell>
          <table:table-cell office:value-type="float" office:value="0.0714286" calcext:value-type="float">
            <text:p>0.0714286</text:p>
          </table:table-cell>
          <table:table-cell table:style-name="Default" office:value-type="float" office:value="0.0714286" calcext:value-type="float">
            <text:p>0.0714286</text:p>
          </table:table-cell>
          <table:table-cell table:style-name="Default"/>
          <table:table-cell office:value-type="float" office:value="7200.05" calcext:value-type="float">
            <text:p>7200.05</text:p>
          </table:table-cell>
          <table:table-cell office:value-type="float" office:value="7200.01" calcext:value-type="float">
            <text:p>7200.01</text:p>
          </table:table-cell>
          <table:table-cell office:value-type="float" office:value="7200.61" calcext:value-type="float">
            <text:p>7200.61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/>
          <table:table-cell office:value-type="float" office:value="0.30303" calcext:value-type="float">
            <text:p>0.3030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511.73" calcext:value-type="float">
            <text:p>511.73</text:p>
          </table:table-cell>
          <table:table-cell office:value-type="float" office:value="94.7549" calcext:value-type="float">
            <text:p>94.7549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/>
          <table:table-cell office:value-type="float" office:value="0.291667" calcext:value-type="float">
            <text:p>0.291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112.235" calcext:value-type="float">
            <text:p>112.235</text:p>
          </table:table-cell>
          <table:table-cell office:value-type="float" office:value="112.672" calcext:value-type="float">
            <text:p>112.672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/>
          <table:table-cell office:value-type="float" office:value="0.222222" calcext:value-type="float">
            <text:p>0.2222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82.2166" calcext:value-type="float">
            <text:p>82.2166</text:p>
          </table:table-cell>
          <table:table-cell office:value-type="float" office:value="81.1781" calcext:value-type="float">
            <text:p>81.1781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1471.87" calcext:value-type="float">
            <text:p>1471.87</text:p>
          </table:table-cell>
          <table:table-cell office:value-type="float" office:value="2.93346" calcext:value-type="float">
            <text:p>2.93346</text:p>
          </table:table-cell>
          <table:table-cell office:value-type="float" office:value="2.7496" calcext:value-type="float">
            <text:p>2.7496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6023.08" calcext:value-type="float">
            <text:p>6023.08</text:p>
          </table:table-cell>
          <table:table-cell office:value-type="float" office:value="13.4887" calcext:value-type="float">
            <text:p>13.4887</text:p>
          </table:table-cell>
          <table:table-cell office:value-type="float" office:value="32.0104" calcext:value-type="float">
            <text:p>32.0104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35.3463" calcext:value-type="float">
            <text:p>35.3463</text:p>
          </table:table-cell>
          <table:table-cell office:value-type="float" office:value="406.161" calcext:value-type="float">
            <text:p>406.161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office:value-type="float" office:value="0.416667" calcext:value-type="float">
            <text:p>0.416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150.294" calcext:value-type="float">
            <text:p>150.294</text:p>
          </table:table-cell>
          <table:table-cell office:value-type="float" office:value="6851.37" calcext:value-type="float">
            <text:p>6851.37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/>
          <table:table-cell office:value-type="float" office:value="0.666667" calcext:value-type="float">
            <text:p>0.6666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/>
          <table:table-cell office:value-type="float" office:value="7200.05" calcext:value-type="float">
            <text:p>7200.05</text:p>
          </table:table-cell>
          <table:table-cell office:value-type="float" office:value="685.241" calcext:value-type="float">
            <text:p>685.241</text:p>
          </table:table-cell>
          <table:table-cell office:value-type="float" office:value="7201.71" calcext:value-type="float">
            <text:p>7201.71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office:value-type="float" office:value="7200.05" calcext:value-type="float">
            <text:p>7200.05</text:p>
          </table:table-cell>
          <table:table-cell office:value-type="float" office:value="1214.07" calcext:value-type="float">
            <text:p>1214.07</text:p>
          </table:table-cell>
          <table:table-cell office:value-type="float" office:value="7200.22" calcext:value-type="float">
            <text:p>7200.22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0" calcext:value-type="float">
            <text:p>70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/>
          <table:table-cell office:value-type="float" office:value="0.114286" calcext:value-type="float">
            <text:p>0.114286</text:p>
          </table:table-cell>
          <table:table-cell office:value-type="float" office:value="0.0571429" calcext:value-type="float">
            <text:p>0.0571429</text:p>
          </table:table-cell>
          <table:table-cell table:style-name="Default" office:value-type="float" office:value="0.1" calcext:value-type="float">
            <text:p>0.1</text:p>
          </table:table-cell>
          <table:table-cell table:style-name="Default"/>
          <table:table-cell office:value-type="float" office:value="7200.05" calcext:value-type="float">
            <text:p>7200.0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1.64" calcext:value-type="float">
            <text:p>7201.64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/>
          <table:table-cell office:value-type="float" office:value="0.272727" calcext:value-type="float">
            <text:p>0.272727</text:p>
          </table:table-cell>
          <table:table-cell office:value-type="float" office:value="0.0816327" calcext:value-type="float">
            <text:p>0.0816327</text:p>
          </table:table-cell>
          <table:table-cell table:style-name="Default" office:value-type="float" office:value="0.102041" calcext:value-type="float">
            <text:p>0.102041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1.06" calcext:value-type="float">
            <text:p>7201.06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/>
          <table:table-cell office:value-type="float" office:value="0.461538" calcext:value-type="float">
            <text:p>0.46153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19" calcext:value-type="float">
            <text:p>7200.19</text:p>
          </table:table-cell>
          <table:table-cell office:value-type="float" office:value="824.624" calcext:value-type="float">
            <text:p>824.624</text:p>
          </table:table-cell>
          <table:table-cell office:value-type="float" office:value="695.436" calcext:value-type="float">
            <text:p>695.436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  <table:table-cell office:value-type="float" office:value="0.323529" calcext:value-type="float">
            <text:p>0.323529</text:p>
          </table:table-cell>
          <table:table-cell office:value-type="float" office:value="0.125" calcext:value-type="float">
            <text:p>0.125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/>
          <table:table-cell office:value-type="float" office:value="7200.12" calcext:value-type="float">
            <text:p>7200.12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1.52" calcext:value-type="float">
            <text:p>7201.52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3" calcext:value-type="float">
            <text:p>23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/>
          <table:table-cell office:value-type="float" office:value="0.217391" calcext:value-type="float">
            <text:p>0.2173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5" calcext:value-type="float">
            <text:p>7200.05</text:p>
          </table:table-cell>
          <table:table-cell office:value-type="float" office:value="312.22" calcext:value-type="float">
            <text:p>312.22</text:p>
          </table:table-cell>
          <table:table-cell office:value-type="float" office:value="148.649" calcext:value-type="float">
            <text:p>148.649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/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7" calcext:value-type="float">
            <text:p>7200.07</text:p>
          </table:table-cell>
          <table:table-cell office:value-type="float" office:value="660.525" calcext:value-type="float">
            <text:p>660.525</text:p>
          </table:table-cell>
          <table:table-cell office:value-type="float" office:value="1220.35" calcext:value-type="float">
            <text:p>1220.35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/>
          <table:table-cell office:value-type="float" office:value="0.142857" calcext:value-type="float">
            <text:p>0.1428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6.15028" calcext:value-type="float">
            <text:p>6.15028</text:p>
          </table:table-cell>
          <table:table-cell office:value-type="float" office:value="24.4881" calcext:value-type="float">
            <text:p>24.4881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/>
          <table:table-cell office:value-type="float" office:value="0.214286" calcext:value-type="float">
            <text:p>0.21428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60.5961" calcext:value-type="float">
            <text:p>60.5961</text:p>
          </table:table-cell>
          <table:table-cell office:value-type="float" office:value="46.5027" calcext:value-type="float">
            <text:p>46.5027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/>
          <table:table-cell office:value-type="float" office:value="0.357143" calcext:value-type="float">
            <text:p>0.3571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62.0289" calcext:value-type="float">
            <text:p>62.0289</text:p>
          </table:table-cell>
          <table:table-cell office:value-type="float" office:value="744.596" calcext:value-type="float">
            <text:p>744.596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42857" calcext:value-type="float">
            <text:p>0.142857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407.64" calcext:value-type="float">
            <text:p>407.64</text:p>
          </table:table-cell>
          <table:table-cell office:value-type="float" office:value="7203.2" calcext:value-type="float">
            <text:p>7203.2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/>
          <table:table-cell office:value-type="float" office:value="0.571429" calcext:value-type="float">
            <text:p>0.57142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285714" calcext:value-type="float">
            <text:p>0.285714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1076.27" calcext:value-type="float">
            <text:p>1076.27</text:p>
          </table:table-cell>
          <table:table-cell office:value-type="float" office:value="7203.53" calcext:value-type="float">
            <text:p>7203.53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/>
          <table:table-cell office:value-type="float" office:value="0.714286" calcext:value-type="float">
            <text:p>0.71428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5835.06" calcext:value-type="float">
            <text:p>5835.06</text:p>
          </table:table-cell>
          <table:table-cell office:value-type="float" office:value="7200.26" calcext:value-type="float">
            <text:p>7200.26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6265.83" calcext:value-type="float">
            <text:p>6265.83</text:p>
          </table:table-cell>
          <table:table-cell office:value-type="float" office:value="7200.36" calcext:value-type="float">
            <text:p>7200.36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/>
          <table:table-cell office:value-type="float" office:value="0.1375" calcext:value-type="float">
            <text:p>0.1375</text:p>
          </table:table-cell>
          <table:table-cell office:value-type="float" office:value="0.0625" calcext:value-type="float">
            <text:p>0.0625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/>
          <table:table-cell office:value-type="float" office:value="7200.05" calcext:value-type="float">
            <text:p>7200.05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1.05" calcext:value-type="float">
            <text:p>7201.05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/>
          <table:table-cell office:value-type="float" office:value="0.241935" calcext:value-type="float">
            <text:p>0.241935</text:p>
          </table:table-cell>
          <table:table-cell office:value-type="float" office:value="0.0892857" calcext:value-type="float">
            <text:p>0.0892857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/>
          <table:table-cell office:value-type="float" office:value="7200.07" calcext:value-type="float">
            <text:p>7200.07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200.88" calcext:value-type="float">
            <text:p>7200.88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/>
          <table:table-cell office:value-type="float" office:value="0.37037" calcext:value-type="float">
            <text:p>0.37037</text:p>
          </table:table-cell>
          <table:table-cell office:value-type="float" office:value="0.0888889" calcext:value-type="float">
            <text:p>0.0888889</text:p>
          </table:table-cell>
          <table:table-cell table:style-name="Default" office:value-type="float" office:value="0.133333" calcext:value-type="float">
            <text:p>0.133333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2.59" calcext:value-type="float">
            <text:p>7202.59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/>
          <table:table-cell office:value-type="float" office:value="0.480769" calcext:value-type="float">
            <text:p>0.480769</text:p>
          </table:table-cell>
          <table:table-cell office:value-type="float" office:value="0.0833333" calcext:value-type="float">
            <text:p>0.0833333</text:p>
          </table:table-cell>
          <table:table-cell table:style-name="Default" office:value-type="float" office:value="0.0833333" calcext:value-type="float">
            <text:p>0.0833333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7200.04" calcext:value-type="float">
            <text:p>7200.04</text:p>
          </table:table-cell>
          <table:table-cell office:value-type="float" office:value="7200.49" calcext:value-type="float">
            <text:p>7200.49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/>
          <table:table-cell office:value-type="float" office:value="0.421053" calcext:value-type="float">
            <text:p>0.421053</text:p>
          </table:table-cell>
          <table:table-cell office:value-type="float" office:value="0.125" calcext:value-type="float">
            <text:p>0.125</text:p>
          </table:table-cell>
          <table:table-cell table:style-name="Default" office:value-type="float" office:value="0.125" calcext:value-type="float">
            <text:p>0.125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0.78" calcext:value-type="float">
            <text:p>7200.78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/>
          <table:table-cell office:value-type="float" office:value="0.4375" calcext:value-type="float">
            <text:p>0.43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0769231" calcext:value-type="float">
            <text:p>0.0769231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4100.34" calcext:value-type="float">
            <text:p>4100.34</text:p>
          </table:table-cell>
          <table:table-cell office:value-type="float" office:value="7200.6" calcext:value-type="float">
            <text:p>7200.6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4" calcext:value-type="float">
            <text:p>24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/>
          <table:table-cell office:value-type="float" office:value="0.375" calcext:value-type="float">
            <text:p>0.375</text:p>
          </table:table-cell>
          <table:table-cell office:value-type="float" office:value="0.0833333" calcext:value-type="float">
            <text:p>0.0833333</text:p>
          </table:table-cell>
          <table:table-cell table:style-name="Default" office:value-type="float" office:value="0.0833333" calcext:value-type="float">
            <text:p>0.0833333</text:p>
          </table:table-cell>
          <table:table-cell table:style-name="Default"/>
          <table:table-cell office:value-type="float" office:value="7200.06" calcext:value-type="float">
            <text:p>7200.06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2.13" calcext:value-type="float">
            <text:p>7202.13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office:value-type="float" office:value="0.125" calcext:value-type="float">
            <text:p>0.1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10.981" calcext:value-type="float">
            <text:p>10.981</text:p>
          </table:table-cell>
          <table:table-cell office:value-type="float" office:value="86.8585" calcext:value-type="float">
            <text:p>86.8585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3" calcext:value-type="float">
            <text:p>7200.03</text:p>
          </table:table-cell>
          <table:table-cell office:value-type="float" office:value="263.111" calcext:value-type="float">
            <text:p>263.111</text:p>
          </table:table-cell>
          <table:table-cell office:value-type="float" office:value="353.004" calcext:value-type="float">
            <text:p>353.004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office:value-type="float" office:value="0.375" calcext:value-type="float">
            <text:p>0.3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float" office:value="7200.02" calcext:value-type="float">
            <text:p>7200.02</text:p>
          </table:table-cell>
          <table:table-cell office:value-type="float" office:value="579.973" calcext:value-type="float">
            <text:p>579.973</text:p>
          </table:table-cell>
          <table:table-cell office:value-type="float" office:value="3987.59" calcext:value-type="float">
            <text:p>3987.59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1875" calcext:value-type="float">
            <text:p>0.1875</text:p>
          </table:table-cell>
          <table:table-cell table:style-name="Default"/>
          <table:table-cell office:value-type="float" office:value="7200.04" calcext:value-type="float">
            <text:p>7200.04</text:p>
          </table:table-cell>
          <table:table-cell office:value-type="float" office:value="1334.98" calcext:value-type="float">
            <text:p>1334.98</text:p>
          </table:table-cell>
          <table:table-cell office:value-type="float" office:value="7201.11" calcext:value-type="float">
            <text:p>7201.11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office:value-type="float" office:value="0.5625" calcext:value-type="float">
            <text:p>0.562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.3125" calcext:value-type="float">
            <text:p>0.3125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6328.33" calcext:value-type="float">
            <text:p>6328.33</text:p>
          </table:table-cell>
          <table:table-cell office:value-type="float" office:value="7203.12" calcext:value-type="float">
            <text:p>7203.12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office:value-type="float" office:value="0.6875" calcext:value-type="float">
            <text:p>0.6875</text:p>
          </table:table-cell>
          <table:table-cell office:value-type="float" office:value="0.4375" calcext:value-type="float">
            <text:p>0.4375</text:p>
          </table:table-cell>
          <table:table-cell table:style-name="Default" office:value-type="float" office:value="0.4375" calcext:value-type="float">
            <text:p>0.4375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7200.02" calcext:value-type="float">
            <text:p>7200.02</text:p>
          </table:table-cell>
          <table:table-cell office:value-type="float" office:value="7205.16" calcext:value-type="float">
            <text:p>7205.16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/>
          <table:table-cell office:value-type="float" office:value="0.75" calcext:value-type="float">
            <text:p>0.75</text:p>
          </table:table-cell>
          <table:table-cell office:value-type="float" office:value="0.571429" calcext:value-type="float">
            <text:p>0.571429</text:p>
          </table:table-cell>
          <table:table-cell table:style-name="Default" office:value-type="float" office:value="0.625" calcext:value-type="float">
            <text:p>0.625</text:p>
          </table:table-cell>
          <table:table-cell table:style-name="Default"/>
          <table:table-cell office:value-type="float" office:value="7200.01" calcext:value-type="float">
            <text:p>7200.01</text:p>
          </table:table-cell>
          <table:table-cell office:value-type="float" office:value="7200.03" calcext:value-type="float">
            <text:p>7200.03</text:p>
          </table:table-cell>
          <table:table-cell office:value-type="float" office:value="7201.78" calcext:value-type="float">
            <text:p>7201.78</text:p>
          </table:table-cell>
          <table:table-cell/>
        </table:table-row>
        <table:table-row table:style-name="ro1">
          <table:table-cell office:value-type="string" calcext:value-type="string">
            <text:p>toroidal-grid</text:p>
          </table:table-cell>
          <table:table-cell office:value-type="float" office:value="80" calcext:value-type="float">
            <text:p>80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/>
          <table:table-cell office:value-type="float" office:value="0.833333" calcext:value-type="float">
            <text:p>0.833333</text:p>
          </table:table-cell>
          <table:table-cell office:value-type="float" office:value="0.6" calcext:value-type="float">
            <text:p>0.6</text:p>
          </table:table-cell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number-columns-repeated="2" office:value-type="float" office:value="7200.02" calcext:value-type="float">
            <text:p>7200.02</text:p>
          </table:table-cell>
          <table:table-cell office:value-type="float" office:value="7200.44" calcext:value-type="float">
            <text:p>7200.44</text:p>
          </table:table-cell>
          <table:table-cell/>
        </table:table-row>
        <table:table-row table:style-name="ro1" table:number-rows-repeated="104836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0" table:target-range-address="Triangle.A1:Triangle.AMJ1048576" table:contains-header="fals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1" table:target-range-address="Flow.A1:Flow.AMJ1048576" table:contains-header="fals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2" table:target-range-address="Path.A1:Path.AMJ1048576" table:contains-header="false">
          <table:sort>
            <table:sort-by table:field-number="0" table:data-type="automatic"/>
            <table:sort-by table:field-number="1" table:data-type="automatic"/>
            <table:sort-by table:field-number="3" table:data-type="automatic"/>
          </table:sort>
        </table:database-range>
        <table:database-range table:name="__Anonymous_Sheet_DB__3" table:target-range-address="Sheet5.A1:Sheet5.AMJ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11:11:56.251249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4T09:33:59.742869322</meta:creation-date>
    <dc:date>2021-04-07T11:18:02.021477782</dc:date>
    <meta:editing-duration>PT16M50S</meta:editing-duration>
    <meta:editing-cycles>11</meta:editing-cycles>
    <meta:generator>LibreOffice/7.0.5.2$Linux_X86_64 LibreOffice_project/00$Build-2</meta:generator>
    <meta:document-statistic meta:table-count="5" meta:cell-count="12245" meta:object-count="0"/>
  </office:meta>
</office:document-meta>
</file>